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2972in"/>
    </style:style>
    <style:style style:name="co2" style:family="table-column">
      <style:table-column-properties fo:break-before="auto" style:column-width="0.3083in"/>
    </style:style>
    <style:style style:name="co3" style:family="table-column">
      <style:table-column-properties fo:break-before="auto" style:column-width="0.4626in"/>
    </style:style>
    <style:style style:name="co4" style:family="table-column">
      <style:table-column-properties fo:break-before="auto" style:column-width="0.4181in"/>
    </style:style>
    <style:style style:name="co5" style:family="table-column">
      <style:table-column-properties fo:break-before="auto" style:column-width="0.4516in"/>
    </style:style>
    <style:style style:name="co6" style:family="table-column">
      <style:table-column-properties fo:break-before="auto" style:column-width="0.7047in"/>
    </style:style>
    <style:style style:name="co7" style:family="table-column">
      <style:table-column-properties fo:break-before="auto" style:column-width="0.2638in"/>
    </style:style>
    <style:style style:name="co8" style:family="table-column">
      <style:table-column-properties fo:break-before="auto" style:column-width="0.572in"/>
    </style:style>
    <style:style style:name="co9" style:family="table-column">
      <style:table-column-properties fo:break-before="auto" style:column-width="1.4535in"/>
    </style:style>
    <style:style style:name="co10" style:family="table-column">
      <style:table-column-properties fo:break-before="auto" style:column-width="6.0453in"/>
    </style:style>
    <style:style style:name="co11" style:family="table-column">
      <style:table-column-properties fo:break-before="auto" style:column-width="2.6866in"/>
    </style:style>
    <style:style style:name="co12" style:family="table-column">
      <style:table-column-properties fo:break-before="auto" style:column-width="2.2575in"/>
    </style:style>
    <style:style style:name="co13" style:family="table-column">
      <style:table-column-properties fo:break-before="auto" style:column-width="1.2772in"/>
    </style:style>
    <style:style style:name="co14" style:family="table-column">
      <style:table-column-properties fo:break-before="auto" style:column-width="5.0217in"/>
    </style:style>
    <style:style style:name="co15" style:family="table-column">
      <style:table-column-properties fo:break-before="auto" style:column-width="5.0102in"/>
    </style:style>
    <style:style style:name="co16" style:family="table-column">
      <style:table-column-properties fo:break-before="auto" style:column-width="3.8319in"/>
    </style:style>
    <style:style style:name="ro1" style:family="table-row">
      <style:table-row-properties style:row-height="0.0102in" fo:break-before="auto" style:use-optimal-row-height="false"/>
    </style:style>
    <style:style style:name="ro2" style:family="table-row">
      <style:table-row-properties style:row-height="0.6665in" fo:break-before="auto" style:use-optimal-row-height="false"/>
    </style:style>
    <style:style style:name="ro3" style:family="table-row">
      <style:table-row-properties style:row-height="0.1563in" fo:break-before="auto" style:use-optimal-row-height="false"/>
    </style:style>
    <style:style style:name="ro4" style:family="table-row">
      <style:table-row-properties style:row-height="1.1665in" fo:break-before="auto" style:use-optimal-row-height="false"/>
    </style:style>
    <style:style style:name="ro5" style:family="table-row">
      <style:table-row-properties style:row-height="0.7917in" fo:break-before="auto" style:use-optimal-row-height="false"/>
    </style:style>
    <style:style style:name="ro6" style:family="table-row">
      <style:table-row-properties style:row-height="0.3854in" fo:break-before="auto" style:use-optimal-row-height="false"/>
    </style:style>
    <style:style style:name="ro7" style:family="table-row">
      <style:table-row-properties style:row-height="1.2709in" fo:break-before="auto" style:use-optimal-row-height="false"/>
    </style:style>
    <style:style style:name="ro8" style:family="table-row">
      <style:table-row-properties style:row-height="0.5209in" fo:break-before="auto" style:use-optimal-row-height="false"/>
    </style:style>
    <style:style style:name="ro9" style:family="table-row">
      <style:table-row-properties style:row-height="0.9689in" fo:break-before="auto" style:use-optimal-row-height="false"/>
    </style:style>
    <style:style style:name="ro10" style:family="table-row">
      <style:table-row-properties style:row-height="0.0626in" fo:break-before="auto" style:use-optimal-row-height="false"/>
    </style:style>
    <style:style style:name="ro11" style:family="table-row">
      <style:table-row-properties style:row-height="0.4063in" fo:break-before="auto" style:use-optimal-row-height="false"/>
    </style:style>
    <style:style style:name="ro12" style:family="table-row">
      <style:table-row-properties style:row-height="0.6457in" fo:break-before="auto" style:use-optimal-row-height="false"/>
    </style:style>
    <style:style style:name="ro13" style:family="table-row">
      <style:table-row-properties style:row-height="0.5311in" fo:break-before="auto" style:use-optimal-row-height="false"/>
    </style:style>
    <style:style style:name="ro14" style:family="table-row">
      <style:table-row-properties style:row-height="0.5728in" fo:break-before="auto" style:use-optimal-row-height="false"/>
    </style:style>
    <style:style style:name="ro15" style:family="table-row">
      <style:table-row-properties style:row-height="0.5102in" fo:break-before="auto" style:use-optimal-row-height="false"/>
    </style:style>
    <style:style style:name="ro16" style:family="table-row">
      <style:table-row-properties style:row-height="0.6252in" fo:break-before="auto" style:use-optimal-row-height="false"/>
    </style:style>
    <style:style style:name="ro17" style:family="table-row">
      <style:table-row-properties style:row-height="0.6043in" fo:break-before="auto" style:use-optimal-row-height="false"/>
    </style:style>
    <style:style style:name="ro18" style:family="table-row">
      <style:table-row-properties style:row-height="0.6146in" fo:break-before="auto" style:use-optimal-row-height="false"/>
    </style:style>
    <style:style style:name="ro19" style:family="table-row">
      <style:table-row-properties style:row-height="0.5in" fo:break-before="auto" style:use-optimal-row-height="false"/>
    </style:style>
    <style:style style:name="ro20" style:family="table-row">
      <style:table-row-properties style:row-height="1.1354in" fo:break-before="auto" style:use-optimal-row-height="false"/>
    </style:style>
    <style:style style:name="ro21" style:family="table-row">
      <style:table-row-properties style:row-height="0.8228in" fo:break-before="auto" style:use-optimal-row-height="false"/>
    </style:style>
    <style:style style:name="ro22" style:family="table-row">
      <style:table-row-properties style:row-height="0.698in" fo:break-before="auto" style:use-optimal-row-height="false"/>
    </style:style>
    <style:style style:name="ro23" style:family="table-row">
      <style:table-row-properties style:row-height="1.0728in" fo:break-before="auto" style:use-optimal-row-height="false"/>
    </style:style>
    <style:style style:name="ro24" style:family="table-row">
      <style:table-row-properties style:row-height="0.4898in" fo:break-before="auto" style:use-optimal-row-height="false"/>
    </style:style>
    <style:style style:name="ro25" style:family="table-row">
      <style:table-row-properties style:row-height="0.552in" fo:break-before="auto" style:use-optimal-row-height="false"/>
    </style:style>
    <style:style style:name="ro26" style:family="table-row">
      <style:table-row-properties style:row-height="0.9898in" fo:break-before="auto" style:use-optimal-row-height="false"/>
    </style:style>
    <style:style style:name="ro27" style:family="table-row">
      <style:table-row-properties style:row-height="0.9583in" fo:break-before="auto" style:use-optimal-row-height="false"/>
    </style:style>
    <style:style style:name="ro28" style:family="table-row">
      <style:table-row-properties style:row-height="0.448in" fo:break-before="auto" style:use-optimal-row-height="false"/>
    </style:style>
    <style:style style:name="ro29" style:family="table-row">
      <style:table-row-properties style:row-height="1.3437in" fo:break-before="auto" style:use-optimal-row-height="false"/>
    </style:style>
    <style:style style:name="ro30" style:family="table-row">
      <style:table-row-properties style:row-height="1.4063in" fo:break-before="auto" style:use-optimal-row-height="false"/>
    </style:style>
    <style:style style:name="ro31" style:family="table-row">
      <style:table-row-properties style:row-height="0.4689in" fo:break-before="auto" style:use-optimal-row-height="false"/>
    </style:style>
    <style:style style:name="ro32" style:family="table-row">
      <style:table-row-properties style:row-height="0.6874in" fo:break-before="auto" style:use-optimal-row-height="false"/>
    </style:style>
    <style:style style:name="ro33" style:family="table-row">
      <style:table-row-properties style:row-height="0.0835in" fo:break-before="auto" style:use-optimal-row-height="false"/>
    </style:style>
    <style:style style:name="ro34" style:family="table-row">
      <style:table-row-properties style:row-height="0.9374in" fo:break-before="auto" style:use-optimal-row-height="false"/>
    </style:style>
    <style:style style:name="ro35" style:family="table-row">
      <style:table-row-properties style:row-height="0.4583in" fo:break-before="auto" style:use-optimal-row-height="false"/>
    </style:style>
    <style:style style:name="ro36" style:family="table-row">
      <style:table-row-properties style:row-height="0.8957in" fo:break-before="auto" style:use-optimal-row-height="false"/>
    </style:style>
    <style:style style:name="ro37" style:family="table-row">
      <style:table-row-properties style:row-height="0.7291in" fo:break-before="auto" style:use-optimal-row-height="false"/>
    </style:style>
    <style:style style:name="ro38" style:family="table-row">
      <style:table-row-properties style:row-height="0.5626in" fo:break-before="auto" style:use-optimal-row-height="false"/>
    </style:style>
    <style:style style:name="ro39" style:family="table-row">
      <style:table-row-properties style:row-height="0.7189in" fo:break-before="auto" style:use-optimal-row-height="false"/>
    </style:style>
    <style:style style:name="ro40" style:family="table-row">
      <style:table-row-properties style:row-height="0.6772in" fo:break-before="auto" style:use-optimal-row-height="false"/>
    </style:style>
    <style:style style:name="ro41" style:family="table-row">
      <style:table-row-properties style:row-height="0.5835in" fo:break-before="auto" style:use-optimal-row-height="false"/>
    </style:style>
    <style:style style:name="ro42" style:family="table-row">
      <style:table-row-properties style:row-height="0.8126in" fo:break-before="auto" style:use-optimal-row-height="false"/>
    </style:style>
    <style:style style:name="ro43" style:family="table-row">
      <style:table-row-properties style:row-height="0.8543in" fo:break-before="auto" style:use-optimal-row-height="false"/>
    </style:style>
    <style:style style:name="ro44" style:family="table-row">
      <style:table-row-properties style:row-height="0.5937in" fo:break-before="auto" style:use-optimal-row-height="false"/>
    </style:style>
    <style:style style:name="ro45" style:family="table-row">
      <style:table-row-properties style:row-height="0.6563in" fo:break-before="auto" style:use-optimal-row-height="false"/>
    </style:style>
    <style:style style:name="ro46" style:family="table-row">
      <style:table-row-properties style:row-height="0.5417in" fo:break-before="auto" style:use-optimal-row-height="false"/>
    </style:style>
    <style:style style:name="ro47" style:family="table-row">
      <style:table-row-properties style:row-height="0.6354in" fo:break-before="auto" style:use-optimal-row-height="false"/>
    </style:style>
    <style:style style:name="ro48" style:family="table-row">
      <style:table-row-properties style:row-height="1.0102in" fo:break-before="auto" style:use-optimal-row-height="false"/>
    </style:style>
    <style:style style:name="ro49" style:family="table-row">
      <style:table-row-properties style:row-height="1.1772in" fo:break-before="auto" style:use-optimal-row-height="false"/>
    </style:style>
    <style:style style:name="ro50" style:family="table-row">
      <style:table-row-properties style:row-height="0.9063in" fo:break-before="auto" style:use-optimal-row-height="false"/>
    </style:style>
    <style:style style:name="ro51" style:family="table-row">
      <style:table-row-properties style:row-height="1.3646in" fo:break-before="auto" style:use-optimal-row-height="false"/>
    </style:style>
    <style:style style:name="ro52" style:family="table-row">
      <style:table-row-properties style:row-height="1.6252in" fo:break-before="auto" style:use-optimal-row-height="false"/>
    </style:style>
    <style:style style:name="ro53" style:family="table-row">
      <style:table-row-properties style:row-height="1.0626in" fo:break-before="auto" style:use-optimal-row-height="false"/>
    </style:style>
    <style:style style:name="ro54" style:family="table-row">
      <style:table-row-properties style:row-height="0.0937in" fo:break-before="auto" style:use-optimal-row-height="false"/>
    </style:style>
    <style:style style:name="ro55" style:family="table-row">
      <style:table-row-properties style:row-height="0.3752in" fo:break-before="auto" style:use-optimal-row-height="false"/>
    </style:style>
    <style:style style:name="ro56" style:family="table-row">
      <style:table-row-properties style:row-height="0.3228in" fo:break-before="auto" style:use-optimal-row-height="false"/>
    </style:style>
    <style:style style:name="ro57" style:family="table-row">
      <style:table-row-properties style:row-height="0.1772in" fo:break-before="auto" style:use-optimal-row-height="false"/>
    </style:style>
    <style:style style:name="ta1" style:family="table" style:master-page-name="PageStyle_5f_XMLdati">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order-bottom="none" style:diagonal-bl-tr="none" style:diagonal-tl-br="none" style:text-align-source="value-type" style:repeat-content="false" fo:wrap-option="wrap" fo:border-left="1.76pt solid #000000"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1.76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data-style-name="N100">
      <style:table-cell-properties style:glyph-orientation-vertical="0" fo:background-color="#993300"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data-style-name="N100">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Excel_5f_BuiltIn_5f_Titolo" style:data-style-name="N100">
      <style:table-cell-properties style:glyph-orientation-vertical="0" fo:border-bottom="0.74pt solid #000000" fo:background-color="#0066cc"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data-style-name="N100">
      <style:table-cell-properties style:glyph-orientation-vertical="0" fo:background-color="#969696"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 style:family="table-cell" style:parent-style-name="Default">
      <style:table-cell-properties style:glyph-orientation-vertical="0" fo:background-color="#969696"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no-wrap" fo:border-left="0.74pt solid #ffffff" style:direction="ltr" fo:padding="0.028in" fo:border-right="0.74pt solid #ffffff"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Excel_5f_BuiltIn_5f_Titolo" style:data-style-name="N100">
      <style:table-cell-properties style:glyph-orientation-vertical="0" fo:background-color="#0066cc"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 style:family="table-cell" style:parent-style-name="Default" style:data-style-name="N100">
      <style:table-cell-properties style:glyph-orientation-vertical="0" fo:background-color="#969696"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data-style-name="N100">
      <style:table-cell-properties style:glyph-orientation-vertical="0" fo:background-color="#969696"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data-style-name="N100">
      <style:table-cell-properties style:glyph-orientation-vertical="0" fo:background-color="#969696"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 style:family="table-cell" style:parent-style-name="Default" style:data-style-name="N100">
      <style:table-cell-properties style:glyph-orientation-vertical="0" fo:background-color="#969696"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Default" style:data-style-name="N100">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 style:family="table-cell" style:parent-style-name="Default" style:data-style-name="N100">
      <style:table-cell-properties style:glyph-orientation-vertical="0" fo:background-color="#ffff99"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6" style:family="table-cell" style:parent-style-name="Default">
      <style:table-cell-properties style:glyph-orientation-vertical="0" fo:background-color="#ff99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data-style-name="N100">
      <style:table-cell-properties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data-style-name="N100">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none" style:direction="ltr" fo:padding="0.028in" fo:border-right="none" style:rotation-angle="0" style:rotation-align="none" style:shrink-to-fit="false" fo:border-top="1.76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 style:family="table-cell" style:parent-style-name="Default" style:data-style-name="N100">
      <style:table-cell-properties style:glyph-orientation-vertical="0" fo:border-bottom="1.76pt solid #000000" fo:background-color="#993300"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Default" style:data-style-name="N100">
      <style:table-cell-properties style:glyph-orientation-vertical="0" fo:border-bottom="1.76pt solid #000000"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Excel_5f_BuiltIn_5f_Titolo_20_1" style:data-style-name="N100">
      <style:table-cell-properties style:glyph-orientation-vertical="0" fo:background-color="#993366"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 style:family="table-cell" style:parent-style-name="Default">
      <style:table-cell-properties style:glyph-orientation-vertical="0" fo:border-bottom="0.74pt solid #000000" fo:background-color="#969696"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Excel_5f_BuiltIn_5f_Titolo" style:data-style-name="N100">
      <style:table-cell-properties style:glyph-orientation-vertical="0" fo:background-color="#0066cc"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7" style:family="table-cell" style:parent-style-name="Default" style:data-style-name="N100">
      <style:table-cell-properties style:glyph-orientation-vertical="0" fo:border-bottom="0.74pt solid #000000" fo:background-color="#969696"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Default" style:data-style-name="N100">
      <style:table-cell-properties style:glyph-orientation-vertical="0" fo:border-bottom="0.74pt solid #000000" fo:background-color="#969696"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data-style-name="N100">
      <style:table-cell-properties style:glyph-orientation-vertical="0" fo:border-bottom="0.74pt solid #000000" fo:background-color="#969696"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table-cell-properties style:glyph-orientation-vertical="0" fo:border-bottom="0.74pt solid #000000" fo:background-color="#969696"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data-style-name="N100">
      <style:table-cell-properties style:glyph-orientation-vertical="0" fo:border-bottom="0.74pt solid #000000" fo:background-color="#969696"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Excel_5f_BuiltIn_5f_Titolo_20_2" style:data-style-name="N0">
      <style:table-cell-properties style:glyph-orientation-vertical="0" fo:background-color="#ffcc0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3" style:family="table-cell" style:parent-style-name="Excel_5f_BuiltIn_5f_Titolo_20_1" style:data-style-name="N100">
      <style:table-cell-properties style:glyph-orientation-vertical="0" fo:border-bottom="0.74pt solid #000000" fo:background-color="#993366"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 style:family="table-cell" style:parent-style-name="Default" style:data-style-name="N100">
      <style:table-cell-properties style:glyph-orientation-vertical="0" fo:border-bottom="0.74pt solid #000000" fo:background-color="#969696"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data-style-name="N100">
      <style:table-cell-properties style:glyph-orientation-vertical="0" fo:border-bottom="0.74pt solid #000000" fo:background-color="#969696"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Excel_5f_BuiltIn_5f_Titolo_20_3" style:data-style-name="N0">
      <style:table-cell-properties style:glyph-orientation-vertical="0" fo:background-color="#ffcc0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data-style-name="N100">
      <style:table-cell-properties style:glyph-orientation-vertical="0" fo:border-bottom="0.74pt solid #000000" fo:background-color="#969696"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Excel_5f_BuiltIn_5f_Titolo_20_2" style:data-style-name="N0">
      <style:table-cell-properties style:glyph-orientation-vertical="0" fo:border-bottom="0.74pt solid #000000" fo:background-color="#ffcc0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2" style:family="table-cell" style:parent-style-name="Excel_5f_BuiltIn_5f_Titolo_20_4" style:data-style-name="N0">
      <style:table-cell-properties style:glyph-orientation-vertical="0" fo:background-color="#ffff99"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Excel_5f_BuiltIn_5f_Titolo_20_4" style:data-style-name="N0">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Excel_5f_BuiltIn_5f_Titolo_20_3" style:data-style-name="N0">
      <style:table-cell-properties style:glyph-orientation-vertical="0" fo:border-bottom="0.74pt solid #000000" fo:background-color="#ffcc0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Excel_5f_BuiltIn_5f_Titolo_20_4" style:data-style-name="N0">
      <style:table-cell-properties style:glyph-orientation-vertical="0" fo:background-color="#00ff0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5f_BuiltIn_5f_Titolo_20_4" style:data-style-name="N0">
      <style:table-cell-properties style:glyph-orientation-vertical="0" fo:border-bottom="0.74pt solid #000000" fo:background-color="#00ff0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Excel_5f_BuiltIn_5f_Titolo_20_1" style:data-style-name="N100">
      <style:table-cell-properties style:glyph-orientation-vertical="0" fo:border-bottom="0.74pt solid #000000" fo:background-color="#993366"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Narro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8" style:family="table-cell" style:parent-style-name="Excel_5f_BuiltIn_5f_Titolo_20_4" style:data-style-name="N0">
      <style:table-cell-properties style:glyph-orientation-vertical="0" fo:border-bottom="0.74pt solid #000000" fo:background-color="#00ff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Excel_5f_BuiltIn_5f_Titolo_20_4" style:data-style-name="N0">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Excel_5f_BuiltIn_5f_Titolo_20_2" style:data-style-name="N0">
      <style:table-cell-properties style:glyph-orientation-vertical="0" fo:border-bottom="0.74pt solid #000000" fo:background-color="#ffcc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51" style:family="table-cell" style:parent-style-name="Excel_5f_BuiltIn_5f_Titolo_20_3" style:data-style-name="N0">
      <style:table-cell-properties style:glyph-orientation-vertical="0" fo:border-bottom="0.74pt solid #000000" fo:background-color="#ffcc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00">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28in" fo:border-right="none"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Excel_5f_BuiltIn_5f_Titolo" style:data-style-name="N100">
      <style:table-cell-properties style:glyph-orientation-vertical="0" fo:border-bottom="0.74pt solid #000000" fo:background-color="#0066cc" style:cell-protect="protected" style:print-content="true" style:diagonal-bl-tr="none" style:diagonal-tl-br="none" style:text-align-source="value-type"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4" style:family="table-cell" style:parent-style-name="Default">
      <style:table-cell-properties style:glyph-orientation-vertical="0" fo:background-color="#993366"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5" style:family="table-cell" style:parent-style-name="Default">
      <style:table-cell-properties style:glyph-orientation-vertical="0" fo:background-color="#ffcc00"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Excel_5f_BuiltIn_5f_Titolo" style:data-style-name="N100">
      <style:table-cell-properties style:glyph-orientation-vertical="0" fo:background-color="#0066cc" style:cell-protect="protected"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7" style:family="table-cell" style:parent-style-name="Default">
      <style:table-cell-properties style:glyph-orientation-vertical="0" fo:background-color="#ffff99"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table-cell-properties fo:background-color="#ffcc00" style:diagonal-bl-tr="none" style:diagonal-tl-br="none" fo:border="0.74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Default">
      <style:table-cell-properties fo:background-color="#ffff99" style:diagonal-bl-tr="none" style:diagonal-tl-br="none" fo:border="0.74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 style:family="table-cell" style:parent-style-name="Default">
      <style:table-cell-properties style:glyph-orientation-vertical="0" fo:background-color="#00ff00"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table-cell-properties style:glyph-orientation-vertical="0" fo:background-color="#993366"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Default" style:data-style-name="N100">
      <style:table-cell-properties style:glyph-orientation-vertical="0" style:diagonal-bl-tr="none" style:diagonal-tl-br="none" style:text-align-source="fix" style:repeat-content="false" fo:background-color="transparent" fo:wrap-option="wrap" fo:border="1.7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style:glyph-orientation-vertical="0" fo:background-color="#993366"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 style:family="table-cell" style:parent-style-name="Default">
      <style:table-cell-properties style:glyph-orientation-vertical="0" fo:background-color="#993366"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6"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fo:background-color="#00ff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data-style-name="N100">
      <style:table-cell-properties style:glyph-orientation-vertical="0" style:diagonal-bl-tr="none" style:diagonal-tl-br="none" style:text-align-source="fix" style:repeat-content="false" fo:background-color="transparent" fo:wrap-option="no-wrap" fo:border="1.7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table-cell-properties style:glyph-orientation-vertical="0" fo:background-color="#0066cc"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6" style:family="table-cell" style:parent-style-name="Default">
      <style:table-cell-properties style:glyph-orientation-vertical="0" fo:background-color="#993366"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7" style:family="table-cell" style:parent-style-name="Default">
      <style:table-cell-properties style:glyph-orientation-vertical="0" fo:border-bottom="0.74pt solid #000000" fo:background-color="#ffcc00" style:diagonal-bl-tr="none" style:diagonal-tl-br="none" style:text-align-source="fix" style:repeat-content="false" fo:wrap-option="wrap" fo:border-left="0.74pt solid #000000"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value-type" style:repeat-content="false" fo:wrap-option="no-wrap" fo:border-left="0.74pt solid #ffffff" style:direction="ltr" fo:padding="0.028in" fo:border-right="0.74pt solid #ffffff"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9"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0"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1" style:family="table-cell" style:parent-style-name="Default">
      <style:table-cell-properties style:glyph-orientation-vertical="0" fo:background-color="#ffcc0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2"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3"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4" style:family="table-cell" style:parent-style-name="Default">
      <style:table-cell-properties fo:padding="0.028in"/>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5"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6" style:family="table-cell" style:parent-style-name="Excel_5f_BuiltIn_5f_Titolo" style:data-style-name="N100">
      <style:table-cell-properties style:glyph-orientation-vertical="0" fo:border-bottom="0.74pt solid #000000" fo:background-color="#0066cc"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87" style:family="table-cell" style:parent-style-name="Default">
      <style:table-cell-properties style:glyph-orientation-vertical="0" fo:background-color="#993366"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88"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9"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0"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1"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wrap-option="wrap" fo:border="1.76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100">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5" style:family="table-cell" style:parent-style-name="Default">
      <style:table-cell-properties style:glyph-orientation-vertical="0" fo:background-color="#993366"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6"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7" style:family="table-cell" style:parent-style-name="Default">
      <style:table-cell-properties style:glyph-orientation-vertical="0" fo:border-bottom="none" style:diagonal-bl-tr="none" style:diagonal-tl-br="none" style:text-align-source="value-type" style:repeat-content="false" fo:wrap-option="no-wrap" fo:border-left="0.74pt solid #ffffff" style:direction="ltr" fo:padding="0.028in" fo:border-right="0.74pt solid #ffffff"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8" style:family="table-cell" style:parent-style-name="Default" style:data-style-name="N100">
      <style:table-cell-properties style:glyph-orientation-vertical="0" fo:background-color="#0066cc"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9"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0" style:family="table-cell" style:parent-style-name="Default">
      <style:table-cell-properties style:glyph-orientation-vertical="0" fo:border-bottom="none" fo:background-color="#ffff99"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1"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2" style:family="table-cell" style:parent-style-name="Default">
      <style:table-cell-properties style:glyph-orientation-vertical="0" fo:background-color="#00ff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3" style:family="table-cell" style:parent-style-name="Default">
      <style:table-cell-properties style:glyph-orientation-vertical="0" fo:border-bottom="none" fo:background-color="#ffcc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4" style:family="table-cell" style:parent-style-name="Default" style:data-style-name="N100">
      <style:table-cell-properties style:glyph-orientation-vertical="0" fo:border-bottom="none" style:diagonal-bl-tr="none" style:diagonal-tl-br="none" style:text-align-source="value-type" style:repeat-content="false" fo:wrap-option="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data-style-name="N100">
      <style:table-cell-properties style:glyph-orientation-vertical="0" fo:border-bottom="1.76pt solid #000000" style:diagonal-bl-tr="none" style:diagonal-tl-br="none" style:text-align-source="fix" style:repeat-content="false" fo:background-color="transparent" fo:wrap-option="wrap" fo:border-left="none" style:direction="ltr" fo:padding="0.028in" fo:border-right="1.76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Default">
      <style:table-cell-properties style:glyph-orientation-vertical="0" fo:border-bottom="0.74pt solid #000000" fo:background-color="#0066cc"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7" style:family="table-cell" style:parent-style-name="Default">
      <style:table-cell-properties style:glyph-orientation-vertical="0" fo:border-bottom="0.74pt solid #000000" fo:background-color="#993366"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8" style:family="table-cell" style:parent-style-name="Default">
      <style:table-cell-properties style:glyph-orientation-vertical="0" fo:border-bottom="0.74pt solid #000000" fo:background-color="#ffcc00"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9"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0" style:family="table-cell" style:parent-style-name="Default">
      <style:table-cell-properties style:glyph-orientation-vertical="0" fo:border-bottom="0.74pt solid #000000" fo:background-color="#993366" style:diagonal-bl-tr="none" style:diagonal-tl-br="none" style:text-align-source="value-type"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1" style:family="table-cell" style:parent-style-name="Default">
      <style:table-cell-properties style:glyph-orientation-vertical="0" fo:background-color="#ffcc00"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2"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3" style:family="table-cell" style:parent-style-name="Default">
      <style:table-cell-properties fo:background-color="#ffcc00" style:diagonal-bl-tr="none" style:diagonal-tl-br="none" fo:border="0.74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4" style:family="table-cell" style:parent-style-name="Default">
      <style:table-cell-properties style:glyph-orientation-vertical="0" fo:background-color="#ffff99"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5"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6" style:family="table-cell" style:parent-style-name="Default">
      <style:table-cell-properties style:glyph-orientation-vertical="0" fo:background-color="#ffcc00"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7"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data-style-name="N100">
      <style:table-cell-properties style:glyph-orientation-vertical="0" style:diagonal-bl-tr="none" style:diagonal-tl-br="none" style:text-align-source="fix" style:repeat-content="false" fo:background-color="transparent" fo:wrap-option="wrap" fo:border="1.7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9" style:family="table-cell" style:parent-style-name="Normale_20_2">
      <style:table-cell-properties style:glyph-orientation-vertical="0" fo:border-bottom="0.74pt solid #000000" fo:background-color="#0066cc"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0" style:family="table-cell" style:parent-style-name="Normale_20_2">
      <style:table-cell-properties style:glyph-orientation-vertical="0" fo:background-color="#993366"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1" style:family="table-cell" style:parent-style-name="Normale_20_2">
      <style:table-cell-properties style:glyph-orientation-vertical="0" fo:background-color="#ffcc0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2" style:family="table-cell" style:parent-style-name="Normale_20_2">
      <style:table-cell-properties style:glyph-orientation-vertical="0" fo:border-bottom="none" style:diagonal-bl-tr="none" style:diagonal-tl-br="none" style:text-align-source="value-type" style:repeat-content="false" fo:wrap-option="no-wrap" fo:border-left="0.74pt solid #ffffff" style:direction="ltr" fo:padding="0.028in" fo:border-right="0.74pt solid #ffffff"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3" style:family="table-cell" style:parent-style-name="Normale_20_2">
      <style:table-cell-properties style:glyph-orientation-vertical="0" fo:background-color="#0066cc"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4" style:family="table-cell" style:parent-style-name="Normale_20_2">
      <style:table-cell-properties style:glyph-orientation-vertical="0" fo:background-color="#ffff99"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5" style:family="table-cell" style:parent-style-name="Normale_20_2">
      <style:table-cell-properties style:glyph-orientation-vertical="0" fo:background-color="#00ff00"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6" style:family="table-cell" style:parent-style-name="Normale_20_2">
      <style:table-cell-properties style:glyph-orientation-vertical="0" fo:background-color="#00ff00"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7" style:family="table-cell" style:parent-style-name="Normale_20_2">
      <style:table-cell-properties style:glyph-orientation-vertical="0" fo:background-color="#00ff0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8" style:family="table-cell" style:parent-style-name="Normale_20_2">
      <style:table-cell-properties style:glyph-orientation-vertical="0" fo:background-color="#ffcc0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9" style:family="table-cell" style:parent-style-name="Default">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1" style:family="table-cell" style:parent-style-name="Default">
      <style:table-cell-properties fo:padding="0.028in"/>
    </style:style>
    <style:style style:name="ce132"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none" style:direction="ltr" fo:padding="0.028in" fo:border-right="1.76pt solid #000000" style:rotation-angle="0" style:rotation-align="none" style:shrink-to-fit="false" fo:border-top="1.76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3" style:family="table-cell" style:parent-style-name="Default" style:data-style-name="N100">
      <style:table-cell-properties style:glyph-orientation-vertical="0" fo:border-bottom="1.76pt solid #000000" fo:background-color="#993300" style:diagonal-bl-tr="none" style:diagonal-tl-br="none" style:text-align-source="fix"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4" style:family="table-cell" style:parent-style-name="Default">
      <style:table-cell-properties style:glyph-orientation-vertical="0" fo:border-bottom="0.74pt solid #000000" fo:background-color="#0066cc"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5" style:family="table-cell" style:parent-style-name="Default">
      <style:table-cell-properties style:glyph-orientation-vertical="0" fo:background-color="#ffcc0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6"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7" style:family="table-cell" style:parent-style-name="Default">
      <style:table-cell-properties style:glyph-orientation-vertical="0" fo:background-color="#993366"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8"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table-cell-properties style:glyph-orientation-vertical="0" fo:background-color="#00ff00"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ackground-color="#00ff00"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 style:family="table-cell" style:parent-style-name="Default">
      <style:table-cell-properties style:glyph-orientation-vertical="0" fo:background-color="#ffcc0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2"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Default">
      <style:table-cell-properties fo:background-color="transparent"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 style:family="text">
      <style:text-properties style:font-style-complex="normal" style:font-name="Calibri" fo:font-size="8pt" fo:font-weight="bold" style:text-underline-style="none" style:text-underline-color="font-color" style:text-line-through-type="none" fo:font-style="normal" style:text-outline="false" style:text-position="0%" fo:text-shadow="none" style:font-name-complex="Calibri" style:font-size-asian="8pt" style:font-size-complex="8pt" style:font-weight-asian="bold" style:font-weight-complex="bold" style:font-style-asian="normal"/>
    </style:style>
    <style:style style:name="T2" style:family="text">
      <style:text-properties style:font-style-complex="normal" style:font-name="Calibri" fo:font-size="8pt" style:text-underline-style="none" style:text-underline-color="font-color" style:text-line-through-type="none" fo:font-style="normal" style:text-outline="false" style:text-position="0%" fo:text-shadow="none" style:font-name-complex="Calibri" style:font-size-asian="8pt" style:font-size-complex="8pt" style:font-style-asian="normal" fo:font-weight="normal" style:font-weight-asian="normal" style:font-weight-complex="normal"/>
    </style:style>
    <style:style style:name="T3" style:family="text">
      <style:text-properties style:font-name="Calibri" style:font-style-complex="normal" style:font-style-asian="normal" style:font-weight-complex="bold" style:font-weight-asian="bold" style:font-size-complex="8pt" style:font-size-asian="8pt" style:font-name-complex="Calibri" fo:color="#ffffff" style:text-position="0%" style:text-outline="false" fo:font-style="normal" style:text-line-through-type="none" style:text-underline-style="none" style:text-underline-color="font-color" fo:font-weight="bold" fo:font-size="8pt" fo:text-shadow="none"/>
    </style:style>
    <style:style style:name="T4" style:family="text">
      <style:text-properties style:font-name="Calibri" style:font-style-complex="normal" style:font-style-asian="normal" style:font-size-complex="8pt" style:font-size-asian="8pt" style:font-name-complex="Calibri" fo:color="#ffffff" style:text-position="0%" style:text-outline="false" fo:font-style="normal" style:text-line-through-type="none" style:text-underline-style="none" style:text-underline-color="font-color" fo:font-size="8pt" fo:text-shadow="none" fo:font-weight="normal" style:font-weight-asian="normal" style:font-weight-complex="normal"/>
    </style:style>
    <style:style style:name="T5" style:family="text">
      <style:text-properties fo:color="#ffffff" style:font-name="Calibri" fo:font-size="8pt" fo:font-weight="normal" style:text-underline-style="none" style:text-underline-color="font-color" style:text-line-through-type="none" fo:font-style="normal" style:text-outline="false" fo:text-shadow="none" style:text-position="0%" style:font-name-complex="Calibri" style:font-size-asian="8pt" style:font-size-complex="8pt" style:font-weight-asian="normal" style:font-weight-complex="normal" style:font-style-asian="normal" style:font-style-complex="normal"/>
    </style:style>
    <style:style style:name="T6" style:family="text">
      <style:text-properties fo:text-shadow="none" style:font-name="Calibri" fo:font-size="8pt" fo:font-weight="normal" style:text-underline-style="none" style:text-underline-color="font-color" style:text-line-through-type="none" fo:font-style="normal" style:text-outline="false" style:text-position="0%" fo:color="#ffffff" style:font-name-complex="Calibri" style:font-size-asian="8pt" style:font-size-complex="8pt" style:font-weight-asian="normal" style:font-weight-complex="normal" style:font-style-asian="normal" style:font-style-complex="normal"/>
    </style:style>
    <style:style style:name="T7" style:family="text">
      <style:text-properties fo:text-shadow="none" style:font-name="Calibri" fo:font-size="8pt" style:text-underline-style="none" style:text-underline-color="font-color" style:text-line-through-type="none" fo:font-style="normal" style:text-outline="false" style:text-position="0%" fo:color="#ffffff" style:font-name-complex="Calibri" style:font-size-asian="8pt" style:font-size-complex="8pt" style:font-style-asian="normal" style:font-style-complex="normal" fo:font-weight="bold" style:font-weight-asian="bold" style:font-weight-complex="bold"/>
    </style:style>
    <style:style style:name="T8" style:family="text">
      <style:text-properties fo:text-shadow="none" style:font-name="Calibri" fo:font-size="8pt" style:text-underline-style="none" style:text-underline-color="font-color" style:text-line-through-type="none" fo:font-style="normal" style:text-outline="false" style:text-position="0%" fo:color="#ffffff" style:font-name-complex="Calibri" style:font-size-asian="8pt" style:font-size-complex="8pt" style:font-style-asian="normal" style:font-style-complex="normal" fo:font-weight="normal" style:font-weight-asian="normal" style:font-weight-complex="normal"/>
    </style:style>
    <style:style style:name="T9" style:family="text">
      <style:text-properties style:font-name="Calibri" style:font-style-complex="normal" style:font-style-asian="normal" style:font-weight-complex="bold" style:font-weight-asian="bold" style:font-size-complex="8pt" style:font-size-asian="8pt" style:font-name-complex="Calibri" style:text-position="0%" style:text-outline="false" fo:font-style="normal" style:text-line-through-type="none" style:text-underline-style="none" style:text-underline-color="font-color" fo:font-weight="bold" fo:font-size="8pt" fo:text-shadow="none"/>
    </style:style>
    <style:style style:name="T10" style:family="text">
      <style:text-properties style:font-name="Calibri" style:font-style-complex="normal" style:font-style-asian="normal" style:font-size-complex="8pt" style:font-size-asian="8pt" style:font-name-complex="Calibri" style:text-position="0%" style:text-outline="false" fo:font-style="normal" style:text-line-through-type="none" style:text-underline-style="none" style:text-underline-color="font-color" fo:font-size="8pt" fo:text-shadow="none" fo:font-weight="normal" style:font-weight-asian="normal" style:font-weight-complex="normal"/>
    </style:style>
    <style:style style:name="T11" style:family="text">
      <style:text-properties style:font-name="Calibri" fo:font-size="8pt" fo:font-weight="normal" style:text-underline-style="none" style:text-underline-color="font-color" style:text-line-through-type="none" fo:font-style="normal" style:text-outline="false" fo:text-shadow="none" style:text-position="0%" style:font-name-complex="Calibri" style:font-size-asian="8pt" style:font-size-complex="8pt" style:font-weight-asian="normal" style:font-weight-complex="normal" style:font-style-asian="normal" style:font-style-complex="normal"/>
    </style:style>
    <style:style style:name="T12" style:family="text">
      <style:text-properties style:font-style-complex="normal" fo:text-shadow="none" style:font-style-asian="normal" style:font-weight-complex="normal" style:font-weight-asian="normal" style:font-size-complex="8pt" style:font-size-asian="8pt" style:font-name-complex="Calibri" style:text-outline="false" fo:font-style="normal" style:text-line-through-type="none" style:text-underline-style="none" style:text-underline-color="font-color" fo:font-weight="normal" fo:font-size="8pt" style:font-name="Calibri" style:text-position="0%"/>
    </style:style>
    <style:style style:name="T13" style:family="text">
      <style:text-properties style:font-style-complex="normal" fo:text-shadow="none" style:font-style-asian="normal" style:font-size-complex="8pt" style:font-size-asian="8pt" style:font-name-complex="Calibri" style:text-outline="false" fo:font-style="normal" style:text-line-through-type="none" style:text-underline-style="none" style:text-underline-color="font-color" fo:font-size="8pt" style:font-name="Calibri" style:text-position="0%" fo:font-weight="bold" style:font-weight-asian="bold" style:font-weight-complex="bold"/>
    </style:style>
    <style:style style:name="T14" style:family="text">
      <style:text-properties style:font-style-complex="normal" fo:text-shadow="none" style:font-style-asian="normal" style:font-size-complex="8pt" style:font-size-asian="8pt" style:font-name-complex="Calibri" style:text-outline="false" fo:font-style="normal" style:text-line-through-type="none" style:text-underline-style="none" style:text-underline-color="font-color" fo:font-size="8pt" style:font-name="Calibri" style:text-position="0%" fo:font-weight="normal" style:font-weight-asian="normal" style:font-weight-complex="normal"/>
    </style:style>
    <style:style style:name="T15" style:family="text">
      <style:text-properties style:font-style-complex="normal" fo:text-shadow="none" style:font-style-asian="normal" style:font-weight-complex="bold" style:font-weight-asian="bold" style:font-size-complex="8pt" style:font-size-asian="8pt" style:font-name-complex="Calibri" style:text-outline="false" fo:font-style="normal" style:text-line-through-type="none" style:text-underline-style="none" style:text-underline-color="font-color" fo:font-weight="bold" fo:font-size="8pt" style:font-name="Calibri" style:text-position="0%"/>
    </style:style>
    <style:style style:name="T16" style:family="text">
      <style:text-properties style:font-style-complex="normal" fo:text-shadow="none" style:font-style-asian="normal" style:font-size-complex="8pt" style:font-size-asian="8pt" style:font-name-complex="Calibri" style:text-outline="false" fo:font-style="normal" style:text-line-through-type="none" style:text-underline-style="none" style:text-underline-color="font-color" fo:font-size="8pt" style:font-name="Calibri" style:text-position="0%" style:font-weight-complex="normal" fo:font-weight="normal" style:font-weight-asian="normal"/>
    </style:style>
    <style:style style:name="T17" style:family="text">
      <style:text-properties fo:text-shadow="none" style:font-name="Calibri" fo:font-size="8pt" fo:font-weight="bold" style:text-underline-style="none" style:text-underline-color="font-color" style:text-line-through-type="none" fo:font-style="normal" style:text-outline="false" style:text-position="0%" style:font-name-complex="Calibri" style:font-size-asian="8pt" style:font-size-complex="8pt" style:font-weight-asian="bold" style:font-weight-complex="bold" style:font-style-asian="normal" style:font-style-complex="normal"/>
    </style:style>
    <style:style style:name="T18" style:family="text">
      <style:text-properties fo:text-shadow="none" style:font-name="Calibri" fo:font-size="8pt" style:text-underline-style="none" style:text-underline-color="font-color" style:text-line-through-type="none" fo:font-style="normal" style:text-outline="false" style:text-position="0%" style:font-name-complex="Calibri" style:font-size-asian="8pt" style:font-size-complex="8pt" style:font-style-asian="normal" style:font-style-complex="normal" fo:font-weight="normal" style:font-weight-asian="normal" style:font-weight-complex="normal"/>
    </style:style>
    <style:style style:name="T19" style:family="text">
      <style:text-properties fo:text-shadow="none" style:font-name="Calibri" fo:font-size="8pt" style:text-underline-style="none" style:text-underline-color="font-color" style:text-line-through-type="none" fo:font-style="normal" style:text-outline="false" style:text-position="0%" style:font-name-complex="Calibri" style:font-size-asian="8pt" style:font-size-complex="8pt" style:font-style-asian="normal" style:font-style-complex="normal" fo:font-weight="bold" style:font-weight-asian="bold" style:font-weight-complex="bold"/>
    </style:style>
    <style:style style:name="T20" style:family="text">
      <style:text-properties style:text-underline-style="none" style:text-underline-color="font-color" style:font-style-asian="normal" style:font-weight-complex="bold" style:font-weight-asian="bold" style:font-size-complex="8pt" style:font-size-asian="8pt" style:font-name-complex="Calibri" fo:text-shadow="none" fo:font-weight="bold" style:font-name="Calibri" fo:font-size="8pt" style:font-style-complex="normal" style:text-position="0%" style:text-outline="false" fo:font-style="normal" style:text-line-through-type="none"/>
    </style:style>
    <style:style style:name="T21" style:family="text">
      <style:text-properties style:text-underline-style="none" style:text-underline-color="font-color" style:font-style-asian="normal" style:font-size-complex="8pt" style:font-size-asian="8pt" style:font-name-complex="Calibri" fo:text-shadow="none" style:font-name="Calibri" fo:font-size="8pt" style:font-style-complex="normal" style:text-position="0%" style:text-outline="false" fo:font-style="normal" style:text-line-through-type="none" style:font-weight-complex="normal" style:font-weight-asian="normal" fo:font-weight="normal"/>
    </style:style>
    <style:style style:name="T22" style:family="text">
      <style:text-properties style:text-underline-style="none" style:text-underline-color="font-color" style:font-style-asian="normal" style:font-size-complex="8pt" style:font-size-asian="8pt" style:font-name-complex="Calibri" fo:text-shadow="none" style:font-name="Calibri" fo:font-size="8pt" style:font-style-complex="normal" style:text-position="0%" style:text-outline="false" fo:font-style="normal" style:text-line-through-type="none" style:font-weight-complex="bold" style:font-weight-asian="bold" fo:font-weight="bold"/>
    </style:style>
    <style:style style:name="T23" style:family="text">
      <style:text-properties style:text-underline-style="none" style:text-underline-color="font-color" style:font-style-asian="normal" style:font-size-complex="8pt" style:font-size-asian="8pt" style:font-name-complex="Calibri" fo:text-shadow="none" style:font-name="Calibri" fo:font-size="8pt" style:font-style-complex="normal" style:text-position="0%" style:text-outline="false" fo:font-style="normal" style:text-line-through-type="none" fo:font-weight="normal" style:font-weight-asian="normal" style:font-weight-complex="normal"/>
    </style:style>
    <style:style style:name="T24" style:family="text">
      <style:text-properties style:text-underline-style="none" style:text-underline-color="font-color" style:font-style-asian="normal" style:font-size-complex="8pt" style:font-size-asian="8pt" style:font-name-complex="Calibri" fo:text-shadow="none" style:font-name="Calibri" fo:font-size="8pt" style:font-style-complex="normal" style:text-position="0%" style:text-outline="false" fo:font-style="normal" style:text-line-through-type="none" fo:font-weight="bold" style:font-weight-complex="bold" style:font-weight-asian="bold"/>
    </style:style>
    <style:style style:name="T25" style:family="text">
      <style:text-properties style:text-underline-style="none" style:text-underline-color="font-color" style:font-style-asian="normal" style:font-size-complex="8pt" style:font-size-asian="8pt" style:font-name-complex="Calibri" fo:text-shadow="none" style:font-name="Calibri" fo:font-size="8pt" style:font-style-complex="normal" style:text-position="0%" style:text-outline="false" fo:font-style="normal" style:text-line-through-type="none" fo:font-weight="bold" style:font-weight-asian="bold" style:font-weight-complex="bold"/>
    </style:style>
    <style:style style:name="T26" style:family="text">
      <style:text-properties style:font-name-complex="Calibri" style:font-name="Calibri" fo:font-weight="normal" style:font-weight-asian="normal" style:font-size-complex="8pt" style:font-size-asian="8pt" style:font-weight-complex="normal" style:text-line-through-type="none" style:text-underline-style="none" style:text-underline-color="font-color" style:font-style-asian="normal" fo:font-style="normal" fo:text-shadow="none" fo:font-size="8pt" style:font-style-complex="normal" style:text-position="0%" style:text-outline="false"/>
    </style:style>
    <style:style style:name="T27" style:family="text">
      <style:text-properties style:font-name-complex="Calibri" style:font-name="Calibri" style:font-size-complex="8pt" style:font-size-asian="8pt" style:text-line-through-type="none" style:text-underline-style="none" style:text-underline-color="font-color" style:font-style-asian="normal" fo:font-style="normal" fo:text-shadow="none" fo:font-size="8pt" style:font-style-complex="normal" style:text-position="0%" style:text-outline="false" style:font-weight-asian="bold" fo:font-weight="bold" style:font-weight-complex="bold"/>
    </style:style>
    <style:style style:name="T28" style:family="text">
      <style:text-properties style:font-name-complex="Calibri" style:font-name="Calibri" style:font-size-complex="8pt" style:font-size-asian="8pt" style:text-line-through-type="none" style:text-underline-style="none" style:text-underline-color="font-color" style:font-style-asian="normal" fo:font-style="normal" fo:text-shadow="none" fo:font-size="8pt" style:font-style-complex="normal" style:text-position="0%" style:text-outline="false" fo:font-weight="normal" style:font-weight-asian="normal" style:font-weight-complex="normal"/>
    </style:style>
    <style:style style:name="T29" style:family="text">
      <style:text-properties style:font-name-complex="Calibri" style:font-name="Calibri" style:font-size-complex="8pt" style:font-size-asian="8pt" style:text-line-through-type="none" style:text-underline-style="none" style:text-underline-color="font-color" style:font-style-asian="normal" fo:font-style="normal" fo:text-shadow="none" fo:font-size="8pt" style:font-style-complex="normal" style:text-position="0%" style:text-outline="false" fo:font-weight="bold" style:font-weight-complex="bold" style:font-weight-asian="bold"/>
    </style:style>
    <style:style style:name="T30" style:family="text">
      <style:text-properties style:font-name-complex="Calibri" style:font-name="Calibri" style:font-size-complex="8pt" style:font-size-asian="8pt" style:text-line-through-type="none" style:text-underline-style="none" style:text-underline-color="font-color" style:font-style-asian="normal" fo:font-style="normal" fo:text-shadow="none" fo:font-size="8pt" style:font-style-complex="normal" style:text-position="0%" style:text-outline="false" fo:font-weight="normal" style:font-weight-complex="normal" style:font-weight-asian="normal"/>
    </style:style>
    <style:style style:name="T31" style:family="text">
      <style:text-properties style:font-name-complex="Calibri" style:font-name="Calibri" style:font-size-complex="8pt" style:font-size-asian="8pt" style:text-line-through-type="none" style:text-underline-style="none" style:text-underline-color="font-color" style:font-style-asian="normal" fo:font-style="normal" fo:text-shadow="none" fo:font-size="8pt" style:font-style-complex="normal" style:text-position="0%" style:text-outline="false" style:font-weight-complex="bold" style:font-weight-asian="bold" fo:font-weight="bold"/>
    </style:style>
    <style:style style:name="T32" style:family="text">
      <style:text-properties style:font-name-complex="Calibri" style:font-name="Calibri" style:font-size-complex="8pt" style:font-size-asian="8pt" style:text-line-through-type="none" style:text-underline-style="none" style:text-underline-color="font-color" style:font-style-asian="normal" fo:font-style="normal" fo:text-shadow="none" fo:font-size="8pt" style:font-style-complex="normal" style:text-position="0%" style:text-outline="false" style:font-weight-complex="normal" style:font-weight-asian="normal" fo:font-weight="normal"/>
    </style:style>
    <style:style style:name="T33" style:family="text">
      <style:text-properties style:font-name-complex="Calibri" style:font-name="Calibri" style:font-size-complex="8pt" style:font-size-asian="8pt" style:text-line-through-type="none" style:text-underline-style="none" style:text-underline-color="font-color" style:font-style-asian="normal" fo:font-style="normal" fo:text-shadow="none" fo:font-size="8pt" style:font-style-complex="normal" style:text-position="0%" style:text-outline="false" fo:font-weight="bold" style:font-weight-asian="bold" style:font-weight-complex="bold"/>
    </style:style>
    <style:style style:name="T34" style:family="text">
      <style:text-properties fo:font-style="normal" style:font-weight-complex="bold" style:font-weight-asian="bold" style:font-size-complex="8pt" style:font-size-asian="8pt" style:font-name-complex="Calibri" fo:text-shadow="none" fo:font-weight="bold" style:text-underline-style="none" style:text-underline-color="font-color" style:text-line-through-type="none" style:font-style-asian="normal" style:font-name="Calibri" fo:font-size="8pt" style:font-style-complex="normal" style:text-position="0%" style:text-outline="false"/>
    </style:style>
    <style:style style:name="T35"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style:font-weight-asian="normal" fo:font-weight="normal" style:font-weight-complex="normal"/>
    </style:style>
    <style:style style:name="T36"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style:font-weight-complex="bold" fo:font-weight="bold" style:font-weight-asian="bold"/>
    </style:style>
    <style:style style:name="T37"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fo:font-weight="normal" style:font-weight-asian="normal" style:font-weight-complex="normal"/>
    </style:style>
    <style:style style:name="T38"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fo:font-weight="bold" style:font-weight-complex="bold" style:font-weight-asian="bold"/>
    </style:style>
    <style:style style:name="T39"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style:font-weight-complex="normal" style:font-weight-asian="normal" fo:font-weight="normal"/>
    </style:style>
    <style:style style:name="T40"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fo:font-weight="bold" style:font-weight-asian="bold" style:font-weight-complex="bold"/>
    </style:style>
    <style:style style:name="T41" style:family="text">
      <style:text-properties style:font-style-complex="normal" fo:text-shadow="none" style:font-style-asian="normal" style:font-size-complex="8pt" style:font-size-asian="8pt" style:font-name-complex="Calibri" style:text-outline="false" fo:font-style="normal" style:text-line-through-type="none" style:text-underline-style="none" style:text-underline-color="font-color" fo:font-size="8pt" style:font-name="Calibri" style:text-position="0%" fo:font-weight="bold" style:font-weight-complex="bold" style:font-weight-asian="bold"/>
    </style:style>
    <style:style style:name="T42" style:family="text">
      <style:text-properties style:font-name="Calibri" style:font-style-complex="normal" style:font-style-asian="normal" style:font-weight-complex="normal" style:font-weight-asian="normal" style:font-size-complex="8pt" style:font-size-asian="8pt" style:font-name-complex="Calibri" style:text-position="0%" style:text-outline="false" fo:font-style="normal" style:text-line-through-type="none" style:text-underline-style="none" style:text-underline-color="font-color" fo:font-weight="normal" fo:font-size="8pt" fo:text-shadow="none"/>
    </style:style>
    <style:style style:name="T43" style:family="text">
      <style:text-properties style:font-name="Calibri" style:font-style-complex="normal" style:font-style-asian="normal" style:font-size-complex="8pt" style:font-size-asian="8pt" style:font-name-complex="Calibri" style:text-position="0%" style:text-outline="false" fo:font-style="normal" style:text-line-through-type="none" style:text-underline-style="none" style:text-underline-color="font-color" fo:font-size="8pt" fo:text-shadow="none" fo:font-weight="bold" style:font-weight-asian="bold" style:font-weight-complex="bold"/>
    </style:style>
    <style:style style:name="T44" style:family="text">
      <style:text-properties style:font-style-complex="normal" fo:text-shadow="none" style:font-style-asian="normal" style:font-size-complex="8pt" style:font-size-asian="8pt" style:font-name-complex="Calibri" style:text-outline="false" fo:font-style="normal" style:text-line-through-type="none" style:text-underline-style="none" style:text-underline-color="font-color" fo:font-size="8pt" style:font-name="Calibri" style:text-position="0%" style:font-weight-complex="bold" fo:font-weight="bold" style:font-weight-asian="bold"/>
    </style:style>
    <style:style style:name="T45" style:family="text">
      <style:text-properties fo:font-style="normal" style:font-weight-complex="normal" style:font-weight-asian="normal" style:font-size-complex="8pt" style:font-size-asian="8pt" style:font-name-complex="Calibri" fo:text-shadow="none" fo:font-weight="normal" style:text-underline-style="none" style:text-underline-color="font-color" style:text-line-through-type="none" style:font-style-asian="normal" style:font-name="Calibri" fo:font-size="8pt" style:font-style-complex="normal" style:text-position="0%" style:text-outline="false"/>
    </style:style>
    <style:style style:name="T46"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style:font-weight-asian="bold" fo:font-weight="bold" style:font-weight-complex="bold"/>
    </style:style>
    <style:style style:name="T47"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style:font-weight-complex="normal" fo:font-weight="normal" style:font-weight-asian="normal"/>
    </style:style>
    <style:style style:name="T48"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fo:font-weight="normal" style:font-weight-complex="normal" style:font-weight-asian="normal"/>
    </style:style>
    <style:style style:name="T49" style:family="text">
      <style:text-properties fo:font-style="normal" style:font-size-complex="8pt" style:font-size-asian="8pt" style:font-name-complex="Calibri" fo:text-shadow="none" style:text-underline-style="none" style:text-underline-color="font-color" style:text-line-through-type="none" style:font-style-asian="normal" style:font-name="Calibri" fo:font-size="8pt" style:font-style-complex="normal" style:text-position="0%" style:text-outline="false" style:font-weight-complex="bold" style:font-weight-asian="bold" fo:font-weight="bold"/>
    </style:style>
    <style:style style:name="T50" style:family="text">
      <style:text-properties style:font-name-complex="Calibri" style:text-outline="false" style:text-underline-style="none" style:text-underline-color="font-color" style:font-weight-complex="normal" fo:font-style="normal" style:font-size-complex="8pt" style:font-size-asian="8pt" fo:font-weight="normal" style:text-line-through-type="none" fo:text-shadow="none" style:text-position="0%" style:font-name="Calibri" style:font-style-complex="normal" fo:font-size="8pt" style:font-weight-asian="normal" style:font-style-asian="normal"/>
    </style:style>
    <style:style style:name="T51" style:family="text">
      <style:text-properties style:font-name-complex="Calibri" style:text-outline="false" style:text-underline-style="none" style:text-underline-color="font-color" fo:font-style="normal" style:font-size-complex="8pt" style:font-size-asian="8pt" style:text-line-through-type="none" fo:text-shadow="none" style:text-position="0%" style:font-name="Calibri" style:font-style-complex="normal" fo:font-size="8pt" style:font-style-asian="normal" fo:font-weight="bold" style:font-weight-asian="bold" style:font-weight-complex="bold"/>
    </style:style>
    <style:style style:name="T52" style:family="text">
      <style:text-properties style:font-name-complex="Calibri" style:text-outline="false" style:text-underline-style="none" style:text-underline-color="font-color" fo:font-style="normal" style:font-size-complex="8pt" style:font-size-asian="8pt" style:text-line-through-type="none" fo:text-shadow="none" style:text-position="0%" style:font-name="Calibri" style:font-style-complex="normal" fo:font-size="8pt" style:font-style-asian="normal" fo:font-weight="normal" style:font-weight-complex="normal" style:font-weight-asian="normal"/>
    </style:style>
    <style:style style:name="T53" style:family="text">
      <style:text-properties style:font-name-complex="Calibri" style:text-outline="false" style:text-underline-style="none" style:text-underline-color="font-color" fo:font-style="normal" style:font-size-complex="8pt" style:font-size-asian="8pt" style:text-line-through-type="none" fo:text-shadow="none" style:text-position="0%" style:font-name="Calibri" style:font-style-complex="normal" fo:font-size="8pt" style:font-style-asian="normal" style:font-weight-complex="bold" style:font-weight-asian="bold" fo:font-weight="bold"/>
    </style:style>
    <style:style style:name="T54" style:family="text">
      <style:text-properties style:font-name-complex="Calibri" style:text-outline="false" style:text-underline-style="none" style:text-underline-color="font-color" fo:font-style="normal" style:font-size-complex="8pt" style:font-size-asian="8pt" style:text-line-through-type="none" fo:text-shadow="none" style:text-position="0%" style:font-name="Calibri" style:font-style-complex="normal" fo:font-size="8pt" style:font-style-asian="normal" style:font-weight-asian="normal" style:font-weight-complex="normal" fo:font-weight="normal"/>
    </style:style>
    <style:style style:name="T55" style:family="text">
      <style:text-properties style:font-name-complex="Calibri" style:text-outline="false" style:text-underline-style="none" style:text-underline-color="font-color" fo:font-style="normal" style:font-size-complex="8pt" style:font-size-asian="8pt" style:text-line-through-type="none" fo:text-shadow="none" style:text-position="0%" style:font-name="Calibri" style:font-style-complex="normal" fo:font-size="8pt" style:font-style-asian="normal" style:font-weight-complex="normal" fo:font-weight="normal" style:font-weight-asian="normal"/>
    </style:style>
    <style:style style:name="T56" style:family="text">
      <style:text-properties style:font-name-complex="Calibri" style:text-outline="false" style:text-underline-style="none" style:text-underline-color="font-color" fo:font-style="normal" style:font-size-complex="8pt" style:font-size-asian="8pt" style:text-line-through-type="none" fo:text-shadow="none" style:text-position="0%" style:font-name="Calibri" style:font-style-complex="normal" fo:font-size="8pt" style:font-style-asian="normal" style:font-weight-complex="normal" style:font-weight-asian="normal" fo:font-weight="normal"/>
    </style:style>
    <style:style style:name="T57" style:family="text">
      <style:text-properties style:font-name-complex="Calibri" style:text-outline="false" style:text-underline-style="none" style:text-underline-color="font-color" fo:font-style="normal" style:font-size-complex="8pt" style:font-size-asian="8pt" style:text-line-through-type="none" fo:text-shadow="none" style:text-position="0%" style:font-name="Calibri" style:font-style-complex="normal" fo:font-size="8pt" style:font-style-asian="normal" style:font-weight-asian="bold" fo:font-weight="bold" style:font-weight-complex="bold"/>
    </style:style>
    <style:style style:name="T58" style:family="text">
      <style:text-properties style:font-name-complex="Calibri" style:text-outline="false" style:text-underline-style="none" style:text-underline-color="font-color" fo:font-style="normal" style:font-size-complex="8pt" style:font-size-asian="8pt" style:text-line-through-type="none" fo:text-shadow="none" style:text-position="0%" style:font-name="Calibri" style:font-style-complex="normal" fo:font-size="8pt" style:font-style-asian="normal" fo:font-weight="normal" style:font-weight-asian="normal" style:font-weight-complex="normal"/>
    </style:style>
    <style:style style:name="T59" style:family="text">
      <style:text-properties style:font-name-complex="Calibri" style:text-outline="false" style:text-underline-style="none" style:text-underline-color="font-color" fo:font-style="normal" style:font-size-complex="8pt" style:font-size-asian="8pt" style:text-line-through-type="none" fo:text-shadow="none" style:text-position="0%" style:font-name="Calibri" style:font-style-complex="normal" fo:font-size="8pt" style:font-style-asian="normal" style:font-weight-asian="bold" style:font-weight-complex="bold" fo:font-weight="bold"/>
    </style:style>
    <style:style style:name="T60" style:family="text">
      <style:text-properties fo:text-shadow="none" style:font-name="Calibri" fo:font-size="8pt" fo:font-weight="bold" style:text-underline-style="none" style:text-underline-color="font-color" style:text-line-through-type="none" fo:font-style="normal" style:text-outline="false" style:text-position="0%" fo:color="#ffffff" style:font-name-complex="Calibri" style:font-size-asian="8pt" style:font-size-complex="8pt" style:font-weight-asian="bold" style:font-weight-complex="bold" style:font-style-asian="normal" style:font-style-complex="normal"/>
    </style:style>
    <style:style style:name="T61" style:family="text">
      <style:text-properties fo:text-shadow="none" style:font-name="Calibri" fo:font-size="8pt" fo:font-weight="normal" style:text-underline-style="none" style:text-underline-color="font-color" style:text-line-through-type="none" fo:font-style="normal" style:text-outline="false" style:text-position="0%" style:font-name-complex="Calibri" style:font-size-asian="8pt" style:font-size-complex="8pt" style:font-weight-asian="normal" style:font-weight-complex="normal" style:font-style-asian="normal" style:font-style-complex="normal"/>
    </style:style>
    <style:style style:name="T62" style:family="text">
      <style:text-properties style:font-name="Calibri" fo:font-size="8pt" fo:font-weight="bold" style:text-underline-style="none" style:text-underline-color="font-color" style:text-line-through-type="none" fo:font-style="normal" style:text-outline="false" fo:text-shadow="none" style:text-position="0%" style:font-name-complex="Calibri" style:font-size-asian="8pt" style:font-size-complex="8pt" style:font-weight-asian="bold" style:font-weight-complex="bold" style:font-style-asian="normal" style:font-style-complex="normal"/>
    </style:style>
    <style:style style:name="T63" style:family="text">
      <style:text-properties style:font-name="Calibri" style:font-style-complex="normal" style:font-style-asian="normal" style:font-weight-complex="normal" style:font-weight-asian="normal" style:font-size-complex="8pt" style:font-size-asian="8pt" style:font-name-complex="Calibri" fo:color="#ffffff" style:text-position="0%" style:text-outline="false" fo:font-style="normal" style:text-line-through-type="none" style:text-underline-style="none" style:text-underline-color="font-color" fo:font-weight="normal" fo:font-size="8pt" fo:text-shadow="none"/>
    </style:style>
    <style:style style:name="T64" style:family="text">
      <style:text-properties style:font-name="Calibri" style:font-style-complex="normal" style:font-style-asian="normal" style:font-size-complex="8pt" style:font-size-asian="8pt" style:font-name-complex="Calibri" fo:color="#ffffff" style:text-position="0%" style:text-outline="false" fo:font-style="normal" style:text-line-through-type="none" style:text-underline-style="none" style:text-underline-color="font-color" fo:font-size="8pt" fo:text-shadow="none" fo:font-weight="bold" style:font-weight-asian="bold" style:font-weight-complex="bold"/>
    </style:style>
    <style:style style:name="T65" style:family="text">
      <style:text-properties style:font-name="Arial Narrow"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66" style:family="text">
      <style:text-properties style:font-name="Arial Narrow" fo:font-size="8pt" style:text-underline-style="none" style:text-underline-color="font-color" style:text-line-through-type="none" fo:font-style="normal" style:text-outline="false" fo:text-shadow="none" style:text-position="0%" style:font-size-asian="8pt" style:font-size-complex="8pt" style:font-style-asian="normal" style:font-style-complex="normal" fo:font-weight="normal" style:font-weight-asian="normal" style:font-weight-complex="normal"/>
    </style:style>
    <style:style style:name="T67" style:family="text">
      <style:text-properties style:font-name="Arial Narrow" style:font-style-complex="norm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style>
    <style:style style:name="T68" style:family="text">
      <style:text-properties style:font-name="Arial Narrow" style:font-style-complex="normal" fo:font-size="8pt" style:text-underline-style="none" style:text-underline-color="font-color" style:text-line-through-type="none" fo:font-style="normal" style:text-outline="false" fo:text-shadow="none" style:text-position="0%" style:font-size-asian="8pt" style:font-size-complex="8pt" style:font-style-asian="normal" fo:font-weight="bold" style:font-weight-asian="bold" style:font-weight-complex="bold"/>
    </style:style>
    <style:style style:name="T69" style:family="text">
      <style:text-properties style:font-name="Arial Narrow" style:font-style-complex="normal" fo:font-size="8pt" style:text-underline-style="none" style:text-underline-color="font-color" style:text-line-through-type="none" fo:font-style="normal" style:text-outline="false" fo:text-shadow="none" style:text-position="0%" style:font-size-asian="8pt" style:font-size-complex="8pt" style:font-style-asian="normal" fo:font-weight="normal" style:font-weight-asian="normal" style:font-weight-complex="normal"/>
    </style:style>
    <style:style style:name="T70"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71" style:family="text">
      <style:text-properties style:font-name="Arial" fo:font-size="8pt" fo:font-weight="bold" style:text-underline-style="none" style:text-underline-color="font-color" style:text-line-through-type="none" fo:font-style="normal" style:text-outline="false" fo:text-shadow="none" style:text-position="0%" style:font-name-complex="Arial" style:font-size-asian="8pt" style:font-size-complex="8pt" style:font-weight-asian="bold" style:font-weight-complex="bold" style:font-style-asian="normal" style:font-style-complex="normal"/>
    </style:style>
    <style:style style:name="T72" style:family="text">
      <style:text-properties style:font-name="Arial" fo:font-size="8pt" fo:font-weight="normal" style:text-underline-style="none" style:text-underline-color="font-color" style:text-line-through-type="none" fo:font-style="normal" style:text-outline="false" fo:text-shadow="none" style:text-position="0%" style:font-name-complex="Arial" style:font-size-asian="8pt" style:font-size-complex="8pt" style:font-weight-asian="normal" style:font-weight-complex="normal" style:font-style-asian="normal" style:font-style-complex="normal"/>
    </style:style>
    <style:style style:name="T73" style:family="text">
      <style:text-properties fo:text-shadow="none" fo:font-size="8pt" style:font-name="Calibri" style:font-style-asian="normal" style:font-weight-complex="normal" style:font-weight-asian="normal" style:font-size-complex="8pt" style:font-size-asian="8pt" style:font-name-complex="Calibri" style:font-style-complex="normal" style:text-position="0%" style:text-outline="false" fo:font-style="normal" style:text-line-through-type="none" style:text-underline-style="none" style:text-underline-color="font-color" fo:font-weight="normal"/>
    </style:style>
    <style:style style:name="T74" style:family="text">
      <style:text-properties fo:text-shadow="none" fo:font-size="8pt" style:font-name="Calibri" style:font-style-asian="normal" style:font-size-complex="8pt" style:font-size-asian="8pt" style:font-name-complex="Calibri" style:font-style-complex="normal" style:text-position="0%" style:text-outline="false" fo:font-style="normal" style:text-line-through-type="none" style:text-underline-style="none" style:text-underline-color="font-color" style:font-weight-complex="bold" style:font-weight-asian="bold" fo:font-weight="bold"/>
    </style:style>
    <style:style style:name="T75" style:family="text">
      <style:text-properties fo:text-shadow="none" fo:font-size="8pt" style:font-name="Calibri" style:font-style-asian="normal" style:font-size-complex="8pt" style:font-size-asian="8pt" style:font-name-complex="Calibri" style:font-style-complex="normal" style:text-position="0%" style:text-outline="false" fo:font-style="normal" style:text-line-through-type="none" style:text-underline-style="none" style:text-underline-color="font-color" style:font-weight-complex="normal" style:font-weight-asian="normal" fo:font-weight="normal"/>
    </style:style>
    <style:style style:name="T76" style:family="text">
      <style:text-properties fo:text-shadow="none" fo:font-size="8pt" style:font-name="Calibri" style:font-style-asian="normal" style:font-size-complex="8pt" style:font-size-asian="8pt" style:font-name-complex="Calibri" style:font-style-complex="normal" style:text-position="0%" style:text-outline="false" fo:font-style="normal" style:text-line-through-type="none" style:text-underline-style="none" style:text-underline-color="font-color" fo:font-weight="bold" style:font-weight-asian="bold" style:font-weight-complex="bold"/>
    </style:style>
    <style:style style:name="T77" style:family="text">
      <style:text-properties fo:text-shadow="none" fo:font-size="8pt" style:font-name="Calibri" style:font-style-asian="normal" style:font-size-complex="8pt" style:font-size-asian="8pt" style:font-name-complex="Calibri" style:font-style-complex="normal" style:text-position="0%" style:text-outline="false" fo:font-style="normal" style:text-line-through-type="none" style:text-underline-style="none" style:text-underline-color="font-color" fo:font-weight="normal" style:font-weight-asian="normal" style:font-weight-complex="normal"/>
    </style:style>
    <style:style style:name="T78" style:family="text">
      <style:text-properties style:font-name-complex="Calibri" style:font-name="Calibri" fo:font-weight="bold" style:font-weight-asian="bold" style:font-size-complex="8pt" style:font-size-asian="8pt" style:font-weight-complex="bold" style:text-line-through-type="none" style:text-underline-style="none" style:text-underline-color="font-color" style:font-style-asian="normal" fo:font-style="normal" fo:text-shadow="none" fo:font-size="8pt" style:font-style-complex="normal" style:text-position="0%" style:text-outline="false"/>
    </style:style>
    <style:style style:name="T79" style:family="text">
      <style:text-properties style:font-name-complex="Calibri" style:font-name="Calibri" style:font-size-complex="8pt" style:font-size-asian="8pt" style:text-line-through-type="none" style:text-underline-style="none" style:text-underline-color="font-color" style:font-style-asian="normal" fo:font-style="normal" fo:text-shadow="none" fo:font-size="8pt" style:font-style-complex="normal" style:text-position="0%" style:text-outline="false" style:font-weight-asian="normal" fo:font-weight="normal" style:font-weight-complex="normal"/>
    </style:style>
    <style:style style:name="T80" style:family="text">
      <style:text-properties fo:text-shadow="none" style:font-name="Calibri" fo:font-size="8pt" style:text-underline-style="none" style:text-underline-color="font-color" style:text-line-through-type="none" fo:font-style="normal" style:text-outline="false" style:text-position="0%" style:font-name-complex="Calibri" style:font-size-asian="8pt" style:font-size-complex="8pt" style:font-style-asian="normal" style:font-style-complex="normal" fo:font-weight="normal" style:font-weight-asian="normal" style:font-weight-complex="normal" fo:color="#ff0000"/>
    </style:style>
    <style:style style:name="T81" style:family="text">
      <style:text-properties style:font-style-complex="normal" fo:text-shadow="none" style:font-style-asian="normal" style:font-weight-complex="bold" style:font-weight-asian="bold" style:font-size-complex="8pt" style:font-size-asian="8pt" style:font-name-complex="Calibri" fo:color="#000000" style:text-position="0%" style:text-outline="false" fo:font-style="normal" style:text-line-through-type="none" style:text-underline-style="none" style:text-underline-color="font-color" fo:font-weight="bold" fo:font-size="8pt" style:font-name="Calibri"/>
    </style:style>
    <style:style style:name="T82" style:family="text">
      <style:text-properties style:font-style-complex="normal" fo:text-shadow="none" style:font-style-asian="normal" style:font-size-complex="8pt" style:font-size-asian="8pt" style:font-name-complex="Calibri" fo:color="#000000" style:text-position="0%" style:text-outline="false" fo:font-style="normal" style:text-line-through-type="none" style:text-underline-style="none" style:text-underline-color="font-color" fo:font-size="8pt" style:font-name="Calibri" fo:font-weight="normal" style:font-weight-asian="normal" style:font-weight-complex="normal"/>
    </style:style>
    <style:style style:name="T83" style:family="text">
      <style:text-properties style:font-style-complex="normal" fo:text-shadow="none" style:font-style-asian="normal" style:font-size-complex="8pt" style:font-size-asian="8pt" style:font-name-complex="Calibri" style:text-position="0%" style:text-outline="false" fo:font-style="normal" style:text-line-through-type="none" style:text-underline-style="none" style:text-underline-color="font-color" fo:font-size="8pt" style:font-name="Calibri" fo:font-weight="normal" style:font-weight-asian="normal" style:font-weight-complex="normal" fo:color="#ff0000"/>
    </style:style>
    <style:style style:name="T84" style:family="text">
      <style:text-properties style:font-style-complex="normal" fo:text-shadow="none" style:font-style-asian="normal" style:font-size-complex="8pt" style:font-size-asian="8pt" style:font-name-complex="Calibri" style:text-position="0%" style:text-outline="false" fo:font-style="normal" style:text-line-through-type="none" style:text-underline-style="none" style:text-underline-color="font-color" fo:font-size="8pt" style:font-name="Calibri" fo:font-weight="normal" style:font-weight-asian="normal" style:font-weight-complex="normal" fo:color="#000000"/>
    </style:style>
    <style:style style:name="T85" style:family="text">
      <style:text-properties style:font-name="Arial Narrow" style:font-style-complex="norm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style>
    <style:style style:name="T86" style:family="text">
      <style:text-properties style:font-name="Arial Narrow" style:font-style-complex="normal" fo:font-size="8pt" style:text-underline-style="none" style:text-underline-color="font-color" style:text-line-through-type="none" fo:font-style="normal" style:text-outline="false" fo:text-shadow="none" style:text-position="0%" style:font-size-asian="8pt" style:font-size-complex="8pt" style:font-style-asian="normal" fo:font-weight="normal" style:font-weight-asian="normal" style:font-weight-complex="normal" fo:color="#ff0000"/>
    </style:style>
    <style:style style:name="T87" style:family="text">
      <style:text-properties style:font-style-complex="normal" fo:text-shadow="none" fo:font-size="8pt" fo:font-weight="bold" style:text-underline-style="none" style:text-underline-color="font-color" style:text-line-through-type="none" fo:font-style="normal" style:text-position="0%" style:font-size-asian="8pt" style:font-size-complex="8pt" style:font-weight-asian="bold" style:font-weight-complex="bold" style:font-style-asian="normal" style:font-name="Arial Narrow" style:text-outline="false"/>
    </style:style>
    <style:style style:name="T88" style:family="text">
      <style:text-properties style:font-style-complex="normal" fo:text-shadow="none" fo:font-size="8pt" style:text-underline-style="none" style:text-underline-color="font-color" style:text-line-through-type="none" fo:font-style="normal" style:text-position="0%" style:font-size-asian="8pt" style:font-size-complex="8pt" style:font-style-asian="normal" style:font-name="Arial Narrow" style:text-outline="false" fo:font-weight="normal" style:font-weight-asian="normal" style:font-weight-complex="normal"/>
    </style:style>
    <style:style style:name="T89" style:family="text">
      <style:text-properties style:font-style-complex="normal" fo:text-shadow="none" fo:font-size="8pt" style:text-underline-style="none" style:text-underline-color="font-color" style:text-line-through-type="none" fo:font-style="normal" style:text-position="0%" style:font-size-asian="8pt" style:font-size-complex="8pt" style:font-style-asian="normal" style:font-name="Arial Narrow" style:text-outline="false" fo:font-weight="bold" style:font-weight-asian="bold" style:font-weight-complex="bold"/>
    </style:style>
    <style:style style:name="T90" style:family="text">
      <style:text-properties style:font-style-complex="normal" fo:text-shadow="none" style:font-style-asian="normal" style:font-weight-complex="bold" style:font-weight-asian="bold" style:font-size-complex="8pt" style:font-size-asian="8pt" style:font-name-complex="Arial" style:text-outline="false" fo:font-style="normal" style:text-line-through-type="none" style:text-underline-style="none" style:text-underline-color="font-color" fo:font-weight="bold" fo:font-size="8pt" style:font-name="Arial" style:text-position="0%"/>
    </style:style>
    <style:style style:name="T91" style:family="text">
      <style:text-properties style:font-style-complex="normal" fo:text-shadow="none" style:font-style-asian="normal" style:font-size-complex="8pt" style:font-size-asian="8pt" style:font-name-complex="Arial" style:text-outline="false" fo:font-style="normal" style:text-line-through-type="none" style:text-underline-style="none" style:text-underline-color="font-color" fo:font-size="8pt" style:font-name="Arial" style:text-position="0%" fo:font-weight="normal" style:font-weight-asian="normal" style:font-weight-complex="normal"/>
    </style:style>
    <style:style style:name="T92" style:family="text">
      <style:text-properties style:font-style-complex="normal" fo:text-shadow="none" style:font-style-asian="normal" style:font-size-complex="8pt" style:font-size-asian="8pt" style:font-name-complex="Arial" style:text-outline="false" fo:font-style="normal" style:text-line-through-type="none" style:text-underline-style="none" style:text-underline-color="font-color" fo:font-size="8pt" style:font-name="Arial" style:text-position="0%" fo:font-weight="bold" style:font-weight-asian="bold" style:font-weight-complex="bold"/>
    </style:style>
    <style:style style:name="T93" style:family="text">
      <style:text-properties style:font-style-complex="normal" fo:text-shadow="none" style:text-outline="false" style:font-name="Arial Narrow" fo:font-size="8pt" fo:font-weight="bold" style:text-underline-style="none" style:text-underline-color="font-color" style:text-line-through-type="none" fo:font-style="normal" style:text-position="0%" style:font-size-asian="8pt" style:font-size-complex="8pt" style:font-weight-asian="bold" style:font-weight-complex="bold" style:font-style-asian="normal"/>
    </style:style>
    <style:style style:name="T94" style:family="text">
      <style:text-properties style:font-style-complex="normal" fo:text-shadow="none" style:text-outline="false" style:font-name="Arial Narrow" fo:font-size="8pt" style:text-underline-style="none" style:text-underline-color="font-color" style:text-line-through-type="none" fo:font-style="normal" style:text-position="0%" style:font-size-asian="8pt" style:font-size-complex="8pt" style:font-style-asian="normal" fo:font-weight="normal" style:font-weight-asian="normal" style:font-weight-complex="normal"/>
    </style:style>
    <style:style style:name="T95" style:family="text">
      <style:text-properties style:font-style-complex="normal" fo:text-shadow="none" style:text-outline="false" style:font-name="Arial Narrow" fo:font-size="8pt" style:text-underline-style="none" style:text-underline-color="font-color" style:text-line-through-type="none" fo:font-style="normal" style:text-position="0%" style:font-size-asian="8pt" style:font-size-complex="8pt" style:font-style-asian="normal" fo:font-weight="bold" style:font-weight-asian="bold" style:font-weight-complex="bold"/>
    </style:style>
  </office:automatic-styles>
  <office:body>
    <office:spreadsheet>
      <table:calculation-settings table:case-sensitive="false" table:automatic-find-labels="false" table:use-regular-expressions="false"/>
      <table:table table:name="XMLdati" table:style-name="ta1">
        <office:forms form:automatic-focus="false" form:apply-design-mode="false"/>
        <table:table-column table:style-name="co1" table:default-cell-style-name="ce14"/>
        <table:table-column table:style-name="co2" table:default-cell-style-name="ce14"/>
        <table:table-column table:style-name="co3" table:default-cell-style-name="ce36"/>
        <table:table-column table:style-name="co4" table:default-cell-style-name="ce36"/>
        <table:table-column table:style-name="co5" table:default-cell-style-name="ce36"/>
        <table:table-column table:style-name="co6" table:number-columns-repeated="2" table:default-cell-style-name="ce36"/>
        <table:table-column table:style-name="co7" table:default-cell-style-name="ce36"/>
        <table:table-column table:style-name="co6" table:visibility="collapse" table:default-cell-style-name="ce36"/>
        <table:table-column table:style-name="co8" table:visibility="collapse" table:default-cell-style-name="ce36"/>
        <table:table-column table:style-name="co9" table:default-cell-style-name="ce72"/>
        <table:table-column table:style-name="co10" table:default-cell-style-name="ce84"/>
        <table:table-column table:style-name="co11" table:default-cell-style-name="ce92"/>
        <table:table-column table:style-name="co12" table:default-cell-style-name="ce36"/>
        <table:table-column table:style-name="co13" table:default-cell-style-name="ce36"/>
        <table:table-column table:style-name="co14" table:default-cell-style-name="ce84"/>
        <table:table-column table:style-name="co15" table:default-cell-style-name="ce36"/>
        <table:table-column table:style-name="co16" table:default-cell-style-name="ce36"/>
        <table:table-column table:style-name="co6" table:number-columns-repeated="239" table:default-cell-style-name="ce36"/>
        <table:table-column table:style-name="co6" table:number-columns-repeated="767" table:default-cell-style-name="Default"/>
        <table:table-row table:style-name="ro1">
          <table:table-cell table:style-name="ce1" table:number-columns-spanned="15" table:number-rows-spanned="1"/>
          <table:covered-table-cell table:number-columns-repeated="13" table:style-name="ce20"/>
          <table:covered-table-cell table:style-name="ce104"/>
          <table:table-cell table:number-columns-repeated="1009"/>
        </table:table-row>
        <table:table-row table:style-name="ro2">
          <table:table-cell table:style-name="ce2" office:value-type="string" calcext:value-type="string" table:number-columns-spanned="18" table:number-rows-spanned="1">
            <text:p>XMLdati</text:p>
            <text:p>Dati delle fatture emesse e ricevute, ex articolo 1, comma3, d.Lgs. 127/2015</text:p>
          </table:table-cell>
          <table:covered-table-cell table:number-columns-repeated="16" table:style-name="ce21"/>
          <table:covered-table-cell table:style-name="ce132"/>
          <table:table-cell table:number-columns-repeated="1006"/>
        </table:table-row>
        <table:table-row table:style-name="ro3">
          <table:table-cell table:style-name="ce3" table:number-columns-spanned="18" table:number-rows-spanned="1"/>
          <table:covered-table-cell table:number-columns-repeated="16" table:style-name="ce22"/>
          <table:covered-table-cell table:style-name="ce133"/>
          <table:table-cell table:number-columns-repeated="1006"/>
        </table:table-row>
        <table:table-row table:style-name="ro4">
          <table:table-cell table:style-name="ce4" office:value-type="string" calcext:value-type="string" table:number-columns-spanned="8" table:number-rows-spanned="1">
            <text:p>ID e Nome Tag XML</text:p>
          </table:table-cell>
          <table:covered-table-cell table:number-columns-repeated="7" table:style-name="ce23"/>
          <table:table-cell table:style-name="ce52" table:number-columns-repeated="2"/>
          <table:table-cell table:style-name="ce62" office:value-type="string" calcext:value-type="string">
            <text:p>Tipo info</text:p>
          </table:table-cell>
          <table:table-cell table:style-name="ce74" office:value-type="string" calcext:value-type="string">
            <text:p>Descrizione funzionale</text:p>
          </table:table-cell>
          <table:table-cell table:style-name="ce62" office:value-type="string" calcext:value-type="string">
            <text:p>Formato e valori ammessi</text:p>
          </table:table-cell>
          <table:table-cell table:style-name="ce93" office:value-type="string" calcext:value-type="string">
            <text:p><text:span text:style-name="T70">    Obbligatorietà e occorrenze</text:span></text:p>
            <text:p><text:span text:style-name="T70">                      &lt;A.B&gt;</text:span></text:p>
            <text:p><text:span text:style-name="T71">Legenda</text:span></text:p>
            <text:p><text:span text:style-name="T72">A = 0    elemento non obbligatorio</text:span></text:p>
            <text:p><text:span text:style-name="T72">A = 1     elemento obbligatorio</text:span></text:p>
            <text:p><text:span text:style-name="T72">B = 1    ammessa una sola occorrenza</text:span></text:p>
            <text:p><text:span text:style-name="T72">B = N   ammessa una o più occorrenze</text:span></text:p>
          </table:table-cell>
          <table:table-cell table:style-name="ce105" office:value-type="string" calcext:value-type="string">
            <text:p>    Dimensione</text:p>
            <text:p/>
            <text:p><text:span text:style-name="T71">Legenda</text:span></text:p>
            <text:p><text:span text:style-name="T72">A … B = min. A, max B</text:span></text:p>
            <text:p><text:span text:style-name="T72">A = dimensione fissa</text:span></text:p>
            <text:p><text:span text:style-name="T72"/></text:p>
          </table:table-cell>
          <table:table-cell table:style-name="ce118" office:value-type="string" calcext:value-type="string">
            <text:p>Controlli "extra schema"</text:p>
          </table:table-cell>
          <table:table-cell table:style-name="ce62" office:value-type="string" calcext:value-type="string">
            <text:p>Codice e descrizione dell'errore</text:p>
            <text:p>in caso di controllo non superato</text:p>
          </table:table-cell>
          <table:table-cell table:style-name="ce62" office:value-type="string" calcext:value-type="string">
            <text:p>Mappatura con gli elementi presenti nel</text:p>
            <text:p>file fattura ordinaria (XMLpa_pr)</text:p>
            <text:p>e nel file fattura semplificata (XMLprs)</text:p>
          </table:table-cell>
          <table:table-cell table:style-name="ce142" table:number-columns-repeated="1006"/>
        </table:table-row>
        <table:table-row table:style-name="ro5">
          <table:table-cell table:style-name="ce5" office:value-type="string" calcext:value-type="string" table:number-columns-spanned="8" table:number-rows-spanned="1">
            <text:p>1 <text:s text:c="2"/>&lt;DatiFatturaHeader&gt;</text:p>
          </table:table-cell>
          <table:covered-table-cell table:number-columns-repeated="7" table:style-name="ce5"/>
          <table:table-cell table:style-name="ce53" table:number-columns-repeated="3"/>
          <table:table-cell table:style-name="ce75" office:value-type="string" calcext:value-type="string">
            <text:p>Blocco da valorizzare solo se si intende identificare con un progressivo il file che si sta trasmettendo.</text:p>
            <text:p>L'elemento <text:span text:style-name="T1">1.3 &lt;IdSistema&gt;</text:span><text:span text:style-name="T2"> non va mai valorizzato in quanto riservato al sistema</text:span></text:p>
          </table:table-cell>
          <table:table-cell table:style-name="ce86"/>
          <table:table-cell table:style-name="ce94" office:value-type="string" calcext:value-type="string">
            <text:p>&lt;0.1&gt;</text:p>
          </table:table-cell>
          <table:table-cell table:style-name="ce106"/>
          <table:table-cell table:style-name="ce119" table:number-columns-repeated="2"/>
          <table:table-cell table:style-name="ce134"/>
          <table:table-cell table:style-name="ce143"/>
          <table:table-cell table:number-columns-repeated="1005"/>
        </table:table-row>
        <table:table-row-group>
          <table:table-row table:style-name="ro6">
            <table:table-cell table:style-name="ce6"/>
            <table:table-cell table:style-name="ce24" office:value-type="string" calcext:value-type="string" table:number-columns-spanned="7" table:number-rows-spanned="1">
              <text:p>1.1 <text:s text:c="2"/>&lt;ProgressivoInvio&gt;</text:p>
            </table:table-cell>
            <table:covered-table-cell table:number-columns-repeated="6" table:style-name="ce24"/>
            <table:table-cell table:style-name="ce54" table:number-columns-repeated="2"/>
            <table:table-cell table:style-name="ce63" office:value-type="string" calcext:value-type="string">
              <text:p>xs:normalizedString</text:p>
            </table:table-cell>
            <table:table-cell table:style-name="ce76" office:value-type="string" calcext:value-type="string">
              <text:p>L'elemento è facoltativo e può essere utilizzato dal soggetto che trasmette per una propria identificazione univoca del file trasmesso</text:p>
            </table:table-cell>
            <table:table-cell table:style-name="ce87" office:value-type="string" calcext:value-type="string">
              <text:p>formato alfanumerico</text:p>
            </table:table-cell>
            <table:table-cell table:style-name="ce95" office:value-type="string" calcext:value-type="string">
              <text:p>&lt;0.1&gt;</text:p>
            </table:table-cell>
            <table:table-cell table:style-name="ce107" office:value-type="string" calcext:value-type="string">
              <text:p>1 ...10</text:p>
            </table:table-cell>
            <table:table-cell table:style-name="ce120" table:number-columns-repeated="2"/>
            <table:table-cell table:style-name="ce76"/>
            <table:table-cell table:style-name="ce144" table:number-columns-repeated="1006"/>
          </table:table-row>
          <table:table-row table:style-name="ro7">
            <table:table-cell table:style-name="ce6"/>
            <table:table-cell table:style-name="ce24" office:value-type="string" calcext:value-type="string" table:number-columns-spanned="7" table:number-rows-spanned="1">
              <text:p>1.2 <text:s text:c="2"/>&lt;Dichiarante&gt;</text:p>
            </table:table-cell>
            <table:covered-table-cell table:number-columns-repeated="6" table:style-name="ce24"/>
            <table:table-cell table:style-name="ce54" table:number-columns-repeated="2"/>
            <table:table-cell table:style-name="ce63"/>
            <table:table-cell table:style-name="ce76" office:value-type="string" calcext:value-type="string">
              <text:p>Questo blocco va valorizzato solo se il soggetto obbligato alla comunicazione dei dati fattura non coincide con il soggetto passivo IVA al quale i dati si riferiscono. <text:span text:style-name="T3">NON</text:span><text:span text:style-name="T4"> deve essere valorizzato se per il soggetto trasmittente è vera una delle seguenti affermazioni:</text:span></text:p>
              <text:p><text:span text:style-name="T5">- coincide  con il soggetto IVA al quale i dati si riferiscono;</text:span></text:p>
              <text:p><text:span text:style-name="T5">- è legato da vincolo di incarico con il soggetto IVA al quale i dati si riferiscono;</text:span></text:p>
              <text:p><text:span text:style-name="T5">- è un intermediario.</text:span></text:p>
              <text:p><text:span text:style-name="T6">In tutti gli altri casi questo blocco </text:span><text:span text:style-name="T7">DEVE</text:span><text:span text:style-name="T8"> essere valorizzato.</text:span></text:p>
              <text:p><text:span text:style-name="T5"/></text:p>
            </table:table-cell>
            <table:table-cell table:style-name="ce87"/>
            <table:table-cell table:style-name="ce95" office:value-type="string" calcext:value-type="string">
              <text:p>&lt;0.1&gt;</text:p>
            </table:table-cell>
            <table:table-cell table:style-name="ce107"/>
            <table:table-cell table:style-name="ce120" table:number-columns-repeated="2"/>
            <table:table-cell table:style-name="ce76"/>
            <table:table-cell table:style-name="ce144" table:number-columns-repeated="1006"/>
          </table:table-row>
          <table:table-row-group>
            <table:table-row-group>
              <table:table-row table:style-name="ro8">
                <table:table-cell table:style-name="ce7" table:number-columns-spanned="2" table:number-rows-spanned="1"/>
                <table:covered-table-cell table:style-name="ce25"/>
                <table:table-cell table:style-name="ce32" office:value-type="string" calcext:value-type="string" table:number-columns-spanned="6" table:number-rows-spanned="1">
                  <text:p>1.2.1 <text:s text:c="2"/>&lt;CodiceFiscale&gt;</text:p>
                </table:table-cell>
                <table:covered-table-cell table:number-columns-repeated="5" table:style-name="ce32"/>
                <table:table-cell table:style-name="ce55" table:number-columns-repeated="2"/>
                <table:table-cell table:style-name="ce64" office:value-type="string" calcext:value-type="string">
                  <text:p>xs:string</text:p>
                </table:table-cell>
                <table:table-cell table:style-name="ce77" office:value-type="string" calcext:value-type="string">
                  <text:p>Codice fiscale del soggetto che comunica i dati fattura</text:p>
                </table:table-cell>
                <table:table-cell table:style-name="ce77" office:value-type="string" calcext:value-type="string">
                  <text:p>formato alfanumerico</text:p>
                </table:table-cell>
                <table:table-cell table:style-name="ce96" office:value-type="string" calcext:value-type="string">
                  <text:p>&lt;1.1&gt;</text:p>
                </table:table-cell>
                <table:table-cell table:style-name="ce108" office:value-type="string" calcext:value-type="string">
                  <text:p>11 ...16</text:p>
                </table:table-cell>
                <table:table-cell table:style-name="ce121" table:number-columns-repeated="2"/>
                <table:table-cell table:style-name="ce135"/>
                <table:table-cell table:style-name="ce143"/>
                <table:table-cell table:style-name="ce145" table:number-columns-repeated="1005"/>
              </table:table-row>
              <table:table-row table:style-name="ro9">
                <table:table-cell table:style-name="ce7" table:number-columns-spanned="2" table:number-rows-spanned="1"/>
                <table:covered-table-cell table:style-name="ce25"/>
                <table:table-cell table:style-name="ce32" office:value-type="string" calcext:value-type="string" table:number-columns-spanned="6" table:number-rows-spanned="1">
                  <text:p>1.2.2 <text:s text:c="2"/>&lt;Carica&gt;</text:p>
                </table:table-cell>
                <table:covered-table-cell table:number-columns-repeated="5" table:style-name="ce32"/>
                <table:table-cell table:style-name="ce55" table:number-columns-repeated="2"/>
                <table:table-cell table:style-name="ce64" office:value-type="string" calcext:value-type="string">
                  <text:p>xs:integer</text:p>
                </table:table-cell>
                <table:table-cell table:style-name="ce77" office:value-type="string" calcext:value-type="string">
                  <text:p>Codice riferibile al soggetto che comunica i dati fattura in relazione alla carica rivestita</text:p>
                </table:table-cell>
                <table:table-cell table:style-name="ce77" office:value-type="string" calcext:value-type="string">
                  <text:p>formato numerico;</text:p>
                  <text:p>I valori ammessi (da 1  a 15) sono quelli desumibili dalla tabella generale dei codici di carica disponibile nelle istruzioni del modello IVA annuale</text:p>
                </table:table-cell>
                <table:table-cell table:style-name="ce96" office:value-type="string" calcext:value-type="string">
                  <text:p>&lt;1.1&gt;</text:p>
                </table:table-cell>
                <table:table-cell table:style-name="ce108" office:value-type="string" calcext:value-type="string">
                  <text:p>1 ...2</text:p>
                </table:table-cell>
                <table:table-cell table:style-name="ce121" table:number-columns-repeated="2"/>
                <table:table-cell table:style-name="ce135"/>
                <table:table-cell table:style-name="ce143"/>
                <table:table-cell table:style-name="ce145" table:number-columns-repeated="1005"/>
              </table:table-row>
            </table:table-row-group>
          </table:table-row-group>
          <table:table-row table:style-name="ro6">
            <table:table-cell table:style-name="ce6"/>
            <table:table-cell table:style-name="ce24" office:value-type="string" calcext:value-type="string" table:number-columns-spanned="7" table:number-rows-spanned="1">
              <text:p>1.3 <text:s text:c="2"/>&lt;IdSistema&gt;</text:p>
            </table:table-cell>
            <table:covered-table-cell table:number-columns-repeated="6" table:style-name="ce24"/>
            <table:table-cell table:style-name="ce54" table:number-columns-repeated="2"/>
            <table:table-cell table:style-name="ce63" office:value-type="string" calcext:value-type="string">
              <text:p>xs:string</text:p>
            </table:table-cell>
            <table:table-cell table:style-name="ce76" office:value-type="string" calcext:value-type="string">
              <text:p>Campo riservato al sistema: da NON valorizzare.</text:p>
            </table:table-cell>
            <table:table-cell table:style-name="ce87" office:value-type="string" calcext:value-type="string">
              <text:p>formato alfanumerico</text:p>
            </table:table-cell>
            <table:table-cell table:style-name="ce95" office:value-type="string" calcext:value-type="string">
              <text:p>&lt;0.1&gt;</text:p>
            </table:table-cell>
            <table:table-cell table:style-name="ce107" office:value-type="string" calcext:value-type="string">
              <text:p>11 ...16</text:p>
            </table:table-cell>
            <table:table-cell table:style-name="ce120" table:number-columns-repeated="2"/>
            <table:table-cell table:style-name="ce76"/>
            <table:table-cell table:style-name="ce144" table:number-columns-repeated="1006"/>
          </table:table-row>
          <table:table-row table:style-name="ro10">
            <table:table-cell table:style-name="ce8" table:number-columns-repeated="11"/>
            <table:table-cell table:style-name="ce78" table:number-columns-repeated="2"/>
            <table:table-cell table:style-name="ce97" table:number-columns-repeated="2"/>
            <table:table-cell table:style-name="ce122"/>
            <table:table-cell table:style-name="ce130"/>
            <table:table-cell table:style-name="ce8" table:number-columns-repeated="1007"/>
          </table:table-row>
          <table:table-row table:style-name="ro4">
            <table:table-cell table:style-name="ce9" office:value-type="string" calcext:value-type="string" table:number-columns-spanned="8" table:number-rows-spanned="1">
              <text:p>2 <text:s text:c="2"/>&lt;DTE&gt;</text:p>
            </table:table-cell>
            <table:covered-table-cell table:number-columns-repeated="7" table:style-name="ce26"/>
            <table:table-cell table:style-name="ce56" table:number-columns-repeated="3"/>
            <table:table-cell table:style-name="ce79" office:value-type="string" calcext:value-type="string">
              <text:p>Dati relativi a fatture  <text:span text:style-name="T9">EMESSE</text:span><text:span text:style-name="T10">. Da valorizzare per trasmettere i dati delle fatture emesse.</text:span></text:p>
              <text:p><text:span text:style-name="T11">Non devono essere riportati in questo blocco i dati delle così dette autofatture, cioè fatture emesse dall'acquirente nei casi in cui non le abbia ricevute oppure, pur avendole ricevute, abbia rilevato in esse delle irregolarità. Tali dati devono essere riportati come dati delle fatture ricevute.</text:span></text:p>
              <text:p><text:span text:style-name="T12">Se questo blocco è valorizzato, non dovranno essere valorizzati i blocchi</text:span><text:span text:style-name="T13"> 3 &lt;DTR&gt; </text:span><text:span text:style-name="T14">e   </text:span><text:span text:style-name="T13">4 &lt;ANN&gt;</text:span></text:p>
            </table:table-cell>
            <table:table-cell table:style-name="ce79"/>
            <table:table-cell table:style-name="ce98" office:value-type="string" calcext:value-type="string">
              <text:p>&lt;0.1&gt;</text:p>
            </table:table-cell>
            <table:table-cell table:style-name="ce109"/>
            <table:table-cell table:style-name="ce123" table:number-columns-repeated="2"/>
            <table:table-cell table:style-name="ce136"/>
            <table:table-cell table:style-name="ce143"/>
            <table:table-cell table:number-columns-repeated="1005"/>
          </table:table-row>
          <table:table-row-group>
            <table:table-row table:style-name="ro11">
              <table:table-cell table:style-name="ce6"/>
              <table:table-cell table:style-name="ce24" office:value-type="string" calcext:value-type="string" table:number-columns-spanned="7" table:number-rows-spanned="1">
                <text:p>2.1 <text:s text:c="2"/>&lt;CedentePrestatoreDTE&gt;</text:p>
              </table:table-cell>
              <table:covered-table-cell table:number-columns-repeated="5" table:style-name="ce33"/>
              <table:covered-table-cell table:style-name="ce47"/>
              <table:table-cell table:style-name="ce54" table:number-columns-repeated="2"/>
              <table:table-cell table:style-name="ce65"/>
              <table:table-cell table:style-name="ce76" office:value-type="string" calcext:value-type="string">
                <text:p>Blocco contenente le informazioni relative al cedente/prestatore (<text:span text:style-name="T5">fornitore).</text:span></text:p>
              </table:table-cell>
              <table:table-cell table:style-name="ce87"/>
              <table:table-cell table:style-name="ce95" office:value-type="string" calcext:value-type="string">
                <text:p>&lt;1.1&gt;</text:p>
              </table:table-cell>
              <table:table-cell table:style-name="ce110"/>
              <table:table-cell table:style-name="ce120" table:number-columns-repeated="2"/>
              <table:table-cell table:style-name="ce137"/>
              <table:table-cell table:style-name="ce143"/>
              <table:table-cell table:style-name="ce144" table:number-columns-repeated="1005"/>
            </table:table-row>
            <table:table-row-group>
              <table:table-row table:style-name="ro8">
                <table:table-cell table:style-name="ce7" table:number-columns-spanned="2" table:number-rows-spanned="1"/>
                <table:covered-table-cell table:style-name="ce25"/>
                <table:table-cell table:style-name="ce32" office:value-type="string" calcext:value-type="string" table:number-columns-spanned="6" table:number-rows-spanned="1">
                  <text:p>2.1.1 <text:s text:c="2"/>&lt;IdentificativiFiscali&gt;</text:p>
                </table:table-cell>
                <table:covered-table-cell table:number-columns-repeated="5" table:style-name="ce32"/>
                <table:table-cell table:style-name="ce55" table:number-columns-repeated="2"/>
                <table:table-cell table:style-name="ce64"/>
                <table:table-cell table:style-name="ce77" office:value-type="string" calcext:value-type="string">
                  <text:p>Blocco contenente gli identificativi fiscali del cedente/prestatore<text:span text:style-name="T11">.</text:span></text:p>
                </table:table-cell>
                <table:table-cell table:style-name="ce77"/>
                <table:table-cell table:style-name="ce96" office:value-type="string" calcext:value-type="string">
                  <text:p>&lt;1.1&gt;</text:p>
                </table:table-cell>
                <table:table-cell table:style-name="ce111"/>
                <table:table-cell table:style-name="ce121" table:number-columns-repeated="2"/>
                <table:table-cell table:style-name="ce135"/>
                <table:table-cell table:style-name="ce143"/>
                <table:table-cell table:style-name="ce145" table:number-columns-repeated="1005"/>
              </table:table-row>
              <table:table-row-group>
                <table:table-row table:style-name="ro12">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1.1.1 <text:s text:c="2"/>&lt;IdFiscaleIVA&gt;</text:p>
                  </table:table-cell>
                  <table:covered-table-cell table:number-columns-repeated="4" table:style-name="ce39"/>
                  <table:table-cell table:style-name="ce55" table:number-columns-repeated="2"/>
                  <table:table-cell table:style-name="ce64"/>
                  <table:table-cell table:style-name="ce77" office:value-type="string" calcext:value-type="string">
                    <text:p>Blocco obbligatorio che ospita l'identificativo del soggetto ai fini IVA. E' composto da due elementi: il primo identifica lo Stato di residenza del soggetto (può essere solo 'IT'), il secondo il numero di partita IVA (<text:span text:style-name="T9">per i soggetti residenti all'estero è quella con la quale sono fiscalmente identificati in Italia</text:span><text:span text:style-name="T10">).</text:span></text:p>
                  </table:table-cell>
                  <table:table-cell table:style-name="ce88"/>
                  <table:table-cell table:style-name="ce96" office:value-type="string" calcext:value-type="string">
                    <text:p>&lt;1.1&gt;</text:p>
                  </table:table-cell>
                  <table:table-cell table:style-name="ce111"/>
                  <table:table-cell table:style-name="ce121" table:number-columns-repeated="2"/>
                  <table:table-cell table:style-name="ce135" office:value-type="string" calcext:value-type="string">
                    <text:p>l'elemento informativo corrisponde con l'elemento informativo</text:p>
                    <text:p><text:span text:style-name="T87">1.2.1.1</text:span><text:span text:style-name="T88"> &lt;</text:span><text:span text:style-name="T89">IdFiscaleIVA</text:span><text:span text:style-name="T88">&gt; del file fattura ordinaria</text:span></text:p>
                    <text:p><text:span text:style-name="T87">1.2.1</text:span><text:span text:style-name="T88"> &lt;</text:span><text:span text:style-name="T89">IdFiscaleIVA</text:span><text:span text:style-name="T88">&gt; del file fattura semplificata</text:span></text:p>
                  </table:table-cell>
                  <table:table-cell table:style-name="ce143"/>
                  <table:table-cell table:style-name="ce145" table:number-columns-repeated="1005"/>
                </table:table-row>
                <table:table-row-group>
                  <table:table-row table:style-name="ro13">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1.1.1.1 <text:s text:c="2"/>&lt;IdPaese&gt;</text:p>
                    </table:table-cell>
                    <table:covered-table-cell table:number-columns-repeated="3" table:style-name="ce42"/>
                    <table:table-cell table:style-name="ce57"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9">IT</text:span><text:span text:style-name="T10">]</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2.1.1.1</text:span><text:span text:style-name="T88"> &lt;</text:span><text:span text:style-name="T89">IdPaese</text:span><text:span text:style-name="T88">&gt; del file fattura ordinaria</text:span></text:p>
                      <text:p><text:span text:style-name="T87">1.2.1.1</text:span><text:span text:style-name="T88"> &lt;</text:span><text:span text:style-name="T89">IdPaese</text:span><text:span text:style-name="T88">&gt; del file fattura semplificata</text:span></text:p>
                    </table:table-cell>
                    <table:table-cell table:style-name="ce143"/>
                    <table:table-cell table:style-name="ce145" table:number-columns-repeated="1005"/>
                  </table:table-row>
                  <table:table-row table:style-name="ro12">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1.1.1.2 <text:s text:c="2"/>&lt;IdCodice&gt;</text:p>
                    </table:table-cell>
                    <table:covered-table-cell table:number-columns-repeated="3" table:style-name="ce42"/>
                    <table:table-cell table:style-name="ce57" table:number-columns-repeated="2"/>
                    <table:table-cell table:style-name="ce66" office:value-type="string" calcext:value-type="string">
                      <text:p>xs:string</text:p>
                    </table:table-cell>
                    <table:table-cell table:style-name="ce80" office:value-type="string" calcext:value-type="string">
                      <text:p>Codice identificativo fiscale</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28</text:p>
                    </table:table-cell>
                    <table:table-cell table:style-name="ce124" office:value-type="string" calcext:value-type="string">
                      <text:p>Un controllo verifica che la PIVA sia censita in AT.</text:p>
                      <text:p>Qualora il soggetto individuato dalla  PIVA  in  AT  risulti cessato o fallito, nella ricevuta di presa in carico del file sarà effettuata una segnalazione </text:p>
                    </table:table-cell>
                    <table:table-cell table:style-name="ce124" office:value-type="string" calcext:value-type="string">
                      <text:p><text:span text:style-name="T17">00301</text:span><text:span text:style-name="T18">: &lt;IdCodice&gt; di &lt;IdFiscaleIVA&gt; del Cedente/Prestatore  non valido</text:span><text:span text:style-name="T80"> (comporta il rifiuto del file)</text:span></text:p>
                      <text:p><text:span text:style-name="T17">00500</text:span><text:span text:style-name="T18">: Partita IVA del Cedente/Prestatore cessata in Anagrafe Tributaria </text:span><text:span text:style-name="T80">(comporta una segnalazione)</text:span></text:p>
                    </table:table-cell>
                    <table:table-cell table:style-name="ce138" office:value-type="string" calcext:value-type="string">
                      <text:p>l'elemento informativo corrisponde con l'elemento informativo</text:p>
                      <text:p><text:span text:style-name="T87">1.2.1.1.2</text:span><text:span text:style-name="T88"> &lt;</text:span><text:span text:style-name="T89">IdCodice</text:span><text:span text:style-name="T88">&gt; del file fattura ordinaria</text:span></text:p>
                      <text:p><text:span text:style-name="T87">1.2.1.2</text:span><text:span text:style-name="T88"> &lt;</text:span><text:span text:style-name="T89">IdCodice</text:span><text:span text:style-name="T88">&gt; del file fattura semplificata</text:span></text:p>
                    </table:table-cell>
                    <table:table-cell table:style-name="ce143"/>
                    <table:table-cell table:style-name="ce145" table:number-columns-repeated="1005"/>
                  </table:table-row>
                </table:table-row-group>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1.1.2 <text:s text:c="2"/>&lt;CodiceFiscale&gt;</text:p>
                  </table:table-cell>
                  <table:covered-table-cell table:number-columns-repeated="4" table:style-name="ce39"/>
                  <table:table-cell table:style-name="ce55" table:number-columns-repeated="2"/>
                  <table:table-cell table:style-name="ce67" office:value-type="string" calcext:value-type="string">
                    <text:p>xs:string</text:p>
                  </table:table-cell>
                  <table:table-cell table:style-name="ce81" office:value-type="string" calcext:value-type="string">
                    <text:p>Numero di Codice Fiscale (valido per i soli soggetti residenti in Italia) </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1 ...16</text:p>
                  </table:table-cell>
                  <table:table-cell table:style-name="ce121" office:value-type="string" calcext:value-type="string">
                    <text:p>Viene controllata la sua esistenza in Anagrafe Tributaria</text:p>
                  </table:table-cell>
                  <table:table-cell table:style-name="ce121" office:value-type="string" calcext:value-type="string">
                    <text:p><text:span text:style-name="T17">00302</text:span><text:span text:style-name="T18">: &lt;CodiceFiscale&gt; del Cedente/Prestatore non valido</text:span><text:span text:style-name="T80"> (comporta il rifiuto del file)</text:span></text:p>
                  </table:table-cell>
                  <table:table-cell table:style-name="ce135" office:value-type="string" calcext:value-type="string">
                    <text:p>l'elemento informativo corrisponde con l'elemento informativo</text:p>
                    <text:p><text:span text:style-name="T87">1.2.1.2</text:span><text:span text:style-name="T88"> &lt;</text:span><text:span text:style-name="T89">CodiceFiscale</text:span><text:span text:style-name="T88">&gt; del file fattura ordinaria</text:span></text:p>
                    <text:p><text:span text:style-name="T87">1.2.2</text:span><text:span text:style-name="T88"> &lt;</text:span><text:span text:style-name="T89">CodiceFiscale</text:span><text:span text:style-name="T88">&gt; del file fattura semplificata</text:span></text:p>
                  </table:table-cell>
                  <table:table-cell table:style-name="ce143"/>
                  <table:table-cell table:style-name="ce145" table:number-columns-repeated="1005"/>
                </table:table-row>
              </table:table-row-group>
              <table:table-row table:style-name="ro14">
                <table:table-cell table:style-name="ce7" table:number-columns-spanned="2" table:number-rows-spanned="1"/>
                <table:covered-table-cell table:style-name="ce25"/>
                <table:table-cell table:style-name="ce32" office:value-type="string" calcext:value-type="string" table:number-columns-spanned="6" table:number-rows-spanned="1">
                  <text:p>2.1.2 <text:s text:c="2"/>&lt;AltriDatiIdentificativi&gt;</text:p>
                </table:table-cell>
                <table:covered-table-cell table:number-columns-repeated="5" table:style-name="ce32"/>
                <table:table-cell table:style-name="ce55" table:number-columns-repeated="2"/>
                <table:table-cell table:style-name="ce64"/>
                <table:table-cell table:style-name="ce77" office:value-type="string" calcext:value-type="string">
                  <text:p>Blocco contenente altri dati identificativi del cedente/prestatore</text:p>
                </table:table-cell>
                <table:table-cell table:style-name="ce88"/>
                <table:table-cell table:style-name="ce96" office:value-type="string" calcext:value-type="string">
                  <text:p>&lt;1.1&gt;</text:p>
                </table:table-cell>
                <table:table-cell table:style-name="ce111"/>
                <table:table-cell table:style-name="ce121" table:number-columns-repeated="2"/>
                <table:table-cell table:style-name="ce135"/>
                <table:table-cell table:style-name="ce143"/>
                <table:table-cell table:style-name="ce145" table:number-columns-repeated="1005"/>
              </table:table-row>
              <table:table-row table:style-name="ro13">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2.1.2.1 <text:s text:c="2"/>&lt;Denominazione&gt;</text:p>
                </table:table-cell>
                <table:covered-table-cell table:number-columns-repeated="4" table:style-name="ce39"/>
                <table:table-cell table:style-name="ce55" table:number-columns-repeated="2"/>
                <table:table-cell table:style-name="ce67" office:value-type="string" calcext:value-type="string">
                  <text:p>xs:normalizedString</text:p>
                </table:table-cell>
                <table:table-cell table:style-name="ce81" office:value-type="string" calcext:value-type="string">
                  <text:p>Ditta, denominazione o ragione sociale (ditta, impresa, società, ente); campo obbligatorio ma da valorizzare in alternativa agli elementi <text:span text:style-name="T15">2.1.2.2</text:span><text:span text:style-name="T16"> </text:span><text:span text:style-name="T13"> &lt;Nome&gt;</text:span><text:span text:style-name="T14">  e </text:span><text:span text:style-name="T13">2.1.2.3 &lt;Cognome&gt;</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80</text:p>
                </table:table-cell>
                <table:table-cell table:style-name="ce121" table:number-columns-repeated="2"/>
                <table:table-cell table:style-name="ce135" office:value-type="string" calcext:value-type="string">
                  <text:p>l'elemento informativo corrisponde con l'elemento informativo</text:p>
                  <text:p><text:span text:style-name="T87">1.2.1.3.1</text:span><text:span text:style-name="T88"> &lt;</text:span><text:span text:style-name="T89">Denominazione</text:span><text:span text:style-name="T88">&gt; del file fattura ordinaria</text:span></text:p>
                  <text:p><text:span text:style-name="T87">1.2.3</text:span><text:span text:style-name="T88"> &lt;</text:span><text:span text:style-name="T89">Denominazione</text:span><text:span text:style-name="T88">&gt; del file fattura semplificata</text:span></text:p>
                </table:table-cell>
                <table:table-cell table:style-name="ce143"/>
                <table:table-cell table:style-name="ce145" table:number-columns-repeated="1005"/>
              </table:table-row>
              <table:table-row table:style-name="ro13">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2.1.2.2 <text:s text:c="2"/>&lt;Nome&gt;</text:p>
                </table:table-cell>
                <table:covered-table-cell table:number-columns-repeated="4" table:style-name="ce39"/>
                <table:table-cell table:style-name="ce55" table:number-columns-repeated="2"/>
                <table:table-cell table:style-name="ce67" office:value-type="string" calcext:value-type="string">
                  <text:p>xs:normalizedString</text:p>
                </table:table-cell>
                <table:table-cell table:style-name="ce81" office:value-type="string" calcext:value-type="string">
                  <text:p>Nome della persona fisica. Obbligatorio ma da valorizzare insieme all'elemento <text:span text:style-name="T15">2.1.2.3 &lt;Cognome&gt;</text:span><text:span text:style-name="T14">  ed in alternativa all'elemento </text:span><text:span text:style-name="T13">2.1.2.1 &lt;Denominazione&gt;</text:span><text:span text:style-name="T14"> </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60</text:p>
                </table:table-cell>
                <table:table-cell table:style-name="ce121" table:number-columns-repeated="2"/>
                <table:table-cell table:style-name="ce135" office:value-type="string" calcext:value-type="string">
                  <text:p>l'elemento informativo corrisponde con l'elemento informativo</text:p>
                  <text:p><text:span text:style-name="T87">1.2.1.3.2</text:span><text:span text:style-name="T88"> &lt;</text:span><text:span text:style-name="T89">Nome</text:span><text:span text:style-name="T88">&gt; del file fattura ordinaria</text:span></text:p>
                  <text:p><text:span text:style-name="T87">1.2.4</text:span><text:span text:style-name="T88"> &lt;</text:span><text:span text:style-name="T89">Nome</text:span><text:span text:style-name="T88">&gt; del file fattura semplificata</text:span></text:p>
                </table:table-cell>
                <table:table-cell table:style-name="ce143"/>
                <table:table-cell table:style-name="ce145" table:number-columns-repeated="1005"/>
              </table:table-row>
              <table:table-row table:style-name="ro13">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2.1.2.3 <text:s text:c="2"/>&lt;Cognome&gt;</text:p>
                </table:table-cell>
                <table:covered-table-cell table:number-columns-repeated="4" table:style-name="ce39"/>
                <table:table-cell table:style-name="ce55" table:number-columns-repeated="2"/>
                <table:table-cell table:style-name="ce67" office:value-type="string" calcext:value-type="string">
                  <text:p>xs:normalizedString</text:p>
                </table:table-cell>
                <table:table-cell table:style-name="ce81" office:value-type="string" calcext:value-type="string">
                  <text:p>Cognome della persona fisica. Obbligatorio ma da valorizzare insieme all'elemento<text:span text:style-name="T17"> 2.1.2.2 &lt;Nome&gt;</text:span><text:span text:style-name="T18">  ed in alternativa all'elemento </text:span><text:span text:style-name="T19">2.1.2.1 &lt;Denominazione&gt;</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60</text:p>
                </table:table-cell>
                <table:table-cell table:style-name="ce121" table:number-columns-repeated="2"/>
                <table:table-cell table:style-name="ce135" office:value-type="string" calcext:value-type="string">
                  <text:p>l'elemento informativo corrisponde con l'elemento informativo</text:p>
                  <text:p><text:span text:style-name="T87">1.2.1.3.3</text:span><text:span text:style-name="T88"> &lt;</text:span><text:span text:style-name="T89">Cognome</text:span><text:span text:style-name="T88">&gt; del file fattura ordinaria</text:span></text:p>
                  <text:p><text:span text:style-name="T87">1.2.5</text:span><text:span text:style-name="T88"> &lt;</text:span><text:span text:style-name="T89">Cognome</text:span><text:span text:style-name="T88">&gt; del file fattura semplificata</text:span></text:p>
                </table:table-cell>
                <table:table-cell table:style-name="ce143"/>
                <table:table-cell table:style-name="ce145" table:number-columns-repeated="1005"/>
              </table:table-row>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1.2.4 <text:s text:c="2"/>&lt;Sede&gt;</text:p>
                </table:table-cell>
                <table:covered-table-cell table:number-columns-repeated="4" table:style-name="ce39"/>
                <table:table-cell table:style-name="ce58" table:number-columns-repeated="2"/>
                <table:table-cell table:style-name="ce67"/>
                <table:table-cell table:style-name="ce81" office:value-type="string" calcext:value-type="string">
                  <text:p>Blocco contenente i dati della sede del cedente / prestatore. Si tratta della sede legale per le società e del domicilio fiscale per le ditte individuali e i lavoratori autonomi.</text:p>
                </table:table-cell>
                <table:table-cell table:style-name="ce81"/>
                <table:table-cell table:style-name="ce96" office:value-type="string" calcext:value-type="string">
                  <text:p>&lt;0.1&gt;</text:p>
                </table:table-cell>
                <table:table-cell table:style-name="ce96"/>
                <table:table-cell table:style-name="ce121" table:number-columns-repeated="2"/>
                <table:table-cell table:style-name="ce135" office:value-type="string" calcext:value-type="string">
                  <text:p>l'elemento informativo corrisponde con l'elemento informativo</text:p>
                  <text:p><text:span text:style-name="T87">1.2.2</text:span><text:span text:style-name="T88"> &lt;</text:span><text:span text:style-name="T89">Sede</text:span><text:span text:style-name="T88">&gt; del file fattura ordinaria</text:span></text:p>
                  <text:p><text:span text:style-name="T87">1.2.6</text:span><text:span text:style-name="T88"> &lt;</text:span><text:span text:style-name="T89">Sede</text:span><text:span text:style-name="T88">&gt; del file fattura semplificata</text:span></text:p>
                </table:table-cell>
                <table:table-cell table:style-name="ce143" table:number-columns-repeated="1006"/>
              </table:table-row>
              <table:table-row-group>
                <table:table-row-group>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4.1 <text:s text:c="2"/>&lt;Indirizz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Indirizzo della sede del cedente / prestatore (nome della via, piazza etc.)</text:p>
                    </table:table-cell>
                    <table:table-cell table:style-name="ce80" office:value-type="string" calcext:value-type="string">
                      <text:p>formato alfanumerico</text:p>
                    </table:table-cell>
                    <table:table-cell table:style-name="ce100"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text:p>
                      <text:p><text:span text:style-name="T87">1.2.2.1</text:span><text:span text:style-name="T88"> &lt;</text:span><text:span text:style-name="T89">Indirizzo</text:span><text:span text:style-name="T88">&gt; del file fattura ordinaria</text:span></text:p>
                      <text:p><text:span text:style-name="T87">1.2.6.1</text:span><text:span text:style-name="T88"> &lt;</text:span><text:span text:style-name="T89">Indirizz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4.2 <text:s text:c="2"/>&lt;NumeroCivic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Numero civico riferito all'indirizzo (non indicare se già presente nel campo indirizzo)</text:p>
                    </table:table-cell>
                    <table:table-cell table:style-name="ce89" office:value-type="string" calcext:value-type="string">
                      <text:p>formato alfanumerico</text:p>
                    </table:table-cell>
                    <table:table-cell table:style-name="ce99" office:value-type="string" calcext:value-type="string">
                      <text:p>&lt;0.1&gt;</text:p>
                    </table:table-cell>
                    <table:table-cell table:style-name="ce112" office:value-type="string" calcext:value-type="string">
                      <text:p>1 ...8</text:p>
                    </table:table-cell>
                    <table:table-cell table:style-name="ce124" table:number-columns-repeated="2"/>
                    <table:table-cell table:style-name="ce138" office:value-type="string" calcext:value-type="string">
                      <text:p>l'elemento informativo corrisponde con l'elemento informativo</text:p>
                      <text:p><text:span text:style-name="T87">1.2.2.2</text:span><text:span text:style-name="T88"> &lt;</text:span><text:span text:style-name="T89">NumeroCivico</text:span><text:span text:style-name="T88">&gt; del file fattura ordinaria</text:span></text:p>
                      <text:p><text:span text:style-name="T87">1.2.6.2</text:span><text:span text:style-name="T88"> &lt;</text:span><text:span text:style-name="T89">NumeroCivic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4.3 <text:s text:c="2"/>&lt;CAP&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Avviamento Postale</text:p>
                    </table:table-cell>
                    <table:table-cell table:style-name="ce80" office:value-type="string" calcext:value-type="string">
                      <text:p>formato numerico</text:p>
                    </table:table-cell>
                    <table:table-cell table:style-name="ce101" office:value-type="string" calcext:value-type="string">
                      <text:p>&lt;1.1&gt;</text:p>
                    </table:table-cell>
                    <table:table-cell table:style-name="ce99" office:value-type="float" office:value="5" calcext:value-type="float">
                      <text:p>5</text:p>
                    </table:table-cell>
                    <table:table-cell table:style-name="ce124" table:number-columns-repeated="2"/>
                    <table:table-cell table:style-name="ce138" office:value-type="string" calcext:value-type="string">
                      <text:p>l'elemento informativo corrisponde con l'elemento informativo</text:p>
                      <text:p><text:span text:style-name="T87">1.2.2.3</text:span><text:span text:style-name="T88"> &lt;</text:span><text:span text:style-name="T89">CAP</text:span><text:span text:style-name="T88">&gt; del file fattura ordinaria</text:span></text:p>
                      <text:p><text:span text:style-name="T87">1.2.6.3</text:span><text:span text:style-name="T88"> &lt;</text:span><text:span text:style-name="T89">CAP</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4.4 <text:s text:c="2"/>&lt;Comune&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Comune relativo alla sede del cedente / prestatore</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text:p>
                      <text:p><text:span text:style-name="T87">1.2.2.4</text:span><text:span text:style-name="T88"> &lt;</text:span><text:span text:style-name="T89">Comune</text:span><text:span text:style-name="T88">&gt; del file fattura ordinaria</text:span></text:p>
                      <text:p><text:span text:style-name="T87">1.2.6.4</text:span><text:span text:style-name="T88"> &lt;</text:span><text:span text:style-name="T89">Comune</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4.5 <text:s text:c="2"/>&lt;Provincia&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Sigla della provincia di appartenenza del comune indicato nel campo <text:span text:style-name="T9">2.1.2.4.4 &lt;Comune&gt;. </text:span><text:span text:style-name="T10">Da valorizzare se</text:span></text:p>
                      <text:p><text:span text:style-name="T12">l'elemento </text:span><text:span text:style-name="T13">2.1.2.4.6 &lt;Nazione&gt;  </text:span><text:span text:style-name="T14">è uguale a</text:span><text:span text:style-name="T13"> IT</text:span></text:p>
                    </table:table-cell>
                    <table:table-cell table:style-name="ce80" office:value-type="string" calcext:value-type="string">
                      <text:p>[<text:span text:style-name="T15">RM</text:span><text:span text:style-name="T16">], [</text:span><text:span text:style-name="T41">MI</text:span><text:span text:style-name="T14">], [</text:span><text:span text:style-name="T13">…</text:span><text:span text:style-name="T14">]</text:span></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2.2.5</text:span><text:span text:style-name="T88"> &lt;</text:span><text:span text:style-name="T89">Provincia</text:span><text:span text:style-name="T88">&gt; del file fattura ordinaria</text:span></text:p>
                      <text:p><text:span text:style-name="T87">1.2.6.5</text:span><text:span text:style-name="T88"> &lt;</text:span><text:span text:style-name="T89">Provincia</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4.6 <text:s text:c="2"/>&lt;Nazione&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2.2.6</text:span><text:span text:style-name="T88"> &lt;</text:span><text:span text:style-name="T89">Nazione</text:span><text:span text:style-name="T88">&gt; del file fattura ordinaria</text:span></text:p>
                      <text:p><text:span text:style-name="T87">1.2.6.6</text:span><text:span text:style-name="T88"> &lt;</text:span><text:span text:style-name="T89">Nazion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1.2.5 <text:s text:c="2"/>&lt;StabileOrganizzazione&gt;</text:p>
                  </table:table-cell>
                  <table:covered-table-cell table:number-columns-repeated="4" table:style-name="ce39"/>
                  <table:table-cell table:style-name="ce58" table:number-columns-repeated="2"/>
                  <table:table-cell table:style-name="ce67"/>
                  <table:table-cell table:style-name="ce81" office:value-type="string" calcext:value-type="string">
                    <text:p>Blocco da valorizzare nei casi di cedente / prestatore <text:span text:style-name="T9">non residente, </text:span><text:span text:style-name="T10">con stabile organizzazione in Italia</text:span></text:p>
                  </table:table-cell>
                  <table:table-cell table:style-name="ce81"/>
                  <table:table-cell table:style-name="ce96" office:value-type="string" calcext:value-type="string">
                    <text:p>&lt;0.1&gt;</text:p>
                  </table:table-cell>
                  <table:table-cell table:style-name="ce96"/>
                  <table:table-cell table:style-name="ce121" table:number-columns-repeated="2"/>
                  <table:table-cell table:style-name="ce135" office:value-type="string" calcext:value-type="string">
                    <text:p>l'elemento informativo corrisponde con l'elemento informativo </text:p>
                    <text:p><text:span text:style-name="T87">1.2.3</text:span><text:span text:style-name="T88"> &lt;</text:span><text:span text:style-name="T89">StabileOrganizzazione</text:span><text:span text:style-name="T88">&gt; del file fattura ordinaria</text:span></text:p>
                    <text:p><text:span text:style-name="T87">1.2.7</text:span><text:span text:style-name="T88"> &lt;</text:span><text:span text:style-name="T89">StabileOrganizzazion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5.1 <text:s text:c="2"/>&lt;Indirizz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Indirizzo della stabile organizzazione in Italia (nome della via, piazza etc.)</text:p>
                    </table:table-cell>
                    <table:table-cell table:style-name="ce80" office:value-type="string" calcext:value-type="string">
                      <text:p>formato alfanumerico</text:p>
                    </table:table-cell>
                    <table:table-cell table:style-name="ce100"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2.3.1</text:span><text:span text:style-name="T88"> &lt;</text:span><text:span text:style-name="T89">Indirizzo</text:span><text:span text:style-name="T88">&gt; del file fattura ordinaria</text:span></text:p>
                      <text:p><text:span text:style-name="T87">1.2.7.1</text:span><text:span text:style-name="T88"> &lt;</text:span><text:span text:style-name="T89">Indirizz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5.2 <text:s text:c="2"/>&lt;NumeroCivic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Numero civico riferito all'indirizzo (non indicare se già presente nel campo indirizzo)</text:p>
                    </table:table-cell>
                    <table:table-cell table:style-name="ce89" office:value-type="string" calcext:value-type="string">
                      <text:p>formato alfanumerico</text:p>
                    </table:table-cell>
                    <table:table-cell table:style-name="ce99" office:value-type="string" calcext:value-type="string">
                      <text:p>&lt;0.1&gt;</text:p>
                    </table:table-cell>
                    <table:table-cell table:style-name="ce112" office:value-type="string" calcext:value-type="string">
                      <text:p>1 ...8</text:p>
                    </table:table-cell>
                    <table:table-cell table:style-name="ce124" table:number-columns-repeated="2"/>
                    <table:table-cell table:style-name="ce138" office:value-type="string" calcext:value-type="string">
                      <text:p>l'elemento informativo corrisponde con l'elemento informativo </text:p>
                      <text:p><text:span text:style-name="T87">1.2.3.2</text:span><text:span text:style-name="T88"> &lt;</text:span><text:span text:style-name="T89">NumeroCivico</text:span><text:span text:style-name="T88">&gt; del file fattura ordinaria</text:span></text:p>
                      <text:p><text:span text:style-name="T87">1.2.7.2</text:span><text:span text:style-name="T88"> &lt;</text:span><text:span text:style-name="T89">NumeroCivic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5.3 <text:s text:c="2"/>&lt;CAP&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Avviamento Postale</text:p>
                    </table:table-cell>
                    <table:table-cell table:style-name="ce80" office:value-type="string" calcext:value-type="string">
                      <text:p>formato numerico</text:p>
                    </table:table-cell>
                    <table:table-cell table:style-name="ce101" office:value-type="string" calcext:value-type="string">
                      <text:p>&lt;1.1&gt;</text:p>
                    </table:table-cell>
                    <table:table-cell table:style-name="ce99" office:value-type="float" office:value="5" calcext:value-type="float">
                      <text:p>5</text:p>
                    </table:table-cell>
                    <table:table-cell table:style-name="ce124" table:number-columns-repeated="2"/>
                    <table:table-cell table:style-name="ce138" office:value-type="string" calcext:value-type="string">
                      <text:p>l'elemento informativo corrisponde con l'elemento informativo </text:p>
                      <text:p><text:span text:style-name="T87">1.2.3.3</text:span><text:span text:style-name="T88"> &lt;</text:span><text:span text:style-name="T89">CAP</text:span><text:span text:style-name="T88">&gt; del file fattura ordinaria</text:span></text:p>
                      <text:p><text:span text:style-name="T87">1.2.7.3</text:span><text:span text:style-name="T88"> &lt;</text:span><text:span text:style-name="T89">CAP</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5.4 <text:s text:c="2"/>&lt;Comune&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Comune relativo alla stabile organizzazione in Italia</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2.3.4</text:span><text:span text:style-name="T88"> &lt;</text:span><text:span text:style-name="T89">Comune</text:span><text:span text:style-name="T88">&gt; del file fattura ordinaria</text:span></text:p>
                      <text:p><text:span text:style-name="T87">1.2.7.4</text:span><text:span text:style-name="T88"> &lt;</text:span><text:span text:style-name="T89">Comune</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5.5 <text:s text:c="2"/>&lt;Provincia&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Sigla della provincia di appartenenza del comune indicato nell'elemento <text:span text:style-name="T9">2.1.2.5.4 &lt;Comune&gt;. </text:span><text:span text:style-name="T10">Da valorizzare se</text:span></text:p>
                      <text:p><text:span text:style-name="T12">l'elemento </text:span><text:span text:style-name="T13">2.1.2.5.6 &lt;Nazione&gt;  </text:span><text:span text:style-name="T14">è uguale a</text:span><text:span text:style-name="T13"> IT</text:span></text:p>
                    </table:table-cell>
                    <table:table-cell table:style-name="ce80" office:value-type="string" calcext:value-type="string">
                      <text:p>[<text:span text:style-name="T15">RM</text:span><text:span text:style-name="T16">], [</text:span><text:span text:style-name="T41">MI</text:span><text:span text:style-name="T14">], [</text:span><text:span text:style-name="T13">…</text:span><text:span text:style-name="T14">]</text:span></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 </text:p>
                      <text:p><text:span text:style-name="T87">1.2.3.5</text:span><text:span text:style-name="T88"> &lt;</text:span><text:span text:style-name="T89">Provincia</text:span><text:span text:style-name="T88">&gt; del file fattura ordinaria</text:span></text:p>
                      <text:p><text:span text:style-name="T87">1.2.7.5</text:span><text:span text:style-name="T88"> &lt;</text:span><text:span text:style-name="T89">Provincia</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5.6 <text:s text:c="2"/>&lt;Nazione&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 </text:p>
                      <text:p><text:span text:style-name="T87">1.2.3.6</text:span><text:span text:style-name="T88"> &lt;</text:span><text:span text:style-name="T89">Nazione</text:span><text:span text:style-name="T88">&gt; del file fattura ordinaria</text:span></text:p>
                      <text:p><text:span text:style-name="T87">1.2.7.6</text:span><text:span text:style-name="T88"> &lt;</text:span><text:span text:style-name="T89">Nazione</text:span><text:span text:style-name="T88">&gt; del file fattura semplificata</text:span></text:p>
                    </table:table-cell>
                    <table:table-cell table:style-name="ce143" table:number-columns-repeated="1006"/>
                  </table:table-row>
                </table:table-row-group>
                <table:table-row table:style-name="ro15">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1.2.6 <text:s text:c="2"/>&lt;RappresentanteFiscale&gt;</text:p>
                  </table:table-cell>
                  <table:covered-table-cell table:number-columns-repeated="4" table:style-name="ce39"/>
                  <table:table-cell table:style-name="ce58" table:number-columns-repeated="2"/>
                  <table:table-cell table:style-name="ce68"/>
                  <table:table-cell table:style-name="ce81" office:value-type="string" calcext:value-type="string">
                    <text:p>Blocco da valorizzare nei casi in cui il cedente / prestatore si avvalga di un rappresentante fiscale in Italia.</text:p>
                  </table:table-cell>
                  <table:table-cell table:style-name="ce90"/>
                  <table:table-cell table:style-name="ce96" office:value-type="string" calcext:value-type="string">
                    <text:p>&lt;0.1&gt;</text:p>
                  </table:table-cell>
                  <table:table-cell table:style-name="ce113"/>
                  <table:table-cell table:style-name="ce121" office:value-type="string" calcext:value-type="string">
                    <text:p>Se l'elemento <text:span text:style-name="T15">2.1.1.1.1 &lt;IdPaese&gt;</text:span><text:span text:style-name="T14"> è diverso da </text:span><text:span text:style-name="T13">IT</text:span><text:span text:style-name="T14">, un controllo verifica che questo blocco sia valorizzato</text:span></text:p>
                  </table:table-cell>
                  <table:table-cell table:style-name="ce121" office:value-type="string" calcext:value-type="string">
                    <text:p><text:span text:style-name="T17">00439</text:span><text:span text:style-name="T18">: 2.1.2.6 &lt;RappresentanteFiscale&gt; non presente a fronte di 2.1.1.1.1 &lt;IdPaese&gt; diverso da IT</text:span><text:span text:style-name="T80"> (comporta il rifiuto del file)</text:span></text:p>
                  </table:table-cell>
                  <table:table-cell table:style-name="ce135"/>
                  <table:table-cell table:style-name="ce143" table:number-columns-repeated="1006"/>
                </table:table-row>
                <table:table-row-group>
                  <table:table-row-group>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1.2.6.1 <text:s text:c="2"/>&lt;IdFiscaleIVA&gt;</text:p>
                      </table:table-cell>
                      <table:covered-table-cell table:number-columns-repeated="3" table:style-name="ce43"/>
                      <table:table-cell table:style-name="ce57" table:number-columns-repeated="2"/>
                      <table:table-cell table:style-name="ce69"/>
                      <table:table-cell table:style-name="ce80" office:value-type="string" calcext:value-type="string">
                        <text:p>Numero di identificazione fiscale ai fini IVA; i primi due caratteri rappresentano il paese ( può essere solo 'IT') ed i restanti il numero di partita IVA.</text:p>
                      </table:table-cell>
                      <table:table-cell table:style-name="ce83"/>
                      <table:table-cell table:style-name="ce99" office:value-type="string" calcext:value-type="string">
                        <text:p>&lt;1.1&gt;</text:p>
                      </table:table-cell>
                      <table:table-cell table:style-name="ce114"/>
                      <table:table-cell table:style-name="ce124" table:number-columns-repeated="2"/>
                      <table:table-cell table:style-name="ce138" office:value-type="string" calcext:value-type="string">
                        <text:p>l'elemento informativo corrisponde con l'elemento informativo </text:p>
                        <text:p><text:span text:style-name="T87">1.3.1.1</text:span><text:span text:style-name="T88"> &lt;</text:span><text:span text:style-name="T89">IdFiscaleIVA</text:span><text:span text:style-name="T88">&gt; del file fattura ordinaria</text:span></text:p>
                        <text:p><text:span text:style-name="T87">1.2.8.1</text:span><text:span text:style-name="T88"> &lt;</text:span><text:span text:style-name="T89">IdFiscaleIVA</text:span><text:span text:style-name="T88">&gt; del file fattura semplificata</text:span></text:p>
                      </table:table-cell>
                      <table:table-cell table:style-name="ce143"/>
                      <table:table-cell table:style-name="ce145" table:number-columns-repeated="1005"/>
                    </table:table-row>
                    <table:table-row-group>
                      <table:table-row table:style-name="ro13">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2.1.2.6.1.1 <text:s text:c="2"/>&lt;IdPaese&gt;</text:p>
                        </table:table-cell>
                        <table:covered-table-cell table:style-name="ce46"/>
                        <table:covered-table-cell table:style-name="ce48"/>
                        <table:table-cell table:style-name="ce60" table:number-columns-repeated="2"/>
                        <table:table-cell table:style-name="ce70" office:value-type="string" calcext:value-type="string">
                          <text:p>xs:string</text:p>
                        </table:table-cell>
                        <table:table-cell table:style-name="ce82" office:value-type="string" calcext:value-type="string">
                          <text:p>Codice della nazione espresso secondo lo standard ISO 3166-1 alpha-2 code</text:p>
                        </table:table-cell>
                        <table:table-cell table:style-name="ce82" office:value-type="string" calcext:value-type="string">
                          <text:p>[<text:span text:style-name="T9">IT</text:span><text:span text:style-name="T10">]</text:span></text:p>
                        </table:table-cell>
                        <table:table-cell table:style-name="ce102" office:value-type="string" calcext:value-type="string">
                          <text:p>&lt;1.1&gt;</text:p>
                        </table:table-cell>
                        <table:table-cell table:style-name="ce102" office:value-type="float" office:value="2" calcext:value-type="float">
                          <text:p>2</text:p>
                        </table:table-cell>
                        <table:table-cell table:style-name="ce125" table:number-columns-repeated="2"/>
                        <table:table-cell table:style-name="ce139" office:value-type="string" calcext:value-type="string">
                          <text:p>l'elemento informativo corrisponde con l'elemento informativo</text:p>
                          <text:p><text:span text:style-name="T87">1.3.1.1.1</text:span><text:span text:style-name="T88"> &lt;</text:span><text:span text:style-name="T89">IdPaese</text:span><text:span text:style-name="T88">&gt; del file fattura ordinaria</text:span></text:p>
                          <text:p><text:span text:style-name="T87">1.2.8.1.1</text:span><text:span text:style-name="T88"> &lt;</text:span><text:span text:style-name="T89">IdPaese</text:span><text:span text:style-name="T88">&gt; del file fattura semplificata</text:span></text:p>
                        </table:table-cell>
                        <table:table-cell table:style-name="ce143"/>
                        <table:table-cell table:style-name="ce145" table:number-columns-repeated="1005"/>
                      </table:table-row>
                      <table:table-row table:style-name="ro16">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2.1.2.6.1.2 <text:s text:c="2"/>&lt;IdCodice&gt;</text:p>
                        </table:table-cell>
                        <table:covered-table-cell table:style-name="ce46"/>
                        <table:covered-table-cell table:style-name="ce48"/>
                        <table:table-cell table:style-name="ce60" table:number-columns-repeated="2"/>
                        <table:table-cell table:style-name="ce70" office:value-type="string" calcext:value-type="string">
                          <text:p>xs:string</text:p>
                        </table:table-cell>
                        <table:table-cell table:style-name="ce82" office:value-type="string" calcext:value-type="string">
                          <text:p>Codice identificativo fiscale</text:p>
                        </table:table-cell>
                        <table:table-cell table:style-name="ce82" office:value-type="string" calcext:value-type="string">
                          <text:p>formato alfanumerico</text:p>
                        </table:table-cell>
                        <table:table-cell table:style-name="ce102" office:value-type="string" calcext:value-type="string">
                          <text:p>&lt;1.1&gt;</text:p>
                        </table:table-cell>
                        <table:table-cell table:style-name="ce102" office:value-type="float" office:value="11" calcext:value-type="float">
                          <text:p>11</text:p>
                        </table:table-cell>
                        <table:table-cell table:style-name="ce126" office:value-type="string" calcext:value-type="string">
                          <text:p>Viene controllata la sua esistenza in Anagrafe Tributaria</text:p>
                          <text:p>Qualora il soggetto individuato dalla  PIVA  in  AT  risulti cessato o fallito, nella ricevuta di presa in carico del file sarà effettuata una segnalazione </text:p>
                        </table:table-cell>
                        <table:table-cell table:style-name="ce126" office:value-type="string" calcext:value-type="string">
                          <text:p><text:span text:style-name="T17">00303</text:span><text:span text:style-name="T18">: &lt;IdCodice&gt; di &lt;IdFiscaleIVA&gt; del Rappresentante Fiscale  non valido</text:span><text:span text:style-name="T80"> (comporta il rifiuto del file)</text:span></text:p>
                          <text:p><text:span text:style-name="T17">00502</text:span><text:span text:style-name="T18">: Partita IVA del Rappresentante Fiscale cessata in Anagrafe Tributaria </text:span><text:span text:style-name="T80">(comporta una segnalazione)</text:span></text:p>
                        </table:table-cell>
                        <table:table-cell table:style-name="ce139" office:value-type="string" calcext:value-type="string">
                          <text:p>l'elemento informativo corrisponde con l'elemento informativo</text:p>
                          <text:p><text:span text:style-name="T87">1.3.1.1.2</text:span><text:span text:style-name="T88"> &lt;</text:span><text:span text:style-name="T89">IdCodice</text:span><text:span text:style-name="T88">&gt; del file fattura ordinaria</text:span></text:p>
                          <text:p><text:span text:style-name="T87">1.2.8.1.2</text:span><text:span text:style-name="T88"> &lt;</text:span><text:span text:style-name="T89">IdCodice</text:span><text:span text:style-name="T88">&gt; del file fattura semplificata</text:span></text:p>
                        </table:table-cell>
                        <table:table-cell table:style-name="ce143"/>
                        <table:table-cell table:style-name="ce145" table:number-columns-repeated="1005"/>
                      </table:table-row>
                    </table:table-row-group>
                    <table:table-row table:style-name="ro13">
                      <table:table-cell table:style-name="ce10" table:number-columns-spanned="4" table:number-rows-spanned="1"/>
                      <table:covered-table-cell table:number-columns-repeated="3" table:style-name="ce10"/>
                      <table:table-cell table:style-name="ce42" office:value-type="string" calcext:value-type="string" table:number-columns-spanned="4" table:number-rows-spanned="1">
                        <text:p>2.1.2.6.2 <text:s text:c="2"/>&lt;Denominazion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Ditta, denominazione o ragione sociale (ditta, impresa, società, ente) del rappresentante fiscale.</text:p>
                        <text:p>Obbligatorio ma da valorizzare in alternativa agli elementi <text:span text:style-name="T17">2.1.2.6.3 &lt;Nome&gt;</text:span><text:span text:style-name="T18">  e  </text:span><text:span text:style-name="T19">2.1.2.6.4 &lt;Cognom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80</text:p>
                      </table:table-cell>
                      <table:table-cell table:style-name="ce124" table:number-columns-repeated="2"/>
                      <table:table-cell table:style-name="ce138" office:value-type="string" calcext:value-type="string">
                        <text:p>l'elemento informativo corrisponde con l'elemento informativo </text:p>
                        <text:p><text:span text:style-name="T87">1.3.1.3.1</text:span><text:span text:style-name="T88"> &lt;</text:span><text:span text:style-name="T89">Denominazione</text:span><text:span text:style-name="T88">&gt; del file fattura ordinaria</text:span></text:p>
                        <text:p><text:span text:style-name="T87">1.2.8.2</text:span><text:span text:style-name="T88"> &lt;</text:span><text:span text:style-name="T89">Denominazione</text:span><text:span text:style-name="T88">&gt; del file fattura semplificata</text:span></text:p>
                      </table:table-cell>
                      <table:table-cell table:style-name="ce143"/>
                      <table:table-cell table:style-name="ce145" table:number-columns-repeated="1005"/>
                    </table:table-row>
                    <table:table-row table:style-name="ro17">
                      <table:table-cell table:style-name="ce10" table:number-columns-spanned="4" table:number-rows-spanned="1"/>
                      <table:covered-table-cell table:number-columns-repeated="3" table:style-name="ce10"/>
                      <table:table-cell table:style-name="ce42" office:value-type="string" calcext:value-type="string" table:number-columns-spanned="4" table:number-rows-spanned="1">
                        <text:p>2.1.2.6.3 <text:s text:c="2"/>&lt;Nom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Nome del rappresentante fiscale persona fisica .</text:p>
                        <text:p>Obbligatorio ma da valorizzare insieme all'elemento <text:span text:style-name="T17">2.1.2.6.4 &lt;Cognome&gt;</text:span><text:span text:style-name="T18">  ed in alternativa all'elemento </text:span><text:span text:style-name="T19">2.1.2.6.2 &lt;Denominazion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3.1.3.2</text:span><text:span text:style-name="T88"> &lt;</text:span><text:span text:style-name="T89">Nome</text:span><text:span text:style-name="T88">&gt; del file fattura ordinaria</text:span></text:p>
                        <text:p><text:span text:style-name="T87">1.2.8.3</text:span><text:span text:style-name="T88"> &lt;</text:span><text:span text:style-name="T89">Nome</text:span><text:span text:style-name="T88">&gt; del file fattura semplificata</text:span></text:p>
                      </table:table-cell>
                      <table:table-cell table:style-name="ce143"/>
                      <table:table-cell table:style-name="ce145" table:number-columns-repeated="1005"/>
                    </table:table-row>
                    <table:table-row table:style-name="ro18">
                      <table:table-cell table:style-name="ce10" table:number-columns-spanned="4" table:number-rows-spanned="1"/>
                      <table:covered-table-cell table:number-columns-repeated="3" table:style-name="ce10"/>
                      <table:table-cell table:style-name="ce42" office:value-type="string" calcext:value-type="string" table:number-columns-spanned="4" table:number-rows-spanned="1">
                        <text:p>2.1.2.6.4 <text:s text:c="2"/>&lt;Cognom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Cognome del rappresentante fiscale persona fisica.</text:p>
                        <text:p>Obbligatorio ma da valorizzare insieme all'elemento <text:span text:style-name="T17">2.1.2.6.3 &lt;Nome&gt;</text:span><text:span text:style-name="T18">  ed in alternativa all'elemento </text:span><text:span text:style-name="T19">2.1.2.6.2 &lt;Denominazion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3.1.3.3</text:span><text:span text:style-name="T88"> &lt;</text:span><text:span text:style-name="T89">Cognome</text:span><text:span text:style-name="T88">&gt; del file fattura ordinaria</text:span></text:p>
                        <text:p><text:span text:style-name="T87">1.2.8.4</text:span><text:span text:style-name="T88"> &lt;</text:span><text:span text:style-name="T89">Cognome</text:span><text:span text:style-name="T88">&gt; del file fattura semplificata</text:span></text:p>
                      </table:table-cell>
                      <table:table-cell table:style-name="ce143"/>
                      <table:table-cell table:style-name="ce145" table:number-columns-repeated="1005"/>
                    </table:table-row>
                  </table:table-row-group>
                </table:table-row-group>
              </table:table-row-group>
            </table:table-row-group>
            <table:table-row table:style-name="ro19">
              <table:table-cell table:style-name="ce6"/>
              <table:table-cell table:style-name="ce24" office:value-type="string" calcext:value-type="string" table:number-columns-spanned="7" table:number-rows-spanned="1">
                <text:p>2.2 <text:s text:c="2"/>&lt;CessionarioCommittenteDTE&gt;</text:p>
              </table:table-cell>
              <table:covered-table-cell table:number-columns-repeated="6" table:style-name="ce24"/>
              <table:table-cell table:style-name="ce54" table:number-columns-repeated="2"/>
              <table:table-cell table:style-name="ce65"/>
              <table:table-cell table:style-name="ce76" office:value-type="string" calcext:value-type="string">
                <text:p>Blocco contenente le informazioni relative al cessionario/committente (cliente) e ai dati fattura a lui riferiti<text:span text:style-name="T5">.</text:span></text:p>
                <text:p><text:span text:style-name="T5">Può essere replicato per trasmettere dati di fatture relative a clienti diversi </text:span></text:p>
              </table:table-cell>
              <table:table-cell table:style-name="ce87"/>
              <table:table-cell table:style-name="ce95" office:value-type="string" calcext:value-type="string">
                <text:p>&lt;1.1000&gt;</text:p>
              </table:table-cell>
              <table:table-cell table:style-name="ce54"/>
              <table:table-cell table:style-name="ce120" table:number-columns-repeated="2"/>
              <table:table-cell table:style-name="ce137"/>
              <table:table-cell table:style-name="ce143"/>
              <table:table-cell table:style-name="ce145" table:number-columns-repeated="1005"/>
            </table:table-row>
            <table:table-row-group>
              <table:table-row table:style-name="ro20">
                <table:table-cell table:style-name="ce7" table:number-columns-spanned="2" table:number-rows-spanned="1"/>
                <table:covered-table-cell table:style-name="ce25"/>
                <table:table-cell table:style-name="ce32" office:value-type="string" calcext:value-type="string" table:number-columns-spanned="6" table:number-rows-spanned="1">
                  <text:p>2.2.1 <text:s text:c="2"/>&lt;IdentificativiFiscali&gt;</text:p>
                </table:table-cell>
                <table:covered-table-cell table:number-columns-repeated="5" table:style-name="ce32"/>
                <table:table-cell table:style-name="ce55" table:number-columns-repeated="2"/>
                <table:table-cell table:style-name="ce64"/>
                <table:table-cell table:style-name="ce77" office:value-type="string" calcext:value-type="string">
                  <text:p>In presenza di dati relativi ad almeno una fattura <text:span text:style-name="T20">ORDINARIA</text:span><text:span text:style-name="T21"> (elemento </text:span><text:span text:style-name="T22">2.2.3.1.1 &lt;TipoDocumento&gt;</text:span><text:span text:style-name="T23">  diverso da  "</text:span><text:span text:style-name="T24">TD07</text:span><text:span text:style-name="T23">" e da "</text:span><text:span text:style-name="T25">TD08</text:span><text:span text:style-name="T23">")  questo blocco è sempre obbligatorio.</text:span></text:p>
                  <text:p><text:span text:style-name="T26">Nei casi di dati relativi solo a fatture </text:span><text:span text:style-name="T27">SEMPLIFICATE</text:span><text:span text:style-name="T28"> (elemento </text:span><text:span text:style-name="T29">2.2.3.1.1 &lt;TipoDocumento&gt; </text:span><text:span text:style-name="T30"> = "</text:span><text:span text:style-name="T31">TD07</text:span><text:span text:style-name="T32">" o  "</text:span><text:span text:style-name="T33">TD08</text:span><text:span text:style-name="T28">") questo blocco è obbligatorio solo se </text:span><text:span text:style-name="T33">NON</text:span><text:span text:style-name="T28"> è stato valorizzato il blocco </text:span><text:span text:style-name="T33">2.2.2 &lt;AltriDatiIdentificativi&gt;</text:span></text:p>
                </table:table-cell>
                <table:table-cell table:style-name="ce77"/>
                <table:table-cell table:style-name="ce96" office:value-type="string" calcext:value-type="string">
                  <text:p>&lt;0.1&gt;</text:p>
                </table:table-cell>
                <table:table-cell table:style-name="ce111"/>
                <table:table-cell table:style-name="ce121" office:value-type="string" calcext:value-type="string">
                  <text:p>Un controllo verifica che, qualora esista almeno un elemento  <text:span text:style-name="T15">2.2.3.1.1</text:span><text:span text:style-name="T14"> &lt;</text:span><text:span text:style-name="T13">TipoDocumento</text:span><text:span text:style-name="T14">&gt; diverso da 'TD07' e da 'TD08' (dati riferiti a fattura ordinaria), questo blocco sia valorizzato.</text:span></text:p>
                  <text:p><text:span text:style-name="T45">Qualora invece l'elemento </text:span><text:span text:style-name="T46">2.2.3.1.1 </text:span><text:span text:style-name="T47">&lt;</text:span><text:span text:style-name="T40">TipoDocumento</text:span><text:span text:style-name="T48">&gt; sia sempre uguale a 'TD07' o a 'TD08', un controllo verifica che, laddove questo blocco non fosse valorizzato, sia valorizzato il blocco </text:span><text:span text:style-name="T49">2.2.2</text:span><text:span text:style-name="T37"> &lt;</text:span><text:span text:style-name="T40">AltriDatiIdentificativi</text:span><text:span text:style-name="T37">&gt;</text:span></text:p>
                </table:table-cell>
                <table:table-cell table:style-name="ce121" office:value-type="string" calcext:value-type="string">
                  <text:p><text:span text:style-name="T17">00431</text:span><text:span text:style-name="T18">: 2.2.1 &lt;IdentificativiFiscali&gt; e 2.2.2 &lt;AltriDatiIdentificativi&gt; non valorizzati (almeno uno dei due deve essere presente  a fronte di 2.2.3.1.1 &lt;TipoDocumento&gt; uguale a TD07 o TD08) </text:span><text:span text:style-name="T80"> (comporta il rifiuto del file)</text:span></text:p>
                  <text:p><text:span text:style-name="T17">00432</text:span><text:span text:style-name="T18">: 2.2.1 &lt;IdentificativiFiscali&gt;  o 2.2.2 &lt;AltriDatiIdentificativi&gt; non presente a fronte di  2.2.3.1.1 &lt;TipoDocumento&gt; uguale a TD01, TD04 o TD05</text:span><text:span text:style-name="T80"> (comporta il rifiuto del file)</text:span></text:p>
                </table:table-cell>
                <table:table-cell table:style-name="ce135"/>
                <table:table-cell table:style-name="ce143"/>
                <table:table-cell table:style-name="ce145" table:number-columns-repeated="1005"/>
              </table:table-row>
              <table:table-row-group>
                <table:table-row table:style-name="ro21">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2.1.1 <text:s text:c="2"/>&lt;IdFiscaleIVA&gt;</text:p>
                  </table:table-cell>
                  <table:covered-table-cell table:number-columns-repeated="4" table:style-name="ce39"/>
                  <table:table-cell table:style-name="ce55" table:number-columns-repeated="2"/>
                  <table:table-cell table:style-name="ce64"/>
                  <table:table-cell table:style-name="ce81" office:value-type="string" calcext:value-type="string">
                    <text:p>Numero di identificazione fiscale ai fini IVA; i primi due caratteri rappresentano il paese ( <text:span text:style-name="T34">IT</text:span><text:span text:style-name="T35">, </text:span><text:span text:style-name="T36">DE</text:span><text:span text:style-name="T37">, </text:span><text:span text:style-name="T38">ES</text:span><text:span text:style-name="T39"> …..) ed i restanti (fino ad un massimo di 28) il codice vero e proprio che, per i residenti in Italia, corrisponde al numero di partita IVA. </text:span><text:span text:style-name="T40">NON</text:span><text:span text:style-name="T37"> è obbligatorio se si valorizza l'elemento </text:span><text:span text:style-name="T40">2.2.1.2 &lt;CodiceFiscale&gt;</text:span></text:p>
                  </table:table-cell>
                  <table:table-cell table:style-name="ce88"/>
                  <table:table-cell table:style-name="ce96" office:value-type="string" calcext:value-type="string">
                    <text:p>&lt;0.1&gt;</text:p>
                  </table:table-cell>
                  <table:table-cell table:style-name="ce111"/>
                  <table:table-cell table:style-name="ce121" office:value-type="string" calcext:value-type="string">
                    <text:p>Premessa la verifica di cui al campo <text:span text:style-name="T15">2.2.1 &lt;IdentificativiFiscali&gt;</text:span><text:span text:style-name="T16">, un controllo verifica che, qualora questo elemento non sia valorizzato, sia correttamente valorizzato l'elemento </text:span><text:span text:style-name="T41">2.2.1.2</text:span><text:span text:style-name="T14">&lt;</text:span><text:span text:style-name="T13">CodiceFiscale</text:span><text:span text:style-name="T14">&gt;</text:span></text:p>
                  </table:table-cell>
                  <table:table-cell table:style-name="ce121" office:value-type="string" calcext:value-type="string">
                    <text:p><text:span text:style-name="T17">00417</text:span><text:span text:style-name="T18">: 2.2.1.1 &lt;IdFiscaleIVA&gt; e 2.2.1.2 &lt;CodiceFiscale&gt; non valorizzati (almeno uno dei due deve essere valorizzato) </text:span><text:span text:style-name="T80">(comporta il rifiuto del file)</text:span></text:p>
                  </table:table-cell>
                  <table:table-cell table:style-name="ce135" office:value-type="string" calcext:value-type="string">
                    <text:p>l'elemento informativo corrisponde con l'elemento informativo</text:p>
                    <text:p><text:span text:style-name="T87">1.4.1.1</text:span><text:span text:style-name="T88"> &lt;</text:span><text:span text:style-name="T89">IdFiscaleIVA</text:span><text:span text:style-name="T88">&gt; del file fattura ordinaria</text:span></text:p>
                    <text:p><text:span text:style-name="T87">1.3.1.1</text:span><text:span text:style-name="T88"> &lt;</text:span><text:span text:style-name="T89">IdFiscaleIVA</text:span><text:span text:style-name="T88">&gt; del file fattura semplificata</text:span></text:p>
                  </table:table-cell>
                  <table:table-cell table:style-name="ce143"/>
                  <table:table-cell table:style-name="ce145" table:number-columns-repeated="1005"/>
                </table:table-row>
                <table:table-row-group>
                  <table:table-row table:style-name="ro13">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2.1.1.1 <text:s text:c="2"/>&lt;IdPaese&gt;</text:p>
                    </table:table-cell>
                    <table:covered-table-cell table:number-columns-repeated="3" table:style-name="ce42"/>
                    <table:table-cell table:style-name="ce57"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4.1.1.1</text:span><text:span text:style-name="T88"> &lt;</text:span><text:span text:style-name="T89">IdPaese</text:span><text:span text:style-name="T88">&gt; del file fattura ordinaria</text:span></text:p>
                      <text:p><text:span text:style-name="T87">1.3.1.1.1</text:span><text:span text:style-name="T88"> &lt;</text:span><text:span text:style-name="T89">IdPaese</text:span><text:span text:style-name="T88">&gt; del file fattura semplificata</text:span></text:p>
                    </table:table-cell>
                    <table:table-cell table:style-name="ce143"/>
                    <table:table-cell table:style-name="ce145" table:number-columns-repeated="1005"/>
                  </table:table-row>
                  <table:table-row table:style-name="ro5">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2.1.1.2 <text:s text:c="2"/>&lt;IdCodice&gt;</text:p>
                    </table:table-cell>
                    <table:covered-table-cell table:number-columns-repeated="3" table:style-name="ce42"/>
                    <table:table-cell table:style-name="ce57" table:number-columns-repeated="2"/>
                    <table:table-cell table:style-name="ce66" office:value-type="string" calcext:value-type="string">
                      <text:p>xs:string</text:p>
                    </table:table-cell>
                    <table:table-cell table:style-name="ce80" office:value-type="string" calcext:value-type="string">
                      <text:p>Codice identificativo fiscale</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28</text:p>
                    </table:table-cell>
                    <table:table-cell table:style-name="ce124" office:value-type="string" calcext:value-type="string">
                      <text:p>Se l'identificativo IVA è presente ed è relativo ad un soggetto residente in Italia (valore in <text:span text:style-name="T15">2.2.1.1.1</text:span><text:span text:style-name="T14">&lt;</text:span><text:span text:style-name="T13">IdPaese</text:span><text:span text:style-name="T14">&gt; = 'IT'), un controllo verifica che la PIVA sia censita in AT.</text:span></text:p>
                      <text:p><text:span text:style-name="T11">Qualora il soggetto individuato dalla  PIVA  in  AT  risulti cessato o fallito, nella ricevuta di presa in carico del file sarà effettuata una segnalazione </text:span></text:p>
                    </table:table-cell>
                    <table:table-cell table:style-name="ce124" office:value-type="string" calcext:value-type="string">
                      <text:p><text:span text:style-name="T17">00305</text:span><text:span text:style-name="T18">: &lt;IdCodice&gt; di &lt;IdFiscaleIVA&gt; del Cessionario/Committente  non valido </text:span><text:span text:style-name="T80">(comporta il rifiuto del file)</text:span></text:p>
                      <text:p><text:span text:style-name="T17">00501</text:span><text:span text:style-name="T18">: Partita IVA del Cessionario/Committente cessata in Anagrafe Tributaria </text:span><text:span text:style-name="T80">(comporta una segnalazione)</text:span></text:p>
                    </table:table-cell>
                    <table:table-cell table:style-name="ce138" office:value-type="string" calcext:value-type="string">
                      <text:p>l'elemento informativo corrisponde con l'elemento informativo</text:p>
                      <text:p><text:span text:style-name="T87">1.4.1.1.2</text:span><text:span text:style-name="T88"> &lt;</text:span><text:span text:style-name="T89">IdCodice</text:span><text:span text:style-name="T88">&gt; del file fattura ordinaria</text:span></text:p>
                      <text:p><text:span text:style-name="T87">1.3.1.1.2</text:span><text:span text:style-name="T88">&lt;</text:span><text:span text:style-name="T89">IdCodice</text:span><text:span text:style-name="T88">&gt; del file fattura semplificata</text:span></text:p>
                    </table:table-cell>
                    <table:table-cell table:style-name="ce143"/>
                    <table:table-cell table:style-name="ce145" table:number-columns-repeated="1005"/>
                  </table:table-row>
                </table:table-row-group>
                <table:table-row table:style-name="ro22">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2.1.2 <text:s text:c="2"/>&lt;CodiceFiscale&gt;</text:p>
                  </table:table-cell>
                  <table:covered-table-cell table:number-columns-repeated="4" table:style-name="ce39"/>
                  <table:table-cell table:style-name="ce55" table:number-columns-repeated="2"/>
                  <table:table-cell table:style-name="ce67" office:value-type="string" calcext:value-type="string">
                    <text:p>xs:string</text:p>
                  </table:table-cell>
                  <table:table-cell table:style-name="ce81" office:value-type="string" calcext:value-type="string">
                    <text:p>Numero di Codice Fiscale (valido per i soli soggetti residenti in Italia).</text:p>
                    <text:p><text:span text:style-name="T17">NON</text:span><text:span text:style-name="T18"> è obbligatorio se si valorizza l'elemento </text:span><text:span text:style-name="T19">2.2.1.1 &lt;IdFiscaleIVA&gt;</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1 ...16</text:p>
                  </table:table-cell>
                  <table:table-cell table:style-name="ce121" office:value-type="string" calcext:value-type="string">
                    <text:p>Premessa la verifica di cui al campo <text:span text:style-name="T15">2.2.1 &lt;IdentificativiFiscali&gt;</text:span><text:span text:style-name="T16">, un controllo verifica che, qualora questo elemento non sia valorizzato, sia correttamente valorizzato il blocco  </text:span><text:span text:style-name="T41">2.2.1.1</text:span><text:span text:style-name="T14">&lt;</text:span><text:span text:style-name="T13">IdFiscaleIVA</text:span><text:span text:style-name="T14">&gt;.</text:span></text:p>
                    <text:p><text:span text:style-name="T11">Se valorizzato  viene controllata la sua esistenza in Anagrafe Tributaria</text:span></text:p>
                  </table:table-cell>
                  <table:table-cell table:style-name="ce121" office:value-type="string" calcext:value-type="string">
                    <text:p><text:span text:style-name="T17">00306</text:span><text:span text:style-name="T18">: &lt;CodiceFiscale&gt; del Cessionario/Committente non valido </text:span><text:span text:style-name="T80"> (comporta il rifiuto del file)</text:span></text:p>
                    <text:p><text:span text:style-name="T17">00417</text:span><text:span text:style-name="T18">: 2.2.1.1 &lt;IdFiscaleIVA&gt; e 2.2.1.2 &lt;CodiceFiscale&gt; non valorizzati (almeno uno dei due deve essere valorizzato) </text:span><text:span text:style-name="T80"> (comporta il rifiuto del file)</text:span></text:p>
                  </table:table-cell>
                  <table:table-cell table:style-name="ce135" office:value-type="string" calcext:value-type="string">
                    <text:p>l'elemento informativo corrisponde con l'elemento informativo</text:p>
                    <text:p><text:span text:style-name="T87">1.4.1.2</text:span><text:span text:style-name="T88"> &lt;</text:span><text:span text:style-name="T89">CodiceFiscale</text:span><text:span text:style-name="T88">&gt; del file fattura ordinaria</text:span></text:p>
                    <text:p><text:span text:style-name="T87">1.3.1.2</text:span><text:span text:style-name="T88"> &lt;</text:span><text:span text:style-name="T89">CodiceFiscale</text:span><text:span text:style-name="T88">&gt; del file fattura semplificata</text:span></text:p>
                  </table:table-cell>
                  <table:table-cell table:style-name="ce143"/>
                  <table:table-cell table:style-name="ce145" table:number-columns-repeated="1005"/>
                </table:table-row>
              </table:table-row-group>
              <table:table-row table:style-name="ro23">
                <table:table-cell table:style-name="ce7" table:number-columns-spanned="2" table:number-rows-spanned="1"/>
                <table:covered-table-cell table:style-name="ce25"/>
                <table:table-cell table:style-name="ce32" office:value-type="string" calcext:value-type="string" table:number-columns-spanned="6" table:number-rows-spanned="1">
                  <text:p>2.2.2 <text:s text:c="2"/>&lt;AltriDatiIdentificativi&gt;</text:p>
                </table:table-cell>
                <table:covered-table-cell table:number-columns-repeated="5" table:style-name="ce32"/>
                <table:table-cell table:style-name="ce55" table:number-columns-repeated="2"/>
                <table:table-cell table:style-name="ce64"/>
                <table:table-cell table:style-name="ce77" office:value-type="string" calcext:value-type="string">
                  <text:p>In presenza di dati relativi ad almeno una fattura <text:span text:style-name="T20">ORDINARIA</text:span><text:span text:style-name="T21"> (elemento </text:span><text:span text:style-name="T22">2.2.3.1.1 &lt;TipoDocumento&gt;</text:span><text:span text:style-name="T23">  diverso da  "</text:span><text:span text:style-name="T24">TD07</text:span><text:span text:style-name="T23">" e da "</text:span><text:span text:style-name="T25">TD08</text:span><text:span text:style-name="T23">")  questo blocco è sempre obbligatorio.</text:span></text:p>
                  <text:p><text:span text:style-name="T26">Nei casi di dati relativi solo a fatture </text:span><text:span text:style-name="T27">SEMPLIFICATE</text:span><text:span text:style-name="T28"> (elemento </text:span><text:span text:style-name="T29">2.2.3.1.1 &lt;TipoDocumento&gt; </text:span><text:span text:style-name="T30"> = "</text:span><text:span text:style-name="T31">TD07</text:span><text:span text:style-name="T32">" o  "</text:span><text:span text:style-name="T33">TD08</text:span><text:span text:style-name="T28">") questo blocco è obbligatorio solo se </text:span><text:span text:style-name="T33">NON</text:span><text:span text:style-name="T28"> è stato valorizzato il blocco </text:span><text:span text:style-name="T33">2.2.1 &lt;IdentificativiFiscali&gt;</text:span></text:p>
                </table:table-cell>
                <table:table-cell table:style-name="ce88"/>
                <table:table-cell table:style-name="ce96" office:value-type="string" calcext:value-type="string">
                  <text:p>&lt;0.1&gt;</text:p>
                </table:table-cell>
                <table:table-cell table:style-name="ce111"/>
                <table:table-cell table:style-name="ce121" office:value-type="string" calcext:value-type="string">
                  <text:p>Un controllo verifica che, qualora esista almeno un elemento  <text:span text:style-name="T15">2.2.3.1.1</text:span><text:span text:style-name="T14"> &lt;</text:span><text:span text:style-name="T13">TipoDocumento</text:span><text:span text:style-name="T14">&gt; diverso da 'TD07' e da 'TD08' (dati riferiti a fattura ordinaria), questo blocco sia valorizzato.</text:span></text:p>
                  <text:p><text:span text:style-name="T45">Qualora invece l'elemento </text:span><text:span text:style-name="T46">2.2.3.1.1 </text:span><text:span text:style-name="T47">&lt;</text:span><text:span text:style-name="T40">TipoDocumento</text:span><text:span text:style-name="T48">&gt; sia sempre uguale a 'TD07' o a 'TD08', un controllo verifica che, laddove questo blocco non fosse valorizzato, sia valorizzato il blocco </text:span><text:span text:style-name="T49">2.2.1</text:span><text:span text:style-name="T37"> &lt;</text:span><text:span text:style-name="T40">IdentificativiFiscali</text:span><text:span text:style-name="T37">&gt;</text:span></text:p>
                </table:table-cell>
                <table:table-cell table:style-name="ce121" office:value-type="string" calcext:value-type="string">
                  <text:p><text:span text:style-name="T17">00431</text:span><text:span text:style-name="T18">: 2.2.1 &lt;IdentificativiFiscali&gt; e 2.2.2 &lt;AltriDatiIdentificativi&gt; non valorizzati (almeno uno dei due deve essere presente  a fronte di 2.2.3.1.1 &lt;TipoDocumento&gt; uguale a TD07 o TD08) </text:span><text:span text:style-name="T80"> (comporta il rifiuto del file)</text:span></text:p>
                  <text:p><text:span text:style-name="T17">00432</text:span><text:span text:style-name="T18">: 2.2.1 &lt;IdentificativiFiscali&gt;  o 2.2.2 &lt;AltriDatiIdentificativi&gt; non presente a fronte di  2.2.3.1.1 &lt;TipoDocumento&gt; uguale a TD01, TD04 o TD05 </text:span><text:span text:style-name="T80">(comporta il rifiuto del file)</text:span></text:p>
                </table:table-cell>
                <table:table-cell table:style-name="ce135"/>
                <table:table-cell table:style-name="ce143"/>
                <table:table-cell table:style-name="ce145" table:number-columns-repeated="1005"/>
              </table:table-row>
              <table:table-row table:style-name="ro13">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2.2.2.1 <text:s text:c="2"/>&lt;Denominazione&gt;</text:p>
                </table:table-cell>
                <table:covered-table-cell table:number-columns-repeated="4" table:style-name="ce39"/>
                <table:table-cell table:style-name="ce55" table:number-columns-repeated="2"/>
                <table:table-cell table:style-name="ce67" office:value-type="string" calcext:value-type="string">
                  <text:p>xs:normalizedString</text:p>
                </table:table-cell>
                <table:table-cell table:style-name="ce81" office:value-type="string" calcext:value-type="string">
                  <text:p>Ditta, denominazione o ragione sociale (ditta, impresa, società, ente); campo obbligatorio ma da valorizzare in alternativa agli elementi <text:span text:style-name="T17">2.2.2.2 &lt;Nome&gt;</text:span><text:span text:style-name="T18">  e  </text:span><text:span text:style-name="T19">2.2.2.3 &lt;Cognome&gt;</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80</text:p>
                </table:table-cell>
                <table:table-cell table:style-name="ce121" table:number-columns-repeated="2"/>
                <table:table-cell table:style-name="ce135" office:value-type="string" calcext:value-type="string">
                  <text:p>l'elemento informativo corrisponde con l'elemento informativo</text:p>
                  <text:p><text:span text:style-name="T87">1.4.1.3.1</text:span><text:span text:style-name="T88"> &lt;</text:span><text:span text:style-name="T89">Denominazione</text:span><text:span text:style-name="T88">&gt; del file fattura ordinaria</text:span></text:p>
                  <text:p><text:span text:style-name="T87">1.3.2.1</text:span><text:span text:style-name="T88"> &lt;</text:span><text:span text:style-name="T89">Denominazione</text:span><text:span text:style-name="T88">&gt; del file fattura semplificata</text:span></text:p>
                </table:table-cell>
                <table:table-cell table:style-name="ce143"/>
                <table:table-cell table:style-name="ce145" table:number-columns-repeated="1005"/>
              </table:table-row>
              <table:table-row table:style-name="ro13">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2.2.2.2 <text:s text:c="2"/>&lt;Nome&gt;</text:p>
                </table:table-cell>
                <table:covered-table-cell table:number-columns-repeated="4" table:style-name="ce39"/>
                <table:table-cell table:style-name="ce55" table:number-columns-repeated="2"/>
                <table:table-cell table:style-name="ce67" office:value-type="string" calcext:value-type="string">
                  <text:p>xs:normalizedString</text:p>
                </table:table-cell>
                <table:table-cell table:style-name="ce81" office:value-type="string" calcext:value-type="string">
                  <text:p>Nome della persona fisica. Obbligatorio ma da valorizzare insieme all'elemento <text:span text:style-name="T15">2.2.2.3 &lt;Cognome&gt;</text:span><text:span text:style-name="T14">  ed in alternativa all'elemento </text:span><text:span text:style-name="T13">2.2.2.1 &lt;Denominazione&gt;</text:span><text:span text:style-name="T14"> </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60</text:p>
                </table:table-cell>
                <table:table-cell table:style-name="ce121" table:number-columns-repeated="2"/>
                <table:table-cell table:style-name="ce135" office:value-type="string" calcext:value-type="string">
                  <text:p>l'elemento informativo corrisponde con l'elemento informativo</text:p>
                  <text:p><text:span text:style-name="T87">1.4.1.3.2</text:span><text:span text:style-name="T88"> &lt;</text:span><text:span text:style-name="T89">Nome</text:span><text:span text:style-name="T88">&gt; del file fattura ordinaria</text:span></text:p>
                  <text:p><text:span text:style-name="T87">1.3.2.2</text:span><text:span text:style-name="T88"> &lt;</text:span><text:span text:style-name="T89">Nome</text:span><text:span text:style-name="T88">&gt; del file fattura semplificata</text:span></text:p>
                </table:table-cell>
                <table:table-cell table:style-name="ce143"/>
                <table:table-cell table:style-name="ce145" table:number-columns-repeated="1005"/>
              </table:table-row>
              <table:table-row table:style-name="ro13">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2.2.2.3 <text:s text:c="2"/>&lt;Cognome&gt;</text:p>
                </table:table-cell>
                <table:covered-table-cell table:number-columns-repeated="4" table:style-name="ce39"/>
                <table:table-cell table:style-name="ce55" table:number-columns-repeated="2"/>
                <table:table-cell table:style-name="ce67" office:value-type="string" calcext:value-type="string">
                  <text:p>xs:normalizedString</text:p>
                </table:table-cell>
                <table:table-cell table:style-name="ce81" office:value-type="string" calcext:value-type="string">
                  <text:p>Cognome della persona fisica. Obbligatorio ma da valorizzare insieme all'elemento<text:span text:style-name="T17"> 2.2.2.2 &lt;Nome&gt;</text:span><text:span text:style-name="T18">  ed in alternativa all'elemento </text:span><text:span text:style-name="T19">2.2.2.1 &lt;Denominazione&gt;</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60</text:p>
                </table:table-cell>
                <table:table-cell table:style-name="ce121" table:number-columns-repeated="2"/>
                <table:table-cell table:style-name="ce135" office:value-type="string" calcext:value-type="string">
                  <text:p>l'elemento informativo corrisponde con l'elemento informativo</text:p>
                  <text:p><text:span text:style-name="T87">1.4.1.3.3</text:span><text:span text:style-name="T88"> &lt;</text:span><text:span text:style-name="T89">Cognome</text:span><text:span text:style-name="T88">&gt; del file fattura ordinaria</text:span></text:p>
                  <text:p><text:span text:style-name="T87">1.3.2.3</text:span><text:span text:style-name="T88"> &lt;</text:span><text:span text:style-name="T89">Cognome</text:span><text:span text:style-name="T88">&gt; del file fattura semplificata</text:span></text:p>
                </table:table-cell>
                <table:table-cell table:style-name="ce143"/>
                <table:table-cell table:style-name="ce145" table:number-columns-repeated="1005"/>
              </table:table-row>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2.2.4 <text:s text:c="2"/>&lt;Sede&gt;</text:p>
                </table:table-cell>
                <table:covered-table-cell table:number-columns-repeated="4" table:style-name="ce39"/>
                <table:table-cell table:style-name="ce58" table:number-columns-repeated="2"/>
                <table:table-cell table:style-name="ce67"/>
                <table:table-cell table:style-name="ce81" office:value-type="string" calcext:value-type="string">
                  <text:p>Blocco contenente i dati della sede del cessionario / committente.</text:p>
                </table:table-cell>
                <table:table-cell table:style-name="ce81"/>
                <table:table-cell table:style-name="ce103" office:value-type="string" calcext:value-type="string">
                  <text:p>&lt;1.1&gt;</text:p>
                </table:table-cell>
                <table:table-cell table:style-name="ce96"/>
                <table:table-cell table:style-name="ce121" table:number-columns-repeated="2"/>
                <table:table-cell table:style-name="ce135" office:value-type="string" calcext:value-type="string">
                  <text:p>l'elemento informativo corrisponde con l'elemento informativo</text:p>
                  <text:p><text:span text:style-name="T87">1.4.2</text:span><text:span text:style-name="T88"> &lt;</text:span><text:span text:style-name="T89">Sede</text:span><text:span text:style-name="T88">&gt; del file fattura ordinaria</text:span></text:p>
                  <text:p><text:span text:style-name="T87">1.3.2.4</text:span><text:span text:style-name="T88"> &lt;</text:span><text:span text:style-name="T89">Sede</text:span><text:span text:style-name="T88">&gt; del file fattura semplificata</text:span></text:p>
                </table:table-cell>
                <table:table-cell table:style-name="ce143" table:number-columns-repeated="1006"/>
              </table:table-row>
              <table:table-row-group>
                <table:table-row-group>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4.1 <text:s text:c="2"/>&lt;Indirizz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Indirizzo della sede del cessionario / committente (nome della via, piazza etc.)</text:p>
                    </table:table-cell>
                    <table:table-cell table:style-name="ce80" office:value-type="string" calcext:value-type="string">
                      <text:p>formato alfanumerico</text:p>
                    </table:table-cell>
                    <table:table-cell table:style-name="ce100"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text:p>
                      <text:p><text:span text:style-name="T87">1.4.2.1</text:span><text:span text:style-name="T88"> &lt;</text:span><text:span text:style-name="T89">Indirizzo</text:span><text:span text:style-name="T88">&gt; del file fattura ordinaria</text:span></text:p>
                      <text:p><text:span text:style-name="T87">1.3.2.4.1</text:span><text:span text:style-name="T88"> &lt;</text:span><text:span text:style-name="T89">Indirizz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4.2 <text:s text:c="2"/>&lt;NumeroCivic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Numero civico riferito all'indirizzo (non indicare se già presente nel campo indirizzo)</text:p>
                    </table:table-cell>
                    <table:table-cell table:style-name="ce89" office:value-type="string" calcext:value-type="string">
                      <text:p>formato alfanumerico</text:p>
                    </table:table-cell>
                    <table:table-cell table:style-name="ce99" office:value-type="string" calcext:value-type="string">
                      <text:p>&lt;0.1&gt;</text:p>
                    </table:table-cell>
                    <table:table-cell table:style-name="ce112" office:value-type="string" calcext:value-type="string">
                      <text:p>1 ...8</text:p>
                    </table:table-cell>
                    <table:table-cell table:style-name="ce124" table:number-columns-repeated="2"/>
                    <table:table-cell table:style-name="ce138" office:value-type="string" calcext:value-type="string">
                      <text:p>l'elemento informativo corrisponde con l'elemento informativo</text:p>
                      <text:p><text:span text:style-name="T87">1.4.2.2</text:span><text:span text:style-name="T88"> &lt;</text:span><text:span text:style-name="T89">NumeroCivico</text:span><text:span text:style-name="T88">&gt; del file fattura ordinaria</text:span></text:p>
                      <text:p><text:span text:style-name="T87">1.3.2.4.2</text:span><text:span text:style-name="T88"> &lt;</text:span><text:span text:style-name="T89">NumeroCivic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4.3 <text:s text:c="2"/>&lt;CAP&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Avviamento Postale</text:p>
                    </table:table-cell>
                    <table:table-cell table:style-name="ce80" office:value-type="string" calcext:value-type="string">
                      <text:p>formato numerico</text:p>
                    </table:table-cell>
                    <table:table-cell table:style-name="ce99" office:value-type="string" calcext:value-type="string">
                      <text:p>&lt;0.1&gt;</text:p>
                    </table:table-cell>
                    <table:table-cell table:style-name="ce99" office:value-type="float" office:value="5" calcext:value-type="float">
                      <text:p>5</text:p>
                    </table:table-cell>
                    <table:table-cell table:style-name="ce124" table:number-columns-repeated="2"/>
                    <table:table-cell table:style-name="ce138" office:value-type="string" calcext:value-type="string">
                      <text:p>l'elemento informativo corrisponde con l'elemento informativo</text:p>
                      <text:p><text:span text:style-name="T87">1.4.2.3</text:span><text:span text:style-name="T88"> &lt;</text:span><text:span text:style-name="T89">CAP</text:span><text:span text:style-name="T88">&gt; del file fattura ordinaria</text:span></text:p>
                      <text:p><text:span text:style-name="T87">1.3.2.4.3</text:span><text:span text:style-name="T88"> &lt;</text:span><text:span text:style-name="T89">CAP</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4.4 <text:s text:c="2"/>&lt;Comune&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Comune relativo alla sede del cessionario / committente</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text:p>
                      <text:p><text:span text:style-name="T87">1.4.2.4</text:span><text:span text:style-name="T88"> &lt;</text:span><text:span text:style-name="T89">Comune</text:span><text:span text:style-name="T88">&gt; del file fattura ordinaria</text:span></text:p>
                      <text:p><text:span text:style-name="T87">1.3.2.4.4</text:span><text:span text:style-name="T88"> &lt;</text:span><text:span text:style-name="T89">Comune</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4.5 <text:s text:c="2"/>&lt;Provincia&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Sigla della provincia di appartenenza del comune indicato nel campo <text:span text:style-name="T9">2.2.2.4.4 &lt;Comune&gt;. </text:span><text:span text:style-name="T10">Da valorizzare se</text:span></text:p>
                      <text:p><text:span text:style-name="T12">l'elemento </text:span><text:span text:style-name="T13">2.2.2.4.6 &lt;Nazione&gt;  </text:span><text:span text:style-name="T14">è uguale a</text:span><text:span text:style-name="T13"> IT</text:span></text:p>
                    </table:table-cell>
                    <table:table-cell table:style-name="ce80" office:value-type="string" calcext:value-type="string">
                      <text:p>[<text:span text:style-name="T15">RM</text:span><text:span text:style-name="T16">], [</text:span><text:span text:style-name="T41">MI</text:span><text:span text:style-name="T14">], [</text:span><text:span text:style-name="T13">…</text:span><text:span text:style-name="T14">]</text:span></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4.2.5</text:span><text:span text:style-name="T88"> &lt;</text:span><text:span text:style-name="T89">Provincia</text:span><text:span text:style-name="T88">&gt; del file fattura ordinaria</text:span></text:p>
                      <text:p><text:span text:style-name="T87">1.3.2.4.5</text:span><text:span text:style-name="T88"> &lt;</text:span><text:span text:style-name="T89">Provincia</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4.6 <text:s text:c="2"/>&lt;Nazione&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4.2.6</text:span><text:span text:style-name="T88"> &lt;</text:span><text:span text:style-name="T89">Nazione</text:span><text:span text:style-name="T88">&gt; del file fattura ordinaria</text:span></text:p>
                      <text:p><text:span text:style-name="T87">1.3.2.4.6</text:span><text:span text:style-name="T88"> &lt;</text:span><text:span text:style-name="T89">Nazion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2.2.5 <text:s text:c="2"/>&lt;StabileOrganizzazione&gt;</text:p>
                  </table:table-cell>
                  <table:covered-table-cell table:number-columns-repeated="4" table:style-name="ce39"/>
                  <table:table-cell table:style-name="ce58" table:number-columns-repeated="2"/>
                  <table:table-cell table:style-name="ce67"/>
                  <table:table-cell table:style-name="ce81" office:value-type="string" calcext:value-type="string">
                    <text:p>Blocco da valorizzare nei casi di cessionario / committente <text:span text:style-name="T9">non residente, </text:span><text:span text:style-name="T10">con stabile organizzazione in Italia</text:span></text:p>
                  </table:table-cell>
                  <table:table-cell table:style-name="ce81"/>
                  <table:table-cell table:style-name="ce96" office:value-type="string" calcext:value-type="string">
                    <text:p>&lt;0.1&gt;</text:p>
                  </table:table-cell>
                  <table:table-cell table:style-name="ce96"/>
                  <table:table-cell table:style-name="ce121" table:number-columns-repeated="2"/>
                  <table:table-cell table:style-name="ce135" office:value-type="string" calcext:value-type="string">
                    <text:p>l'elemento informativo corrisponde con l'elemento informativo </text:p>
                    <text:p><text:span text:style-name="T87">1.4.3</text:span><text:span text:style-name="T88"> &lt;</text:span><text:span text:style-name="T89">StabileOrganizzazione</text:span><text:span text:style-name="T88">&gt; del file fattura ordinaria</text:span></text:p>
                    <text:p><text:span text:style-name="T87">1.3.2.5</text:span><text:span text:style-name="T88"> &lt;</text:span><text:span text:style-name="T89">StabileOrganizzazion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5.1 <text:s text:c="2"/>&lt;Indirizz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Indirizzo della stabile organizzazione in Italia (nome della via, piazza etc.)</text:p>
                    </table:table-cell>
                    <table:table-cell table:style-name="ce80" office:value-type="string" calcext:value-type="string">
                      <text:p>formato alfanumerico</text:p>
                    </table:table-cell>
                    <table:table-cell table:style-name="ce100"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4.3 .1</text:span><text:span text:style-name="T88"> &lt;</text:span><text:span text:style-name="T89">Indirizzo</text:span><text:span text:style-name="T88">&gt; del file fattura ordinaria</text:span></text:p>
                      <text:p><text:span text:style-name="T87">1.3.2.5.1</text:span><text:span text:style-name="T88"> &lt;</text:span><text:span text:style-name="T89">Indirizz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5.2 <text:s text:c="2"/>&lt;NumeroCivic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Numero civico riferito all'indirizzo (non indicare se già presente nel campo indirizzo)</text:p>
                    </table:table-cell>
                    <table:table-cell table:style-name="ce89" office:value-type="string" calcext:value-type="string">
                      <text:p>formato alfanumerico</text:p>
                    </table:table-cell>
                    <table:table-cell table:style-name="ce99" office:value-type="string" calcext:value-type="string">
                      <text:p>&lt;0.1&gt;</text:p>
                    </table:table-cell>
                    <table:table-cell table:style-name="ce112" office:value-type="string" calcext:value-type="string">
                      <text:p>1 ...8</text:p>
                    </table:table-cell>
                    <table:table-cell table:style-name="ce124" table:number-columns-repeated="2"/>
                    <table:table-cell table:style-name="ce138" office:value-type="string" calcext:value-type="string">
                      <text:p>l'elemento informativo corrisponde con l'elemento informativo </text:p>
                      <text:p><text:span text:style-name="T87">1.4.3 .2</text:span><text:span text:style-name="T88"> &lt;</text:span><text:span text:style-name="T89">NumeroCivico</text:span><text:span text:style-name="T88">&gt; del file fattura ordinaria</text:span></text:p>
                      <text:p><text:span text:style-name="T87">1.3.2.5.2</text:span><text:span text:style-name="T88"> &lt;</text:span><text:span text:style-name="T89">NumeroCivic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5.3 <text:s text:c="2"/>&lt;CAP&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Avviamento Postale</text:p>
                    </table:table-cell>
                    <table:table-cell table:style-name="ce80" office:value-type="string" calcext:value-type="string">
                      <text:p>formato numerico</text:p>
                    </table:table-cell>
                    <table:table-cell table:style-name="ce101" office:value-type="string" calcext:value-type="string">
                      <text:p>&lt;1.1&gt;</text:p>
                    </table:table-cell>
                    <table:table-cell table:style-name="ce99" office:value-type="float" office:value="5" calcext:value-type="float">
                      <text:p>5</text:p>
                    </table:table-cell>
                    <table:table-cell table:style-name="ce124" table:number-columns-repeated="2"/>
                    <table:table-cell table:style-name="ce138" office:value-type="string" calcext:value-type="string">
                      <text:p>l'elemento informativo corrisponde con l'elemento informativo </text:p>
                      <text:p><text:span text:style-name="T87">1.4.3.3</text:span><text:span text:style-name="T88"> &lt;</text:span><text:span text:style-name="T89">CAP</text:span><text:span text:style-name="T88">&gt; del file fattura ordinaria</text:span></text:p>
                      <text:p><text:span text:style-name="T87">1.3.2.5.3</text:span><text:span text:style-name="T88"> &lt;</text:span><text:span text:style-name="T89">CAP</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5.4 <text:s text:c="2"/>&lt;Comune&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Comune relativo alla stabile organizzazione in Italia</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4.3.4</text:span><text:span text:style-name="T88"> &lt;</text:span><text:span text:style-name="T89">Comune</text:span><text:span text:style-name="T88">&gt; del file fattura ordinaria</text:span></text:p>
                      <text:p><text:span text:style-name="T87">1.3.2.5.4</text:span><text:span text:style-name="T88"> &lt;</text:span><text:span text:style-name="T89">Comune</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5.5 <text:s text:c="2"/>&lt;Provincia&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Sigla della provincia di appartenenza del comune indicato nell'elemento <text:span text:style-name="T9">2.2.2.5.4 &lt;Comune&gt;. </text:span><text:span text:style-name="T10">Da valorizzare se</text:span></text:p>
                      <text:p><text:span text:style-name="T12">l'elemento </text:span><text:span text:style-name="T13">2.2.2.5.6 &lt;Nazione&gt;  </text:span><text:span text:style-name="T14">è uguale a</text:span><text:span text:style-name="T13"> IT</text:span></text:p>
                    </table:table-cell>
                    <table:table-cell table:style-name="ce80" office:value-type="string" calcext:value-type="string">
                      <text:p>[<text:span text:style-name="T15">RM</text:span><text:span text:style-name="T16">], [</text:span><text:span text:style-name="T41">MI</text:span><text:span text:style-name="T14">], [</text:span><text:span text:style-name="T13">…</text:span><text:span text:style-name="T14">]</text:span></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 </text:p>
                      <text:p><text:span text:style-name="T87">1.4.3.5</text:span><text:span text:style-name="T88"> &lt;</text:span><text:span text:style-name="T89">Provincia</text:span><text:span text:style-name="T88">&gt; del file fattura ordinaria</text:span></text:p>
                      <text:p><text:span text:style-name="T87">1.3.2.5.5</text:span><text:span text:style-name="T88"> &lt;</text:span><text:span text:style-name="T89">Provincia</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5.6 <text:s text:c="2"/>&lt;Nazione&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 </text:p>
                      <text:p><text:span text:style-name="T87">1.4.3.6</text:span><text:span text:style-name="T88"> &lt;</text:span><text:span text:style-name="T89">Nazione</text:span><text:span text:style-name="T88">&gt; del file fattura ordinaria</text:span></text:p>
                      <text:p><text:span text:style-name="T87">1.3.2.5.6</text:span><text:span text:style-name="T88"> &lt;</text:span><text:span text:style-name="T89">Nazion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2.2.2.6 <text:s text:c="2"/>&lt;RappresentanteFiscale&gt;</text:p>
                  </table:table-cell>
                  <table:covered-table-cell table:number-columns-repeated="4" table:style-name="ce39"/>
                  <table:table-cell table:style-name="ce58" table:number-columns-repeated="2"/>
                  <table:table-cell table:style-name="ce68"/>
                  <table:table-cell table:style-name="ce81" office:value-type="string" calcext:value-type="string">
                    <text:p>Blocco da valorizzare nei casi in cui il cessionario / committente si avvalga di un rappresentante fiscale in Italia.</text:p>
                  </table:table-cell>
                  <table:table-cell table:style-name="ce90"/>
                  <table:table-cell table:style-name="ce96" office:value-type="string" calcext:value-type="string">
                    <text:p>&lt;0.1&gt;</text:p>
                  </table:table-cell>
                  <table:table-cell table:style-name="ce113"/>
                  <table:table-cell table:style-name="ce121" table:number-columns-repeated="2"/>
                  <table:table-cell table:style-name="ce135" office:value-type="string" calcext:value-type="string">
                    <text:p>l'elemento informativo corrisponde con l'elemento informativo </text:p>
                    <text:p><text:span text:style-name="T87">1.4.4</text:span><text:span text:style-name="T88"> &lt;</text:span><text:span text:style-name="T89">RappresentanteFiscale</text:span><text:span text:style-name="T88">&gt; del file fattura ordinaria</text:span></text:p>
                    <text:p><text:span text:style-name="T87">1.3.2.6</text:span><text:span text:style-name="T88"> &lt;</text:span><text:span text:style-name="T89">RappresentanteFiscale</text:span><text:span text:style-name="T88">&gt; del file fattura semplificata</text:span></text:p>
                  </table:table-cell>
                  <table:table-cell table:style-name="ce143" table:number-columns-repeated="1006"/>
                </table:table-row>
                <table:table-row-group>
                  <table:table-row-group>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2.2.2.6.1 <text:s text:c="2"/>&lt;IdFiscaleIVA&gt;</text:p>
                      </table:table-cell>
                      <table:covered-table-cell table:number-columns-repeated="3" table:style-name="ce43"/>
                      <table:table-cell table:style-name="ce57" table:number-columns-repeated="2"/>
                      <table:table-cell table:style-name="ce69"/>
                      <table:table-cell table:style-name="ce80" office:value-type="string" calcext:value-type="string">
                        <text:p>Numero di identificazione fiscale ai fini IVA; i primi due caratteri rappresentano il paese ( <text:span text:style-name="T15">IT</text:span><text:span text:style-name="T16">, </text:span><text:span text:style-name="T41">DE</text:span><text:span text:style-name="T14">, </text:span><text:span text:style-name="T13">ES</text:span><text:span text:style-name="T14"> …..) ed i restanti (fino ad un massimo di 28) il codice vero e proprio che, per i residenti in Italia, corrisponde al numero di partita IVA.</text:span></text:p>
                      </table:table-cell>
                      <table:table-cell table:style-name="ce83"/>
                      <table:table-cell table:style-name="ce99" office:value-type="string" calcext:value-type="string">
                        <text:p>&lt;1.1&gt;</text:p>
                      </table:table-cell>
                      <table:table-cell table:style-name="ce114"/>
                      <table:table-cell table:style-name="ce124" table:number-columns-repeated="2"/>
                      <table:table-cell table:style-name="ce138" office:value-type="string" calcext:value-type="string">
                        <text:p>l'elemento informativo corrisponde con l'elemento informativo </text:p>
                        <text:p><text:span text:style-name="T87">1.4.4.1</text:span><text:span text:style-name="T88"> &lt;</text:span><text:span text:style-name="T89">IdFiscaleIVA</text:span><text:span text:style-name="T88">&gt; del file fattura ordinaria</text:span></text:p>
                        <text:p><text:span text:style-name="T87">1.3.2.6.1</text:span><text:span text:style-name="T88"> &lt;</text:span><text:span text:style-name="T89">IdFiscaleIVA</text:span><text:span text:style-name="T88">&gt; del file fattura semplificata</text:span></text:p>
                      </table:table-cell>
                      <table:table-cell table:style-name="ce143"/>
                      <table:table-cell table:style-name="ce145" table:number-columns-repeated="1005"/>
                    </table:table-row>
                    <table:table-row-group>
                      <table:table-row table:style-name="ro24">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2.2.2.6.1.1 <text:s text:c="2"/>&lt;IdPaese&gt;</text:p>
                        </table:table-cell>
                        <table:covered-table-cell table:style-name="ce46"/>
                        <table:covered-table-cell table:style-name="ce48"/>
                        <table:table-cell table:style-name="ce60" table:number-columns-repeated="2"/>
                        <table:table-cell table:style-name="ce70" office:value-type="string" calcext:value-type="string">
                          <text:p>xs:string</text:p>
                        </table:table-cell>
                        <table:table-cell table:style-name="ce82" office:value-type="string" calcext:value-type="string">
                          <text:p>Codice della nazione espresso secondo lo standard ISO 3166-1 alpha-2 code</text:p>
                        </table:table-cell>
                        <table:table-cell table:style-name="ce82"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102" office:value-type="string" calcext:value-type="string">
                          <text:p>&lt;1.1&gt;</text:p>
                        </table:table-cell>
                        <table:table-cell table:style-name="ce102" office:value-type="float" office:value="2" calcext:value-type="float">
                          <text:p>2</text:p>
                        </table:table-cell>
                        <table:table-cell table:style-name="ce125" table:number-columns-repeated="2"/>
                        <table:table-cell table:style-name="ce140" office:value-type="string" calcext:value-type="string">
                          <text:p>l'elemento informativo corrisponde con l'elemento informativo</text:p>
                          <text:p><text:span text:style-name="T90">1.4.4.1.1</text:span><text:span text:style-name="T91"> &lt;</text:span><text:span text:style-name="T92">IdPaese</text:span><text:span text:style-name="T91">&gt; del file fattura ordinaria</text:span></text:p>
                          <text:p><text:span text:style-name="T93">1.3.2.6.1.1</text:span><text:span text:style-name="T94"> &lt;</text:span><text:span text:style-name="T95">IdPaese</text:span><text:span text:style-name="T94">&gt; del file fattura semplificata</text:span></text:p>
                        </table:table-cell>
                        <table:table-cell table:style-name="ce143"/>
                        <table:table-cell table:style-name="ce145" table:number-columns-repeated="1005"/>
                      </table:table-row>
                      <table:table-row table:style-name="ro16">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2.2.2.6.1.2 <text:s text:c="2"/>&lt;IdCodice&gt;</text:p>
                        </table:table-cell>
                        <table:covered-table-cell table:style-name="ce46"/>
                        <table:covered-table-cell table:style-name="ce48"/>
                        <table:table-cell table:style-name="ce60" table:number-columns-repeated="2"/>
                        <table:table-cell table:style-name="ce70" office:value-type="string" calcext:value-type="string">
                          <text:p>xs:string</text:p>
                        </table:table-cell>
                        <table:table-cell table:style-name="ce82" office:value-type="string" calcext:value-type="string">
                          <text:p>Codice identificativo fiscale</text:p>
                        </table:table-cell>
                        <table:table-cell table:style-name="ce82" office:value-type="string" calcext:value-type="string">
                          <text:p>formato alfanumerico</text:p>
                        </table:table-cell>
                        <table:table-cell table:style-name="ce102" office:value-type="string" calcext:value-type="string">
                          <text:p>&lt;1.1&gt;</text:p>
                        </table:table-cell>
                        <table:table-cell table:style-name="ce102" office:value-type="string" calcext:value-type="string">
                          <text:p>1 ...28</text:p>
                        </table:table-cell>
                        <table:table-cell table:style-name="ce126" office:value-type="string" calcext:value-type="string">
                          <text:p>Viene controllata la sua esistenza in Anagrafe Tributaria</text:p>
                          <text:p>Qualora il soggetto individuato dalla  PIVA  in  AT  risulti cessato o fallito, nella ricevuta di presa in carico del file sarà presente una segnalazione </text:p>
                        </table:table-cell>
                        <table:table-cell table:style-name="ce126" office:value-type="string" calcext:value-type="string">
                          <text:p><text:span text:style-name="T17">00303</text:span><text:span text:style-name="T18">: &lt;IdCodice&gt; di &lt;IdFiscaleIVA&gt; del Rappresentante Fiscale  non valido </text:span><text:span text:style-name="T80"> (comporta il rifiuto del file)</text:span></text:p>
                          <text:p><text:span text:style-name="T17">00502</text:span><text:span text:style-name="T18">: Partita IVA del Rappresentante Fiscale cessata in Anagrafe Tributaria</text:span><text:span text:style-name="T80"> (comporta una segnalazione)</text:span></text:p>
                        </table:table-cell>
                        <table:table-cell table:style-name="ce140" office:value-type="string" calcext:value-type="string">
                          <text:p>l'elemento informativo corrisponde con l'elemento informativo</text:p>
                          <text:p><text:span text:style-name="T90">1.4.4.1.2</text:span><text:span text:style-name="T91"> &lt;</text:span><text:span text:style-name="T92">IdCodice</text:span><text:span text:style-name="T91">&gt; del file fattura ordinaria</text:span></text:p>
                          <text:p><text:span text:style-name="T93">1.3.2.6.1.2</text:span><text:span text:style-name="T94"> &lt;</text:span><text:span text:style-name="T95">IdCodice</text:span><text:span text:style-name="T94">&gt; del file fattura semplificata</text:span></text:p>
                        </table:table-cell>
                        <table:table-cell table:style-name="ce143"/>
                        <table:table-cell table:style-name="ce145" table:number-columns-repeated="1005"/>
                      </table:table-row>
                    </table:table-row-group>
                    <table:table-row table:style-name="ro13">
                      <table:table-cell table:style-name="ce10" table:number-columns-spanned="4" table:number-rows-spanned="1"/>
                      <table:covered-table-cell table:number-columns-repeated="3" table:style-name="ce10"/>
                      <table:table-cell table:style-name="ce42" office:value-type="string" calcext:value-type="string" table:number-columns-spanned="4" table:number-rows-spanned="1">
                        <text:p>2.2.2.6.2 <text:s text:c="2"/>&lt;Denominazion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Ditta, denominazione o ragione sociale (ditta, impresa, società, ente). Obbligatorio ma da</text:p>
                        <text:p>valorizzare in alternativa agli elementi <text:span text:style-name="T17">2.2.2.6.3 &lt;Nome&gt;</text:span><text:span text:style-name="T18">  e  </text:span><text:span text:style-name="T19">2.2.2.6.4 &lt;Cognom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80</text:p>
                      </table:table-cell>
                      <table:table-cell table:style-name="ce124" table:number-columns-repeated="2"/>
                      <table:table-cell table:style-name="ce138" office:value-type="string" calcext:value-type="string">
                        <text:p>l'elemento informativo corrisponde con l'elemento informativo </text:p>
                        <text:p><text:span text:style-name="T87">1.4.4.2</text:span><text:span text:style-name="T88"> &lt;</text:span><text:span text:style-name="T89">Denominazione</text:span><text:span text:style-name="T88">&gt; del file fattura ordinaria</text:span></text:p>
                        <text:p><text:span text:style-name="T87">1.3.2.6.2</text:span><text:span text:style-name="T88"> &lt;</text:span><text:span text:style-name="T89">Denominazione</text:span><text:span text:style-name="T88">&gt; del file fattura semplificata</text:span></text:p>
                      </table:table-cell>
                      <table:table-cell table:style-name="ce143"/>
                      <table:table-cell table:style-name="ce145" table:number-columns-repeated="1005"/>
                    </table:table-row>
                    <table:table-row table:style-name="ro13">
                      <table:table-cell table:style-name="ce10" table:number-columns-spanned="4" table:number-rows-spanned="1"/>
                      <table:covered-table-cell table:number-columns-repeated="3" table:style-name="ce10"/>
                      <table:table-cell table:style-name="ce42" office:value-type="string" calcext:value-type="string" table:number-columns-spanned="4" table:number-rows-spanned="1">
                        <text:p>2.2.2.6.3 <text:s text:c="2"/>&lt;Nom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Nome della persona fisica. Obbligatorio ma da valorizzare insieme all'elemento <text:span text:style-name="T9">2.2.2.6.4 &lt;Cognome&gt;</text:span><text:span text:style-name="T10">  ed in</text:span></text:p>
                        <text:p><text:span text:style-name="T42">alternativa all'elemento </text:span><text:span text:style-name="T43">2.2.2.6.2 &lt;Denominazion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4.4.3</text:span><text:span text:style-name="T88"> &lt;</text:span><text:span text:style-name="T89">Nome</text:span><text:span text:style-name="T88">&gt; del file fattura ordinaria</text:span></text:p>
                        <text:p><text:span text:style-name="T87">1.3.2.6.3</text:span><text:span text:style-name="T88"> &lt;</text:span><text:span text:style-name="T89">Nome</text:span><text:span text:style-name="T88">&gt; del file fattura semplificata</text:span></text:p>
                      </table:table-cell>
                      <table:table-cell table:style-name="ce143"/>
                      <table:table-cell table:style-name="ce145" table:number-columns-repeated="1005"/>
                    </table:table-row>
                    <table:table-row table:style-name="ro13">
                      <table:table-cell table:style-name="ce10" table:number-columns-spanned="4" table:number-rows-spanned="1"/>
                      <table:covered-table-cell table:number-columns-repeated="3" table:style-name="ce10"/>
                      <table:table-cell table:style-name="ce42" office:value-type="string" calcext:value-type="string" table:number-columns-spanned="4" table:number-rows-spanned="1">
                        <text:p>2.2.2.6.4 <text:s text:c="2"/>&lt;Cognom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Cognome della persona fisica. Obbligatorio ma da valorizzare insieme all'elemento <text:span text:style-name="T9">2.2.2.6.3 &lt;Nome&gt;</text:span><text:span text:style-name="T10">  ed in</text:span></text:p>
                        <text:p><text:span text:style-name="T42">alternativa all'elemento </text:span><text:span text:style-name="T43">2.2.2.6.2 &lt;Denominazion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4.4.4</text:span><text:span text:style-name="T88"> &lt;</text:span><text:span text:style-name="T89">Cognome</text:span><text:span text:style-name="T88">&gt; del file fattura ordinaria</text:span></text:p>
                        <text:p><text:span text:style-name="T87">1.3.2.6.4</text:span><text:span text:style-name="T88"> &lt;</text:span><text:span text:style-name="T89">Cognome</text:span><text:span text:style-name="T88">&gt; del file fattura semplificata</text:span></text:p>
                      </table:table-cell>
                      <table:table-cell table:style-name="ce143"/>
                      <table:table-cell table:style-name="ce145" table:number-columns-repeated="1005"/>
                    </table:table-row>
                  </table:table-row-group>
                </table:table-row-group>
              </table:table-row-group>
            </table:table-row-group>
            <table:table-row table:style-name="ro25">
              <table:table-cell table:style-name="ce12" table:number-columns-spanned="2" table:number-rows-spanned="1"/>
              <table:covered-table-cell table:style-name="ce29"/>
              <table:table-cell table:style-name="ce32" office:value-type="string" calcext:value-type="string" table:number-columns-spanned="6" table:number-rows-spanned="1">
                <text:p>2.2.3 <text:s text:c="2"/>&lt;DatiFatturaBodyDTE&gt;</text:p>
              </table:table-cell>
              <table:covered-table-cell table:number-columns-repeated="5" table:style-name="ce32"/>
              <table:table-cell table:style-name="ce55" table:number-columns-repeated="2"/>
              <table:table-cell table:style-name="ce64"/>
              <table:table-cell table:style-name="ce81" office:value-type="string" calcext:value-type="string">
                <text:p>Blocco obbligatorio. Può essere replicato per trasmettere dati di più fatture relative allo stesso cliente</text:p>
              </table:table-cell>
              <table:table-cell table:style-name="ce88"/>
              <table:table-cell table:style-name="ce96" office:value-type="string" calcext:value-type="string">
                <text:p>&lt;1.1000&gt;</text:p>
              </table:table-cell>
              <table:table-cell table:style-name="ce96"/>
              <table:table-cell table:style-name="ce121" table:number-columns-repeated="2"/>
              <table:table-cell table:style-name="ce135"/>
              <table:table-cell table:style-name="ce143"/>
              <table:table-cell table:style-name="ce131" table:number-columns-repeated="1005"/>
            </table:table-row>
            <table:table-row-group>
              <table:table-row table:style-name="ro15">
                <table:table-cell table:style-name="ce7" table:number-columns-spanned="3" table:number-rows-spanned="1"/>
                <table:covered-table-cell table:style-name="ce30"/>
                <table:covered-table-cell table:style-name="ce25"/>
                <table:table-cell table:style-name="ce39" office:value-type="string" calcext:value-type="string" table:number-columns-spanned="5" table:number-rows-spanned="1">
                  <text:p>2.2.3.1 <text:s/>&lt;DatiGenerali&gt;</text:p>
                </table:table-cell>
                <table:covered-table-cell table:number-columns-repeated="4" table:style-name="ce39"/>
                <table:table-cell table:style-name="ce55" table:number-columns-repeated="2"/>
                <table:table-cell table:style-name="ce64"/>
                <table:table-cell table:style-name="ce81" office:value-type="string" calcext:value-type="string">
                  <text:p>Blocco obbligatorio contenente i dati riferiti all'intera fattura</text:p>
                </table:table-cell>
                <table:table-cell table:style-name="ce88"/>
                <table:table-cell table:style-name="ce96" office:value-type="string" calcext:value-type="string">
                  <text:p>&lt;1.1&gt;</text:p>
                </table:table-cell>
                <table:table-cell table:style-name="ce111"/>
                <table:table-cell table:style-name="ce121" table:number-columns-repeated="2"/>
                <table:table-cell table:style-name="ce135"/>
                <table:table-cell table:style-name="ce143"/>
                <table:table-cell table:style-name="ce145" table:number-columns-repeated="1005"/>
              </table:table-row>
              <table:table-row-group>
                <table:table-row table:style-name="ro13">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2.3.1.1 <text:s text:c="2"/>&lt;TipoDocumento&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string</text:p>
                  </table:table-cell>
                  <table:table-cell table:style-name="ce80" office:value-type="string" calcext:value-type="string">
                    <text:p>Indica il tipo di documento, tra quelli più comunemente usati e legalmente assimilati alla fattura, al quale si riferiscono i dati</text:p>
                  </table:table-cell>
                  <table:table-cell table:style-name="ce80" office:value-type="string" calcext:value-type="string">
                    <text:p>valori ammessi:</text:p>
                    <text:p>vedi codifiche in calce al documento</text:p>
                  </table:table-cell>
                  <table:table-cell table:style-name="ce99" office:value-type="string" calcext:value-type="string">
                    <text:p>&lt;1.1&gt;</text:p>
                  </table:table-cell>
                  <table:table-cell table:style-name="ce99" office:value-type="float" office:value="4" calcext:value-type="float">
                    <text:p>4</text:p>
                  </table:table-cell>
                  <table:table-cell table:style-name="ce124" office:value-type="string" calcext:value-type="string">
                    <text:p>Non sono ammessi i valori "<text:span text:style-name="T15">TD10</text:span><text:span text:style-name="T14">"  e  "</text:span><text:span text:style-name="T13">TD11</text:span><text:span text:style-name="T14">"</text:span></text:p>
                  </table:table-cell>
                  <table:table-cell table:style-name="ce124" office:value-type="string" calcext:value-type="string">
                    <text:p><text:span text:style-name="T17">00461</text:span><text:span text:style-name="T18">: valore non ammesso per 2.2.3.1.1 &lt;TipoDocumenti&gt; </text:span><text:span text:style-name="T80">(comporta il rifiuto del file)</text:span></text:p>
                  </table:table-cell>
                  <table:table-cell table:style-name="ce138" office:value-type="string" calcext:value-type="string">
                    <text:p>l'elemento informativo corrisponde con l'elemento informativo </text:p>
                    <text:p><text:span text:style-name="T65">2.1.1.1 &lt;TipoDocumento&gt;</text:span><text:span text:style-name="T66"> del file fattura ordinaria</text:span></text:p>
                    <text:p><text:span text:style-name="T65">2.1.1.1 &lt;TipoDocumento&gt;</text:span><text:span text:style-name="T66"> del file fattura semplificata</text:span></text:p>
                  </table:table-cell>
                  <table:table-cell table:style-name="ce143"/>
                  <table:table-cell table:style-name="ce145" table:number-columns-repeated="1005"/>
                </table:table-row>
                <table:table-row table:style-name="ro13">
                  <table:table-cell table:style-name="ce11" table:number-columns-spanned="4" table:number-rows-spanned="1"/>
                  <table:covered-table-cell table:number-columns-repeated="2" table:style-name="ce28"/>
                  <table:covered-table-cell table:style-name="ce35" office:value-type="string" calcext:value-type="string">
                    <text:p>2.3.1.2 <text:s text:c="2"/>&lt;Data&gt;</text:p>
                  </table:covered-table-cell>
                  <table:table-cell table:style-name="ce42" office:value-type="string" calcext:value-type="string" table:number-columns-spanned="4" table:number-rows-spanned="1">
                    <text:p>2.2.3.1.2 <text:s text:c="2"/>&lt;Data&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date</text:p>
                  </table:table-cell>
                  <table:table-cell table:style-name="ce83" office:value-type="string" calcext:value-type="string">
                    <text:p>Data del documento al quale si riferiscono i dati</text:p>
                  </table:table-cell>
                  <table:table-cell table:style-name="ce80" office:value-type="string" calcext:value-type="string">
                    <text:p>formato ISO 8601:2004, con la  precisione seguente: <text:span text:style-name="T62">YYYY-MM-DD</text:span></text:p>
                  </table:table-cell>
                  <table:table-cell table:style-name="ce99" office:value-type="string" calcext:value-type="string">
                    <text:p>&lt;1.1&gt;</text:p>
                  </table:table-cell>
                  <table:table-cell table:style-name="ce99" office:value-type="float" office:value="10" calcext:value-type="float">
                    <text:p>10</text:p>
                  </table:table-cell>
                  <table:table-cell table:style-name="ce124" office:value-type="string" calcext:value-type="string">
                    <text:p>Il controllo verifica che la data sia compatibile con il periodo di riferimento: il mancato superamento di questo controllo non determina scarto <text:s/>ma una segnalazione nella ricevuta di presa in carico</text:p>
                  </table:table-cell>
                  <table:table-cell table:style-name="ce124" office:value-type="string" calcext:value-type="string">
                    <text:p><text:span text:style-name="T81">00503</text:span><text:span text:style-name="T82">: 2.2.3.1.2 &lt;Data&gt; non compatibile con il periodo di riferimento </text:span><text:span text:style-name="T83">(comporta una segnalazione</text:span><text:span text:style-name="T84">)</text:span></text:p>
                  </table:table-cell>
                  <table:table-cell table:style-name="ce138" office:value-type="string" calcext:value-type="string">
                    <text:p>l'elemento informativo corrisponde con l'elemento informativo </text:p>
                    <text:p><text:span text:style-name="T87">2.1.1.3</text:span><text:span text:style-name="T88"> &lt;</text:span><text:span text:style-name="T89">Data</text:span><text:span text:style-name="T88">&gt; del file fattura ordinaria</text:span></text:p>
                    <text:p><text:span text:style-name="T87">2.1.1.3</text:span><text:span text:style-name="T88"> &lt;</text:span><text:span text:style-name="T89">Data</text:span><text:span text:style-name="T88">&gt; del file fattura semplificata</text:span></text:p>
                  </table:table-cell>
                  <table:table-cell table:style-name="ce143"/>
                  <table:table-cell table:style-name="ce145" table:number-columns-repeated="1005"/>
                </table:table-row>
                <table:table-row table:style-name="ro13">
                  <table:table-cell table:style-name="ce11" table:number-columns-spanned="4" table:number-rows-spanned="1"/>
                  <table:covered-table-cell table:number-columns-repeated="2" table:style-name="ce28"/>
                  <table:covered-table-cell table:style-name="ce35" office:value-type="string" calcext:value-type="string">
                    <text:p>2.3.1.3 <text:s text:c="2"/>&lt;Numero&gt;</text:p>
                  </table:covered-table-cell>
                  <table:table-cell table:style-name="ce42" office:value-type="string" calcext:value-type="string" table:number-columns-spanned="4" table:number-rows-spanned="1">
                    <text:p>2.2.3.1.3 <text:s text:c="2"/>&lt;Numero&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normalizedString</text:p>
                  </table:table-cell>
                  <table:table-cell table:style-name="ce80" office:value-type="string" calcext:value-type="string">
                    <text:p>Numero del documento al quale si riferiscono i dati.</text:p>
                    <text:p>Per motivi tecnici si suggerisce di riportare solo lettere e numeri.</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20</text:p>
                  </table:table-cell>
                  <table:table-cell table:style-name="ce124" table:number-columns-repeated="2"/>
                  <table:table-cell table:style-name="ce138" office:value-type="string" calcext:value-type="string">
                    <text:p>l'elemento informativo corrisponde con l'elemento informativo </text:p>
                    <text:p><text:span text:style-name="T87">2.1.1.4</text:span><text:span text:style-name="T88"> &lt;</text:span><text:span text:style-name="T89">Numero</text:span><text:span text:style-name="T88">&gt; del file fattura ordinaria</text:span></text:p>
                    <text:p><text:span text:style-name="T87">2.1.1.4</text:span><text:span text:style-name="T88"> &lt;</text:span><text:span text:style-name="T89">Numero</text:span><text:span text:style-name="T88">&gt; del file fattura semplificata</text:span></text:p>
                  </table:table-cell>
                  <table:table-cell table:style-name="ce143"/>
                  <table:table-cell table:style-name="ce145" table:number-columns-repeated="1005"/>
                </table:table-row>
              </table:table-row-group>
              <table:table-row table:style-name="ro26">
                <table:table-cell table:style-name="ce7" table:number-columns-spanned="3" table:number-rows-spanned="1"/>
                <table:covered-table-cell table:style-name="ce30"/>
                <table:covered-table-cell table:style-name="ce25"/>
                <table:table-cell table:style-name="ce39" office:value-type="string" calcext:value-type="string" table:number-columns-spanned="5" table:number-rows-spanned="1">
                  <text:p>2.2.3.2 <text:s/>&lt;DatiRiepilogo&gt;</text:p>
                </table:table-cell>
                <table:covered-table-cell table:number-columns-repeated="4" table:style-name="ce39"/>
                <table:table-cell table:style-name="ce55" table:number-columns-repeated="2"/>
                <table:table-cell table:style-name="ce64"/>
                <table:table-cell table:style-name="ce81" office:value-type="string" calcext:value-type="string">
                  <text:p>Ogni ripetizione del blocco conterrà le informazioni aggregate per ciascun valore dell'aliquota IVA applicata alle operazioni in fattura (o documento assimilato) e, nel caso di imposta a zero, per ciascun motivo di esclusione, come riportato nell'elemento <text:span text:style-name="T15">2.2.3.2.3 </text:span><text:span text:style-name="T14">&lt;</text:span><text:span text:style-name="T13">Natura</text:span><text:span text:style-name="T14">&gt;.</text:span></text:p>
                  <text:p><text:span text:style-name="T12">Inoltre, per la stessa aliquota IVA o per lo stesso elemento  </text:span><text:span text:style-name="T44">2.2.3.2.3</text:span><text:span text:style-name="T14"> &lt;</text:span><text:span text:style-name="T13">Natura</text:span><text:span text:style-name="T14">&gt;, può ripetersi  per differenziare i valori riferiti a spese detraibili da quelli riferiti a spese non detraibili </text:span></text:p>
                </table:table-cell>
                <table:table-cell table:style-name="ce88"/>
                <table:table-cell table:style-name="ce96" office:value-type="string" calcext:value-type="string">
                  <text:p>&lt;1.1000&gt;</text:p>
                </table:table-cell>
                <table:table-cell table:style-name="ce115"/>
                <table:table-cell table:style-name="ce121" table:number-columns-repeated="2"/>
                <table:table-cell table:style-name="ce135"/>
                <table:table-cell table:style-name="ce143"/>
                <table:table-cell table:style-name="ce145" table:number-columns-repeated="1005"/>
              </table:table-row>
              <table:table-row-group>
                <table:table-row table:style-name="ro27">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2.3.2.1 <text:s text:c="3"/>&lt;ImponibileImporto&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decimal</text:p>
                  </table:table-cell>
                  <table:table-cell table:style-name="ce80" office:value-type="string" calcext:value-type="string">
                    <text:p><text:span text:style-name="T11">Ammontare (base) imponibile ( per le operazioni soggette ad IVA )  o importo non imponibile (per le operazioni per le quali il cedente/prestatore [FORNITORE] non deve indicare l'imposta in fattura ) o somma di imponibile e imposta (per le operazioni soggette ai regimi che prevedono questa rappresentazione).</text:span></text:p>
                    <text:p><text:span text:style-name="T45">Per le fatture </text:span><text:span text:style-name="T46">SEMPLIFICATE</text:span><text:span text:style-name="T47">  (elemento </text:span><text:span text:style-name="T40">2.2.3.1.1 &lt;TipoDocumento&gt;</text:span><text:span text:style-name="T48">  =  "</text:span><text:span text:style-name="T49">TD07</text:span><text:span text:style-name="T37">"  o "</text:span><text:span text:style-name="T40">TD08</text:span><text:span text:style-name="T37">"), ospita l'importo risultante dalla somma di imponibile ed imposta</text:span></text:p>
                  </table:table-cell>
                  <table:table-cell table:style-name="ce80" office:value-type="string" calcext:value-type="string">
                    <text:p>formato numerico; i decimali vanno separati dall'intero con il carattere <text:s/>'.' (punto)</text:p>
                  </table:table-cell>
                  <table:table-cell table:style-name="ce99" office:value-type="string" calcext:value-type="string">
                    <text:p>&lt;1.1&gt;</text:p>
                  </table:table-cell>
                  <table:table-cell table:style-name="ce99" office:value-type="string" calcext:value-type="string">
                    <text:p>4 ...15</text:p>
                  </table:table-cell>
                  <table:table-cell table:style-name="ce124" table:number-columns-repeated="2"/>
                  <table:table-cell table:style-name="ce138" office:value-type="string" calcext:value-type="string">
                    <text:p>l'elemento informativo corrisponde con l'elemento informativo </text:p>
                    <text:p><text:span text:style-name="T87">2.2.2.5</text:span><text:span text:style-name="T88"> &lt;</text:span><text:span text:style-name="T89">ImponibileImporto</text:span><text:span text:style-name="T88">&gt; del file fattura ordinaria</text:span></text:p>
                    <text:p><text:span text:style-name="T87">2.2.2</text:span><text:span text:style-name="T88"> &lt;</text:span><text:span text:style-name="T89">Importo</text:span><text:span text:style-name="T88">&gt; del file fattura semplificata</text:span></text:p>
                  </table:table-cell>
                  <table:table-cell table:style-name="ce143"/>
                  <table:table-cell table:style-name="ce145" table:number-columns-repeated="1005"/>
                </table:table-row>
                <table:table-row table:style-name="ro28">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2.3.2.2 <text:s text:c="2"/>&lt;DatiIVA&gt;</text:p>
                  </table:table-cell>
                  <table:covered-table-cell table:number-columns-repeated="2" table:style-name="ce43"/>
                  <table:covered-table-cell table:style-name="ce49"/>
                  <table:table-cell table:style-name="ce55" table:number-columns-repeated="2"/>
                  <table:table-cell table:style-name="ce66"/>
                  <table:table-cell table:style-name="ce80" office:value-type="string" calcext:value-type="string">
                    <text:p>Dati relativi all' Imposta sul Valore Aggiunto</text:p>
                  </table:table-cell>
                  <table:table-cell table:style-name="ce80"/>
                  <table:table-cell table:style-name="ce99" office:value-type="string" calcext:value-type="string">
                    <text:p>&lt;1.1&gt;</text:p>
                  </table:table-cell>
                  <table:table-cell table:style-name="ce99"/>
                  <table:table-cell table:style-name="ce124" table:number-columns-repeated="2"/>
                  <table:table-cell table:style-name="ce138"/>
                  <table:table-cell table:style-name="ce143"/>
                  <table:table-cell table:style-name="ce145" table:number-columns-repeated="1005"/>
                </table:table-row>
                <table:table-row-group>
                  <table:table-row table:style-name="ro29">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2.2.3.2.2.1 <text:s text:c="2"/>&lt;Imposta&gt;</text:p>
                    </table:table-cell>
                    <table:covered-table-cell table:style-name="ce46"/>
                    <table:covered-table-cell table:style-name="ce48"/>
                    <table:table-cell table:style-name="ce57" table:number-columns-repeated="2"/>
                    <table:table-cell table:style-name="ce70" office:value-type="string" calcext:value-type="string">
                      <text:p>xs:decimal</text:p>
                    </table:table-cell>
                    <table:table-cell table:style-name="ce82" office:value-type="string" calcext:value-type="string">
                      <text:p>Ammontare dell' imposta<text:span text:style-name="T11">.</text:span></text:p>
                      <text:p><text:span text:style-name="T50">Se l'elemento </text:span><text:span text:style-name="T51">2.2.3.1.1</text:span><text:span text:style-name="T52"> &lt;</text:span><text:span text:style-name="T53">TipoDocumento</text:span><text:span text:style-name="T54">&gt; vale "</text:span><text:span text:style-name="T51">TD07</text:span><text:span text:style-name="T55">" o "</text:span><text:span text:style-name="T51">TD08</text:span><text:span text:style-name="T56">" (fattura semplificata), si può indicare in alternativa all'elemento </text:span><text:span text:style-name="T53">2.2.3.2.2.2 </text:span><text:span text:style-name="T55">&lt;</text:span><text:span text:style-name="T57">Aliquota</text:span><text:span text:style-name="T58">&gt;. Per tutti gli altri valori dell'elemento </text:span><text:span text:style-name="T59">2.2.3.1.1 </text:span><text:span text:style-name="T58">&lt;</text:span><text:span text:style-name="T51">TipoDocumento</text:span><text:span text:style-name="T58">&gt; deve essere valorizzato.</text:span></text:p>
                    </table:table-cell>
                    <table:table-cell table:style-name="ce82" office:value-type="string" calcext:value-type="string">
                      <text:p>formato numerico; i decimali vanno separati dall'intero con il carattere <text:s/>'.' (punto)</text:p>
                    </table:table-cell>
                    <table:table-cell table:style-name="ce102" office:value-type="string" calcext:value-type="string">
                      <text:p>&lt;0.1&gt;</text:p>
                    </table:table-cell>
                    <table:table-cell table:style-name="ce102" office:value-type="string" calcext:value-type="string">
                      <text:p>4 ...15</text:p>
                    </table:table-cell>
                    <table:table-cell table:style-name="ce127" office:value-type="string" calcext:value-type="string">
                      <text:p>Se <text:span text:style-name="T15">2.2.3.1.1 </text:span><text:span text:style-name="T14">&lt;</text:span><text:span text:style-name="T13">TipoDocumento</text:span><text:span text:style-name="T14">&gt; diverso da 'TD07' e da 'TD08' l'elemento deve essere valorizzato.</text:span></text:p>
                      <text:p><text:span text:style-name="T73">Se contiene il valore '0.00', un controllo verifica che l'elemento </text:span><text:span text:style-name="T74">2.2.3.2.2.2 &lt;Aliquota&gt;,</text:span><text:span text:style-name="T75"> se presente, contenga il valore '0.00' oppure che il prodotto tra l'elemento </text:span><text:span text:style-name="T76">2.2.3.2.2.2&lt;Aliquota&gt;</text:span><text:span text:style-name="T77"> e l'elemento </text:span><text:span text:style-name="T76">2.2.3.2.1 &lt;ImponibileImporto&gt;</text:span><text:span text:style-name="T77"> dia come risultato '0.00'.</text:span></text:p>
                      <text:p><text:span text:style-name="T11"/></text:p>
                    </table:table-cell>
                    <table:table-cell table:style-name="ce127" office:value-type="string" calcext:value-type="string">
                      <text:p><text:span text:style-name="T17">00433</text:span><text:span text:style-name="T18">: &lt;Imposta&gt;  o  &lt;Aliquota&gt;  non presente a fronte di  &lt;TipoDocumento&gt; uguale a TD01, TD04  o  TD05 </text:span><text:span text:style-name="T80">(comporta il rifiuto del file)</text:span></text:p>
                      <text:p><text:span text:style-name="T17">00434</text:span><text:span text:style-name="T18">: &lt;Imposta&gt; e &lt;Aliquota&gt;  non coerenti</text:span><text:span text:style-name="T80"> (comporta il rifiuto del file)</text:span></text:p>
                      <text:p><text:span text:style-name="T11"/></text:p>
                    </table:table-cell>
                    <table:table-cell table:style-name="ce82" office:value-type="string" calcext:value-type="string">
                      <text:p>l'elemento informativo corrisponde con l'elemento informativo </text:p>
                      <text:p><text:span text:style-name="T87">2.2.2.6</text:span><text:span text:style-name="T88"> &lt;</text:span><text:span text:style-name="T89">Imposta</text:span><text:span text:style-name="T88">&gt; del file fattura ordinaria</text:span></text:p>
                      <text:p><text:span text:style-name="T87">2.2.3.1</text:span><text:span text:style-name="T88"> &lt;</text:span><text:span text:style-name="T89">Imposta</text:span><text:span text:style-name="T88">&gt; del file fattura semplificata</text:span></text:p>
                    </table:table-cell>
                    <table:table-cell table:style-name="ce143"/>
                    <table:table-cell table:style-name="ce145" table:number-columns-repeated="1005"/>
                  </table:table-row>
                  <table:table-row table:style-name="ro30">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2.2.3.2.2.2 <text:s text:c="2"/>&lt;Aliquota&gt;</text:p>
                    </table:table-cell>
                    <table:covered-table-cell table:style-name="ce46"/>
                    <table:covered-table-cell table:style-name="ce48"/>
                    <table:table-cell table:style-name="ce57" table:number-columns-repeated="2"/>
                    <table:table-cell table:style-name="ce70" office:value-type="string" calcext:value-type="string">
                      <text:p>xs:decimal</text:p>
                    </table:table-cell>
                    <table:table-cell table:style-name="ce82" office:value-type="string" calcext:value-type="string">
                      <text:p>Aliquota IVA, <text:span text:style-name="T9">espressa in percentuale</text:span><text:span text:style-name="T10"> (da valorizzare a 0.00 nel caso di operazioni per le quali il cedente/prestatore [FORNITORE] non deve indicare l'imposta in fattura).</text:span></text:p>
                      <text:p><text:span text:style-name="T50">Se l'elemento </text:span><text:span text:style-name="T51">2.2.3.1.1 </text:span><text:span text:style-name="T52">&lt;</text:span><text:span text:style-name="T53">TipoDocumento</text:span><text:span text:style-name="T54">&gt; vale "</text:span><text:span text:style-name="T51">TD07</text:span><text:span text:style-name="T55">"  o  "</text:span><text:span text:style-name="T51">TD08</text:span><text:span text:style-name="T56">" (fattura semplificata), si può indicare in alternativa all'elemento </text:span><text:span text:style-name="T53">2.2.3.2.2.1 </text:span><text:span text:style-name="T55">&lt;</text:span><text:span text:style-name="T57">Imposta</text:span><text:span text:style-name="T58">&gt;. Per tutti gli altri valori dell'elemento </text:span><text:span text:style-name="T59">2.2.3.1.1 </text:span><text:span text:style-name="T58">&lt;</text:span><text:span text:style-name="T51">TipoDocumento</text:span><text:span text:style-name="T58">&gt; deve essere valorizzata.</text:span></text:p>
                    </table:table-cell>
                    <table:table-cell table:style-name="ce82" office:value-type="string" calcext:value-type="string">
                      <text:p>formato numerico; i decimali vanno separati dall'intero con il carattere <text:s/>'.' (punto)</text:p>
                    </table:table-cell>
                    <table:table-cell table:style-name="ce102" office:value-type="string" calcext:value-type="string">
                      <text:p>&lt;0.1&gt;</text:p>
                    </table:table-cell>
                    <table:table-cell table:style-name="ce102" office:value-type="string" calcext:value-type="string">
                      <text:p>4 ...6</text:p>
                    </table:table-cell>
                    <table:table-cell table:style-name="ce127" office:value-type="string" calcext:value-type="string">
                      <text:p>Se <text:span text:style-name="T15">2.2.3.1.1 </text:span><text:span text:style-name="T14">&lt;</text:span><text:span text:style-name="T13">TipoDocumento</text:span><text:span text:style-name="T14">&gt; diverso da 'TD07' e da 'TD08'  l'elemento deve essere valorizzato.</text:span></text:p>
                      <text:p><text:span text:style-name="T11">Se valorizzato, deve contenere un valore espresso in termini percentuali.</text:span></text:p>
                      <text:p><text:span text:style-name="T61">Se contiene il valore '0.00', un controllo verifica che l'elemento </text:span><text:span text:style-name="T19">2.2.3.2.2.1 &lt;Imposta&gt;</text:span><text:span text:style-name="T18">, se presente, contenga il valore '0.00'.</text:span></text:p>
                      <text:p><text:span text:style-name="T45">Se contiene il valore '0.00' un controllo verifica che sia valorizzato  l'elemento </text:span><text:span text:style-name="T46">2.2.3.2.3</text:span><text:span text:style-name="T47">&lt;</text:span><text:span text:style-name="T40">Natura</text:span><text:span text:style-name="T48">&gt;; se contiene un valore diverso da '0.00' un controllo di sistema verifica che non sia valorizzato l'elemento </text:span><text:span text:style-name="T49">2.2.3.2.3 </text:span><text:span text:style-name="T37">&lt;</text:span><text:span text:style-name="T40">Natura</text:span><text:span text:style-name="T37">&gt;.</text:span></text:p>
                    </table:table-cell>
                    <table:table-cell table:style-name="ce127" office:value-type="string" calcext:value-type="string">
                      <text:p><text:span text:style-name="T17">00424</text:span><text:span text:style-name="T18">: &lt;Aliquota&gt; non indicata in termini percentuali </text:span><text:span text:style-name="T80">(comporta il rifiuto del file)</text:span></text:p>
                      <text:p><text:span text:style-name="T17">00433</text:span><text:span text:style-name="T18">: &lt;Imposta&gt;  o  &lt;Aliquota&gt;  non presente a fronte di  &lt;TipoDocumento&gt; uguale a TD01, TD04  o  TD05 </text:span><text:span text:style-name="T80">(comporta il rifiuto del file)</text:span></text:p>
                      <text:p><text:span text:style-name="T17">00434</text:span><text:span text:style-name="T18">: &lt;Imposta&gt; e &lt;Aliquota&gt;  non coerenti </text:span><text:span text:style-name="T80">(comporta il rifiuto del file)</text:span></text:p>
                      <text:p><text:span text:style-name="T17">00400</text:span><text:span text:style-name="T18">: &lt;Natura&gt; non presente a fronte di &lt;Aliquota&gt;  pari a zero  </text:span><text:span text:style-name="T80">(comporta il rifiuto del file)</text:span></text:p>
                      <text:p><text:span text:style-name="T17">00401</text:span><text:span text:style-name="T18">: &lt;Natura&gt; presente a fronte di &lt;Aliquota&gt;  diversa da zero</text:span><text:span text:style-name="T80"> (comporta il rifiuto del file)</text:span></text:p>
                    </table:table-cell>
                    <table:table-cell table:style-name="ce82" office:value-type="string" calcext:value-type="string">
                      <text:p>l'elemento informativo corrisponde con l'elemento informativo </text:p>
                      <text:p><text:span text:style-name="T87">2.2.2.6</text:span><text:span text:style-name="T88"> &lt;</text:span><text:span text:style-name="T89">AliquotaIVA</text:span><text:span text:style-name="T88">&gt; del file fattura ordinaria</text:span></text:p>
                      <text:p><text:span text:style-name="T87">2.2.3.2</text:span><text:span text:style-name="T88"> &lt;</text:span><text:span text:style-name="T89">Aliquota</text:span><text:span text:style-name="T88">&gt; del file fattura semplificata</text:span></text:p>
                    </table:table-cell>
                    <table:table-cell table:style-name="ce143"/>
                    <table:table-cell table:style-name="ce145" table:number-columns-repeated="1005"/>
                  </table:table-row>
                </table:table-row-group>
                <table:table-row table:style-name="ro13">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2.3.2.3 <text:s text:c="2"/>&lt;Natura&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string</text:p>
                  </table:table-cell>
                  <table:table-cell table:style-name="ce80" office:value-type="string" calcext:value-type="string">
                    <text:p>Natura delle operazioni ovvero il "motivo" specifico per il quale il cedente/prestatore [FORNITORE] non deve indicare l'imposta in fattura</text:p>
                  </table:table-cell>
                  <table:table-cell table:style-name="ce80" office:value-type="string" calcext:value-type="string">
                    <text:p>valori ammessi:</text:p>
                    <text:p>vedi codifiche in calce al documento</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office:value-type="string" calcext:value-type="string">
                    <text:p>L'elemento deve essere valorizzato se e solo se l'elemento <text:span text:style-name="T17">2.2.3.2.2.2 &lt;Aliquota&gt;</text:span><text:span text:style-name="T18"> è valorizzato con '0.00'.</text:span></text:p>
                  </table:table-cell>
                  <table:table-cell table:style-name="ce124" office:value-type="string" calcext:value-type="string">
                    <text:p><text:span text:style-name="T17">00400</text:span><text:span text:style-name="T18">: &lt;Natura&gt; non presente a fronte di &lt;Aliquota&gt; pari a zero  </text:span><text:span text:style-name="T80">(comporta il rifiuto del file)</text:span></text:p>
                    <text:p><text:span text:style-name="T17">00401</text:span><text:span text:style-name="T18">: &lt;Natura&gt; presente a fronte di &lt;Aliquota&gt; diversa da zero </text:span><text:span text:style-name="T80">(comporta il rifiuto del file)</text:span></text:p>
                  </table:table-cell>
                  <table:table-cell table:style-name="ce138" office:value-type="string" calcext:value-type="string">
                    <text:p>l'elemento informativo corrisponde con l'elemento informativo </text:p>
                    <text:p><text:span text:style-name="T87">2.2.2.2</text:span><text:span text:style-name="T88"> &lt;</text:span><text:span text:style-name="T89">Natura</text:span><text:span text:style-name="T88">&gt; del file fattura ordinaria</text:span></text:p>
                    <text:p><text:span text:style-name="T87">2.2.4</text:span><text:span text:style-name="T88"> &lt;</text:span><text:span text:style-name="T89">Natura</text:span><text:span text:style-name="T88">&gt; del file fattura semplificata</text:span></text:p>
                  </table:table-cell>
                  <table:table-cell table:style-name="ce143"/>
                  <table:table-cell table:style-name="ce145" table:number-columns-repeated="1005"/>
                </table:table-row>
                <table:table-row table:style-name="ro31">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2.3.2.4 <text:s text:c="2"/>&lt;Detraibile&gt;</text:p>
                  </table:table-cell>
                  <table:covered-table-cell table:number-columns-repeated="2" table:style-name="ce43"/>
                  <table:covered-table-cell table:style-name="ce49"/>
                  <table:table-cell table:style-name="ce58" table:number-columns-repeated="2"/>
                  <table:table-cell table:style-name="ce66" office:value-type="string" calcext:value-type="string">
                    <text:p>xs:decimal</text:p>
                  </table:table-cell>
                  <table:table-cell table:style-name="ce80" office:value-type="string" calcext:value-type="string">
                    <text:p>Contiene il valore percentuale di detraibilità, se gli importi si riferiscono a spese detraibili</text:p>
                  </table:table-cell>
                  <table:table-cell table:style-name="ce80" office:value-type="string" calcext:value-type="string">
                    <text:p>formato numerico; i decimali vanno separati dall'intero con il carattere <text:s/>'.' (punto)</text:p>
                  </table:table-cell>
                  <table:table-cell table:style-name="ce99" office:value-type="string" calcext:value-type="string">
                    <text:p>&lt;0.1&gt;</text:p>
                  </table:table-cell>
                  <table:table-cell table:style-name="ce99" office:value-type="string" calcext:value-type="string">
                    <text:p>4 ...6</text:p>
                  </table:table-cell>
                  <table:table-cell table:style-name="ce124" office:value-type="string" calcext:value-type="string">
                    <text:p>Se presente, un controllo verifica che non sia valorizzato l'elemento <text:span text:style-name="T62">2.2.3.2.5 &lt;Deducibile&gt;</text:span></text:p>
                  </table:table-cell>
                  <table:table-cell table:style-name="ce124" office:value-type="string" calcext:value-type="string">
                    <text:p><text:span text:style-name="T17">00435</text:span><text:span text:style-name="T18">: &lt;Detraibile&gt; e &lt;Deducibile&gt; non possono essere presenti contemporaneamente con riferimento allo stesso importo</text:span><text:span text:style-name="T80"> (comporta il rifiuto del file)</text:span></text:p>
                  </table:table-cell>
                  <table:table-cell table:style-name="ce138"/>
                  <table:table-cell table:style-name="ce143" table:number-columns-repeated="1006"/>
                </table:table-row>
                <table:table-row table:style-name="ro31">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2.2.3.2.5 <text:s text:c="2"/>&lt;Deducibile&gt;</text:p>
                  </table:table-cell>
                  <table:covered-table-cell table:number-columns-repeated="2" table:style-name="ce43"/>
                  <table:covered-table-cell table:style-name="ce49"/>
                  <table:table-cell table:style-name="ce58" table:number-columns-repeated="2"/>
                  <table:table-cell table:style-name="ce66" office:value-type="string" calcext:value-type="string">
                    <text:p>xs:string</text:p>
                  </table:table-cell>
                  <table:table-cell table:style-name="ce80" office:value-type="string" calcext:value-type="string">
                    <text:p>Indica se gli importi indicati si riferiscono a spese deducibili</text:p>
                  </table:table-cell>
                  <table:table-cell table:style-name="ce80" office:value-type="string" calcext:value-type="string">
                    <text:p>valori ammessi:</text:p>
                    <text:p>[<text:span text:style-name="T9">SI</text:span><text:span text:style-name="T10">] = spesa deducibile</text:span></text:p>
                    <text:p><text:span text:style-name="T62"/></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office:value-type="string" calcext:value-type="string">
                    <text:p>Se presente, un controllo verifica che non sia valorizzato l'elemento <text:span text:style-name="T62">2.2.3.2.4 &lt;Detraibile&gt;</text:span></text:p>
                  </table:table-cell>
                  <table:table-cell table:style-name="ce124" office:value-type="string" calcext:value-type="string">
                    <text:p><text:span text:style-name="T17">00435</text:span><text:span text:style-name="T18">: &lt;Detraibile&gt; e &lt;Deducibile&gt; non possono essere presenti contemporaneamente con riferimento allo stesso importo</text:span><text:span text:style-name="T80"> (comporta il rifiuto del file)</text:span></text:p>
                  </table:table-cell>
                  <table:table-cell table:style-name="ce138"/>
                  <table:table-cell table:style-name="ce143" table:number-columns-repeated="1006"/>
                </table:table-row>
                <table:table-row table:style-name="ro32">
                  <table:table-cell table:style-name="ce13" table:number-columns-spanned="4" table:number-rows-spanned="1"/>
                  <table:covered-table-cell table:number-columns-repeated="2" table:style-name="ce31"/>
                  <table:covered-table-cell table:style-name="ce40"/>
                  <table:table-cell table:style-name="ce42" office:value-type="string" calcext:value-type="string" table:number-columns-spanned="4" table:number-rows-spanned="1">
                    <text:p>2.2.3.2.6 <text:s text:c="2"/>&lt;EsigibilitaIVA&gt;</text:p>
                  </table:table-cell>
                  <table:covered-table-cell table:number-columns-repeated="2" table:style-name="ce43"/>
                  <table:covered-table-cell table:style-name="ce49"/>
                  <table:table-cell table:style-name="ce58" table:number-columns-repeated="2"/>
                  <table:table-cell table:style-name="ce66" office:value-type="string" calcext:value-type="string">
                    <text:p>xs:string</text:p>
                  </table:table-cell>
                  <table:table-cell table:style-name="ce80" office:value-type="string" calcext:value-type="string">
                    <text:p>Esigibilità IVA (immediata <text:s/>ai sensi dell'Art. 6 comma 5 del DPR 633 1972, oppure differita) e modalità di versamento (scissione dei pagamenti)</text:p>
                  </table:table-cell>
                  <table:table-cell table:style-name="ce80" office:value-type="string" calcext:value-type="string">
                    <text:p>valori ammessi:</text:p>
                    <text:p>[<text:span text:style-name="T65">I</text:span><text:span text:style-name="T66">]: IVA ad esigibilità immediata</text:span></text:p>
                    <text:p><text:span text:style-name="T67">[</text:span><text:span text:style-name="T68">D</text:span><text:span text:style-name="T69">]: IVA ad esigibilità differita</text:span></text:p>
                    <text:p><text:span text:style-name="T67">[</text:span><text:span text:style-name="T68">S</text:span><text:span text:style-name="T69">]: scissione dei pagamenti</text:span></text:p>
                  </table:table-cell>
                  <table:table-cell table:style-name="ce99" office:value-type="string" calcext:value-type="string">
                    <text:p>&lt;0.1&gt;</text:p>
                  </table:table-cell>
                  <table:table-cell table:style-name="ce99" office:value-type="float" office:value="1" calcext:value-type="float">
                    <text:p>1</text:p>
                  </table:table-cell>
                  <table:table-cell table:style-name="ce124" office:value-type="string" calcext:value-type="string">
                    <text:p>Se è valorizzato a "S", viene controllato che l'elemento informativo</text:p>
                    <text:p><text:span text:style-name="T65">2.2.3.2.3 &lt;Natura&gt; </text:span><text:span text:style-name="T66">non sia valorizzato a "N6"</text:span></text:p>
                  </table:table-cell>
                  <table:table-cell table:style-name="ce124" office:value-type="string" calcext:value-type="string">
                    <text:p><text:span text:style-name="T85">00420:</text:span><text:span text:style-name="T69"> 2.2.3.2.3 &lt;Natura&gt; con valore N6 (inversione contabile) a fronte di 2.2.3.2.6 &lt;EsigibilitaIVA&gt; uguale a  S (scissione pagamenti) </text:span><text:span text:style-name="T86">(comporta il rifiuto del file)</text:span></text:p>
                  </table:table-cell>
                  <table:table-cell table:style-name="ce138" office:value-type="string" calcext:value-type="string">
                    <text:p>l'elemento informativo corrisponde con l'elemento informativo</text:p>
                    <text:p><text:span text:style-name="T65">2.2.2.7 &lt;EsigibilitaIVA&gt;</text:span><text:span text:style-name="T66"> della fattura ordinaria</text:span></text:p>
                  </table:table-cell>
                  <table:table-cell table:style-name="ce143" table:number-columns-repeated="1006"/>
                </table:table-row>
              </table:table-row-group>
            </table:table-row-group>
            <table:table-row table:style-name="ro19">
              <table:table-cell table:style-name="ce6"/>
              <table:table-cell table:style-name="ce24" office:value-type="string" calcext:value-type="string" table:number-columns-spanned="7" table:number-rows-spanned="1">
                <text:p>2.3 <text:s text:c="2"/>&lt;Rettifica&gt;</text:p>
              </table:table-cell>
              <table:covered-table-cell table:number-columns-repeated="6" table:style-name="ce24"/>
              <table:table-cell table:style-name="ce54" table:number-columns-repeated="2"/>
              <table:table-cell table:style-name="ce65"/>
              <table:table-cell table:style-name="ce76" office:value-type="string" calcext:value-type="string">
                <text:p>Questo blocco va valorizzato soltanto se i dati inseriti negli elementi del blocco <text:span text:style-name="T60">2 &lt;DTE&gt;</text:span><text:span text:style-name="T8"> costituiscono una rettifica a quelli presenti in un file trasmesso precedentemente </text:span></text:p>
              </table:table-cell>
              <table:table-cell table:style-name="ce87"/>
              <table:table-cell table:style-name="ce95" office:value-type="string" calcext:value-type="string">
                <text:p>&lt;0.1&gt;</text:p>
              </table:table-cell>
              <table:table-cell table:style-name="ce54"/>
              <table:table-cell table:style-name="ce76" office:value-type="string" calcext:value-type="string">
                <text:p>Un controllo verifica, in presenza di questo blocco, che esista soltanto un blocco  <text:span text:style-name="T60">2.2.3&lt;DatiFatturaBodyDTE&gt; </text:span><text:span text:style-name="T8">all'interno di un solo blocco</text:span><text:span text:style-name="T7"> 2.2&lt;CessionarioCommittenteDTE&gt;</text:span></text:p>
              </table:table-cell>
              <table:table-cell table:style-name="ce76" office:value-type="string" calcext:value-type="string">
                <text:p><text:span text:style-name="T3">00447</text:span><text:span text:style-name="T4">:  non ammesso più di un documento in caso di rettifica (comporta il rifiuto del file)</text:span></text:p>
              </table:table-cell>
              <table:table-cell table:style-name="ce137"/>
              <table:table-cell table:style-name="ce143"/>
              <table:table-cell table:style-name="ce145" table:number-columns-repeated="1005"/>
            </table:table-row>
            <table:table-row table:style-name="ro32">
              <table:table-cell table:style-name="ce12" table:number-columns-spanned="2" table:number-rows-spanned="1"/>
              <table:covered-table-cell table:style-name="ce29"/>
              <table:table-cell table:style-name="ce32" office:value-type="string" calcext:value-type="string" table:number-columns-spanned="6" table:number-rows-spanned="1">
                <text:p>2.3.1 <text:s text:c="2"/>&lt;IdFile&gt;</text:p>
              </table:table-cell>
              <table:covered-table-cell table:number-columns-repeated="5" table:style-name="ce32"/>
              <table:table-cell table:style-name="ce54" table:number-columns-repeated="2"/>
              <table:table-cell table:style-name="ce67" office:value-type="string" calcext:value-type="string">
                <text:p>xs:string</text:p>
              </table:table-cell>
              <table:table-cell table:style-name="ce81" office:value-type="string" calcext:value-type="string">
                <text:p>Identificativo del file contenente i dati fattura che si vogliono rettificare.</text:p>
                <text:p>E' l'identificativo comunicato dal sistema in fase di trasmissione del file</text:p>
              </table:table-cell>
              <table:table-cell table:style-name="ce81" office:value-type="string" calcext:value-type="string">
                <text:p>formato alfanumerico</text:p>
              </table:table-cell>
              <table:table-cell table:style-name="ce96" office:value-type="string" calcext:value-type="string">
                <text:p>&lt;1.1&gt;</text:p>
              </table:table-cell>
              <table:table-cell table:style-name="ce108" office:value-type="string" calcext:value-type="string">
                <text:p>1 … 18</text:p>
              </table:table-cell>
              <table:table-cell table:style-name="ce81" office:value-type="string" calcext:value-type="string">
                <text:p>Un controllo verifica l'esistenza del file indicato e se si tratta del file con il quale i dati oggetto di modifica sono stati trasmessi per la prima volta.</text:p>
              </table:table-cell>
              <table:table-cell table:style-name="ce121" office:value-type="string" calcext:value-type="string">
                <text:p><text:span text:style-name="T17">00444</text:span><text:span text:style-name="T18">: il file originario indicato nel campo &lt;IdFile&gt; non esiste </text:span><text:span text:style-name="T80">(comporta il rifiuto del file)</text:span></text:p>
                <text:p><text:span text:style-name="T17">00445</text:span><text:span text:style-name="T18">: il file indicato nel campo &lt;IdFile&gt; non è il file con il quale i dati sono stati trasmessi per la prima volta </text:span><text:span text:style-name="T80">(comporta il rifiuto del file)</text:span></text:p>
                <text:p><text:span text:style-name="T11"/></text:p>
              </table:table-cell>
              <table:table-cell table:style-name="ce135"/>
              <table:table-cell table:style-name="ce144" table:number-columns-repeated="1006"/>
            </table:table-row>
            <table:table-row table:style-name="ro32">
              <table:table-cell table:style-name="ce12" table:number-columns-spanned="2" table:number-rows-spanned="1"/>
              <table:covered-table-cell table:style-name="ce29"/>
              <table:table-cell table:style-name="ce32" office:value-type="string" calcext:value-type="string" table:number-columns-spanned="6" table:number-rows-spanned="1">
                <text:p>2.3.2 <text:s text:c="2"/>&lt;Posizione&gt;</text:p>
              </table:table-cell>
              <table:covered-table-cell table:number-columns-repeated="5" table:style-name="ce32"/>
              <table:table-cell table:style-name="ce54" table:number-columns-repeated="2"/>
              <table:table-cell table:style-name="ce67" office:value-type="string" calcext:value-type="string">
                <text:p>xs:integer</text:p>
              </table:table-cell>
              <table:table-cell table:style-name="ce81" office:value-type="string" calcext:value-type="string">
                <text:p>Posizione della fattura all'interno del file trasmesso</text:p>
              </table:table-cell>
              <table:table-cell table:style-name="ce81" office:value-type="string" calcext:value-type="string">
                <text:p>formato numerico (intero)</text:p>
              </table:table-cell>
              <table:table-cell table:style-name="ce96" office:value-type="string" calcext:value-type="string">
                <text:p>&lt;1.1&gt;</text:p>
              </table:table-cell>
              <table:table-cell table:style-name="ce108" office:value-type="string" calcext:value-type="string">
                <text:p>1 … 7</text:p>
              </table:table-cell>
              <table:table-cell table:style-name="ce81" office:value-type="string" calcext:value-type="string">
                <text:p>Un controllo verifica che la posizione sia presente all'interno del file indicato nell'elemento <text:span text:style-name="T9">2.3.1&lt;IdFile&gt;</text:span><text:span text:style-name="T10"> e che il documento oggetto di rettifica non risulti  già annullato</text:span></text:p>
              </table:table-cell>
              <table:table-cell table:style-name="ce121" office:value-type="string" calcext:value-type="string">
                <text:p><text:span text:style-name="T17">00446</text:span><text:span text:style-name="T18">:  &lt;Posizione&gt; non trovata all'interno del file originario</text:span><text:span text:style-name="T80"> (comporta il rifiuto del file)</text:span></text:p>
                <text:p><text:span text:style-name="T17">00442</text:span><text:span text:style-name="T18">:  dati già annullati: rettifica non ammessa</text:span><text:span text:style-name="T80"> (comporta il rifiuto del file)</text:span></text:p>
              </table:table-cell>
              <table:table-cell table:style-name="ce135"/>
              <table:table-cell table:style-name="ce144" table:number-columns-repeated="1006"/>
            </table:table-row>
            <table:table-row table:style-name="ro33">
              <table:table-cell table:style-name="ce8" table:number-columns-repeated="11"/>
              <table:table-cell table:style-name="ce78" table:number-columns-repeated="2"/>
              <table:table-cell table:style-name="ce97" table:number-columns-repeated="2"/>
              <table:table-cell table:style-name="ce122"/>
              <table:table-cell table:style-name="ce130"/>
              <table:table-cell table:style-name="ce8"/>
              <table:table-cell table:style-name="ce143"/>
              <table:table-cell table:style-name="ce8" table:number-columns-repeated="1005"/>
            </table:table-row>
          </table:table-row-group>
          <table:table-row table:style-name="ro34">
            <table:table-cell table:style-name="ce9" office:value-type="string" calcext:value-type="string" table:number-columns-spanned="8" table:number-rows-spanned="1">
              <text:p>3 <text:s text:c="2"/>&lt;DTR&gt;</text:p>
            </table:table-cell>
            <table:covered-table-cell table:number-columns-repeated="7" table:style-name="ce26"/>
            <table:table-cell table:style-name="ce56" table:number-columns-repeated="3"/>
            <table:table-cell table:style-name="ce79" office:value-type="string" calcext:value-type="string">
              <text:p>Dati relativi a <text:span text:style-name="T9">fatture  RICEVUTE.</text:span><text:span text:style-name="T10"> </text:span></text:p>
              <text:p><text:span text:style-name="T11">Da valorizzare nei casi in cui si stanno trasmettendo dati relativi a fatture ricevute e sottoposte a registrazione o alle così dette autofatture, cioà fatture emesse dall'acquirente nei casi in cui non le abbia ricevute oppure, pur avendole ricevute, abbia rilevato in esse delle irregolarità.</text:span></text:p>
              <text:p><text:span text:style-name="T12">La presenza di questo blocco esclude la valorizzazione dei blocchi</text:span><text:span text:style-name="T13"> 2 &lt;DTE&gt; </text:span><text:span text:style-name="T14">e</text:span><text:span text:style-name="T13">  4 &lt;ANN&gt;</text:span></text:p>
            </table:table-cell>
            <table:table-cell table:style-name="ce79"/>
            <table:table-cell table:style-name="ce98" office:value-type="string" calcext:value-type="string">
              <text:p>&lt;0.1&gt;</text:p>
            </table:table-cell>
            <table:table-cell table:style-name="ce109"/>
            <table:table-cell table:style-name="ce123" table:number-columns-repeated="2"/>
            <table:table-cell table:style-name="ce136"/>
            <table:table-cell table:style-name="ce143"/>
            <table:table-cell table:number-columns-repeated="1005"/>
          </table:table-row>
          <table:table-row-group>
            <table:table-row table:style-name="ro35">
              <table:table-cell table:style-name="ce6"/>
              <table:table-cell table:style-name="ce24" office:value-type="string" calcext:value-type="string" table:number-columns-spanned="7" table:number-rows-spanned="1">
                <text:p>3.1 <text:s text:c="2"/>&lt;CessionarioCommittenteDTR&gt;</text:p>
              </table:table-cell>
              <table:covered-table-cell table:number-columns-repeated="5" table:style-name="ce33"/>
              <table:covered-table-cell table:style-name="ce47"/>
              <table:table-cell table:style-name="ce54" table:number-columns-repeated="2"/>
              <table:table-cell table:style-name="ce65"/>
              <table:table-cell table:style-name="ce76" office:value-type="string" calcext:value-type="string">
                <text:p>Blocco contenente le informazioni relative al cessionario/committente (cliente<text:span text:style-name="T5">). </text:span></text:p>
              </table:table-cell>
              <table:table-cell table:style-name="ce87"/>
              <table:table-cell table:style-name="ce95" office:value-type="string" calcext:value-type="string">
                <text:p>&lt;1.1&gt;</text:p>
              </table:table-cell>
              <table:table-cell table:style-name="ce54"/>
              <table:table-cell table:style-name="ce120" table:number-columns-repeated="2"/>
              <table:table-cell table:style-name="ce137"/>
              <table:table-cell table:style-name="ce145" table:number-columns-repeated="1006"/>
            </table:table-row>
            <table:table-row-group>
              <table:table-row table:style-name="ro4">
                <table:table-cell table:style-name="ce7" table:number-columns-spanned="2" table:number-rows-spanned="1"/>
                <table:covered-table-cell table:style-name="ce25"/>
                <table:table-cell table:style-name="ce32" office:value-type="string" calcext:value-type="string" table:number-columns-spanned="6" table:number-rows-spanned="1">
                  <text:p>3.1.1 <text:s text:c="2"/>&lt;IdentificativiFiscali&gt;</text:p>
                </table:table-cell>
                <table:covered-table-cell table:number-columns-repeated="4" table:style-name="ce41"/>
                <table:covered-table-cell table:style-name="ce50"/>
                <table:table-cell table:style-name="ce55" table:number-columns-repeated="2"/>
                <table:table-cell table:style-name="ce64"/>
                <table:table-cell table:style-name="ce81" office:value-type="string" calcext:value-type="string">
                  <text:p>Blocco obbligatorio che consente l'identificazione del soggetto cessionario/committente (cliente)</text:p>
                </table:table-cell>
                <table:table-cell table:style-name="ce88"/>
                <table:table-cell table:style-name="ce96" office:value-type="string" calcext:value-type="string">
                  <text:p>&lt;1.1&gt;</text:p>
                </table:table-cell>
                <table:table-cell table:style-name="ce111"/>
                <table:table-cell table:style-name="ce121" table:number-columns-repeated="2"/>
                <table:table-cell table:style-name="ce135"/>
                <table:table-cell table:style-name="ce145" table:number-columns-repeated="1006"/>
              </table:table-row>
              <table:table-row-group>
                <table:table-row table:style-name="ro21">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1.1.1 <text:s text:c="2"/>&lt;IdFiscaleIVA&gt;</text:p>
                  </table:table-cell>
                  <table:covered-table-cell table:number-columns-repeated="3" table:style-name="ce44"/>
                  <table:covered-table-cell table:style-name="ce51"/>
                  <table:table-cell table:style-name="ce55" table:number-columns-repeated="2"/>
                  <table:table-cell table:style-name="ce64"/>
                  <table:table-cell table:style-name="ce81" office:value-type="string" calcext:value-type="string">
                    <text:p>Blocco obbligatorio che ospita l'identificativo del soggetto ai fini IVA. E' composto da due elementi: il primo identifica lo Stato di residenza del soggetto (può essere solo 'IT'), il secondo il numero di partita IVA (<text:span text:style-name="T9">per i soggetti residenti all'estero è quella con la quale sono fiscalmente identificati in Italia</text:span><text:span text:style-name="T10">).</text:span></text:p>
                  </table:table-cell>
                  <table:table-cell table:style-name="ce88"/>
                  <table:table-cell table:style-name="ce96" office:value-type="string" calcext:value-type="string">
                    <text:p>&lt;1.1&gt;</text:p>
                  </table:table-cell>
                  <table:table-cell table:style-name="ce111"/>
                  <table:table-cell table:style-name="ce121" table:number-columns-repeated="2"/>
                  <table:table-cell table:style-name="ce135" office:value-type="string" calcext:value-type="string">
                    <text:p>l'elemento informativo corrisponde con l'elemento informativo</text:p>
                    <text:p><text:span text:style-name="T87">1.4.1.1</text:span><text:span text:style-name="T88"> &lt;</text:span><text:span text:style-name="T89">IdFiscaleIVA</text:span><text:span text:style-name="T88">&gt; del file fattura ordinaria</text:span></text:p>
                    <text:p><text:span text:style-name="T87">1.3.1.1</text:span><text:span text:style-name="T88"> &lt;</text:span><text:span text:style-name="T89">IdFiscaleIVA</text:span><text:span text:style-name="T88">&gt; del file fattura semplificata</text:span></text:p>
                  </table:table-cell>
                  <table:table-cell table:style-name="ce145" table:number-columns-repeated="1006"/>
                </table:table-row>
                <table:table-row-group>
                  <table:table-row table:style-name="ro13">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1.1.1.1 <text:s text:c="2"/>&lt;IdPaes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9">IT</text:span><text:span text:style-name="T10">]</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4.1.1.1</text:span><text:span text:style-name="T88"> &lt;</text:span><text:span text:style-name="T89">IdPaese</text:span><text:span text:style-name="T88">&gt; del file fattura ordinaria</text:span></text:p>
                      <text:p><text:span text:style-name="T87">1.3.1.1.1</text:span><text:span text:style-name="T88"> &lt;</text:span><text:span text:style-name="T89">IdPaese</text:span><text:span text:style-name="T88">&gt; del file fattura semplificata</text:span></text:p>
                    </table:table-cell>
                    <table:table-cell table:style-name="ce145" table:number-columns-repeated="1006"/>
                  </table:table-row>
                  <table:table-row table:style-name="ro36">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1.1.1.2 <text:s text:c="2"/>&lt;IdCodic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string</text:p>
                    </table:table-cell>
                    <table:table-cell table:style-name="ce80" office:value-type="string" calcext:value-type="string">
                      <text:p>Codice identificativo fiscale</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float" office:value="11" calcext:value-type="float">
                      <text:p>11</text:p>
                    </table:table-cell>
                    <table:table-cell table:style-name="ce124" office:value-type="string" calcext:value-type="string">
                      <text:p>Un controllo verifica che la PIVA sia censita in AT;</text:p>
                      <text:p>Qualora il soggetto individuato dalla PIVA in AT risulti cessato o fallito, nella ricevuta di presa in carico del file sarà effettuata una segnalazione </text:p>
                    </table:table-cell>
                    <table:table-cell table:style-name="ce124" office:value-type="string" calcext:value-type="string">
                      <text:p><text:span text:style-name="T17">00305</text:span><text:span text:style-name="T18">: &lt;IdCodice&gt; di &lt;IdFiscaleIVA&gt; del Cessionario/Committente  non valido </text:span><text:span text:style-name="T80"> (comporta il rifiuto del file)</text:span></text:p>
                      <text:p><text:span text:style-name="T17">00501</text:span><text:span text:style-name="T18">: Partita IVA del Cessionario/Committente cessata in Anagrafe Tributaria </text:span><text:span text:style-name="T80">(comporta una segnalazione)</text:span></text:p>
                    </table:table-cell>
                    <table:table-cell table:style-name="ce138" office:value-type="string" calcext:value-type="string">
                      <text:p>l'elemento informativo corrisponde con l'elemento informativo</text:p>
                      <text:p><text:span text:style-name="T87">1.4.1.1.2</text:span><text:span text:style-name="T88"> &lt;</text:span><text:span text:style-name="T89">IdCodice</text:span><text:span text:style-name="T88">&gt; del file fattura ordinaria</text:span></text:p>
                      <text:p><text:span text:style-name="T87">1.3.1.1.2</text:span><text:span text:style-name="T88">&lt;</text:span><text:span text:style-name="T89">IdCodice</text:span><text:span text:style-name="T88">&gt; del file fattura semplificata</text:span></text:p>
                    </table:table-cell>
                    <table:table-cell table:style-name="ce145" table:number-columns-repeated="1006"/>
                  </table:table-row>
                </table:table-row-group>
                <table:table-row table:style-name="ro37">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1.1.2 <text:s text:c="2"/>&lt;CodiceFiscale&gt;</text:p>
                  </table:table-cell>
                  <table:covered-table-cell table:number-columns-repeated="3" table:style-name="ce44"/>
                  <table:covered-table-cell table:style-name="ce51"/>
                  <table:table-cell table:style-name="ce55" table:number-columns-repeated="2"/>
                  <table:table-cell table:style-name="ce67" office:value-type="string" calcext:value-type="string">
                    <text:p>xs:string</text:p>
                  </table:table-cell>
                  <table:table-cell table:style-name="ce81" office:value-type="string" calcext:value-type="string">
                    <text:p>Numero di Codice Fiscale (valido per i soli soggetti residenti in Italia).</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1 ...16</text:p>
                  </table:table-cell>
                  <table:table-cell table:style-name="ce121" office:value-type="string" calcext:value-type="string">
                    <text:p>Se valorizzato <text:s/>viene controllata la sua esistenza in Anagrafe Tributaria</text:p>
                  </table:table-cell>
                  <table:table-cell table:style-name="ce121" office:value-type="string" calcext:value-type="string">
                    <text:p><text:span text:style-name="T17">00306</text:span><text:span text:style-name="T18">: &lt;CodiceFiscale&gt; del Cessionario/Committente non valido </text:span><text:span text:style-name="T80"> (comporta il rifiuto del file)</text:span></text:p>
                  </table:table-cell>
                  <table:table-cell table:style-name="ce135" office:value-type="string" calcext:value-type="string">
                    <text:p>l'elemento informativo corrisponde con l'elemento informativo</text:p>
                    <text:p><text:span text:style-name="T87">1.4.1.2</text:span><text:span text:style-name="T88"> &lt;</text:span><text:span text:style-name="T89">CodiceFiscale</text:span><text:span text:style-name="T88">&gt; del file fattura ordinaria</text:span></text:p>
                    <text:p><text:span text:style-name="T87">1.3.1.2</text:span><text:span text:style-name="T88"> &lt;</text:span><text:span text:style-name="T89">CodiceFiscale</text:span><text:span text:style-name="T88">&gt; del file fattura semplificata</text:span></text:p>
                  </table:table-cell>
                  <table:table-cell table:style-name="ce145" table:number-columns-repeated="1006"/>
                </table:table-row>
              </table:table-row-group>
              <table:table-row table:style-name="ro31">
                <table:table-cell table:style-name="ce7" table:number-columns-spanned="2" table:number-rows-spanned="1"/>
                <table:covered-table-cell table:style-name="ce25"/>
                <table:table-cell table:style-name="ce32" office:value-type="string" calcext:value-type="string" table:number-columns-spanned="6" table:number-rows-spanned="1">
                  <text:p>3.1.2 <text:s text:c="2"/>&lt;AltriDatiIdentificativi&gt;</text:p>
                </table:table-cell>
                <table:covered-table-cell table:number-columns-repeated="4" table:style-name="ce41"/>
                <table:covered-table-cell table:style-name="ce50"/>
                <table:table-cell table:style-name="ce55" table:number-columns-repeated="2"/>
                <table:table-cell table:style-name="ce64"/>
                <table:table-cell table:style-name="ce81" office:value-type="string" calcext:value-type="string">
                  <text:p>Blocco non obbligatorio contenente altri elementi identificativi del soggetto cessionario/committente (cliente)</text:p>
                </table:table-cell>
                <table:table-cell table:style-name="ce88"/>
                <table:table-cell table:style-name="ce96" office:value-type="string" calcext:value-type="string">
                  <text:p>&lt;0.1&gt;</text:p>
                </table:table-cell>
                <table:table-cell table:style-name="ce111"/>
                <table:table-cell table:style-name="ce121" table:number-columns-repeated="2"/>
                <table:table-cell table:style-name="ce135"/>
                <table:table-cell table:style-name="ce145" table:number-columns-repeated="1006"/>
              </table:table-row>
              <table:table-row-group>
                <table:table-row table:style-name="ro13">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3.1.2.1 <text:s text:c="2"/>&lt;Denominazione&gt;</text:p>
                  </table:table-cell>
                  <table:covered-table-cell table:number-columns-repeated="3" table:style-name="ce44"/>
                  <table:covered-table-cell table:style-name="ce51"/>
                  <table:table-cell table:style-name="ce55" table:number-columns-repeated="2"/>
                  <table:table-cell table:style-name="ce67" office:value-type="string" calcext:value-type="string">
                    <text:p>xs:normalizedString</text:p>
                  </table:table-cell>
                  <table:table-cell table:style-name="ce81" office:value-type="string" calcext:value-type="string">
                    <text:p>Ditta, denominazione o ragione sociale (ditta, impresa, società, ente); campo obbligatorio ma da valorizzare in alternativa ai campi <text:span text:style-name="T17">3.1.2.2 &lt;Nome&gt;</text:span><text:span text:style-name="T18">  e  </text:span><text:span text:style-name="T19">3.1.2.3 &lt;Cognome&gt;</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80</text:p>
                  </table:table-cell>
                  <table:table-cell table:style-name="ce121" table:number-columns-repeated="2"/>
                  <table:table-cell table:style-name="ce135" office:value-type="string" calcext:value-type="string">
                    <text:p>l'elemento informativo corrisponde con l'elemento informativo</text:p>
                    <text:p><text:span text:style-name="T87">1.4.1.3.1</text:span><text:span text:style-name="T88"> &lt;</text:span><text:span text:style-name="T89">Denominazione</text:span><text:span text:style-name="T88">&gt; del file fattura ordinaria</text:span></text:p>
                    <text:p><text:span text:style-name="T87">1.3.2.1</text:span><text:span text:style-name="T88"> &lt;</text:span><text:span text:style-name="T89">Denominazione</text:span><text:span text:style-name="T88">&gt; del file fattura semplificata</text:span></text:p>
                  </table:table-cell>
                  <table:table-cell table:style-name="ce145" table:number-columns-repeated="1006"/>
                </table:table-row>
                <table:table-row table:style-name="ro13">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3.1.2.2 <text:s text:c="2"/>&lt;Nome&gt;</text:p>
                  </table:table-cell>
                  <table:covered-table-cell table:number-columns-repeated="3" table:style-name="ce44"/>
                  <table:covered-table-cell table:style-name="ce51"/>
                  <table:table-cell table:style-name="ce55" table:number-columns-repeated="2"/>
                  <table:table-cell table:style-name="ce67" office:value-type="string" calcext:value-type="string">
                    <text:p>xs:normalizedString</text:p>
                  </table:table-cell>
                  <table:table-cell table:style-name="ce81" office:value-type="string" calcext:value-type="string">
                    <text:p>Nome della persona fisica. Campo obbligatorio ma da valorizzare insieme al campo <text:span text:style-name="T15">3.1.2.3 &lt;Cognome&gt;</text:span><text:span text:style-name="T14">  ed in alternativa al campo </text:span><text:span text:style-name="T13">3.1.2.1 &lt;Denominazione&gt;</text:span><text:span text:style-name="T14"> </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60</text:p>
                  </table:table-cell>
                  <table:table-cell table:style-name="ce121" table:number-columns-repeated="2"/>
                  <table:table-cell table:style-name="ce135" office:value-type="string" calcext:value-type="string">
                    <text:p>l'elemento informativo corrisponde con l'elemento informativo</text:p>
                    <text:p><text:span text:style-name="T87">1.4.1.3.2</text:span><text:span text:style-name="T88"> &lt;</text:span><text:span text:style-name="T89">Nome</text:span><text:span text:style-name="T88">&gt; del file fattura ordinaria</text:span></text:p>
                    <text:p><text:span text:style-name="T87">1.3.2.2</text:span><text:span text:style-name="T88"> &lt;</text:span><text:span text:style-name="T89">Nome</text:span><text:span text:style-name="T88">&gt; del file fattura semplificata</text:span></text:p>
                  </table:table-cell>
                  <table:table-cell table:style-name="ce145" table:number-columns-repeated="1006"/>
                </table:table-row>
                <table:table-row table:style-name="ro13">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3.1.2.3 <text:s text:c="2"/>&lt;Cognome&gt;</text:p>
                  </table:table-cell>
                  <table:covered-table-cell table:number-columns-repeated="3" table:style-name="ce44"/>
                  <table:covered-table-cell table:style-name="ce51"/>
                  <table:table-cell table:style-name="ce55" table:number-columns-repeated="2"/>
                  <table:table-cell table:style-name="ce67" office:value-type="string" calcext:value-type="string">
                    <text:p>xs:normalizedString</text:p>
                  </table:table-cell>
                  <table:table-cell table:style-name="ce81" office:value-type="string" calcext:value-type="string">
                    <text:p>Cognome della persona fisica. Campo obbligatorio ma da valorizzare insieme al campo<text:span text:style-name="T17"> 3.1.2.2 &lt;Nome&gt;</text:span><text:span text:style-name="T18">  ed in alternativa al campo </text:span><text:span text:style-name="T19">3.1.2.1 &lt;Denominazione&gt;</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60</text:p>
                  </table:table-cell>
                  <table:table-cell table:style-name="ce121" table:number-columns-repeated="2"/>
                  <table:table-cell table:style-name="ce135" office:value-type="string" calcext:value-type="string">
                    <text:p>l'elemento informativo corrisponde con l'elemento informativo</text:p>
                    <text:p><text:span text:style-name="T87">1.4.1.3.3</text:span><text:span text:style-name="T88"> &lt;</text:span><text:span text:style-name="T89">Cognome</text:span><text:span text:style-name="T88">&gt; del file fattura ordinaria</text:span></text:p>
                    <text:p><text:span text:style-name="T87">1.3.2.3</text:span><text:span text:style-name="T88"> &lt;</text:span><text:span text:style-name="T89">Cognome</text:span><text:span text:style-name="T88">&gt; del file fattura semplificata</text:span></text:p>
                  </table:table-cell>
                  <table:table-cell table:style-name="ce145" table:number-columns-repeated="1006"/>
                </table:table-row>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1.2.4 <text:s text:c="2"/>&lt;Sede&gt;</text:p>
                  </table:table-cell>
                  <table:covered-table-cell table:number-columns-repeated="3" table:style-name="ce44"/>
                  <table:covered-table-cell table:style-name="ce51"/>
                  <table:table-cell table:style-name="ce58" table:number-columns-repeated="2"/>
                  <table:table-cell table:style-name="ce67"/>
                  <table:table-cell table:style-name="ce81" office:value-type="string" calcext:value-type="string">
                    <text:p>Blocco contenente i dati della sede del cessionario / committente.</text:p>
                  </table:table-cell>
                  <table:table-cell table:style-name="ce81"/>
                  <table:table-cell table:style-name="ce96" office:value-type="string" calcext:value-type="string">
                    <text:p>&lt;0.1&gt;</text:p>
                  </table:table-cell>
                  <table:table-cell table:style-name="ce96"/>
                  <table:table-cell table:style-name="ce121" table:number-columns-repeated="2"/>
                  <table:table-cell table:style-name="ce135" office:value-type="string" calcext:value-type="string">
                    <text:p>l'elemento informativo corrisponde con l'elemento informativo</text:p>
                    <text:p><text:span text:style-name="T87">1.4.2</text:span><text:span text:style-name="T88"> &lt;</text:span><text:span text:style-name="T89">Sede</text:span><text:span text:style-name="T88">&gt; del file fattura ordinaria</text:span></text:p>
                    <text:p><text:span text:style-name="T87">1.3.2.4</text:span><text:span text:style-name="T88"> &lt;</text:span><text:span text:style-name="T89">Sede</text:span><text:span text:style-name="T88">&gt; del file fattura semplificata</text:span></text:p>
                  </table:table-cell>
                  <table:table-cell table:style-name="ce143" table:number-columns-repeated="1006"/>
                </table:table-row>
                <table:table-row-group>
                  <table:table-row table:style-name="ro3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4.1 <text:s text:c="2"/>&lt;Indirizzo&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normalizedString</text:p>
                    </table:table-cell>
                    <table:table-cell table:style-name="ce80" office:value-type="string" calcext:value-type="string">
                      <text:p>Indirizzo della sede del cessionario / committente (nome della via, piazza etc.)</text:p>
                    </table:table-cell>
                    <table:table-cell table:style-name="ce80" office:value-type="string" calcext:value-type="string">
                      <text:p>formato alfanumerico</text:p>
                    </table:table-cell>
                    <table:table-cell table:style-name="ce100"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text:p>
                      <text:p><text:span text:style-name="T87">1.4.2.1</text:span><text:span text:style-name="T88"> &lt;</text:span><text:span text:style-name="T89">Indirizzo</text:span><text:span text:style-name="T88">&gt; del file fattura ordinaria</text:span></text:p>
                      <text:p><text:span text:style-name="T87">1.3.2.4.1</text:span><text:span text:style-name="T88"> &lt;</text:span><text:span text:style-name="T89">Indirizzo</text:span><text:span text:style-name="T88">&gt; del file fattura semplificata</text:span></text:p>
                    </table:table-cell>
                    <table:table-cell table:style-name="ce143" table:number-columns-repeated="1006"/>
                  </table:table-row>
                  <table:table-row table:style-name="ro3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4.2 <text:s text:c="2"/>&lt;NumeroCivico&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normalizedString</text:p>
                    </table:table-cell>
                    <table:table-cell table:style-name="ce80" office:value-type="string" calcext:value-type="string">
                      <text:p>Numero civico riferito all'indirizzo (non indicare se già presente nel campo indirizzo)</text:p>
                    </table:table-cell>
                    <table:table-cell table:style-name="ce89" office:value-type="string" calcext:value-type="string">
                      <text:p>formato alfanumerico</text:p>
                    </table:table-cell>
                    <table:table-cell table:style-name="ce99" office:value-type="string" calcext:value-type="string">
                      <text:p>&lt;0.1&gt;</text:p>
                    </table:table-cell>
                    <table:table-cell table:style-name="ce112" office:value-type="string" calcext:value-type="string">
                      <text:p>1 ...8</text:p>
                    </table:table-cell>
                    <table:table-cell table:style-name="ce124" table:number-columns-repeated="2"/>
                    <table:table-cell table:style-name="ce138" office:value-type="string" calcext:value-type="string">
                      <text:p>l'elemento informativo corrisponde con l'elemento informativo</text:p>
                      <text:p><text:span text:style-name="T87">1.4.2.2</text:span><text:span text:style-name="T88"> &lt;</text:span><text:span text:style-name="T89">NumeroCivico</text:span><text:span text:style-name="T88">&gt; del file fattura ordinaria</text:span></text:p>
                      <text:p><text:span text:style-name="T87">1.3.2.4.2</text:span><text:span text:style-name="T88"> &lt;</text:span><text:span text:style-name="T89">NumeroCivico</text:span><text:span text:style-name="T88">&gt; del file fattura semplificata</text:span></text:p>
                    </table:table-cell>
                    <table:table-cell table:style-name="ce143" table:number-columns-repeated="1006"/>
                  </table:table-row>
                  <table:table-row table:style-name="ro3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4.3 <text:s text:c="2"/>&lt;CAP&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string</text:p>
                    </table:table-cell>
                    <table:table-cell table:style-name="ce80" office:value-type="string" calcext:value-type="string">
                      <text:p>Codice Avviamento Postale</text:p>
                    </table:table-cell>
                    <table:table-cell table:style-name="ce80" office:value-type="string" calcext:value-type="string">
                      <text:p>formato numerico</text:p>
                    </table:table-cell>
                    <table:table-cell table:style-name="ce101" office:value-type="string" calcext:value-type="string">
                      <text:p>&lt;1.1&gt;</text:p>
                    </table:table-cell>
                    <table:table-cell table:style-name="ce99" office:value-type="float" office:value="5" calcext:value-type="float">
                      <text:p>5</text:p>
                    </table:table-cell>
                    <table:table-cell table:style-name="ce124" table:number-columns-repeated="2"/>
                    <table:table-cell table:style-name="ce138" office:value-type="string" calcext:value-type="string">
                      <text:p>l'elemento informativo corrisponde con l'elemento informativo</text:p>
                      <text:p><text:span text:style-name="T87">1.4.2.3</text:span><text:span text:style-name="T88"> &lt;</text:span><text:span text:style-name="T89">CAP</text:span><text:span text:style-name="T88">&gt; del file fattura ordinaria</text:span></text:p>
                      <text:p><text:span text:style-name="T87">1.3.2.4.3</text:span><text:span text:style-name="T88"> &lt;</text:span><text:span text:style-name="T89">CAP</text:span><text:span text:style-name="T88">&gt; del file fattura semplificata</text:span></text:p>
                    </table:table-cell>
                    <table:table-cell table:style-name="ce143" table:number-columns-repeated="1006"/>
                  </table:table-row>
                  <table:table-row table:style-name="ro3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4.4 <text:s text:c="2"/>&lt;Comune&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normalizedString</text:p>
                    </table:table-cell>
                    <table:table-cell table:style-name="ce80" office:value-type="string" calcext:value-type="string">
                      <text:p>Comune relativo alla sede del cessionario / committente</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text:p>
                      <text:p><text:span text:style-name="T87">1.4.2.4</text:span><text:span text:style-name="T88"> &lt;</text:span><text:span text:style-name="T89">Comune</text:span><text:span text:style-name="T88">&gt; del file fattura ordinaria</text:span></text:p>
                      <text:p><text:span text:style-name="T87">1.3.2.4.4</text:span><text:span text:style-name="T88"> &lt;</text:span><text:span text:style-name="T89">Comune</text:span><text:span text:style-name="T88">&gt; del file fattura semplificata</text:span></text:p>
                    </table:table-cell>
                    <table:table-cell table:style-name="ce143" table:number-columns-repeated="1006"/>
                  </table:table-row>
                  <table:table-row table:style-name="ro3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4.5 <text:s text:c="2"/>&lt;Provincia&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string</text:p>
                    </table:table-cell>
                    <table:table-cell table:style-name="ce80" office:value-type="string" calcext:value-type="string">
                      <text:p>Sigla della provincia di appartenenza del comune indicato nel campo <text:span text:style-name="T15">3.1.2.4.4 &lt;Comune&gt;. </text:span><text:span text:style-name="T16">Da valorizzare se il campo</text:span><text:span text:style-name="T13"> 3.1.2.4.6 &lt;Nazione&gt; </text:span><text:span text:style-name="T14">è uguale a</text:span><text:span text:style-name="T13"> IT</text:span></text:p>
                    </table:table-cell>
                    <table:table-cell table:style-name="ce80" office:value-type="string" calcext:value-type="string">
                      <text:p>[<text:span text:style-name="T15">RM</text:span><text:span text:style-name="T16">], [</text:span><text:span text:style-name="T41">MI</text:span><text:span text:style-name="T14">], [</text:span><text:span text:style-name="T13">…</text:span><text:span text:style-name="T14">]</text:span></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4.2.5</text:span><text:span text:style-name="T88"> &lt;</text:span><text:span text:style-name="T89">Provincia</text:span><text:span text:style-name="T88">&gt; del file fattura ordinaria</text:span></text:p>
                      <text:p><text:span text:style-name="T87">1.3.2.4.5</text:span><text:span text:style-name="T88"> &lt;</text:span><text:span text:style-name="T89">Provincia</text:span><text:span text:style-name="T88">&gt; del file fattura semplificata</text:span></text:p>
                    </table:table-cell>
                    <table:table-cell table:style-name="ce143" table:number-columns-repeated="1006"/>
                  </table:table-row>
                  <table:table-row table:style-name="ro3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4.6 <text:s text:c="2"/>&lt;Nazione&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4.2.6</text:span><text:span text:style-name="T88"> &lt;</text:span><text:span text:style-name="T89">Nazione</text:span><text:span text:style-name="T88">&gt; del file fattura ordinaria</text:span></text:p>
                      <text:p><text:span text:style-name="T87">1.3.2.4.6</text:span><text:span text:style-name="T88"> &lt;</text:span><text:span text:style-name="T89">Nazion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1.2.5 <text:s text:c="2"/>&lt;StabileOrganizzazione&gt;</text:p>
                  </table:table-cell>
                  <table:covered-table-cell table:number-columns-repeated="3" table:style-name="ce44"/>
                  <table:covered-table-cell table:style-name="ce51"/>
                  <table:table-cell table:style-name="ce58" table:number-columns-repeated="2"/>
                  <table:table-cell table:style-name="ce67"/>
                  <table:table-cell table:style-name="ce81" office:value-type="string" calcext:value-type="string">
                    <text:p>Blocco da valorizzare nei casi di cessionario / committente <text:span text:style-name="T9">non residente, </text:span><text:span text:style-name="T10">con stabile organizzazione in Italia</text:span></text:p>
                  </table:table-cell>
                  <table:table-cell table:style-name="ce81"/>
                  <table:table-cell table:style-name="ce96" office:value-type="string" calcext:value-type="string">
                    <text:p>&lt;0.1&gt;</text:p>
                  </table:table-cell>
                  <table:table-cell table:style-name="ce96"/>
                  <table:table-cell table:style-name="ce121" table:number-columns-repeated="2"/>
                  <table:table-cell table:style-name="ce135" office:value-type="string" calcext:value-type="string">
                    <text:p>l'elemento informativo corrisponde con l'elemento informativo </text:p>
                    <text:p><text:span text:style-name="T87">1.4.3</text:span><text:span text:style-name="T88"> &lt;</text:span><text:span text:style-name="T89">StabileOrganizzazione</text:span><text:span text:style-name="T88">&gt; del file fattura ordinaria</text:span></text:p>
                    <text:p><text:span text:style-name="T87">1.3.2.5</text:span><text:span text:style-name="T88"> &lt;</text:span><text:span text:style-name="T89">StabileOrganizzazione</text:span><text:span text:style-name="T88">&gt; del file fattura semplificata</text:span></text:p>
                  </table:table-cell>
                  <table:table-cell table:style-name="ce143" table:number-columns-repeated="1006"/>
                </table:table-row>
                <table:table-row-group>
                  <table:table-row table:style-name="ro1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5.1 <text:s text:c="2"/>&lt;Indirizzo&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normalizedString</text:p>
                    </table:table-cell>
                    <table:table-cell table:style-name="ce80" office:value-type="string" calcext:value-type="string">
                      <text:p>Indirizzo della stabile organizzazione in Italia (nome della via, piazza etc.)</text:p>
                    </table:table-cell>
                    <table:table-cell table:style-name="ce80" office:value-type="string" calcext:value-type="string">
                      <text:p>formato alfanumerico</text:p>
                    </table:table-cell>
                    <table:table-cell table:style-name="ce100"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4.3 .1</text:span><text:span text:style-name="T88"> &lt;</text:span><text:span text:style-name="T89">Indirizzo</text:span><text:span text:style-name="T88">&gt; del file fattura ordinaria</text:span></text:p>
                      <text:p><text:span text:style-name="T87">1.3.2.5.1</text:span><text:span text:style-name="T88"> &lt;</text:span><text:span text:style-name="T89">Indirizzo</text:span><text:span text:style-name="T88">&gt; del file fattura semplificata</text:span></text:p>
                    </table:table-cell>
                    <table:table-cell table:style-name="ce143" table:number-columns-repeated="1006"/>
                  </table:table-row>
                  <table:table-row table:style-name="ro1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5.2 <text:s text:c="2"/>&lt;NumeroCivico&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normalizedString</text:p>
                    </table:table-cell>
                    <table:table-cell table:style-name="ce80" office:value-type="string" calcext:value-type="string">
                      <text:p>Numero civico riferito all'indirizzo (non indicare se già presente nel campo indirizzo)</text:p>
                    </table:table-cell>
                    <table:table-cell table:style-name="ce89" office:value-type="string" calcext:value-type="string">
                      <text:p>formato alfanumerico</text:p>
                    </table:table-cell>
                    <table:table-cell table:style-name="ce99" office:value-type="string" calcext:value-type="string">
                      <text:p>&lt;0.1&gt;</text:p>
                    </table:table-cell>
                    <table:table-cell table:style-name="ce112" office:value-type="string" calcext:value-type="string">
                      <text:p>1 ...8</text:p>
                    </table:table-cell>
                    <table:table-cell table:style-name="ce124" table:number-columns-repeated="2"/>
                    <table:table-cell table:style-name="ce138" office:value-type="string" calcext:value-type="string">
                      <text:p>l'elemento informativo corrisponde con l'elemento informativo </text:p>
                      <text:p><text:span text:style-name="T87">1.4.3 .2</text:span><text:span text:style-name="T88"> &lt;</text:span><text:span text:style-name="T89">NumeroCivico</text:span><text:span text:style-name="T88">&gt; del file fattura ordinaria</text:span></text:p>
                      <text:p><text:span text:style-name="T87">1.3.2.5.2</text:span><text:span text:style-name="T88"> &lt;</text:span><text:span text:style-name="T89">NumeroCivico</text:span><text:span text:style-name="T88">&gt; del file fattura semplificata</text:span></text:p>
                    </table:table-cell>
                    <table:table-cell table:style-name="ce143" table:number-columns-repeated="1006"/>
                  </table:table-row>
                  <table:table-row table:style-name="ro1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5.3 <text:s text:c="2"/>&lt;CAP&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string</text:p>
                    </table:table-cell>
                    <table:table-cell table:style-name="ce80" office:value-type="string" calcext:value-type="string">
                      <text:p>Codice Avviamento Postale</text:p>
                    </table:table-cell>
                    <table:table-cell table:style-name="ce80" office:value-type="string" calcext:value-type="string">
                      <text:p>formato numerico</text:p>
                    </table:table-cell>
                    <table:table-cell table:style-name="ce101" office:value-type="string" calcext:value-type="string">
                      <text:p>&lt;1.1&gt;</text:p>
                    </table:table-cell>
                    <table:table-cell table:style-name="ce99" office:value-type="float" office:value="5" calcext:value-type="float">
                      <text:p>5</text:p>
                    </table:table-cell>
                    <table:table-cell table:style-name="ce124" table:number-columns-repeated="2"/>
                    <table:table-cell table:style-name="ce138" office:value-type="string" calcext:value-type="string">
                      <text:p>l'elemento informativo corrisponde con l'elemento informativo </text:p>
                      <text:p><text:span text:style-name="T87">1.4.3.3</text:span><text:span text:style-name="T88"> &lt;</text:span><text:span text:style-name="T89">CAP</text:span><text:span text:style-name="T88">&gt; del file fattura ordinaria</text:span></text:p>
                      <text:p><text:span text:style-name="T87">1.3.2.5.3</text:span><text:span text:style-name="T88"> &lt;</text:span><text:span text:style-name="T89">CAP</text:span><text:span text:style-name="T88">&gt; del file fattura semplificata</text:span></text:p>
                    </table:table-cell>
                    <table:table-cell table:style-name="ce143" table:number-columns-repeated="1006"/>
                  </table:table-row>
                  <table:table-row table:style-name="ro1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5.4 <text:s text:c="2"/>&lt;Comune&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normalizedString</text:p>
                    </table:table-cell>
                    <table:table-cell table:style-name="ce80" office:value-type="string" calcext:value-type="string">
                      <text:p>Comune relativo alla stabile organizzazione in Italia</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4.3.4</text:span><text:span text:style-name="T88"> &lt;</text:span><text:span text:style-name="T89">Comune</text:span><text:span text:style-name="T88">&gt; del file fattura ordinaria</text:span></text:p>
                      <text:p><text:span text:style-name="T87">1.3.2.5.4</text:span><text:span text:style-name="T88"> &lt;</text:span><text:span text:style-name="T89">Comune</text:span><text:span text:style-name="T88">&gt; del file fattura semplificata</text:span></text:p>
                    </table:table-cell>
                    <table:table-cell table:style-name="ce143" table:number-columns-repeated="1006"/>
                  </table:table-row>
                  <table:table-row table:style-name="ro1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5.5 <text:s text:c="2"/>&lt;Provincia&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string</text:p>
                    </table:table-cell>
                    <table:table-cell table:style-name="ce80" office:value-type="string" calcext:value-type="string">
                      <text:p>Sigla della provincia di appartenenza del comune indicato nel campo <text:span text:style-name="T15">3.1.2.5.4 &lt;Comune&gt;. </text:span><text:span text:style-name="T16">Da valorizzare se il campo</text:span><text:span text:style-name="T13"> 3.1.2.5.6 &lt;Nazione&gt; </text:span><text:span text:style-name="T14">è uguale a</text:span><text:span text:style-name="T13"> IT</text:span></text:p>
                    </table:table-cell>
                    <table:table-cell table:style-name="ce80" office:value-type="string" calcext:value-type="string">
                      <text:p>[<text:span text:style-name="T15">RM</text:span><text:span text:style-name="T16">], [</text:span><text:span text:style-name="T41">MI</text:span><text:span text:style-name="T14">], [</text:span><text:span text:style-name="T13">…</text:span><text:span text:style-name="T14">]</text:span></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 </text:p>
                      <text:p><text:span text:style-name="T87">1.4.3.5</text:span><text:span text:style-name="T88"> &lt;</text:span><text:span text:style-name="T89">Provincia</text:span><text:span text:style-name="T88">&gt; del file fattura ordinaria</text:span></text:p>
                      <text:p><text:span text:style-name="T87">1.3.2.5.5</text:span><text:span text:style-name="T88"> &lt;</text:span><text:span text:style-name="T89">Provincia</text:span><text:span text:style-name="T88">&gt; del file fattura semplificata</text:span></text:p>
                    </table:table-cell>
                    <table:table-cell table:style-name="ce143" table:number-columns-repeated="1006"/>
                  </table:table-row>
                  <table:table-row table:style-name="ro18">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5.6 <text:s text:c="2"/>&lt;Nazione&gt;</text:p>
                    </table:table-cell>
                    <table:covered-table-cell table:number-columns-repeated="2" table:style-name="ce43"/>
                    <table:covered-table-cell table:style-name="ce49"/>
                    <table:table-cell table:style-name="ce59"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 </text:p>
                      <text:p><text:span text:style-name="T87">1.4.3.6</text:span><text:span text:style-name="T88"> &lt;</text:span><text:span text:style-name="T89">Nazione</text:span><text:span text:style-name="T88">&gt; del file fattura ordinaria</text:span></text:p>
                      <text:p><text:span text:style-name="T87">1.3.2.5.6</text:span><text:span text:style-name="T88"> &lt;</text:span><text:span text:style-name="T89">Nazion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1.2.6 <text:s text:c="2"/>&lt;RappresentanteFiscale&gt;</text:p>
                  </table:table-cell>
                  <table:covered-table-cell table:number-columns-repeated="3" table:style-name="ce44"/>
                  <table:covered-table-cell table:style-name="ce51"/>
                  <table:table-cell table:style-name="ce58" table:number-columns-repeated="2"/>
                  <table:table-cell table:style-name="ce68"/>
                  <table:table-cell table:style-name="ce81" office:value-type="string" calcext:value-type="string">
                    <text:p>Blocco da valorizzare nei casi in cui il cessionario / committente si avvalga di un rappresentante fiscale in Italia.</text:p>
                  </table:table-cell>
                  <table:table-cell table:style-name="ce90"/>
                  <table:table-cell table:style-name="ce96" office:value-type="string" calcext:value-type="string">
                    <text:p>&lt;0.1&gt;</text:p>
                  </table:table-cell>
                  <table:table-cell table:style-name="ce113"/>
                  <table:table-cell table:style-name="ce121" office:value-type="string" calcext:value-type="string">
                    <text:p>Se l'elemento <text:span text:style-name="T15">3.1.1.1.1 &lt;IdPaese&gt;</text:span><text:span text:style-name="T14"> è diverso da '</text:span><text:span text:style-name="T13">IT</text:span><text:span text:style-name="T14">', un controllo verifica che questo blocco sia valorizzato</text:span></text:p>
                  </table:table-cell>
                  <table:table-cell table:style-name="ce121" office:value-type="string" calcext:value-type="string">
                    <text:p><text:span text:style-name="T17">00440</text:span><text:span text:style-name="T18">: 3.1.2.6 &lt;RappresentanteFiscale&gt; non presente a fronte di 3.1.1.1.1 &lt;IdPaese&gt; diverso da IT</text:span><text:span text:style-name="T80"> (comporta il rifiuto del file)</text:span></text:p>
                  </table:table-cell>
                  <table:table-cell table:style-name="ce135" office:value-type="string" calcext:value-type="string">
                    <text:p>l'elemento informativo corrisponde con l'elemento informativo </text:p>
                    <text:p><text:span text:style-name="T87">1.4.4</text:span><text:span text:style-name="T88"> &lt;</text:span><text:span text:style-name="T89">RappresentanteFiscale</text:span><text:span text:style-name="T88">&gt; del file fattura ordinaria</text:span></text:p>
                    <text:p><text:span text:style-name="T87">1.3.2.6</text:span><text:span text:style-name="T88"> &lt;</text:span><text:span text:style-name="T89">RappresentanteFiscal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6.1 <text:s text:c="2"/>&lt;IdFiscaleIVA&gt;</text:p>
                    </table:table-cell>
                    <table:covered-table-cell table:number-columns-repeated="2" table:style-name="ce43"/>
                    <table:covered-table-cell table:style-name="ce49"/>
                    <table:table-cell table:style-name="ce57" table:number-columns-repeated="2"/>
                    <table:table-cell table:style-name="ce69"/>
                    <table:table-cell table:style-name="ce80" office:value-type="string" calcext:value-type="string">
                      <text:p>Numero di identificazione fiscale ai fini IVA; i primi due caratteri rappresentano il paese ( può essere solo 'IT') ed i restanti il numero di partita IVA.</text:p>
                    </table:table-cell>
                    <table:table-cell table:style-name="ce83"/>
                    <table:table-cell table:style-name="ce99" office:value-type="string" calcext:value-type="string">
                      <text:p>&lt;1.1&gt;</text:p>
                    </table:table-cell>
                    <table:table-cell table:style-name="ce114"/>
                    <table:table-cell table:style-name="ce124" table:number-columns-repeated="2"/>
                    <table:table-cell table:style-name="ce138" office:value-type="string" calcext:value-type="string">
                      <text:p>l'elemento informativo corrisponde con l'elemento informativo </text:p>
                      <text:p><text:span text:style-name="T87">1.4.4.1</text:span><text:span text:style-name="T88"> &lt;</text:span><text:span text:style-name="T89">IdFiscaleIVA</text:span><text:span text:style-name="T88">&gt; del file fattura ordinaria</text:span></text:p>
                      <text:p><text:span text:style-name="T87">1.3.2.6.1</text:span><text:span text:style-name="T88"> &lt;</text:span><text:span text:style-name="T89">IdFiscaleIVA</text:span><text:span text:style-name="T88">&gt; del file fattura semplificata</text:span></text:p>
                    </table:table-cell>
                    <table:table-cell table:style-name="ce145" table:number-columns-repeated="1006"/>
                  </table:table-row>
                  <table:table-row-group>
                    <table:table-row table:style-name="ro24">
                      <table:table-cell table:style-name="ce11" table:number-columns-spanned="5" table:number-rows-spanned="1"/>
                      <table:covered-table-cell table:number-columns-repeated="3" table:style-name="ce28"/>
                      <table:covered-table-cell table:style-name="ce35"/>
                      <table:table-cell table:style-name="ce45" office:value-type="string" calcext:value-type="string" table:number-columns-spanned="3" table:number-rows-spanned="1">
                        <text:p>3.1.2.6.1.1 <text:s text:c="2"/>&lt;IdPaese&gt;</text:p>
                      </table:table-cell>
                      <table:covered-table-cell table:style-name="ce46"/>
                      <table:covered-table-cell table:style-name="ce48"/>
                      <table:table-cell table:style-name="ce60" table:number-columns-repeated="2"/>
                      <table:table-cell table:style-name="ce70" office:value-type="string" calcext:value-type="string">
                        <text:p>xs:string</text:p>
                      </table:table-cell>
                      <table:table-cell table:style-name="ce82" office:value-type="string" calcext:value-type="string">
                        <text:p>Codice della nazione espresso secondo lo standard ISO 3166-1 alpha-2 code</text:p>
                      </table:table-cell>
                      <table:table-cell table:style-name="ce82" office:value-type="string" calcext:value-type="string">
                        <text:p>[<text:span text:style-name="T9">IT</text:span><text:span text:style-name="T10">]</text:span></text:p>
                      </table:table-cell>
                      <table:table-cell table:style-name="ce102" office:value-type="string" calcext:value-type="string">
                        <text:p>&lt;1.1&gt;</text:p>
                      </table:table-cell>
                      <table:table-cell table:style-name="ce102" office:value-type="float" office:value="2" calcext:value-type="float">
                        <text:p>2</text:p>
                      </table:table-cell>
                      <table:table-cell table:style-name="ce125" table:number-columns-repeated="2"/>
                      <table:table-cell table:style-name="ce140" office:value-type="string" calcext:value-type="string">
                        <text:p>l'elemento informativo corrisponde con l'elemento informativo</text:p>
                        <text:p><text:span text:style-name="T90">1.4.4.1.1</text:span><text:span text:style-name="T91"> &lt;</text:span><text:span text:style-name="T92">IdPaese</text:span><text:span text:style-name="T91">&gt; del file fattura ordinaria</text:span></text:p>
                        <text:p><text:span text:style-name="T93">1.3.2.6.1.1</text:span><text:span text:style-name="T94"> &lt;</text:span><text:span text:style-name="T95">IdPaese</text:span><text:span text:style-name="T94">&gt; del file fattura semplificata</text:span></text:p>
                      </table:table-cell>
                      <table:table-cell table:style-name="ce145" table:number-columns-repeated="1006"/>
                    </table:table-row>
                    <table:table-row table:style-name="ro39">
                      <table:table-cell table:style-name="ce11" table:number-columns-spanned="5" table:number-rows-spanned="1"/>
                      <table:covered-table-cell table:number-columns-repeated="3" table:style-name="ce28"/>
                      <table:covered-table-cell table:style-name="ce35"/>
                      <table:table-cell table:style-name="ce45" office:value-type="string" calcext:value-type="string" table:number-columns-spanned="3" table:number-rows-spanned="1">
                        <text:p>3.1.2.6.1.2 <text:s text:c="2"/>&lt;IdCodice&gt;</text:p>
                      </table:table-cell>
                      <table:covered-table-cell table:style-name="ce46"/>
                      <table:covered-table-cell table:style-name="ce48"/>
                      <table:table-cell table:style-name="ce60" table:number-columns-repeated="2"/>
                      <table:table-cell table:style-name="ce70" office:value-type="string" calcext:value-type="string">
                        <text:p>xs:string</text:p>
                      </table:table-cell>
                      <table:table-cell table:style-name="ce82" office:value-type="string" calcext:value-type="string">
                        <text:p>Codice identificativo fiscale</text:p>
                      </table:table-cell>
                      <table:table-cell table:style-name="ce82" office:value-type="string" calcext:value-type="string">
                        <text:p>formato alfanumerico</text:p>
                      </table:table-cell>
                      <table:table-cell table:style-name="ce102" office:value-type="string" calcext:value-type="string">
                        <text:p>&lt;1.1&gt;</text:p>
                      </table:table-cell>
                      <table:table-cell table:style-name="ce102" office:value-type="string" calcext:value-type="string">
                        <text:p>1 ...28</text:p>
                      </table:table-cell>
                      <table:table-cell table:style-name="ce126" office:value-type="string" calcext:value-type="string">
                        <text:p>Viene controllata la sua esistenza in Anagrafe Tributaria</text:p>
                        <text:p>Qualora il soggetto individuato dalla  PIVA  in  AT  risulti cessato o fallito, nella ricevuta di presa in carico del file sarà effettuata una segnalazione </text:p>
                      </table:table-cell>
                      <table:table-cell table:style-name="ce126" office:value-type="string" calcext:value-type="string">
                        <text:p><text:span text:style-name="T17">00303</text:span><text:span text:style-name="T18">: &lt;IdCodice&gt; di &lt;IdFiscaleIVA&gt; del Rappresentante Fiscale  non valido</text:span><text:span text:style-name="T80">  (comporta il rifiuto del file)</text:span></text:p>
                        <text:p><text:span text:style-name="T17">00502</text:span><text:span text:style-name="T18">: Partita IVA del Rappresentante Fiscale cessata in Anagrafe Tributaria</text:span><text:span text:style-name="T80"> (comporta una segnalazione)</text:span></text:p>
                      </table:table-cell>
                      <table:table-cell table:style-name="ce140" office:value-type="string" calcext:value-type="string">
                        <text:p>l'elemento informativo corrisponde con l'elemento informativo</text:p>
                        <text:p><text:span text:style-name="T90">1.4.4.1.2</text:span><text:span text:style-name="T91"> &lt;</text:span><text:span text:style-name="T92">IdCodice</text:span><text:span text:style-name="T91">&gt; del file fattura ordinaria</text:span></text:p>
                        <text:p><text:span text:style-name="T93">1.3.2.6.1.2</text:span><text:span text:style-name="T94"> &lt;</text:span><text:span text:style-name="T95">IdCodice</text:span><text:span text:style-name="T94">&gt; del file fattura semplificata</text:span></text:p>
                      </table:table-cell>
                      <table:table-cell table:style-name="ce145" table:number-columns-repeated="1006"/>
                    </table:table-row>
                  </table:table-row-group>
                  <table:table-row table:style-name="ro13">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6.2 <text:s text:c="2"/>&lt;Denominazion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Ditta, denominazione o ragione sociale (ditta, impresa, società, ente); campo obbligatorio ma da valorizzare in alternativa ai campi <text:span text:style-name="T17">3.1.2.6.3 &lt;Nome&gt;</text:span><text:span text:style-name="T18">  e  </text:span><text:span text:style-name="T19">3.1.2.6.4 &lt;Cognom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80</text:p>
                    </table:table-cell>
                    <table:table-cell table:style-name="ce124" table:number-columns-repeated="2"/>
                    <table:table-cell table:style-name="ce138" office:value-type="string" calcext:value-type="string">
                      <text:p>l'elemento informativo corrisponde con l'elemento informativo </text:p>
                      <text:p><text:span text:style-name="T87">1.4.4.2</text:span><text:span text:style-name="T88"> &lt;</text:span><text:span text:style-name="T89">Denominazione</text:span><text:span text:style-name="T88">&gt; del file fattura ordinaria</text:span></text:p>
                      <text:p><text:span text:style-name="T87">1.3.2.6.2</text:span><text:span text:style-name="T88"> &lt;</text:span><text:span text:style-name="T89">Denominazione</text:span><text:span text:style-name="T88">&gt; del file fattura semplificata</text:span></text:p>
                    </table:table-cell>
                    <table:table-cell table:style-name="ce145" table:number-columns-repeated="1006"/>
                  </table:table-row>
                  <table:table-row table:style-name="ro13">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6.3 <text:s text:c="2"/>&lt;Nom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Nome della persona fisica. Campo obbligatorio ma da valorizzare insieme al campo <text:span text:style-name="T17">3.1.2.6.4 &lt;Cognome&gt;</text:span><text:span text:style-name="T18">  ed in alternativa al campo </text:span><text:span text:style-name="T19">3.1.2.6.2 &lt;Denominazion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4.4.3</text:span><text:span text:style-name="T88"> &lt;</text:span><text:span text:style-name="T89">Nome</text:span><text:span text:style-name="T88">&gt; del file fattura ordinaria</text:span></text:p>
                      <text:p><text:span text:style-name="T87">1.3.2.6.3</text:span><text:span text:style-name="T88"> &lt;</text:span><text:span text:style-name="T89">Nome</text:span><text:span text:style-name="T88">&gt; del file fattura semplificata</text:span></text:p>
                    </table:table-cell>
                    <table:table-cell table:style-name="ce145" table:number-columns-repeated="1006"/>
                  </table:table-row>
                  <table:table-row table:style-name="ro13">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1.2.6.4 <text:s text:c="2"/>&lt;Cognom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Cognome della persona fisica. Campo obbligatorio ma da valorizzare insieme al campo <text:span text:style-name="T17">3.1.2.6.3 &lt;Nome&gt;</text:span><text:span text:style-name="T18">  ed in alternativa al campo </text:span><text:span text:style-name="T19">3.1.2.6.2 &lt;Denominazion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4.4.4</text:span><text:span text:style-name="T88"> &lt;</text:span><text:span text:style-name="T89">Cognome</text:span><text:span text:style-name="T88">&gt; del file fattura ordinaria</text:span></text:p>
                      <text:p><text:span text:style-name="T87">1.3.2.6.4</text:span><text:span text:style-name="T88"> &lt;</text:span><text:span text:style-name="T89">Cognome</text:span><text:span text:style-name="T88">&gt; del file fattura semplificata</text:span></text:p>
                    </table:table-cell>
                    <table:table-cell table:style-name="ce145" table:number-columns-repeated="1006"/>
                  </table:table-row>
                </table:table-row-group>
              </table:table-row-group>
            </table:table-row-group>
            <table:table-row table:style-name="ro25">
              <table:table-cell table:style-name="ce6"/>
              <table:table-cell table:style-name="ce24" office:value-type="string" calcext:value-type="string" table:number-columns-spanned="7" table:number-rows-spanned="1">
                <text:p>3.2 <text:s text:c="2"/>&lt;CedentePrestatoreDTR&gt;</text:p>
              </table:table-cell>
              <table:covered-table-cell table:number-columns-repeated="5" table:style-name="ce33"/>
              <table:covered-table-cell table:style-name="ce47"/>
              <table:table-cell table:style-name="ce54" table:number-columns-repeated="2"/>
              <table:table-cell table:style-name="ce65"/>
              <table:table-cell table:style-name="ce76" office:value-type="string" calcext:value-type="string">
                <text:p>Blocco contenente le informazioni relative al cedente/prestatore (fornitore) e ai dati fattura a lui riferiti<text:span text:style-name="T5">.</text:span></text:p>
                <text:p><text:span text:style-name="T5">Può essere replicato per trasmettere dati di fatture relative a fornitori diversi </text:span></text:p>
              </table:table-cell>
              <table:table-cell table:style-name="ce87"/>
              <table:table-cell table:style-name="ce95" office:value-type="string" calcext:value-type="string">
                <text:p>&lt;1.1000&gt;</text:p>
              </table:table-cell>
              <table:table-cell table:style-name="ce110"/>
              <table:table-cell table:style-name="ce120" table:number-columns-repeated="2"/>
              <table:table-cell table:style-name="ce137"/>
              <table:table-cell table:style-name="ce144" table:number-columns-repeated="1006"/>
            </table:table-row>
            <table:table-row-group>
              <table:table-row table:style-name="ro8">
                <table:table-cell table:style-name="ce7" table:number-columns-spanned="2" table:number-rows-spanned="1"/>
                <table:covered-table-cell table:style-name="ce25"/>
                <table:table-cell table:style-name="ce32" office:value-type="string" calcext:value-type="string" table:number-columns-spanned="6" table:number-rows-spanned="1">
                  <text:p>3.2.1 <text:s text:c="2"/>&lt;IdentificativiFiscali&gt;</text:p>
                </table:table-cell>
                <table:covered-table-cell table:number-columns-repeated="5" table:style-name="ce32"/>
                <table:table-cell table:style-name="ce55" table:number-columns-repeated="2"/>
                <table:table-cell table:style-name="ce64"/>
                <table:table-cell table:style-name="ce77" office:value-type="string" calcext:value-type="string">
                  <text:p>Blocco obbligatorio contenente gli identificativi fiscali del cedente/prestatore<text:span text:style-name="T11">.</text:span></text:p>
                </table:table-cell>
                <table:table-cell table:style-name="ce77"/>
                <table:table-cell table:style-name="ce96" office:value-type="string" calcext:value-type="string">
                  <text:p>&lt;1.1&gt;</text:p>
                </table:table-cell>
                <table:table-cell table:style-name="ce111"/>
                <table:table-cell table:style-name="ce121" table:number-columns-repeated="2"/>
                <table:table-cell table:style-name="ce135"/>
                <table:table-cell table:style-name="ce143"/>
                <table:table-cell table:style-name="ce145" table:number-columns-repeated="1005"/>
              </table:table-row>
              <table:table-row-group>
                <table:table-row table:style-name="ro40">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2.1.1 <text:s text:c="2"/>&lt;IdFiscaleIVA&gt;</text:p>
                  </table:table-cell>
                  <table:covered-table-cell table:number-columns-repeated="4" table:style-name="ce39"/>
                  <table:table-cell table:style-name="ce55" table:number-columns-repeated="2"/>
                  <table:table-cell table:style-name="ce64"/>
                  <table:table-cell table:style-name="ce77" office:value-type="string" calcext:value-type="string">
                    <text:p>Blocco obbligatorio che ospita l'identificativo del soggetto ai fini IVA. E' composto da due elementi: il primo identifica lo Stato di residenza del soggetto, il secondo il codice vero e proprio che, <text:span text:style-name="T9">per i residenti in Italia, corrisponde al numero di partita IVA</text:span><text:span text:style-name="T10">.</text:span></text:p>
                  </table:table-cell>
                  <table:table-cell table:style-name="ce88"/>
                  <table:table-cell table:style-name="ce96" office:value-type="string" calcext:value-type="string">
                    <text:p>&lt;1.1&gt;</text:p>
                  </table:table-cell>
                  <table:table-cell table:style-name="ce111"/>
                  <table:table-cell table:style-name="ce121" table:number-columns-repeated="2"/>
                  <table:table-cell table:style-name="ce135" office:value-type="string" calcext:value-type="string">
                    <text:p>l'elemento informativo corrisponde con l'elemento informativo</text:p>
                    <text:p><text:span text:style-name="T87">1.2.1.1</text:span><text:span text:style-name="T88"> &lt;</text:span><text:span text:style-name="T89">IdFiscaleIVA</text:span><text:span text:style-name="T88">&gt; del file fattura ordinaria</text:span></text:p>
                    <text:p><text:span text:style-name="T87">1.2.1</text:span><text:span text:style-name="T88"> &lt;</text:span><text:span text:style-name="T89">IdFiscaleIVA</text:span><text:span text:style-name="T88">&gt; del file fattura semplificata</text:span></text:p>
                  </table:table-cell>
                  <table:table-cell table:style-name="ce143"/>
                  <table:table-cell table:style-name="ce145" table:number-columns-repeated="1005"/>
                </table:table-row>
                <table:table-row-group>
                  <table:table-row table:style-name="ro41">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2.1.1.1 <text:s text:c="2"/>&lt;IdPaese&gt;</text:p>
                    </table:table-cell>
                    <table:covered-table-cell table:number-columns-repeated="3" table:style-name="ce42"/>
                    <table:table-cell table:style-name="ce57"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2.1.1.1</text:span><text:span text:style-name="T88"> &lt;</text:span><text:span text:style-name="T89">IdPaese</text:span><text:span text:style-name="T88">&gt; del file fattura ordinaria</text:span></text:p>
                      <text:p><text:span text:style-name="T87">1.2.1.1</text:span><text:span text:style-name="T88"> &lt;</text:span><text:span text:style-name="T89">IdPaese</text:span><text:span text:style-name="T88">&gt; del file fattura semplificata</text:span></text:p>
                    </table:table-cell>
                    <table:table-cell table:style-name="ce143"/>
                    <table:table-cell table:style-name="ce145" table:number-columns-repeated="1005"/>
                  </table:table-row>
                  <table:table-row table:style-name="ro42">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2.1.1.2 <text:s text:c="2"/>&lt;IdCodice&gt;</text:p>
                    </table:table-cell>
                    <table:covered-table-cell table:number-columns-repeated="3" table:style-name="ce42"/>
                    <table:table-cell table:style-name="ce57" table:number-columns-repeated="2"/>
                    <table:table-cell table:style-name="ce66" office:value-type="string" calcext:value-type="string">
                      <text:p>xs:string</text:p>
                    </table:table-cell>
                    <table:table-cell table:style-name="ce80" office:value-type="string" calcext:value-type="string">
                      <text:p>Codice identificativo fiscale</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28</text:p>
                    </table:table-cell>
                    <table:table-cell table:style-name="ce124" office:value-type="string" calcext:value-type="string">
                      <text:p>Se l'identificativo è relativo ad un soggetto residente in Italia (valore dell'elemento</text:p>
                      <text:p><text:span text:style-name="T15">3.2.1.1.1 </text:span><text:span text:style-name="T16">&lt;</text:span><text:span text:style-name="T41">IdPaese</text:span><text:span text:style-name="T14">&gt; = '</text:span><text:span text:style-name="T13">IT</text:span><text:span text:style-name="T14">' ), un controllo verifica che la PIVA sia censita in AT.</text:span></text:p>
                      <text:p><text:span text:style-name="T11">Qualora il soggetto individuato dalla  PIVA  in  AT  risulti cessato o fallito, nella ricevuta di presa in carico del file sarà effettuata una segnalazione </text:span></text:p>
                    </table:table-cell>
                    <table:table-cell table:style-name="ce124" office:value-type="string" calcext:value-type="string">
                      <text:p><text:span text:style-name="T17">00301</text:span><text:span text:style-name="T18">: &lt;IdCodice&gt; di &lt;IdFiscaleIVA&gt; del Cedente/Prestatore  non valido </text:span><text:span text:style-name="T80"> (comporta il rifiuto del file)</text:span></text:p>
                      <text:p><text:span text:style-name="T17">00500</text:span><text:span text:style-name="T18">: Partita IVA del Cedente/Prestatore cessata in Anagrafe Tributaria</text:span><text:span text:style-name="T80"> (comporta una segnalazione)</text:span></text:p>
                    </table:table-cell>
                    <table:table-cell table:style-name="ce138" office:value-type="string" calcext:value-type="string">
                      <text:p>l'elemento informativo corrisponde con l'elemento informativo</text:p>
                      <text:p><text:span text:style-name="T87">1.2.1.1.2</text:span><text:span text:style-name="T88"> &lt;</text:span><text:span text:style-name="T89">IdCodice</text:span><text:span text:style-name="T88">&gt; del file fattura ordinaria</text:span></text:p>
                      <text:p><text:span text:style-name="T87">1.2.1.2</text:span><text:span text:style-name="T88"> &lt;</text:span><text:span text:style-name="T89">IdCodice</text:span><text:span text:style-name="T88">&gt; del file fattura semplificata</text:span></text:p>
                    </table:table-cell>
                    <table:table-cell table:style-name="ce143"/>
                    <table:table-cell table:style-name="ce145" table:number-columns-repeated="1005"/>
                  </table:table-row>
                </table:table-row-group>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2.1.2 <text:s text:c="2"/>&lt;CodiceFiscale&gt;</text:p>
                  </table:table-cell>
                  <table:covered-table-cell table:number-columns-repeated="4" table:style-name="ce39"/>
                  <table:table-cell table:style-name="ce55" table:number-columns-repeated="2"/>
                  <table:table-cell table:style-name="ce67" office:value-type="string" calcext:value-type="string">
                    <text:p>xs:string</text:p>
                  </table:table-cell>
                  <table:table-cell table:style-name="ce81" office:value-type="string" calcext:value-type="string">
                    <text:p>Numero di Codice Fiscale (valido per i soli soggetti residenti in Italia)</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1 ...16</text:p>
                  </table:table-cell>
                  <table:table-cell table:style-name="ce121" office:value-type="string" calcext:value-type="string">
                    <text:p>Viene controllata la sua esistenza in Anagrafe Tributaria</text:p>
                  </table:table-cell>
                  <table:table-cell table:style-name="ce121" office:value-type="string" calcext:value-type="string">
                    <text:p><text:span text:style-name="T17">00302</text:span><text:span text:style-name="T18">: &lt;CodiceFiscale&gt; del Cedente/Prestatore non valido </text:span><text:span text:style-name="T80"> (comporta il rifiuto del file)</text:span></text:p>
                  </table:table-cell>
                  <table:table-cell table:style-name="ce135" office:value-type="string" calcext:value-type="string">
                    <text:p>l'elemento informativo corrisponde con l'elemento informativo</text:p>
                    <text:p><text:span text:style-name="T87">1.2.1.2</text:span><text:span text:style-name="T88"> &lt;</text:span><text:span text:style-name="T89">CodiceFiscale</text:span><text:span text:style-name="T88">&gt; del file fattura ordinaria</text:span></text:p>
                    <text:p><text:span text:style-name="T87">1.2.2</text:span><text:span text:style-name="T88"> &lt;</text:span><text:span text:style-name="T89">CodiceFiscale</text:span><text:span text:style-name="T88">&gt; del file fattura semplificata</text:span></text:p>
                  </table:table-cell>
                  <table:table-cell table:style-name="ce143"/>
                  <table:table-cell table:style-name="ce145" table:number-columns-repeated="1005"/>
                </table:table-row>
              </table:table-row-group>
              <table:table-row table:style-name="ro43">
                <table:table-cell table:style-name="ce7" table:number-columns-spanned="2" table:number-rows-spanned="1"/>
                <table:covered-table-cell table:style-name="ce25"/>
                <table:table-cell table:style-name="ce32" office:value-type="string" calcext:value-type="string" table:number-columns-spanned="6" table:number-rows-spanned="1">
                  <text:p>3.2.2 <text:s text:c="2"/>&lt;AltriDatiIdentificativi&gt;</text:p>
                </table:table-cell>
                <table:covered-table-cell table:number-columns-repeated="5" table:style-name="ce32"/>
                <table:table-cell table:style-name="ce55" table:number-columns-repeated="2"/>
                <table:table-cell table:style-name="ce64"/>
                <table:table-cell table:style-name="ce77" office:value-type="string" calcext:value-type="string">
                  <text:p>Blocco contenente altri dati identificativi del cedente/prestatore</text:p>
                </table:table-cell>
                <table:table-cell table:style-name="ce88"/>
                <table:table-cell table:style-name="ce96" office:value-type="string" calcext:value-type="string">
                  <text:p>&lt;1.1&gt;</text:p>
                </table:table-cell>
                <table:table-cell table:style-name="ce111"/>
                <table:table-cell table:style-name="ce121" table:number-columns-repeated="2"/>
                <table:table-cell table:style-name="ce135"/>
                <table:table-cell table:style-name="ce143"/>
                <table:table-cell table:style-name="ce145" table:number-columns-repeated="1005"/>
              </table:table-row>
              <table:table-row table:style-name="ro12">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3.2.2.1 <text:s text:c="2"/>&lt;Denominazione&gt;</text:p>
                </table:table-cell>
                <table:covered-table-cell table:number-columns-repeated="4" table:style-name="ce39"/>
                <table:table-cell table:style-name="ce55" table:number-columns-repeated="2"/>
                <table:table-cell table:style-name="ce67" office:value-type="string" calcext:value-type="string">
                  <text:p>xs:normalizedString</text:p>
                </table:table-cell>
                <table:table-cell table:style-name="ce81" office:value-type="string" calcext:value-type="string">
                  <text:p>Ditta, denominazione o ragione sociale (ditta, impresa, società, ente); campo obbligatorio ma da valorizzare in alternativa agli elementi <text:span text:style-name="T17">3.2.2.2 &lt;Nome&gt;</text:span><text:span text:style-name="T18">  e  </text:span><text:span text:style-name="T19">3.2.2.3 &lt;Cognome&gt;</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80</text:p>
                </table:table-cell>
                <table:table-cell table:style-name="ce121" table:number-columns-repeated="2"/>
                <table:table-cell table:style-name="ce135" office:value-type="string" calcext:value-type="string">
                  <text:p>l'elemento informativo corrisponde con l'elemento informativo</text:p>
                  <text:p><text:span text:style-name="T87">1.2.1.3.1</text:span><text:span text:style-name="T88"> &lt;</text:span><text:span text:style-name="T89">Denominazione</text:span><text:span text:style-name="T88">&gt; del file fattura ordinaria</text:span></text:p>
                  <text:p><text:span text:style-name="T87">1.2.3</text:span><text:span text:style-name="T88"> &lt;</text:span><text:span text:style-name="T89">Denominazione</text:span><text:span text:style-name="T88">&gt; del file fattura semplificata</text:span></text:p>
                </table:table-cell>
                <table:table-cell table:style-name="ce143"/>
                <table:table-cell table:style-name="ce145" table:number-columns-repeated="1005"/>
              </table:table-row>
              <table:table-row table:style-name="ro18">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3.2.2.2 <text:s text:c="2"/>&lt;Nome&gt;</text:p>
                </table:table-cell>
                <table:covered-table-cell table:number-columns-repeated="4" table:style-name="ce39"/>
                <table:table-cell table:style-name="ce55" table:number-columns-repeated="2"/>
                <table:table-cell table:style-name="ce67" office:value-type="string" calcext:value-type="string">
                  <text:p>xs:normalizedString</text:p>
                </table:table-cell>
                <table:table-cell table:style-name="ce81" office:value-type="string" calcext:value-type="string">
                  <text:p>Nome della persona fisica. Obbligatorio ma da valorizzare insieme all'elemento <text:span text:style-name="T15">3.2.2.3 &lt;Cognome&gt;</text:span><text:span text:style-name="T14">  ed in alternativa all'elemento </text:span><text:span text:style-name="T13">3.2.2.1 &lt;Denominazione&gt;</text:span><text:span text:style-name="T14"> </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60</text:p>
                </table:table-cell>
                <table:table-cell table:style-name="ce121" table:number-columns-repeated="2"/>
                <table:table-cell table:style-name="ce135" office:value-type="string" calcext:value-type="string">
                  <text:p>l'elemento informativo corrisponde con l'elemento informativo</text:p>
                  <text:p><text:span text:style-name="T87">1.2.1.3.2</text:span><text:span text:style-name="T88"> &lt;</text:span><text:span text:style-name="T89">Nome</text:span><text:span text:style-name="T88">&gt; del file fattura ordinaria</text:span></text:p>
                  <text:p><text:span text:style-name="T87">1.2.4</text:span><text:span text:style-name="T88"> &lt;</text:span><text:span text:style-name="T89">Nome</text:span><text:span text:style-name="T88">&gt; del file fattura semplificata</text:span></text:p>
                </table:table-cell>
                <table:table-cell table:style-name="ce143"/>
                <table:table-cell table:style-name="ce145" table:number-columns-repeated="1005"/>
              </table:table-row>
              <table:table-row table:style-name="ro44">
                <table:table-cell table:style-name="ce11" table:number-columns-spanned="3" table:number-rows-spanned="1"/>
                <table:covered-table-cell table:style-name="ce28"/>
                <table:covered-table-cell table:style-name="ce35"/>
                <table:table-cell table:style-name="ce39" office:value-type="string" calcext:value-type="string" table:number-columns-spanned="5" table:number-rows-spanned="1">
                  <text:p>3.2.2.3 <text:s text:c="2"/>&lt;Cognome&gt;</text:p>
                </table:table-cell>
                <table:covered-table-cell table:number-columns-repeated="4" table:style-name="ce39"/>
                <table:table-cell table:style-name="ce55" table:number-columns-repeated="2"/>
                <table:table-cell table:style-name="ce67" office:value-type="string" calcext:value-type="string">
                  <text:p>xs:normalizedString</text:p>
                </table:table-cell>
                <table:table-cell table:style-name="ce81" office:value-type="string" calcext:value-type="string">
                  <text:p>Cognome della persona fisica. Obbligatorio ma da valorizzare insieme all'elemento<text:span text:style-name="T17"> 3.2.2.2 &lt;Nome&gt;</text:span><text:span text:style-name="T18">  ed in alternativa all'elemento </text:span><text:span text:style-name="T19">3.2.2.1 &lt;Denominazione&gt;</text:span></text:p>
                </table:table-cell>
                <table:table-cell table:style-name="ce81" office:value-type="string" calcext:value-type="string">
                  <text:p>formato alfanumerico</text:p>
                </table:table-cell>
                <table:table-cell table:style-name="ce96" office:value-type="string" calcext:value-type="string">
                  <text:p>&lt;0.1&gt;</text:p>
                </table:table-cell>
                <table:table-cell table:style-name="ce96" office:value-type="string" calcext:value-type="string">
                  <text:p>1 ...60</text:p>
                </table:table-cell>
                <table:table-cell table:style-name="ce121" table:number-columns-repeated="2"/>
                <table:table-cell table:style-name="ce135" office:value-type="string" calcext:value-type="string">
                  <text:p>l'elemento informativo corrisponde con l'elemento informativo</text:p>
                  <text:p><text:span text:style-name="T87">1.2.1.3.3</text:span><text:span text:style-name="T88"> &lt;</text:span><text:span text:style-name="T89">Cognome</text:span><text:span text:style-name="T88">&gt; del file fattura ordinaria</text:span></text:p>
                  <text:p><text:span text:style-name="T87">1.2.5</text:span><text:span text:style-name="T88"> &lt;</text:span><text:span text:style-name="T89">Cognome</text:span><text:span text:style-name="T88">&gt; del file fattura semplificata</text:span></text:p>
                </table:table-cell>
                <table:table-cell table:style-name="ce143"/>
                <table:table-cell table:style-name="ce145" table:number-columns-repeated="1005"/>
              </table:table-row>
              <table:table-row table:style-name="ro45">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2.2.4 <text:s text:c="2"/>&lt;Sede&gt;</text:p>
                </table:table-cell>
                <table:covered-table-cell table:number-columns-repeated="4" table:style-name="ce39"/>
                <table:table-cell table:style-name="ce58" table:number-columns-repeated="2"/>
                <table:table-cell table:style-name="ce67"/>
                <table:table-cell table:style-name="ce81" office:value-type="string" calcext:value-type="string">
                  <text:p>Blocco contenente i dati della sede del cedente / prestatore.</text:p>
                </table:table-cell>
                <table:table-cell table:style-name="ce81"/>
                <table:table-cell table:style-name="ce103" office:value-type="string" calcext:value-type="string">
                  <text:p>&lt;1.1&gt;</text:p>
                </table:table-cell>
                <table:table-cell table:style-name="ce96"/>
                <table:table-cell table:style-name="ce121" table:number-columns-repeated="2"/>
                <table:table-cell table:style-name="ce135" office:value-type="string" calcext:value-type="string">
                  <text:p>l'elemento informativo corrisponde con l'elemento informativo</text:p>
                  <text:p><text:span text:style-name="T87">1.2.2</text:span><text:span text:style-name="T88"> &lt;</text:span><text:span text:style-name="T89">Sede</text:span><text:span text:style-name="T88">&gt; del file fattura ordinaria</text:span></text:p>
                  <text:p><text:span text:style-name="T87">1.2.6</text:span><text:span text:style-name="T88"> &lt;</text:span><text:span text:style-name="T89">Sede</text:span><text:span text:style-name="T88">&gt; del file fattura semplificata</text:span></text:p>
                </table:table-cell>
                <table:table-cell table:style-name="ce143" table:number-columns-repeated="1006"/>
              </table:table-row>
              <table:table-row-group>
                <table:table-row-group>
                  <table:table-row table:style-name="ro46">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4.1 <text:s text:c="2"/>&lt;Indirizz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Indirizzo della sede del cedente / prestatore (nome della via, piazza etc.)</text:p>
                    </table:table-cell>
                    <table:table-cell table:style-name="ce80" office:value-type="string" calcext:value-type="string">
                      <text:p>formato alfanumerico</text:p>
                    </table:table-cell>
                    <table:table-cell table:style-name="ce100"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text:p>
                      <text:p><text:span text:style-name="T87">1.2.2.1</text:span><text:span text:style-name="T88"> &lt;</text:span><text:span text:style-name="T89">Indirizzo</text:span><text:span text:style-name="T88">&gt; del file fattura ordinaria</text:span></text:p>
                      <text:p><text:span text:style-name="T87">1.2.6.1</text:span><text:span text:style-name="T88"> &lt;</text:span><text:span text:style-name="T89">Indirizz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4.2 <text:s text:c="2"/>&lt;NumeroCivic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Numero civico riferito all'indirizzo (non indicare se già presente nel campo indirizzo)</text:p>
                    </table:table-cell>
                    <table:table-cell table:style-name="ce89" office:value-type="string" calcext:value-type="string">
                      <text:p>formato alfanumerico</text:p>
                    </table:table-cell>
                    <table:table-cell table:style-name="ce99" office:value-type="string" calcext:value-type="string">
                      <text:p>&lt;0.1&gt;</text:p>
                    </table:table-cell>
                    <table:table-cell table:style-name="ce112" office:value-type="string" calcext:value-type="string">
                      <text:p>1 ...8</text:p>
                    </table:table-cell>
                    <table:table-cell table:style-name="ce124" table:number-columns-repeated="2"/>
                    <table:table-cell table:style-name="ce138" office:value-type="string" calcext:value-type="string">
                      <text:p>l'elemento informativo corrisponde con l'elemento informativo</text:p>
                      <text:p><text:span text:style-name="T87">1.2.2.2</text:span><text:span text:style-name="T88"> &lt;</text:span><text:span text:style-name="T89">NumeroCivico</text:span><text:span text:style-name="T88">&gt; del file fattura ordinaria</text:span></text:p>
                      <text:p><text:span text:style-name="T87">1.2.6.2</text:span><text:span text:style-name="T88"> &lt;</text:span><text:span text:style-name="T89">NumeroCivic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4.3 <text:s text:c="2"/>&lt;CAP&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Avviamento Postale</text:p>
                    </table:table-cell>
                    <table:table-cell table:style-name="ce80" office:value-type="string" calcext:value-type="string">
                      <text:p>formato numerico</text:p>
                    </table:table-cell>
                    <table:table-cell table:style-name="ce99" office:value-type="string" calcext:value-type="string">
                      <text:p>&lt;0.1&gt;</text:p>
                    </table:table-cell>
                    <table:table-cell table:style-name="ce99" office:value-type="float" office:value="5" calcext:value-type="float">
                      <text:p>5</text:p>
                    </table:table-cell>
                    <table:table-cell table:style-name="ce124" table:number-columns-repeated="2"/>
                    <table:table-cell table:style-name="ce138" office:value-type="string" calcext:value-type="string">
                      <text:p>l'elemento informativo corrisponde con l'elemento informativo</text:p>
                      <text:p><text:span text:style-name="T87">1.2.2.3</text:span><text:span text:style-name="T88"> &lt;</text:span><text:span text:style-name="T89">CAP</text:span><text:span text:style-name="T88">&gt; del file fattura ordinaria</text:span></text:p>
                      <text:p><text:span text:style-name="T87">1.2.6.3</text:span><text:span text:style-name="T88"> &lt;</text:span><text:span text:style-name="T89">CAP</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4.4 <text:s text:c="2"/>&lt;Comune&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Comune relativo alla sede del cedente / prestatore</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text:p>
                      <text:p><text:span text:style-name="T87">1.2.2.4</text:span><text:span text:style-name="T88"> &lt;</text:span><text:span text:style-name="T89">Comune</text:span><text:span text:style-name="T88">&gt; del file fattura ordinaria</text:span></text:p>
                      <text:p><text:span text:style-name="T87">1.2.6.4</text:span><text:span text:style-name="T88"> &lt;</text:span><text:span text:style-name="T89">Comune</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4.5 <text:s text:c="2"/>&lt;Provincia&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Sigla della provincia di appartenenza del comune indicato nel campo <text:span text:style-name="T15">3.2.2.4.4 &lt;Comune&gt;. </text:span><text:span text:style-name="T16">Da valorizzare se l'elemento </text:span><text:span text:style-name="T13">3.2.2.4.6 &lt;Nazione&gt;  </text:span><text:span text:style-name="T14">è uguale a</text:span><text:span text:style-name="T13"> IT</text:span></text:p>
                    </table:table-cell>
                    <table:table-cell table:style-name="ce80" office:value-type="string" calcext:value-type="string">
                      <text:p>[<text:span text:style-name="T15">RM</text:span><text:span text:style-name="T16">], [</text:span><text:span text:style-name="T41">MI</text:span><text:span text:style-name="T14">], [</text:span><text:span text:style-name="T13">…</text:span><text:span text:style-name="T14">]</text:span></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2.2.5</text:span><text:span text:style-name="T88"> &lt;</text:span><text:span text:style-name="T89">Provincia</text:span><text:span text:style-name="T88">&gt; del file fattura ordinaria</text:span></text:p>
                      <text:p><text:span text:style-name="T87">1.2.6.5</text:span><text:span text:style-name="T88"> &lt;</text:span><text:span text:style-name="T89">Provincia</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4.6 <text:s text:c="2"/>&lt;Nazione&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text:p>
                      <text:p><text:span text:style-name="T87">1.2.2.6</text:span><text:span text:style-name="T88"> &lt;</text:span><text:span text:style-name="T89">Nazione</text:span><text:span text:style-name="T88">&gt; del file fattura ordinaria</text:span></text:p>
                      <text:p><text:span text:style-name="T87">1.2.6.6</text:span><text:span text:style-name="T88"> &lt;</text:span><text:span text:style-name="T89">Nazion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2.2.5 <text:s text:c="2"/>&lt;StabileOrganizzazione&gt;</text:p>
                  </table:table-cell>
                  <table:covered-table-cell table:number-columns-repeated="4" table:style-name="ce39"/>
                  <table:table-cell table:style-name="ce58" table:number-columns-repeated="2"/>
                  <table:table-cell table:style-name="ce67"/>
                  <table:table-cell table:style-name="ce81" office:value-type="string" calcext:value-type="string">
                    <text:p>Blocco da valorizzare nei casi di cedente / prestatore <text:span text:style-name="T9">non residente, </text:span><text:span text:style-name="T10">con stabile organizzazione in Italia</text:span></text:p>
                  </table:table-cell>
                  <table:table-cell table:style-name="ce81"/>
                  <table:table-cell table:style-name="ce96" office:value-type="string" calcext:value-type="string">
                    <text:p>&lt;0.1&gt;</text:p>
                  </table:table-cell>
                  <table:table-cell table:style-name="ce96"/>
                  <table:table-cell table:style-name="ce121" table:number-columns-repeated="2"/>
                  <table:table-cell table:style-name="ce135" office:value-type="string" calcext:value-type="string">
                    <text:p>l'elemento informativo corrisponde con l'elemento informativo </text:p>
                    <text:p><text:span text:style-name="T87">1.2.3</text:span><text:span text:style-name="T88"> &lt;</text:span><text:span text:style-name="T89">StabileOrganizzazione</text:span><text:span text:style-name="T88">&gt; del file fattura ordinaria</text:span></text:p>
                    <text:p><text:span text:style-name="T87">1.2.7</text:span><text:span text:style-name="T88"> &lt;</text:span><text:span text:style-name="T89">StabileOrganizzazione</text:span><text:span text:style-name="T88">&gt; del file fattura semplificata</text:span></text:p>
                  </table:table-cell>
                  <table:table-cell table:style-name="ce143" table:number-columns-repeated="1006"/>
                </table:table-row>
                <table:table-row-group>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5.1 <text:s text:c="2"/>&lt;Indirizz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Indirizzo della stabile organizzazione in Italia (nome della via, piazza etc.)</text:p>
                    </table:table-cell>
                    <table:table-cell table:style-name="ce80" office:value-type="string" calcext:value-type="string">
                      <text:p>formato alfanumerico</text:p>
                    </table:table-cell>
                    <table:table-cell table:style-name="ce100"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2.3.1</text:span><text:span text:style-name="T88"> &lt;</text:span><text:span text:style-name="T89">Indirizzo</text:span><text:span text:style-name="T88">&gt; del file fattura ordinaria</text:span></text:p>
                      <text:p><text:span text:style-name="T87">1.2.7.1</text:span><text:span text:style-name="T88"> &lt;</text:span><text:span text:style-name="T89">Indirizz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5.2 <text:s text:c="2"/>&lt;NumeroCivico&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Numero civico riferito all'indirizzo (non indicare se già presente nel campo indirizzo)</text:p>
                    </table:table-cell>
                    <table:table-cell table:style-name="ce89" office:value-type="string" calcext:value-type="string">
                      <text:p>formato alfanumerico</text:p>
                    </table:table-cell>
                    <table:table-cell table:style-name="ce99" office:value-type="string" calcext:value-type="string">
                      <text:p>&lt;0.1&gt;</text:p>
                    </table:table-cell>
                    <table:table-cell table:style-name="ce112" office:value-type="string" calcext:value-type="string">
                      <text:p>1 ...8</text:p>
                    </table:table-cell>
                    <table:table-cell table:style-name="ce124" table:number-columns-repeated="2"/>
                    <table:table-cell table:style-name="ce138" office:value-type="string" calcext:value-type="string">
                      <text:p>l'elemento informativo corrisponde con l'elemento informativo </text:p>
                      <text:p><text:span text:style-name="T87">1.2.3.2</text:span><text:span text:style-name="T88"> &lt;</text:span><text:span text:style-name="T89">NumeroCivico</text:span><text:span text:style-name="T88">&gt; del file fattura ordinaria</text:span></text:p>
                      <text:p><text:span text:style-name="T87">1.2.7.2</text:span><text:span text:style-name="T88"> &lt;</text:span><text:span text:style-name="T89">NumeroCivico</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5.3 <text:s text:c="2"/>&lt;CAP&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Avviamento Postale</text:p>
                    </table:table-cell>
                    <table:table-cell table:style-name="ce80" office:value-type="string" calcext:value-type="string">
                      <text:p>formato numerico</text:p>
                    </table:table-cell>
                    <table:table-cell table:style-name="ce101" office:value-type="string" calcext:value-type="string">
                      <text:p>&lt;1.1&gt;</text:p>
                    </table:table-cell>
                    <table:table-cell table:style-name="ce99" office:value-type="float" office:value="5" calcext:value-type="float">
                      <text:p>5</text:p>
                    </table:table-cell>
                    <table:table-cell table:style-name="ce124" table:number-columns-repeated="2"/>
                    <table:table-cell table:style-name="ce138" office:value-type="string" calcext:value-type="string">
                      <text:p>l'elemento informativo corrisponde con l'elemento informativo </text:p>
                      <text:p><text:span text:style-name="T87">1.2.3.3</text:span><text:span text:style-name="T88"> &lt;</text:span><text:span text:style-name="T89">CAP</text:span><text:span text:style-name="T88">&gt; del file fattura ordinaria</text:span></text:p>
                      <text:p><text:span text:style-name="T87">1.2.7.3</text:span><text:span text:style-name="T88"> &lt;</text:span><text:span text:style-name="T89">CAP</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5.4 <text:s text:c="2"/>&lt;Comune&gt;</text:p>
                    </table:table-cell>
                    <table:covered-table-cell table:number-columns-repeated="3" table:style-name="ce43"/>
                    <table:table-cell table:style-name="ce59" table:number-columns-repeated="2"/>
                    <table:table-cell table:style-name="ce66" office:value-type="string" calcext:value-type="string">
                      <text:p>xs:normalizedString</text:p>
                    </table:table-cell>
                    <table:table-cell table:style-name="ce80" office:value-type="string" calcext:value-type="string">
                      <text:p>Comune relativo alla stabile organizzazione in Italia</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2.3.4</text:span><text:span text:style-name="T88"> &lt;</text:span><text:span text:style-name="T89">Comune</text:span><text:span text:style-name="T88">&gt; del file fattura ordinaria</text:span></text:p>
                      <text:p><text:span text:style-name="T87">1.2.7.4</text:span><text:span text:style-name="T88"> &lt;</text:span><text:span text:style-name="T89">Comune</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5.5 <text:s text:c="2"/>&lt;Provincia&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Sigla della provincia di appartenenza del comune indicato nell'elemento <text:span text:style-name="T15">3.2.2.5.4 &lt;Comune&gt;. </text:span><text:span text:style-name="T16">Da valorizzare se l'elemento </text:span><text:span text:style-name="T13">3.2.2.5.6 &lt;Nazione&gt;  </text:span><text:span text:style-name="T14">è uguale a</text:span><text:span text:style-name="T13"> IT</text:span></text:p>
                    </table:table-cell>
                    <table:table-cell table:style-name="ce80" office:value-type="string" calcext:value-type="string">
                      <text:p>[<text:span text:style-name="T15">RM</text:span><text:span text:style-name="T16">], [</text:span><text:span text:style-name="T41">MI</text:span><text:span text:style-name="T14">], [</text:span><text:span text:style-name="T13">…</text:span><text:span text:style-name="T14">]</text:span></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 </text:p>
                      <text:p><text:span text:style-name="T87">1.2.3.5</text:span><text:span text:style-name="T88"> &lt;</text:span><text:span text:style-name="T89">Provincia</text:span><text:span text:style-name="T88">&gt; del file fattura ordinaria</text:span></text:p>
                      <text:p><text:span text:style-name="T87">1.2.7.5</text:span><text:span text:style-name="T88"> &lt;</text:span><text:span text:style-name="T89">Provincia</text:span><text:span text:style-name="T88">&gt; del file fattura semplificata</text:span></text:p>
                    </table:table-cell>
                    <table:table-cell table:style-name="ce143" table:number-columns-repeated="1006"/>
                  </table:table-row>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5.6 <text:s text:c="2"/>&lt;Nazione&gt;</text:p>
                    </table:table-cell>
                    <table:covered-table-cell table:number-columns-repeated="3" table:style-name="ce43"/>
                    <table:table-cell table:style-name="ce59" table:number-columns-repeated="2"/>
                    <table:table-cell table:style-name="ce66" office:value-type="string" calcext:value-type="string">
                      <text:p>xs:string</text:p>
                    </table:table-cell>
                    <table:table-cell table:style-name="ce80" office:value-type="string" calcext:value-type="string">
                      <text:p>Codice della nazione espresso secondo lo standard ISO 3166-1 alpha-2 code</text:p>
                    </table:table-cell>
                    <table:table-cell table:style-name="ce80"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99" office:value-type="string" calcext:value-type="string">
                      <text:p>&lt;1.1&gt;</text:p>
                    </table:table-cell>
                    <table:table-cell table:style-name="ce99" office:value-type="float" office:value="2" calcext:value-type="float">
                      <text:p>2</text:p>
                    </table:table-cell>
                    <table:table-cell table:style-name="ce124" table:number-columns-repeated="2"/>
                    <table:table-cell table:style-name="ce138" office:value-type="string" calcext:value-type="string">
                      <text:p>l'elemento informativo corrisponde con l'elemento informativo </text:p>
                      <text:p><text:span text:style-name="T87">1.2.3.6</text:span><text:span text:style-name="T88"> &lt;</text:span><text:span text:style-name="T89">Nazione</text:span><text:span text:style-name="T88">&gt; del file fattura ordinaria</text:span></text:p>
                      <text:p><text:span text:style-name="T87">1.2.7.6</text:span><text:span text:style-name="T88"> &lt;</text:span><text:span text:style-name="T89">Nazione</text:span><text:span text:style-name="T88">&gt; del file fattura semplificata</text:span></text:p>
                    </table:table-cell>
                    <table:table-cell table:style-name="ce143" table:number-columns-repeated="1006"/>
                  </table:table-row>
                </table:table-row-group>
                <table:table-row table:style-name="ro15">
                  <table:table-cell table:style-name="ce10" table:number-columns-spanned="3" table:number-rows-spanned="1"/>
                  <table:covered-table-cell table:style-name="ce27"/>
                  <table:covered-table-cell table:style-name="ce34"/>
                  <table:table-cell table:style-name="ce39" office:value-type="string" calcext:value-type="string" table:number-columns-spanned="5" table:number-rows-spanned="1">
                    <text:p>3.2.2.6 <text:s text:c="2"/>&lt;RappresentanteFiscale&gt;</text:p>
                  </table:table-cell>
                  <table:covered-table-cell table:number-columns-repeated="4" table:style-name="ce39"/>
                  <table:table-cell table:style-name="ce58" table:number-columns-repeated="2"/>
                  <table:table-cell table:style-name="ce68"/>
                  <table:table-cell table:style-name="ce81" office:value-type="string" calcext:value-type="string">
                    <text:p>Blocco da valorizzare nei casi in cui il cedente / prestatore si avvalga di un rappresentante fiscale in Italia.</text:p>
                  </table:table-cell>
                  <table:table-cell table:style-name="ce90"/>
                  <table:table-cell table:style-name="ce96" office:value-type="string" calcext:value-type="string">
                    <text:p>&lt;0.1&gt;</text:p>
                  </table:table-cell>
                  <table:table-cell table:style-name="ce113"/>
                  <table:table-cell table:style-name="ce121" table:number-columns-repeated="2"/>
                  <table:table-cell table:style-name="ce135"/>
                  <table:table-cell table:style-name="ce143" table:number-columns-repeated="1006"/>
                </table:table-row>
                <table:table-row-group>
                  <table:table-row-group>
                    <table:table-row table:style-name="ro13">
                      <table:table-cell table:style-name="ce10" table:number-columns-spanned="4" table:number-rows-spanned="1"/>
                      <table:covered-table-cell table:number-columns-repeated="3" table:style-name="ce10"/>
                      <table:table-cell table:style-name="ce43" office:value-type="string" calcext:value-type="string" table:number-columns-spanned="4" table:number-rows-spanned="1">
                        <text:p>3.2.2.6.1 <text:s text:c="2"/>&lt;IdFiscaleIVA&gt;</text:p>
                      </table:table-cell>
                      <table:covered-table-cell table:number-columns-repeated="3" table:style-name="ce43"/>
                      <table:table-cell table:style-name="ce57" table:number-columns-repeated="2"/>
                      <table:table-cell table:style-name="ce69"/>
                      <table:table-cell table:style-name="ce80" office:value-type="string" calcext:value-type="string">
                        <text:p>Numero di identificazione fiscale ai fini IVA; i primi due caratteri rappresentano il paese ( <text:span text:style-name="T15">IT</text:span><text:span text:style-name="T16">, </text:span><text:span text:style-name="T41">DE</text:span><text:span text:style-name="T14">, </text:span><text:span text:style-name="T13">ES</text:span><text:span text:style-name="T14"> …..) ed i restanti (fino ad un massimo di 28) il codice vero e proprio che, per i residenti in Italia, corrisponde al numero di partita IVA.</text:span></text:p>
                      </table:table-cell>
                      <table:table-cell table:style-name="ce83"/>
                      <table:table-cell table:style-name="ce99" office:value-type="string" calcext:value-type="string">
                        <text:p>&lt;1.1&gt;</text:p>
                      </table:table-cell>
                      <table:table-cell table:style-name="ce114"/>
                      <table:table-cell table:style-name="ce124" table:number-columns-repeated="2"/>
                      <table:table-cell table:style-name="ce138" office:value-type="string" calcext:value-type="string">
                        <text:p>l'elemento informativo corrisponde con l'elemento informativo </text:p>
                        <text:p><text:span text:style-name="T87">1.3.1.1</text:span><text:span text:style-name="T88"> &lt;</text:span><text:span text:style-name="T89">IdFiscaleIVA</text:span><text:span text:style-name="T88">&gt; del file fattura ordinaria</text:span></text:p>
                        <text:p><text:span text:style-name="T87">1.2.8.1</text:span><text:span text:style-name="T88"> &lt;</text:span><text:span text:style-name="T89">IdFiscaleIVA</text:span><text:span text:style-name="T88">&gt; del file fattura semplificata</text:span></text:p>
                      </table:table-cell>
                      <table:table-cell table:style-name="ce143"/>
                      <table:table-cell table:style-name="ce145" table:number-columns-repeated="1005"/>
                    </table:table-row>
                    <table:table-row-group>
                      <table:table-row table:style-name="ro13">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3.2.2.6.1.1 <text:s text:c="2"/>&lt;IdPaese&gt;</text:p>
                        </table:table-cell>
                        <table:covered-table-cell table:style-name="ce46"/>
                        <table:covered-table-cell table:style-name="ce48"/>
                        <table:table-cell table:style-name="ce60" table:number-columns-repeated="2"/>
                        <table:table-cell table:style-name="ce70" office:value-type="string" calcext:value-type="string">
                          <text:p>xs:string</text:p>
                        </table:table-cell>
                        <table:table-cell table:style-name="ce82" office:value-type="string" calcext:value-type="string">
                          <text:p>Codice della nazione espresso secondo lo standard ISO 3166-1 alpha-2 code</text:p>
                        </table:table-cell>
                        <table:table-cell table:style-name="ce82" office:value-type="string" calcext:value-type="string">
                          <text:p>[<text:span text:style-name="T20">IT</text:span><text:span text:style-name="T21">], [</text:span><text:span text:style-name="T22">ES</text:span><text:span text:style-name="T23">], [</text:span><text:span text:style-name="T24">DK</text:span><text:span text:style-name="T23">],[</text:span><text:span text:style-name="T25">…</text:span><text:span text:style-name="T23">]</text:span></text:p>
                        </table:table-cell>
                        <table:table-cell table:style-name="ce102" office:value-type="string" calcext:value-type="string">
                          <text:p>&lt;1.1&gt;</text:p>
                        </table:table-cell>
                        <table:table-cell table:style-name="ce102" office:value-type="float" office:value="2" calcext:value-type="float">
                          <text:p>2</text:p>
                        </table:table-cell>
                        <table:table-cell table:style-name="ce125" table:number-columns-repeated="2"/>
                        <table:table-cell table:style-name="ce139" office:value-type="string" calcext:value-type="string">
                          <text:p>l'elemento informativo corrisponde con l'elemento informativo</text:p>
                          <text:p><text:span text:style-name="T87">1.3.1.1.1</text:span><text:span text:style-name="T88"> &lt;</text:span><text:span text:style-name="T89">IdPaese</text:span><text:span text:style-name="T88">&gt; del file fattura ordinaria</text:span></text:p>
                          <text:p><text:span text:style-name="T87">1.2.8.1.1</text:span><text:span text:style-name="T88"> &lt;</text:span><text:span text:style-name="T89">IdPaese</text:span><text:span text:style-name="T88">&gt; del file fattura semplificata</text:span></text:p>
                        </table:table-cell>
                        <table:table-cell table:style-name="ce143"/>
                        <table:table-cell table:style-name="ce145" table:number-columns-repeated="1005"/>
                      </table:table-row>
                      <table:table-row table:style-name="ro16">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3.2.2.6.1.2 <text:s text:c="2"/>&lt;IdCodice&gt;</text:p>
                        </table:table-cell>
                        <table:covered-table-cell table:style-name="ce46"/>
                        <table:covered-table-cell table:style-name="ce48"/>
                        <table:table-cell table:style-name="ce60" table:number-columns-repeated="2"/>
                        <table:table-cell table:style-name="ce70" office:value-type="string" calcext:value-type="string">
                          <text:p>xs:string</text:p>
                        </table:table-cell>
                        <table:table-cell table:style-name="ce82" office:value-type="string" calcext:value-type="string">
                          <text:p>Codice identificativo fiscale</text:p>
                        </table:table-cell>
                        <table:table-cell table:style-name="ce82" office:value-type="string" calcext:value-type="string">
                          <text:p>formato alfanumerico</text:p>
                        </table:table-cell>
                        <table:table-cell table:style-name="ce102" office:value-type="string" calcext:value-type="string">
                          <text:p>&lt;1.1&gt;</text:p>
                        </table:table-cell>
                        <table:table-cell table:style-name="ce102" office:value-type="string" calcext:value-type="string">
                          <text:p>1 ...28</text:p>
                        </table:table-cell>
                        <table:table-cell table:style-name="ce126" office:value-type="string" calcext:value-type="string">
                          <text:p>Viene controllata la sua esistenza in Anagrafe Tributaria</text:p>
                          <text:p>Qualora il soggetto individuato dalla  PIVA  in  AT  risulti cessato o fallito, nella ricevuta di presa in carico del file sarà effettuata una segnalazione </text:p>
                        </table:table-cell>
                        <table:table-cell table:style-name="ce126" office:value-type="string" calcext:value-type="string">
                          <text:p><text:span text:style-name="T17">00303</text:span><text:span text:style-name="T18">: &lt;IdCodice&gt; di &lt;IdFiscaleIVA&gt; del Rappresentante Fiscale  non valido </text:span><text:span text:style-name="T80"> (comporta il rifiuto del file)</text:span></text:p>
                          <text:p><text:span text:style-name="T17">00502</text:span><text:span text:style-name="T18">: Partita IVA del Rappresentante Fiscale cessata in Anagrafe Tributaria</text:span><text:span text:style-name="T80"> (comporta una segnalazione)</text:span></text:p>
                        </table:table-cell>
                        <table:table-cell table:style-name="ce139" office:value-type="string" calcext:value-type="string">
                          <text:p>l'elemento informativo corrisponde con l'elemento informativo</text:p>
                          <text:p><text:span text:style-name="T87">1.3.1.1.2</text:span><text:span text:style-name="T88"> &lt;</text:span><text:span text:style-name="T89">IdCodice</text:span><text:span text:style-name="T88">&gt; del file fattura ordinaria</text:span></text:p>
                          <text:p><text:span text:style-name="T87">1.2.8.1.2</text:span><text:span text:style-name="T88"> &lt;</text:span><text:span text:style-name="T89">IdCodice</text:span><text:span text:style-name="T88">&gt; del file fattura semplificata</text:span></text:p>
                        </table:table-cell>
                        <table:table-cell table:style-name="ce143"/>
                        <table:table-cell table:style-name="ce145" table:number-columns-repeated="1005"/>
                      </table:table-row>
                    </table:table-row-group>
                    <table:table-row table:style-name="ro13">
                      <table:table-cell table:style-name="ce10" table:number-columns-spanned="4" table:number-rows-spanned="1"/>
                      <table:covered-table-cell table:number-columns-repeated="3" table:style-name="ce10"/>
                      <table:table-cell table:style-name="ce42" office:value-type="string" calcext:value-type="string" table:number-columns-spanned="4" table:number-rows-spanned="1">
                        <text:p>3.2.2.6.2 <text:s text:c="2"/>&lt;Denominazion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Ditta, denominazione o ragione sociale (ditta, impresa, società, ente). Obbligatorio ma da</text:p>
                        <text:p>valorizzare in alternativa agli elementi <text:span text:style-name="T17">3.2.2.6.3 &lt;Nome&gt; </text:span><text:span text:style-name="T18">  e  </text:span><text:span text:style-name="T19">3.2.2.6.4 &lt;Cognom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80</text:p>
                      </table:table-cell>
                      <table:table-cell table:style-name="ce124" table:number-columns-repeated="2"/>
                      <table:table-cell table:style-name="ce138" office:value-type="string" calcext:value-type="string">
                        <text:p>l'elemento informativo corrisponde con l'elemento informativo </text:p>
                        <text:p><text:span text:style-name="T87">1.3.1.3.1</text:span><text:span text:style-name="T88"> &lt;</text:span><text:span text:style-name="T89">Denominazione</text:span><text:span text:style-name="T88">&gt; del file fattura ordinaria</text:span></text:p>
                        <text:p><text:span text:style-name="T87">1.2.8.2</text:span><text:span text:style-name="T88"> &lt;</text:span><text:span text:style-name="T89">Denominazione</text:span><text:span text:style-name="T88">&gt; del file fattura semplificata</text:span></text:p>
                      </table:table-cell>
                      <table:table-cell table:style-name="ce143"/>
                      <table:table-cell table:style-name="ce145" table:number-columns-repeated="1005"/>
                    </table:table-row>
                    <table:table-row table:style-name="ro13">
                      <table:table-cell table:style-name="ce10" table:number-columns-spanned="4" table:number-rows-spanned="1"/>
                      <table:covered-table-cell table:number-columns-repeated="3" table:style-name="ce10"/>
                      <table:table-cell table:style-name="ce42" office:value-type="string" calcext:value-type="string" table:number-columns-spanned="4" table:number-rows-spanned="1">
                        <text:p>3.2.2.6.3 <text:s text:c="2"/>&lt;Nom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Nome della persona fisica. Obbligatorio ma da valorizzare insieme all'elemento <text:span text:style-name="T17">3.2.2.6.4 &lt;Cognome&gt;</text:span><text:span text:style-name="T18">  ed in alternativa all'elemento </text:span><text:span text:style-name="T19">3.2.2.6.2 &lt;Denominazion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3.1.3.2</text:span><text:span text:style-name="T88"> &lt;</text:span><text:span text:style-name="T89">Nome</text:span><text:span text:style-name="T88">&gt; del file fattura ordinaria</text:span></text:p>
                        <text:p><text:span text:style-name="T87">1.2.8.3</text:span><text:span text:style-name="T88"> &lt;</text:span><text:span text:style-name="T89">Nome</text:span><text:span text:style-name="T88">&gt; del file fattura semplificata</text:span></text:p>
                      </table:table-cell>
                      <table:table-cell table:style-name="ce143"/>
                      <table:table-cell table:style-name="ce145" table:number-columns-repeated="1005"/>
                    </table:table-row>
                    <table:table-row table:style-name="ro13">
                      <table:table-cell table:style-name="ce10" table:number-columns-spanned="4" table:number-rows-spanned="1"/>
                      <table:covered-table-cell table:number-columns-repeated="3" table:style-name="ce10"/>
                      <table:table-cell table:style-name="ce42" office:value-type="string" calcext:value-type="string" table:number-columns-spanned="4" table:number-rows-spanned="1">
                        <text:p>3.2.2.6.4 <text:s text:c="2"/>&lt;Cognome&gt;</text:p>
                      </table:table-cell>
                      <table:covered-table-cell table:number-columns-repeated="2" table:style-name="ce43"/>
                      <table:covered-table-cell table:style-name="ce49"/>
                      <table:table-cell table:style-name="ce57" table:number-columns-repeated="2"/>
                      <table:table-cell table:style-name="ce66" office:value-type="string" calcext:value-type="string">
                        <text:p>xs:normalizedString</text:p>
                      </table:table-cell>
                      <table:table-cell table:style-name="ce80" office:value-type="string" calcext:value-type="string">
                        <text:p>Cognome della persona fisica. Obbligatorio ma da valorizzare insieme all'elemento <text:span text:style-name="T17">3.2.2.6.3 &lt;Nome&gt;</text:span><text:span text:style-name="T18">  ed in alternativa all'elemento </text:span><text:span text:style-name="T19">3.2.2.6.2 &lt;Denominazione&gt;</text:span></text:p>
                      </table:table-cell>
                      <table:table-cell table:style-name="ce80" office:value-type="string" calcext:value-type="string">
                        <text:p>formato alfanumerico</text:p>
                      </table:table-cell>
                      <table:table-cell table:style-name="ce99" office:value-type="string" calcext:value-type="string">
                        <text:p>&lt;0.1&gt;</text:p>
                      </table:table-cell>
                      <table:table-cell table:style-name="ce99" office:value-type="string" calcext:value-type="string">
                        <text:p>1 ...60</text:p>
                      </table:table-cell>
                      <table:table-cell table:style-name="ce124" table:number-columns-repeated="2"/>
                      <table:table-cell table:style-name="ce138" office:value-type="string" calcext:value-type="string">
                        <text:p>l'elemento informativo corrisponde con l'elemento informativo </text:p>
                        <text:p><text:span text:style-name="T87">1.3.1.3.3</text:span><text:span text:style-name="T88"> &lt;</text:span><text:span text:style-name="T89">Cognome</text:span><text:span text:style-name="T88">&gt; del file fattura ordinaria</text:span></text:p>
                        <text:p><text:span text:style-name="T87">1.2.8.4</text:span><text:span text:style-name="T88"> &lt;</text:span><text:span text:style-name="T89">Cognome</text:span><text:span text:style-name="T88">&gt; del file fattura semplificata</text:span></text:p>
                      </table:table-cell>
                      <table:table-cell table:style-name="ce143"/>
                      <table:table-cell table:style-name="ce145" table:number-columns-repeated="1005"/>
                    </table:table-row>
                  </table:table-row-group>
                </table:table-row-group>
              </table:table-row-group>
            </table:table-row-group>
            <table:table-row table:style-name="ro47">
              <table:table-cell table:style-name="ce12" table:number-columns-spanned="2" table:number-rows-spanned="1"/>
              <table:covered-table-cell table:style-name="ce29"/>
              <table:table-cell table:style-name="ce32" office:value-type="string" calcext:value-type="string" table:number-columns-spanned="6" table:number-rows-spanned="1">
                <text:p>3.2.3 <text:s text:c="2"/>&lt;DatiFatturaBodyDTR&gt;</text:p>
              </table:table-cell>
              <table:covered-table-cell table:number-columns-repeated="5" table:style-name="ce32"/>
              <table:table-cell table:style-name="ce61" table:number-columns-repeated="2"/>
              <table:table-cell table:style-name="ce71"/>
              <table:table-cell table:style-name="ce81" office:value-type="string" calcext:value-type="string">
                <text:p>Blocco obbligatorio. Può essere replicato per trasmettere dati di più fatture relative allo stesso fornitore</text:p>
              </table:table-cell>
              <table:table-cell table:style-name="ce91"/>
              <table:table-cell table:style-name="ce96" office:value-type="string" calcext:value-type="string">
                <text:p>&lt;1.1000&gt;</text:p>
              </table:table-cell>
              <table:table-cell table:style-name="ce116"/>
              <table:table-cell table:style-name="ce128" table:number-columns-repeated="2"/>
              <table:table-cell table:style-name="ce141"/>
              <table:table-cell table:style-name="ce131" table:number-columns-repeated="1006"/>
            </table:table-row>
            <table:table-row-group>
              <table:table-row table:style-name="ro25">
                <table:table-cell table:style-name="ce7" table:number-columns-spanned="3" table:number-rows-spanned="1"/>
                <table:covered-table-cell table:style-name="ce30"/>
                <table:covered-table-cell table:style-name="ce25"/>
                <table:table-cell table:style-name="ce39" office:value-type="string" calcext:value-type="string" table:number-columns-spanned="5" table:number-rows-spanned="1">
                  <text:p>3.2.3.1 <text:s/>&lt;DatiGenerali&gt;</text:p>
                </table:table-cell>
                <table:covered-table-cell table:number-columns-repeated="4" table:style-name="ce39"/>
                <table:table-cell table:style-name="ce55" table:number-columns-repeated="2"/>
                <table:table-cell table:style-name="ce64"/>
                <table:table-cell table:style-name="ce81" office:value-type="string" calcext:value-type="string">
                  <text:p>Blocco obbligatorio contenente i dati riferiti all'intera fattura</text:p>
                </table:table-cell>
                <table:table-cell table:style-name="ce88"/>
                <table:table-cell table:style-name="ce96" office:value-type="string" calcext:value-type="string">
                  <text:p>&lt;1.1&gt;</text:p>
                </table:table-cell>
                <table:table-cell table:style-name="ce111"/>
                <table:table-cell table:style-name="ce121" table:number-columns-repeated="2"/>
                <table:table-cell table:style-name="ce135"/>
                <table:table-cell table:style-name="ce145" table:number-columns-repeated="1006"/>
              </table:table-row>
              <table:table-row-group>
                <table:table-row table:style-name="ro48">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2.3.1.1 <text:s text:c="2"/>&lt;TipoDocumento&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string</text:p>
                  </table:table-cell>
                  <table:table-cell table:style-name="ce80" office:value-type="string" calcext:value-type="string">
                    <text:p>Indica il tipo di documento, tra quelli più comunemente usati e legalmente assimilati alla fattura, al quale si riferiscono i dati</text:p>
                  </table:table-cell>
                  <table:table-cell table:style-name="ce80" office:value-type="string" calcext:value-type="string">
                    <text:p>valori ammessi:</text:p>
                    <text:p>vedi codifiche in calce al documento</text:p>
                  </table:table-cell>
                  <table:table-cell table:style-name="ce99" office:value-type="string" calcext:value-type="string">
                    <text:p>&lt;1.1&gt;</text:p>
                  </table:table-cell>
                  <table:table-cell table:style-name="ce99" office:value-type="float" office:value="4" calcext:value-type="float">
                    <text:p>4</text:p>
                  </table:table-cell>
                  <table:table-cell table:style-name="ce124" office:value-type="string" calcext:value-type="string">
                    <text:p>Se l'elemento <text:span text:style-name="T78">3.2.1.1.1   &lt;IdPaese&gt;</text:span><text:span text:style-name="T79"> è diverso da "</text:span><text:span text:style-name="T33">IT</text:span><text:span text:style-name="T30">" sono ammessi solo i valori "</text:span><text:span text:style-name="T29">TD10</text:span><text:span text:style-name="T32">" e "</text:span><text:span text:style-name="T31">TD11</text:span><text:span text:style-name="T28">"  per l'acquisto di beni o servizi,  "</text:span><text:span text:style-name="T33">TD04</text:span><text:span text:style-name="T28">" e "</text:span><text:span text:style-name="T33">TD05</text:span><text:span text:style-name="T28">" per le relative note di credito e di debito;</text:span></text:p>
                    <text:p><text:span text:style-name="T45">Se l'elemento </text:span><text:span text:style-name="T46">3.2.1.1.1   &lt;IdPaese&gt;</text:span><text:span text:style-name="T47"> è uguale a "</text:span><text:span text:style-name="T40">IT</text:span><text:span text:style-name="T48">" NON sono ammessi  i valori "</text:span><text:span text:style-name="T49">TD10</text:span><text:span text:style-name="T37">" e "</text:span><text:span text:style-name="T40">TD11</text:span><text:span text:style-name="T37">"</text:span></text:p>
                  </table:table-cell>
                  <table:table-cell table:style-name="ce124" office:value-type="string" calcext:value-type="string">
                    <text:p><text:span text:style-name="T17">00460</text:span><text:span text:style-name="T18">: 3.2.3.1.1 &lt;TipoDocumento&gt; non coerente con 3.2.1.1.1 &lt;IdPaese&gt;</text:span><text:span text:style-name="T80"> (comporta il rifiuto del file)</text:span></text:p>
                  </table:table-cell>
                  <table:table-cell table:style-name="ce138" office:value-type="string" calcext:value-type="string">
                    <text:p>l'elemento informativo corrisponde con l'elemento informativo </text:p>
                    <text:p><text:span text:style-name="T65">2.1.1.1 &lt;TipoDocumento&gt;</text:span><text:span text:style-name="T66"> del file fattura ordinaria</text:span></text:p>
                    <text:p><text:span text:style-name="T65">2.1.1.1 &lt;TipoDocumento&gt;</text:span><text:span text:style-name="T66"> del file fattura semplificata</text:span></text:p>
                  </table:table-cell>
                  <table:table-cell table:style-name="ce145" table:number-columns-repeated="1006"/>
                </table:table-row>
                <table:table-row table:style-name="ro13">
                  <table:table-cell table:style-name="ce11" table:number-columns-spanned="4" table:number-rows-spanned="1"/>
                  <table:covered-table-cell table:number-columns-repeated="2" table:style-name="ce28"/>
                  <table:covered-table-cell table:style-name="ce35" office:value-type="string" calcext:value-type="string">
                    <text:p>2.3.1.2 <text:s text:c="2"/>&lt;Data&gt;</text:p>
                  </table:covered-table-cell>
                  <table:table-cell table:style-name="ce42" office:value-type="string" calcext:value-type="string" table:number-columns-spanned="4" table:number-rows-spanned="1">
                    <text:p>3.2.3.1.2 <text:s text:c="2"/>&lt;Data&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date</text:p>
                  </table:table-cell>
                  <table:table-cell table:style-name="ce83" office:value-type="string" calcext:value-type="string">
                    <text:p>Data della fattura</text:p>
                  </table:table-cell>
                  <table:table-cell table:style-name="ce80" office:value-type="string" calcext:value-type="string">
                    <text:p>formato ISO 8601:2004, con la  precisione seguente: <text:span text:style-name="T62">YYYY-MM-DD</text:span></text:p>
                  </table:table-cell>
                  <table:table-cell table:style-name="ce99" office:value-type="string" calcext:value-type="string">
                    <text:p>&lt;1.1&gt;</text:p>
                  </table:table-cell>
                  <table:table-cell table:style-name="ce99" office:value-type="float" office:value="10" calcext:value-type="float">
                    <text:p>10</text:p>
                  </table:table-cell>
                  <table:table-cell table:style-name="ce124" table:number-columns-repeated="2"/>
                  <table:table-cell table:style-name="ce138" office:value-type="string" calcext:value-type="string">
                    <text:p>l'elemento informativo corrisponde con l'elemento informativo </text:p>
                    <text:p><text:span text:style-name="T87">2.1.1.3</text:span><text:span text:style-name="T88"> &lt;</text:span><text:span text:style-name="T89">Data</text:span><text:span text:style-name="T88">&gt; del file fattura ordinaria</text:span></text:p>
                    <text:p><text:span text:style-name="T87">2.1.1.3</text:span><text:span text:style-name="T88"> &lt;</text:span><text:span text:style-name="T89">Data</text:span><text:span text:style-name="T88">&gt; del file fattura semplificata</text:span></text:p>
                  </table:table-cell>
                  <table:table-cell table:style-name="ce145" table:number-columns-repeated="1006"/>
                </table:table-row>
                <table:table-row table:style-name="ro13">
                  <table:table-cell table:style-name="ce11" table:number-columns-spanned="4" table:number-rows-spanned="1"/>
                  <table:covered-table-cell table:number-columns-repeated="2" table:style-name="ce28"/>
                  <table:covered-table-cell table:style-name="ce35" office:value-type="string" calcext:value-type="string">
                    <text:p>2.3.1.3 <text:s text:c="2"/>&lt;Numero&gt;</text:p>
                  </table:covered-table-cell>
                  <table:table-cell table:style-name="ce42" office:value-type="string" calcext:value-type="string" table:number-columns-spanned="4" table:number-rows-spanned="1">
                    <text:p>3.2.3.1.3 <text:s text:c="2"/>&lt;Numero&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normalizedString</text:p>
                  </table:table-cell>
                  <table:table-cell table:style-name="ce80" office:value-type="string" calcext:value-type="string">
                    <text:p>Numero della fattura (il numero inserito nella fattura ai sensi dell'art. 21, comma 2, lettera b, del</text:p>
                    <text:p>DPR 633/1972). Per motivi tecnici si suggerisce di riportare solo lettere e numeri.</text:p>
                  </table:table-cell>
                  <table:table-cell table:style-name="ce80" office:value-type="string" calcext:value-type="string">
                    <text:p>formato alfanumerico</text:p>
                  </table:table-cell>
                  <table:table-cell table:style-name="ce99" office:value-type="string" calcext:value-type="string">
                    <text:p>&lt;1.1&gt;</text:p>
                  </table:table-cell>
                  <table:table-cell table:style-name="ce99" office:value-type="string" calcext:value-type="string">
                    <text:p>1 ...20</text:p>
                  </table:table-cell>
                  <table:table-cell table:style-name="ce124" table:number-columns-repeated="2"/>
                  <table:table-cell table:style-name="ce138" office:value-type="string" calcext:value-type="string">
                    <text:p>l'elemento informativo corrisponde con l'elemento informativo </text:p>
                    <text:p><text:span text:style-name="T87">2.1.1.4</text:span><text:span text:style-name="T88"> &lt;</text:span><text:span text:style-name="T89">Numero</text:span><text:span text:style-name="T88">&gt; del file fattura ordinaria</text:span></text:p>
                    <text:p><text:span text:style-name="T87">2.1.1.4</text:span><text:span text:style-name="T88"> &lt;</text:span><text:span text:style-name="T89">Numero</text:span><text:span text:style-name="T88">&gt; del file fattura semplificata</text:span></text:p>
                  </table:table-cell>
                  <table:table-cell table:style-name="ce145" table:number-columns-repeated="1006"/>
                </table:table-row>
                <table:table-row table:style-name="ro49">
                  <table:table-cell table:style-name="ce10" table:number-columns-spanned="4" table:number-rows-spanned="1"/>
                  <table:covered-table-cell table:number-columns-repeated="2" table:style-name="ce27"/>
                  <table:covered-table-cell table:style-name="ce34"/>
                  <table:table-cell table:style-name="ce42" office:value-type="string" calcext:value-type="string" table:number-columns-spanned="4" table:number-rows-spanned="1">
                    <text:p>3.2.3.1.4 <text:s text:c="2"/>&lt;DataRegistrazione&gt;</text:p>
                  </table:table-cell>
                  <table:covered-table-cell table:number-columns-repeated="2" table:style-name="ce43"/>
                  <table:covered-table-cell table:style-name="ce49"/>
                  <table:table-cell table:style-name="ce58" table:number-columns-repeated="2"/>
                  <table:table-cell table:style-name="ce66" office:value-type="string" calcext:value-type="string">
                    <text:p>xs:date</text:p>
                  </table:table-cell>
                  <table:table-cell table:style-name="ce80" office:value-type="string" calcext:value-type="string">
                    <text:p>Data nella quale è stata registrata la fattura</text:p>
                  </table:table-cell>
                  <table:table-cell table:style-name="ce80" office:value-type="string" calcext:value-type="string">
                    <text:p>formato ISO 8601:2004, con la  precisione seguente: <text:span text:style-name="T62">YYYY-MM-DD</text:span></text:p>
                  </table:table-cell>
                  <table:table-cell table:style-name="ce99" office:value-type="string" calcext:value-type="string">
                    <text:p>&lt;1.1&gt;</text:p>
                  </table:table-cell>
                  <table:table-cell table:style-name="ce99" office:value-type="float" office:value="10" calcext:value-type="float">
                    <text:p>10</text:p>
                  </table:table-cell>
                  <table:table-cell table:style-name="ce124" office:value-type="string" calcext:value-type="string">
                    <text:p>Un controllo verifica che non sia antecedente all'elemento <text:span text:style-name="T9">3.2.3.1.2 &lt;Data&gt;</text:span><text:span text:style-name="T10">.</text:span></text:p>
                    <text:p><text:span text:style-name="T12">Un successivo controllo verifica che sia compatibile con il periodo di riferimento: </text:span><text:span text:style-name="T44">il mancato superamento di questo secondo controllo</text:span><text:span text:style-name="T14"> </text:span><text:span text:style-name="T13">non determina scarto </text:span><text:span text:style-name="T14"> ma una segnalazione nella ricevuta di presa in carico</text:span></text:p>
                  </table:table-cell>
                  <table:table-cell table:style-name="ce124" office:value-type="string" calcext:value-type="string">
                    <text:p><text:span text:style-name="T17">00436</text:span><text:span text:style-name="T18">: 3.2.3.1.4 &lt;DataRegistrazione&gt; antecedente a  3.2.3.1.2 &lt;Data&gt;</text:span><text:span text:style-name="T80"> (comporta il rifiuto del file)</text:span></text:p>
                    <text:p><text:span text:style-name="T17">00504</text:span><text:span text:style-name="T18">: 3.2.3.1.4 &lt;DataRegistrazione&gt; non compatibile con il periodo di riferimento </text:span><text:span text:style-name="T80">(comporta una segnalazione)</text:span></text:p>
                  </table:table-cell>
                  <table:table-cell table:style-name="ce138"/>
                  <table:table-cell table:style-name="ce143" table:number-columns-repeated="1006"/>
                </table:table-row>
              </table:table-row-group>
              <table:table-row table:style-name="ro50">
                <table:table-cell table:style-name="ce7" table:number-columns-spanned="3" table:number-rows-spanned="1"/>
                <table:covered-table-cell table:style-name="ce30"/>
                <table:covered-table-cell table:style-name="ce25"/>
                <table:table-cell table:style-name="ce39" office:value-type="string" calcext:value-type="string" table:number-columns-spanned="5" table:number-rows-spanned="1">
                  <text:p>3.2.3.2 <text:s/>&lt;DatiRiepilogo&gt;</text:p>
                </table:table-cell>
                <table:covered-table-cell table:number-columns-repeated="4" table:style-name="ce39"/>
                <table:table-cell table:style-name="ce55" table:number-columns-repeated="2"/>
                <table:table-cell table:style-name="ce64"/>
                <table:table-cell table:style-name="ce81" office:value-type="string" calcext:value-type="string">
                  <text:p>Ogni ripetizione del blocco conterrà le informazioni aggregate per ciascun valore dell'aliquota IVA applicata alle operazioni in fattura e, nel caso di imposta a zero, per ciascun motivo di esclusione, come riportato nell'elemento <text:span text:style-name="T9">3.2.3.2.3 &lt;Natura&gt;</text:span><text:span text:style-name="T10">.</text:span></text:p>
                  <text:p><text:span text:style-name="T61">Inoltre, per la stessa aliquota IVA o per lo stesso elemento </text:span><text:span text:style-name="T19">3.2.3.2.3 &lt;Natura&gt;</text:span><text:span text:style-name="T18">, può ripetersi  per differenziare i valori riferiti a spese detraibili da quelli riferiti a spese non detraibili </text:span></text:p>
                </table:table-cell>
                <table:table-cell table:style-name="ce88"/>
                <table:table-cell table:style-name="ce96" office:value-type="string" calcext:value-type="string">
                  <text:p>&lt;1.1000&gt;</text:p>
                </table:table-cell>
                <table:table-cell table:style-name="ce111"/>
                <table:table-cell table:style-name="ce121" table:number-columns-repeated="2"/>
                <table:table-cell table:style-name="ce135"/>
                <table:table-cell table:style-name="ce145" table:number-columns-repeated="1006"/>
              </table:table-row>
              <table:table-row-group>
                <table:table-row table:style-name="ro48">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2.3.2.1 <text:s text:c="3"/>&lt;ImponibileImporto&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decimal</text:p>
                  </table:table-cell>
                  <table:table-cell table:style-name="ce80" office:value-type="string" calcext:value-type="string">
                    <text:p>Ammontare (base) imponibile ( per le operazioni soggette ad IVA )  o importo non imponibile ( per le operazioni per le quali il cedente/prestatore [FORNITORE] non deve indicare l'imposta in fattura ) o somma di imponibile e imposta (per le operazioni soggette ai regimi che prevedono questa rappresentazione).</text:p>
                    <text:p>Per le fatture <text:span text:style-name="T20">SEMPLIFICATE</text:span><text:span text:style-name="T21">  (campo </text:span><text:span text:style-name="T22">3.2.3.1.1 &lt;TipoDocumento&gt; </text:span><text:span text:style-name="T23"> =  "</text:span><text:span text:style-name="T24">TD07</text:span><text:span text:style-name="T23">"  o "</text:span><text:span text:style-name="T25">TD08</text:span><text:span text:style-name="T23">"), ospita l'importo risultante dalla somma di imponibile ed imposta</text:span></text:p>
                  </table:table-cell>
                  <table:table-cell table:style-name="ce80" office:value-type="string" calcext:value-type="string">
                    <text:p>formato numerico; i decimali vanno separati dall'intero con il carattere <text:s/>'.' (punto)</text:p>
                  </table:table-cell>
                  <table:table-cell table:style-name="ce99" office:value-type="string" calcext:value-type="string">
                    <text:p>&lt;1.1&gt;</text:p>
                  </table:table-cell>
                  <table:table-cell table:style-name="ce99" office:value-type="string" calcext:value-type="string">
                    <text:p>4 ...15</text:p>
                  </table:table-cell>
                  <table:table-cell table:style-name="ce124" table:number-columns-repeated="2"/>
                  <table:table-cell table:style-name="ce138" office:value-type="string" calcext:value-type="string">
                    <text:p>l'elemento informativo corrisponde con l'elemento informativo </text:p>
                    <text:p><text:span text:style-name="T87">2.2.2.5</text:span><text:span text:style-name="T88"> &lt;</text:span><text:span text:style-name="T89">ImponibileImporto</text:span><text:span text:style-name="T88">&gt; del file fattura ordinaria</text:span></text:p>
                    <text:p><text:span text:style-name="T87">2.2.2</text:span><text:span text:style-name="T88"> &lt;</text:span><text:span text:style-name="T89">Importo</text:span><text:span text:style-name="T88">&gt; del file fattura semplificata</text:span></text:p>
                  </table:table-cell>
                  <table:table-cell table:style-name="ce145" table:number-columns-repeated="1006"/>
                </table:table-row>
                <table:table-row table:style-name="ro24">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2.3.2.2 <text:s text:c="2"/>&lt;DatiIVA&gt;</text:p>
                  </table:table-cell>
                  <table:covered-table-cell table:number-columns-repeated="2" table:style-name="ce43"/>
                  <table:covered-table-cell table:style-name="ce49"/>
                  <table:table-cell table:style-name="ce55" table:number-columns-repeated="2"/>
                  <table:table-cell table:style-name="ce66"/>
                  <table:table-cell table:style-name="ce83" office:value-type="string" calcext:value-type="string">
                    <text:p>Dati relativi all' Imposta sul Valore Aggiunto</text:p>
                  </table:table-cell>
                  <table:table-cell table:style-name="ce80"/>
                  <table:table-cell table:style-name="ce99" office:value-type="string" calcext:value-type="string">
                    <text:p>&lt;1.1&gt;</text:p>
                  </table:table-cell>
                  <table:table-cell table:style-name="ce99"/>
                  <table:table-cell table:style-name="ce124" table:number-columns-repeated="2"/>
                  <table:table-cell table:style-name="ce138"/>
                  <table:table-cell table:style-name="ce145" table:number-columns-repeated="1006"/>
                </table:table-row>
                <table:table-row-group>
                  <table:table-row table:style-name="ro51">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3.2.3.2.2.1 <text:s text:c="2"/>&lt;Imposta&gt;</text:p>
                    </table:table-cell>
                    <table:covered-table-cell table:style-name="ce46"/>
                    <table:covered-table-cell table:style-name="ce48"/>
                    <table:table-cell table:style-name="ce57" table:number-columns-repeated="2"/>
                    <table:table-cell table:style-name="ce70" office:value-type="string" calcext:value-type="string">
                      <text:p>xs:decimal</text:p>
                    </table:table-cell>
                    <table:table-cell table:style-name="ce82" office:value-type="string" calcext:value-type="string">
                      <text:p>Ammontare dell' imposta<text:span text:style-name="T11">.</text:span></text:p>
                      <text:p><text:span text:style-name="T50">Se l'elemento </text:span><text:span text:style-name="T51">3.2.3.1.1 </text:span><text:span text:style-name="T52">&lt;</text:span><text:span text:style-name="T53">TipoDocumento</text:span><text:span text:style-name="T54">&gt; vale "</text:span><text:span text:style-name="T51">TD07</text:span><text:span text:style-name="T55">" o "</text:span><text:span text:style-name="T51">TD08</text:span><text:span text:style-name="T56">" (fattura semplificata), si può indicare in alternativa all'elemento </text:span><text:span text:style-name="T53">3.2.3.2.2.2 </text:span><text:span text:style-name="T55">&lt;</text:span><text:span text:style-name="T57">Aliquota</text:span><text:span text:style-name="T58">&gt;. Per tutti gli altri valori dell'elemento </text:span><text:span text:style-name="T59">3.2.3.1.1 </text:span><text:span text:style-name="T58">&lt;</text:span><text:span text:style-name="T51">TipoDocumento</text:span><text:span text:style-name="T58">&gt; deve essere valorizzato.</text:span></text:p>
                    </table:table-cell>
                    <table:table-cell table:style-name="ce82" office:value-type="string" calcext:value-type="string">
                      <text:p>formato numerico; i decimali vanno separati dall'intero con il carattere <text:s/>'.' (punto)</text:p>
                    </table:table-cell>
                    <table:table-cell table:style-name="ce102" office:value-type="string" calcext:value-type="string">
                      <text:p>&lt;0.1&gt;</text:p>
                    </table:table-cell>
                    <table:table-cell table:style-name="ce102" office:value-type="string" calcext:value-type="string">
                      <text:p>4 ...15</text:p>
                    </table:table-cell>
                    <table:table-cell table:style-name="ce127" office:value-type="string" calcext:value-type="string">
                      <text:p>Se <text:span text:style-name="T15">3.2.3.1.1 </text:span><text:span text:style-name="T14">&lt;</text:span><text:span text:style-name="T13">TipoDocumento</text:span><text:span text:style-name="T14">&gt; diverso da 'TD07' e da 'TD08' l'elemento deve essere valorizzato.</text:span></text:p>
                      <text:p><text:span text:style-name="T73">Se contiene il valore '0.00', un controllo verifica che l'elemento </text:span><text:span text:style-name="T74">3.2.3.2.2.2 &lt;Aliquota&gt;,</text:span><text:span text:style-name="T75"> se presente, contenga il valore '0.00' oppure che il prodotto tra l'elemento </text:span><text:span text:style-name="T76">3.2.3.2.2.2&lt;Aliquota&gt;</text:span><text:span text:style-name="T77"> e l'elemento </text:span><text:span text:style-name="T76">3.2.3.2.1 &lt;ImponibileImporto&gt;</text:span><text:span text:style-name="T77"> dia come risultato '0.00'.</text:span></text:p>
                      <text:p><text:span text:style-name="T11"/></text:p>
                    </table:table-cell>
                    <table:table-cell table:style-name="ce127" office:value-type="string" calcext:value-type="string">
                      <text:p><text:span text:style-name="T17">00433</text:span><text:span text:style-name="T18">: &lt;Imposta&gt;  o  &lt;Aliquota&gt;  non presente a fronte di  &lt;TipoDocumento&gt; uguale a TD01, TD04  o  TD05</text:span><text:span text:style-name="T80"> (comporta il rifiuto del file)</text:span></text:p>
                      <text:p><text:span text:style-name="T17">00434</text:span><text:span text:style-name="T18">: &lt;Imposta&gt; e &lt;Aliquota&gt;  non coerenti </text:span><text:span text:style-name="T80">(comporta il rifiuto del file)</text:span></text:p>
                      <text:p><text:span text:style-name="T11"/></text:p>
                    </table:table-cell>
                    <table:table-cell table:style-name="ce82" office:value-type="string" calcext:value-type="string">
                      <text:p>l'elemento informativo corrisponde con l'elemento informativo </text:p>
                      <text:p><text:span text:style-name="T87">2.2.2.6</text:span><text:span text:style-name="T88"> &lt;</text:span><text:span text:style-name="T89">Imposta</text:span><text:span text:style-name="T88">&gt; del file fattura ordinaria</text:span></text:p>
                      <text:p><text:span text:style-name="T87">2.2.3.1</text:span><text:span text:style-name="T88"> &lt;</text:span><text:span text:style-name="T89">Imposta</text:span><text:span text:style-name="T88">&gt; del file fattura semplificata</text:span></text:p>
                    </table:table-cell>
                    <table:table-cell table:style-name="ce145" table:number-columns-repeated="1006"/>
                  </table:table-row>
                  <table:table-row table:style-name="ro52">
                    <table:table-cell table:style-name="ce11" table:number-columns-spanned="5" table:number-rows-spanned="1"/>
                    <table:covered-table-cell table:number-columns-repeated="4" table:style-name="ce11"/>
                    <table:table-cell table:style-name="ce45" office:value-type="string" calcext:value-type="string" table:number-columns-spanned="3" table:number-rows-spanned="1">
                      <text:p>3.2.3.2.2.2 <text:s text:c="2"/>&lt;Aliquota&gt;</text:p>
                    </table:table-cell>
                    <table:covered-table-cell table:style-name="ce46"/>
                    <table:covered-table-cell table:style-name="ce48"/>
                    <table:table-cell table:style-name="ce57" table:number-columns-repeated="2"/>
                    <table:table-cell table:style-name="ce70" office:value-type="string" calcext:value-type="string">
                      <text:p>xs:decimal</text:p>
                    </table:table-cell>
                    <table:table-cell table:style-name="ce82" office:value-type="string" calcext:value-type="string">
                      <text:p>Aliquota IVA, <text:span text:style-name="T9">espressa in percentuale</text:span><text:span text:style-name="T10"> (da valorizzare a 0.00 nel caso di operazioni per le quali il cedente/prestatore [FORNITORE] non deve indicare l'imposta in fattura).</text:span></text:p>
                      <text:p><text:span text:style-name="T50">Se l'elemento </text:span><text:span text:style-name="T51">3.2.3.1.1 </text:span><text:span text:style-name="T52">&lt;</text:span><text:span text:style-name="T53">TipoDocumento</text:span><text:span text:style-name="T54">&gt; vale "</text:span><text:span text:style-name="T51">TD07</text:span><text:span text:style-name="T55">"  o  "</text:span><text:span text:style-name="T51">TD08</text:span><text:span text:style-name="T56">" (fattura semplificata), si può indicare in alternativa all'elemento</text:span><text:span text:style-name="T53"> 3.2.3.2.2.1 </text:span><text:span text:style-name="T55">&lt;</text:span><text:span text:style-name="T57">Imposta</text:span><text:span text:style-name="T58">&gt;. Per tutti gli altri valori dell'elemento </text:span><text:span text:style-name="T59">3.2.3.1.1 </text:span><text:span text:style-name="T58">&lt;</text:span><text:span text:style-name="T51">TipoDocumento</text:span><text:span text:style-name="T58">&gt; deve essere valorizzata.</text:span></text:p>
                    </table:table-cell>
                    <table:table-cell table:style-name="ce82" office:value-type="string" calcext:value-type="string">
                      <text:p>formato numerico; i decimali vanno separati dall'intero con il carattere <text:s/>'.' (punto)</text:p>
                    </table:table-cell>
                    <table:table-cell table:style-name="ce102" office:value-type="string" calcext:value-type="string">
                      <text:p>&lt;0.1&gt;</text:p>
                    </table:table-cell>
                    <table:table-cell table:style-name="ce102" office:value-type="string" calcext:value-type="string">
                      <text:p>4 ...6</text:p>
                    </table:table-cell>
                    <table:table-cell table:style-name="ce127" office:value-type="string" calcext:value-type="string">
                      <text:p>Se <text:span text:style-name="T15">3.2.3.1.1 </text:span><text:span text:style-name="T14">&lt;</text:span><text:span text:style-name="T13">TipoDocumento</text:span><text:span text:style-name="T14">&gt; diverso da 'TD07' e da 'TD08'  l'elemento deve essere valorizzato.</text:span></text:p>
                      <text:p><text:span text:style-name="T11">Se valorizzato, deve contenere un valore espresso in termini percentuali.</text:span></text:p>
                      <text:p><text:span text:style-name="T61">Se contiene il valore '0.00', un controllo verifica che l'elemento </text:span><text:span text:style-name="T19">3.2.3.2.2.1 &lt;Imposta&gt;</text:span><text:span text:style-name="T18">, se presente, contenga il valore '0.00'.</text:span></text:p>
                      <text:p><text:span text:style-name="T12">Se contiene il valore '0.00' un controllo verifica che l'elemento </text:span><text:span text:style-name="T44">3.2.3.2.3 </text:span><text:span text:style-name="T14">&lt;</text:span><text:span text:style-name="T13">Natura</text:span><text:span text:style-name="T14">&gt;sia valorizzato con valori diversi da 'N6'.</text:span></text:p>
                      <text:p><text:span text:style-name="T45">Se contiene un valore diverso da '0.00' un controllo di sistema verifica che o non sia valorizzato l'elemento </text:span><text:span text:style-name="T46">3.2.3.2.3 </text:span><text:span text:style-name="T47">&lt;</text:span><text:span text:style-name="T40">Natura</text:span><text:span text:style-name="T48">&gt; oppure che l'elemento </text:span><text:span text:style-name="T49">3.2.3.2.3 </text:span><text:span text:style-name="T37">&lt;</text:span><text:span text:style-name="T40">Natura</text:span><text:span text:style-name="T37">&gt; contenga  il valore 'N6'</text:span></text:p>
                    </table:table-cell>
                    <table:table-cell table:style-name="ce127" office:value-type="string" calcext:value-type="string">
                      <text:p><text:span text:style-name="T17">00424</text:span><text:span text:style-name="T18">: &lt;Aliquota&gt; non indicata in termini percentuali</text:span><text:span text:style-name="T80"> (comporta il rifiuto del file)</text:span></text:p>
                      <text:p><text:span text:style-name="T17">00433</text:span><text:span text:style-name="T18">: &lt;Imposta&gt;  o  &lt;Aliquota&gt;  non presente a fronte di  &lt;TipoDocumento&gt; uguale a TD01, TD04  o  TD05</text:span><text:span text:style-name="T80"> (comporta il rifiuto del file)</text:span></text:p>
                      <text:p><text:span text:style-name="T17">00434</text:span><text:span text:style-name="T18">: &lt;Imposta&gt; e &lt;Aliquota&gt;  non coerenti</text:span><text:span text:style-name="T80"> (comporta il rifiuto del file)</text:span></text:p>
                      <text:p><text:span text:style-name="T17">00400</text:span><text:span text:style-name="T18">: &lt;Natura&gt; non presente (o uguale a N6) a fronte di &lt;Aliquota&gt; pari a zero </text:span><text:span text:style-name="T80"> (comporta il rifiuto del file)</text:span></text:p>
                      <text:p><text:span text:style-name="T17">00401</text:span><text:span text:style-name="T18">: &lt;Natura&gt; presente (e diversa da N6) a fronte di &lt;Aliquota&gt; diversa da zero</text:span><text:span text:style-name="T80"> (comporta il rifiuto del file)</text:span></text:p>
                    </table:table-cell>
                    <table:table-cell table:style-name="ce82" office:value-type="string" calcext:value-type="string">
                      <text:p>l'elemento informativo corrisponde con l'elemento informativo </text:p>
                      <text:p><text:span text:style-name="T87">2.2.2.6</text:span><text:span text:style-name="T88"> &lt;</text:span><text:span text:style-name="T89">AliquotaIVA</text:span><text:span text:style-name="T88">&gt; del file fattura ordinaria</text:span></text:p>
                      <text:p><text:span text:style-name="T87">2.2.3.2</text:span><text:span text:style-name="T88"> &lt;</text:span><text:span text:style-name="T89">Aliquota</text:span><text:span text:style-name="T88">&gt; del file fattura semplificata</text:span></text:p>
                    </table:table-cell>
                    <table:table-cell table:style-name="ce145" table:number-columns-repeated="1006"/>
                  </table:table-row>
                </table:table-row-group>
                <table:table-row table:style-name="ro53">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2.3.2.3 <text:s text:c="2"/>&lt;Natura&gt;</text:p>
                  </table:table-cell>
                  <table:covered-table-cell table:number-columns-repeated="2" table:style-name="ce43"/>
                  <table:covered-table-cell table:style-name="ce49"/>
                  <table:table-cell table:style-name="ce55" table:number-columns-repeated="2"/>
                  <table:table-cell table:style-name="ce66" office:value-type="string" calcext:value-type="string">
                    <text:p>xs:string</text:p>
                  </table:table-cell>
                  <table:table-cell table:style-name="ce80" office:value-type="string" calcext:value-type="string">
                    <text:p>Natura delle operazioni ovvero il "motivo" specifico per il quale il cedente/prestatore [FORNITORE] non deve indicare l'imposta in fattura</text:p>
                  </table:table-cell>
                  <table:table-cell table:style-name="ce80" office:value-type="string" calcext:value-type="string">
                    <text:p>valori ammessi:</text:p>
                    <text:p>vedi codifiche in calce al documento</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office:value-type="string" calcext:value-type="string">
                    <text:p>Se l'elemento è valorizzato con valori diversi da 'N6', l'elemento <text:span text:style-name="T15">3.2.3.2.2.2 </text:span><text:span text:style-name="T14">&lt;</text:span><text:span text:style-name="T13">Aliquota</text:span><text:span text:style-name="T14">&gt;deve essere valorizzato con '0.00' . </text:span></text:p>
                    <text:p><text:span text:style-name="T12">Se l'elemento è valorizzato con 'N6', l'elemento </text:span><text:span text:style-name="T44">3.2.3.2.2.2 </text:span><text:span text:style-name="T14">&lt;</text:span><text:span text:style-name="T13">Aliquota</text:span><text:span text:style-name="T14">&gt; deve essere valorizzato con valore diverso da '0.00'.</text:span></text:p>
                  </table:table-cell>
                  <table:table-cell table:style-name="ce124" office:value-type="string" calcext:value-type="string">
                    <text:p><text:span text:style-name="T17">00400</text:span><text:span text:style-name="T18">: &lt;Natura&gt; non presente (o uguale a N6) a fronte di &lt;Aliquota&gt;  pari a zero</text:span><text:span text:style-name="T80">  (comporta il rifiuto del file)</text:span></text:p>
                    <text:p><text:span text:style-name="T17">00401</text:span><text:span text:style-name="T18">: &lt;Natura&gt; presente (e diversa da N6) a fronte di &lt;Aliquota&gt; diversa da zero </text:span><text:span text:style-name="T80">(comporta il rifiuto del file)</text:span></text:p>
                  </table:table-cell>
                  <table:table-cell table:style-name="ce138" office:value-type="string" calcext:value-type="string">
                    <text:p>l'elemento informativo corrisponde con l'elemento informativo </text:p>
                    <text:p><text:span text:style-name="T87">2.2.2.2</text:span><text:span text:style-name="T88"> &lt;</text:span><text:span text:style-name="T89">Natura</text:span><text:span text:style-name="T88">&gt; del file fattura ordinaria</text:span></text:p>
                    <text:p><text:span text:style-name="T87">2.2.4</text:span><text:span text:style-name="T88"> &lt;</text:span><text:span text:style-name="T89">Natura</text:span><text:span text:style-name="T88">&gt; del file fattura semplificata</text:span></text:p>
                  </table:table-cell>
                  <table:table-cell table:style-name="ce145" table:number-columns-repeated="1006"/>
                </table:table-row>
                <table:table-row table:style-name="ro13">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2.3.2.4 <text:s text:c="2"/>&lt;Detraibile&gt;</text:p>
                  </table:table-cell>
                  <table:covered-table-cell table:number-columns-repeated="2" table:style-name="ce43"/>
                  <table:covered-table-cell table:style-name="ce49"/>
                  <table:table-cell table:style-name="ce58" table:number-columns-repeated="2"/>
                  <table:table-cell table:style-name="ce66" office:value-type="string" calcext:value-type="string">
                    <text:p>xs:decimal</text:p>
                  </table:table-cell>
                  <table:table-cell table:style-name="ce80" office:value-type="string" calcext:value-type="string">
                    <text:p>Contiene il valore percentuale di detraibilità, se gli importi si riferiscono a spese detraibili</text:p>
                  </table:table-cell>
                  <table:table-cell table:style-name="ce80" office:value-type="string" calcext:value-type="string">
                    <text:p>formato numerico; i decimali vanno separati dall'intero con il carattere <text:s/>'.' (punto)</text:p>
                  </table:table-cell>
                  <table:table-cell table:style-name="ce99" office:value-type="string" calcext:value-type="string">
                    <text:p>&lt;0.1&gt;</text:p>
                  </table:table-cell>
                  <table:table-cell table:style-name="ce99" office:value-type="string" calcext:value-type="string">
                    <text:p>4 ...6</text:p>
                  </table:table-cell>
                  <table:table-cell table:style-name="ce124" office:value-type="string" calcext:value-type="string">
                    <text:p>Se presente, un controllo verifica che non sia valorizzato l'elemento <text:span text:style-name="T62">3.2.3.2.5&lt;Deducibile&gt;</text:span></text:p>
                  </table:table-cell>
                  <table:table-cell table:style-name="ce124" office:value-type="string" calcext:value-type="string">
                    <text:p><text:span text:style-name="T17">00435</text:span><text:span text:style-name="T18">: &lt;Detraibile&gt; e &lt;Deducibile&gt; non possono essere presenti contemporaneamente con riferimento allo stesso importo</text:span><text:span text:style-name="T80"> (comporta il rifiuto del file)</text:span></text:p>
                  </table:table-cell>
                  <table:table-cell table:style-name="ce138"/>
                  <table:table-cell table:style-name="ce143" table:number-columns-repeated="1006"/>
                </table:table-row>
                <table:table-row table:style-name="ro31">
                  <table:table-cell table:style-name="ce11" table:number-columns-spanned="4" table:number-rows-spanned="1"/>
                  <table:covered-table-cell table:number-columns-repeated="2" table:style-name="ce28"/>
                  <table:covered-table-cell table:style-name="ce35"/>
                  <table:table-cell table:style-name="ce42" office:value-type="string" calcext:value-type="string" table:number-columns-spanned="4" table:number-rows-spanned="1">
                    <text:p>3.2.3.2.5 <text:s text:c="2"/>&lt;Deducibile&gt;</text:p>
                  </table:table-cell>
                  <table:covered-table-cell table:number-columns-repeated="2" table:style-name="ce43"/>
                  <table:covered-table-cell table:style-name="ce49"/>
                  <table:table-cell table:style-name="ce58" table:number-columns-repeated="2"/>
                  <table:table-cell table:style-name="ce66" office:value-type="string" calcext:value-type="string">
                    <text:p>xs:string</text:p>
                  </table:table-cell>
                  <table:table-cell table:style-name="ce80" office:value-type="string" calcext:value-type="string">
                    <text:p>Indica se gli importi indicati si riferiscono a spese deducibili</text:p>
                  </table:table-cell>
                  <table:table-cell table:style-name="ce80" office:value-type="string" calcext:value-type="string">
                    <text:p>valori ammessi:</text:p>
                    <text:p>[<text:span text:style-name="T9">SI</text:span><text:span text:style-name="T10">] = spesa deducibile</text:span></text:p>
                    <text:p><text:span text:style-name="T62"/></text:p>
                  </table:table-cell>
                  <table:table-cell table:style-name="ce99" office:value-type="string" calcext:value-type="string">
                    <text:p>&lt;0.1&gt;</text:p>
                  </table:table-cell>
                  <table:table-cell table:style-name="ce99" office:value-type="float" office:value="2" calcext:value-type="float">
                    <text:p>2</text:p>
                  </table:table-cell>
                  <table:table-cell table:style-name="ce124" office:value-type="string" calcext:value-type="string">
                    <text:p>Se presente, un controllo verifica che non sia valorizzato l'elemento <text:span text:style-name="T62">3.2.3.2.4 &lt;Detraibile&gt;</text:span></text:p>
                  </table:table-cell>
                  <table:table-cell table:style-name="ce124" office:value-type="string" calcext:value-type="string">
                    <text:p><text:span text:style-name="T17">00435</text:span><text:span text:style-name="T18">: &lt;Detraibile&gt; e &lt;Deducibile&gt; non possono essere presenti contemporaneamente con riferimento allo stesso importo</text:span><text:span text:style-name="T80"> (comporta il rifiuto del file)</text:span></text:p>
                  </table:table-cell>
                  <table:table-cell table:style-name="ce138"/>
                  <table:table-cell table:style-name="ce143" table:number-columns-repeated="1006"/>
                </table:table-row>
                <table:table-row table:style-name="ro32">
                  <table:table-cell table:style-name="ce13" table:number-columns-spanned="4" table:number-rows-spanned="1"/>
                  <table:covered-table-cell table:number-columns-repeated="2" table:style-name="ce31"/>
                  <table:covered-table-cell table:style-name="ce40"/>
                  <table:table-cell table:style-name="ce42" office:value-type="string" calcext:value-type="string" table:number-columns-spanned="4" table:number-rows-spanned="1">
                    <text:p>3.2.3.2.6 <text:s text:c="2"/>&lt;EsigibilitaIVA&gt;</text:p>
                  </table:table-cell>
                  <table:covered-table-cell table:number-columns-repeated="2" table:style-name="ce43"/>
                  <table:covered-table-cell table:style-name="ce49"/>
                  <table:table-cell table:style-name="ce58" table:number-columns-repeated="2"/>
                  <table:table-cell table:style-name="ce66" office:value-type="string" calcext:value-type="string">
                    <text:p>xs:string</text:p>
                  </table:table-cell>
                  <table:table-cell table:style-name="ce80" office:value-type="string" calcext:value-type="string">
                    <text:p>Esigibilità IVA (immediata <text:s/>ai sensi dell'Art. 6 comma 5 del DPR 633 1972, oppure differita) e modalità di versamento (scissione dei pagamenti)</text:p>
                  </table:table-cell>
                  <table:table-cell table:style-name="ce80" office:value-type="string" calcext:value-type="string">
                    <text:p>valori ammessi:</text:p>
                    <text:p>[<text:span text:style-name="T65">I</text:span><text:span text:style-name="T66">]: IVA ad esigibilità immediata</text:span></text:p>
                    <text:p><text:span text:style-name="T67">[</text:span><text:span text:style-name="T68">D</text:span><text:span text:style-name="T69">]: IVA ad esigibilità differita</text:span></text:p>
                    <text:p><text:span text:style-name="T67">[</text:span><text:span text:style-name="T68">S</text:span><text:span text:style-name="T69">]: scissione dei pagamenti</text:span></text:p>
                  </table:table-cell>
                  <table:table-cell table:style-name="ce99" office:value-type="string" calcext:value-type="string">
                    <text:p>&lt;0.1&gt;</text:p>
                  </table:table-cell>
                  <table:table-cell table:style-name="ce99" office:value-type="float" office:value="1" calcext:value-type="float">
                    <text:p>1</text:p>
                  </table:table-cell>
                  <table:table-cell table:style-name="ce124" office:value-type="string" calcext:value-type="string">
                    <text:p>Se è valorizzato a "S", viene controllato che l'elemento informativo</text:p>
                    <text:p><text:span text:style-name="T65">3.2.3.2.3 &lt;Natura&gt; </text:span><text:span text:style-name="T66">non sia valorizzato a "N6"</text:span></text:p>
                  </table:table-cell>
                  <table:table-cell table:style-name="ce124" office:value-type="string" calcext:value-type="string">
                    <text:p><text:span text:style-name="T85">00420:</text:span><text:span text:style-name="T69"> 2.2.3.2.3 &lt;Natura&gt; con valore N6 (inversione contabile) a fronte di 2.2.3.2.6 &lt;EsigibilitaIVA&gt; uguale a  S (scissione pagamenti) </text:span><text:span text:style-name="T86">(comporta il rifiuto del file)</text:span></text:p>
                  </table:table-cell>
                  <table:table-cell table:style-name="ce138" office:value-type="string" calcext:value-type="string">
                    <text:p>l'elemento informativo corrisponde con l'elemento informativo</text:p>
                    <text:p><text:span text:style-name="T65">2.2.2.7 &lt;EsigibilitaIVA&gt;</text:span><text:span text:style-name="T66"> della fattura ordinaria</text:span></text:p>
                  </table:table-cell>
                  <table:table-cell table:style-name="ce143" table:number-columns-repeated="1006"/>
                </table:table-row>
              </table:table-row-group>
            </table:table-row-group>
            <table:table-row table:style-name="ro19">
              <table:table-cell table:style-name="ce6"/>
              <table:table-cell table:style-name="ce24" office:value-type="string" calcext:value-type="string" table:number-columns-spanned="7" table:number-rows-spanned="1">
                <text:p>3.3 <text:s text:c="2"/>&lt;Rettifica&gt;</text:p>
              </table:table-cell>
              <table:covered-table-cell table:number-columns-repeated="6" table:style-name="ce24"/>
              <table:table-cell table:style-name="ce54" table:number-columns-repeated="2"/>
              <table:table-cell table:style-name="ce65"/>
              <table:table-cell table:style-name="ce76" office:value-type="string" calcext:value-type="string">
                <text:p>Questo blocco va valorizzato soltanto se i dati inseriti negli elementi del blocco <text:span text:style-name="T60">3 &lt;DTR&gt;</text:span><text:span text:style-name="T8"> costituiscono una rettifica a quelli presenti in un file trasmesso precedentemente </text:span></text:p>
              </table:table-cell>
              <table:table-cell table:style-name="ce87"/>
              <table:table-cell table:style-name="ce95" office:value-type="string" calcext:value-type="string">
                <text:p>&lt;0.1&gt;</text:p>
              </table:table-cell>
              <table:table-cell table:style-name="ce54"/>
              <table:table-cell table:style-name="ce76" office:value-type="string" calcext:value-type="string">
                <text:p>Un controllo verifica, in presenza di questo blocco, che esista soltanto un blocco  <text:span text:style-name="T60">3.2.3&lt;DatiFatturaBodyDTR&gt; </text:span><text:span text:style-name="T8">all'interno di un solo blocco</text:span><text:span text:style-name="T7"> 3.2&lt;CedentePrestatoreDTR&gt;</text:span></text:p>
              </table:table-cell>
              <table:table-cell table:style-name="ce76" office:value-type="string" calcext:value-type="string">
                <text:p><text:span text:style-name="T3">00447</text:span><text:span text:style-name="T4">:  non ammesso più di un documento in caso di rettifica (comporta il rifiuto del file)</text:span></text:p>
              </table:table-cell>
              <table:table-cell table:style-name="ce137"/>
              <table:table-cell table:style-name="ce143"/>
              <table:table-cell table:style-name="ce145" table:number-columns-repeated="1005"/>
            </table:table-row>
            <table:table-row table:style-name="ro32">
              <table:table-cell table:style-name="ce12" table:number-columns-spanned="2" table:number-rows-spanned="1"/>
              <table:covered-table-cell table:style-name="ce29"/>
              <table:table-cell table:style-name="ce32" office:value-type="string" calcext:value-type="string" table:number-columns-spanned="6" table:number-rows-spanned="1">
                <text:p>3.3.1 <text:s text:c="2"/>&lt;IdFile&gt;</text:p>
              </table:table-cell>
              <table:covered-table-cell table:number-columns-repeated="5" table:style-name="ce32"/>
              <table:table-cell table:style-name="ce54" table:number-columns-repeated="2"/>
              <table:table-cell table:style-name="ce67" office:value-type="string" calcext:value-type="string">
                <text:p>xs:string</text:p>
              </table:table-cell>
              <table:table-cell table:style-name="ce81" office:value-type="string" calcext:value-type="string">
                <text:p>Identificativo del file contenente i dati fattura che si vogliono rettificare.</text:p>
                <text:p>E' l'identificativo comunicato dal sistema in fase di trasmissione del file</text:p>
              </table:table-cell>
              <table:table-cell table:style-name="ce81" office:value-type="string" calcext:value-type="string">
                <text:p>formato alfanumerico</text:p>
              </table:table-cell>
              <table:table-cell table:style-name="ce96" office:value-type="string" calcext:value-type="string">
                <text:p>&lt;1.1&gt;</text:p>
              </table:table-cell>
              <table:table-cell table:style-name="ce108" office:value-type="string" calcext:value-type="string">
                <text:p>1 … 18</text:p>
              </table:table-cell>
              <table:table-cell table:style-name="ce81" office:value-type="string" calcext:value-type="string">
                <text:p>Un controllo verifica l'esistenza del file indicato e se si tratta del file con il quale i dati oggetto di modifica sono stati trasmessi per la prima volta.</text:p>
              </table:table-cell>
              <table:table-cell table:style-name="ce121" office:value-type="string" calcext:value-type="string">
                <text:p><text:span text:style-name="T17">00444</text:span><text:span text:style-name="T18">: il file originario indicato nel campo &lt;IdFile&gt; non esiste </text:span><text:span text:style-name="T80">(comporta il rifiuto del file)</text:span></text:p>
                <text:p><text:span text:style-name="T17">00445</text:span><text:span text:style-name="T18">: il file indicato nel campo &lt;IdFile&gt; non è il file con il quale i dati sono stati trasmessi per la prima volta </text:span><text:span text:style-name="T80">(comporta il rifiuto del file)</text:span></text:p>
                <text:p><text:span text:style-name="T11"/></text:p>
              </table:table-cell>
              <table:table-cell table:style-name="ce135"/>
              <table:table-cell table:style-name="ce144" table:number-columns-repeated="1006"/>
            </table:table-row>
            <table:table-row table:style-name="ro32">
              <table:table-cell table:style-name="ce12" table:number-columns-spanned="2" table:number-rows-spanned="1"/>
              <table:covered-table-cell table:style-name="ce29"/>
              <table:table-cell table:style-name="ce32" office:value-type="string" calcext:value-type="string" table:number-columns-spanned="6" table:number-rows-spanned="1">
                <text:p>3.3.2 <text:s text:c="2"/>&lt;Posizione&gt;</text:p>
              </table:table-cell>
              <table:covered-table-cell table:number-columns-repeated="5" table:style-name="ce32"/>
              <table:table-cell table:style-name="ce54" table:number-columns-repeated="2"/>
              <table:table-cell table:style-name="ce67" office:value-type="string" calcext:value-type="string">
                <text:p>xs:integer</text:p>
              </table:table-cell>
              <table:table-cell table:style-name="ce81" office:value-type="string" calcext:value-type="string">
                <text:p>Posizione della fattura all'interno del file trasmesso</text:p>
              </table:table-cell>
              <table:table-cell table:style-name="ce81" office:value-type="string" calcext:value-type="string">
                <text:p>formato numerico (intero)</text:p>
              </table:table-cell>
              <table:table-cell table:style-name="ce96" office:value-type="string" calcext:value-type="string">
                <text:p>&lt;1.1&gt;</text:p>
              </table:table-cell>
              <table:table-cell table:style-name="ce108" office:value-type="string" calcext:value-type="string">
                <text:p>1 … 7</text:p>
              </table:table-cell>
              <table:table-cell table:style-name="ce81" office:value-type="string" calcext:value-type="string">
                <text:p>Un controllo verifica che la posizione sia presente all'interno del file indicato nell'elemento <text:span text:style-name="T9">3.3.1&lt;IdFile&gt;</text:span><text:span text:style-name="T10"> e che il documento oggetto di rettifica non risulti  già annullato</text:span></text:p>
              </table:table-cell>
              <table:table-cell table:style-name="ce121" office:value-type="string" calcext:value-type="string">
                <text:p><text:span text:style-name="T17">00446</text:span><text:span text:style-name="T18">:  &lt;Posizione&gt; non trovata all'interno del file originario</text:span><text:span text:style-name="T80"> (comporta il rifiuto del file)</text:span></text:p>
                <text:p><text:span text:style-name="T17">00442</text:span><text:span text:style-name="T18">:  dati già annullati: rettifica non ammessa</text:span><text:span text:style-name="T80"> (comporta il rifiuto del file)</text:span></text:p>
              </table:table-cell>
              <table:table-cell table:style-name="ce135"/>
              <table:table-cell table:style-name="ce144" table:number-columns-repeated="1006"/>
            </table:table-row>
            <table:table-row table:style-name="ro54">
              <table:table-cell table:style-name="ce8" table:number-columns-repeated="11"/>
              <table:table-cell table:style-name="ce78" table:number-columns-repeated="2"/>
              <table:table-cell table:style-name="ce97" table:number-columns-repeated="2"/>
              <table:table-cell table:style-name="ce122"/>
              <table:table-cell table:style-name="ce130"/>
              <table:table-cell table:style-name="ce8" table:number-columns-repeated="1007"/>
            </table:table-row>
          </table:table-row-group>
          <table:table-row table:style-name="ro34">
            <table:table-cell table:style-name="ce9" office:value-type="string" calcext:value-type="string" table:number-columns-spanned="8" table:number-rows-spanned="1">
              <text:p>4 <text:s text:c="2"/>&lt;ANN&gt;</text:p>
            </table:table-cell>
            <table:covered-table-cell table:number-columns-repeated="7" table:style-name="ce26"/>
            <table:table-cell table:style-name="ce56" table:number-columns-repeated="3"/>
            <table:table-cell table:style-name="ce79" office:value-type="string" calcext:value-type="string">
              <text:p>Annullamento dati inviati in precedenza<text:span text:style-name="T11">. Da valorizzare nei casi in cui si vogliono annullare</text:span></text:p>
              <text:p><text:span text:style-name="T12">dati fattura già trasmessi. La presenza di questo blocco esclude la valorizzazione dei blocchi </text:span><text:span text:style-name="T13">2 &lt;DTE&gt; e</text:span><text:span text:style-name="T14"> </text:span><text:span text:style-name="T13">3 &lt;DTR&gt;</text:span></text:p>
              <text:p><text:span text:style-name="T62"/></text:p>
            </table:table-cell>
            <table:table-cell table:style-name="ce79"/>
            <table:table-cell table:style-name="ce98" office:value-type="string" calcext:value-type="string">
              <text:p>&lt;0.1&gt;</text:p>
            </table:table-cell>
            <table:table-cell table:style-name="ce109"/>
            <table:table-cell table:style-name="ce123" table:number-columns-repeated="2"/>
            <table:table-cell table:style-name="ce136"/>
            <table:table-cell table:style-name="ce143"/>
            <table:table-cell table:number-columns-repeated="1005"/>
          </table:table-row>
          <table:table-row-group>
            <table:table-row table:style-name="ro32">
              <table:table-cell table:style-name="ce6"/>
              <table:table-cell table:style-name="ce24" office:value-type="string" calcext:value-type="string" table:number-columns-spanned="7" table:number-rows-spanned="1">
                <text:p>4.1 <text:s text:c="2"/>&lt;IdFile&gt;</text:p>
              </table:table-cell>
              <table:covered-table-cell table:number-columns-repeated="5" table:style-name="ce33"/>
              <table:covered-table-cell table:style-name="ce47"/>
              <table:table-cell table:style-name="ce54" table:number-columns-repeated="2"/>
              <table:table-cell table:style-name="ce65" office:value-type="string" calcext:value-type="string">
                <text:p>xs:string</text:p>
              </table:table-cell>
              <table:table-cell table:style-name="ce76" office:value-type="string" calcext:value-type="string">
                <text:p>Identificativo del file contenente i dati fattura che si vogliono annullare.</text:p>
                <text:p>E' l'identificativo comunicato dal sistema in fase di trasmissione del file</text:p>
              </table:table-cell>
              <table:table-cell table:style-name="ce87" office:value-type="string" calcext:value-type="string">
                <text:p>formato alfanumerico</text:p>
              </table:table-cell>
              <table:table-cell table:style-name="ce95" office:value-type="string" calcext:value-type="string">
                <text:p>&lt;1.1&gt;</text:p>
              </table:table-cell>
              <table:table-cell table:style-name="ce95" office:value-type="string" calcext:value-type="string">
                <text:p>1 … 18</text:p>
              </table:table-cell>
              <table:table-cell table:style-name="ce76" office:value-type="string" calcext:value-type="string">
                <text:p>Un controllo verifica l'esistenza del file indicato e se si tratta del file con il quale i dati oggetto di annullamento sono stati trasmessi per la prima volta.</text:p>
                <text:p>Se l'elemento <text:span text:style-name="T3">4.2 &lt;Posizione&gt;</text:span><text:span text:style-name="T4"> non è valorizzato, un ulteriore controllo verifica che il file non risulti già annullato</text:span></text:p>
              </table:table-cell>
              <table:table-cell table:style-name="ce76" office:value-type="string" calcext:value-type="string">
                <text:p><text:span text:style-name="T3">00444</text:span><text:span text:style-name="T4">: il file originario indicato nel campo &lt;IdFile&gt; non esiste (comporta il rifiuto del file)</text:span></text:p>
                <text:p><text:span text:style-name="T3">00445</text:span><text:span text:style-name="T4">: il file indicato nel campo &lt;IdFile&gt; non è il file con il quale i dati sono stati trasmessi per la prima volta (comporta il rifiuto del file)</text:span></text:p>
                <text:p><text:span text:style-name="T3">00443</text:span><text:span text:style-name="T4">: dati già annullati: annullamento non ammesso (comporta il rifiuto del file)</text:span></text:p>
              </table:table-cell>
              <table:table-cell table:style-name="ce137"/>
              <table:table-cell table:style-name="ce144" table:number-columns-repeated="1006"/>
            </table:table-row>
            <table:table-row table:style-name="ro22">
              <table:table-cell table:style-name="ce6"/>
              <table:table-cell table:style-name="ce24" office:value-type="string" calcext:value-type="string" table:number-columns-spanned="7" table:number-rows-spanned="1">
                <text:p>4.2 <text:s text:c="2"/>&lt;Posizione&gt;</text:p>
              </table:table-cell>
              <table:covered-table-cell table:number-columns-repeated="6" table:style-name="ce24"/>
              <table:table-cell table:style-name="ce61" table:number-columns-repeated="2"/>
              <table:table-cell table:style-name="ce65" office:value-type="string" calcext:value-type="string">
                <text:p>xs:integer</text:p>
              </table:table-cell>
              <table:table-cell table:style-name="ce76" office:value-type="string" calcext:value-type="string">
                <text:p>Posizione della fattura all'interno del file trasmesso. Se non è valorizzato<text:span text:style-name="T63"> l'annullamento riguarda tutte le fatture presenti nel file identificato dall'elemento  </text:span><text:span text:style-name="T64">4.1 &lt;IdFile&gt;</text:span></text:p>
              </table:table-cell>
              <table:table-cell table:style-name="ce87" office:value-type="string" calcext:value-type="string">
                <text:p>formato numerico (intero)</text:p>
              </table:table-cell>
              <table:table-cell table:style-name="ce95" office:value-type="string" calcext:value-type="string">
                <text:p>&lt;0.1&gt;</text:p>
              </table:table-cell>
              <table:table-cell table:style-name="ce95" office:value-type="string" calcext:value-type="string">
                <text:p>1 … 7</text:p>
              </table:table-cell>
              <table:table-cell table:style-name="ce76" office:value-type="string" calcext:value-type="string">
                <text:p>Se valorizzato, un controllo verifica che la posizione sia presente all'interno del file indicato nell'elemento  <text:span text:style-name="T3">4.1 &lt;IdFile&gt;</text:span><text:span text:style-name="T4"> e che il documento corrispondente non risulti già annullato</text:span></text:p>
              </table:table-cell>
              <table:table-cell table:style-name="ce76" office:value-type="string" calcext:value-type="string">
                <text:p><text:span text:style-name="T3">00446</text:span><text:span text:style-name="T4">: &lt;Posizione&gt; non trovata all'interno del file originario (comporta il rifiuto del file)</text:span></text:p>
                <text:p><text:span text:style-name="T3">00443</text:span><text:span text:style-name="T4">: dati già annullati: annullamento non ammesso (comporta il rifiuto del file)</text:span></text:p>
              </table:table-cell>
              <table:table-cell table:style-name="ce137"/>
              <table:table-cell table:style-name="ce131" table:number-columns-repeated="1006"/>
            </table:table-row>
            <table:table-row-group>
              <table:table-row table:style-name="ro55">
                <table:table-cell table:number-columns-repeated="1024"/>
              </table:table-row>
            </table:table-row-group>
          </table:table-row-group>
        </table:table-row-group>
        <table:table-row table:style-name="ro56">
          <table:table-cell table:style-name="ce15" office:value-type="string" calcext:value-type="string" table:number-columns-spanned="14" table:number-rows-spanned="1">
            <text:p>CODIFICHE</text:p>
          </table:table-cell>
          <table:covered-table-cell table:number-columns-repeated="13" table:style-name="ce15"/>
          <table:table-cell table:number-columns-repeated="1010"/>
        </table:table-row>
        <table:table-row table:style-name="ro57">
          <table:table-cell table:style-name="ce16" office:value-type="string" calcext:value-type="string" table:number-columns-spanned="14" table:number-rows-spanned="1">
            <text:p>&lt;TipoDocumento&gt;</text:p>
          </table:table-cell>
          <table:covered-table-cell table:number-columns-repeated="13" table:style-name="ce16"/>
          <table:table-cell table:style-name="ce117"/>
          <table:table-cell table:style-name="ce129"/>
          <table:table-cell table:style-name="ce131" table:number-columns-repeated="1008"/>
        </table:table-row>
        <table:table-row table:style-name="ro57">
          <table:table-cell table:style-name="ce17" office:value-type="string" calcext:value-type="string" table:number-columns-spanned="2" table:number-rows-spanned="1">
            <text:p>TD01</text:p>
          </table:table-cell>
          <table:covered-table-cell table:style-name="ce17"/>
          <table:table-cell table:style-name="ce37" office:value-type="string" calcext:value-type="string" table:number-columns-spanned="12" table:number-rows-spanned="1">
            <text:p>fattura</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7" office:value-type="string" calcext:value-type="string" table:number-columns-spanned="2" table:number-rows-spanned="1">
            <text:p>TD04</text:p>
          </table:table-cell>
          <table:covered-table-cell table:style-name="ce17"/>
          <table:table-cell table:style-name="ce37" office:value-type="string" calcext:value-type="string" table:number-columns-spanned="12" table:number-rows-spanned="1">
            <text:p>nota di credito</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7" office:value-type="string" calcext:value-type="string" table:number-columns-spanned="2" table:number-rows-spanned="1">
            <text:p>TD05</text:p>
          </table:table-cell>
          <table:covered-table-cell table:style-name="ce17"/>
          <table:table-cell table:style-name="ce37" office:value-type="string" calcext:value-type="string" table:number-columns-spanned="12" table:number-rows-spanned="1">
            <text:p>nota di debito</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7" office:value-type="string" calcext:value-type="string" table:number-columns-spanned="2" table:number-rows-spanned="1">
            <text:p>TD07</text:p>
          </table:table-cell>
          <table:covered-table-cell table:style-name="ce17"/>
          <table:table-cell table:style-name="ce37" office:value-type="string" calcext:value-type="string" table:number-columns-spanned="12" table:number-rows-spanned="1">
            <text:p>fattura semplificata</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7" office:value-type="string" calcext:value-type="string" table:number-columns-spanned="2" table:number-rows-spanned="1">
            <text:p>TD08</text:p>
          </table:table-cell>
          <table:covered-table-cell table:style-name="ce17"/>
          <table:table-cell table:style-name="ce37" office:value-type="string" calcext:value-type="string" table:number-columns-spanned="12" table:number-rows-spanned="1">
            <text:p>nota di credito semplificata</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7" office:value-type="string" calcext:value-type="string" table:number-columns-spanned="2" table:number-rows-spanned="1">
            <text:p>TD10</text:p>
          </table:table-cell>
          <table:covered-table-cell table:style-name="ce17"/>
          <table:table-cell table:style-name="ce37" office:value-type="string" calcext:value-type="string" table:number-columns-spanned="12" table:number-rows-spanned="1">
            <text:p>fattura di acquisto intracomunitario beni</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7" office:value-type="string" calcext:value-type="string" table:number-columns-spanned="2" table:number-rows-spanned="1">
            <text:p>TD11</text:p>
          </table:table-cell>
          <table:covered-table-cell table:style-name="ce17"/>
          <table:table-cell table:style-name="ce37" office:value-type="string" calcext:value-type="string" table:number-columns-spanned="12" table:number-rows-spanned="1">
            <text:p>fattura di acquisto intracomunitario servizi</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6" office:value-type="string" calcext:value-type="string" table:number-columns-spanned="14" table:number-rows-spanned="1">
            <text:p>&lt;Natura&gt;</text:p>
          </table:table-cell>
          <table:covered-table-cell table:number-columns-repeated="13" table:style-name="ce16"/>
          <table:table-cell table:style-name="ce117"/>
          <table:table-cell table:style-name="ce129"/>
          <table:table-cell table:style-name="ce131" table:number-columns-repeated="1008"/>
        </table:table-row>
        <table:table-row table:style-name="ro57">
          <table:table-cell table:style-name="ce18" office:value-type="string" calcext:value-type="string" table:number-columns-spanned="2" table:number-rows-spanned="1">
            <text:p>N1</text:p>
          </table:table-cell>
          <table:covered-table-cell table:style-name="ce18"/>
          <table:table-cell table:style-name="ce37" office:value-type="string" calcext:value-type="string" table:number-columns-spanned="12" table:number-rows-spanned="1">
            <text:p>escluse ex art. 15</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8" office:value-type="string" calcext:value-type="string" table:number-columns-spanned="2" table:number-rows-spanned="1">
            <text:p>N2</text:p>
          </table:table-cell>
          <table:covered-table-cell table:style-name="ce18"/>
          <table:table-cell table:style-name="ce37" office:value-type="string" calcext:value-type="string" table:number-columns-spanned="12" table:number-rows-spanned="1">
            <text:p>non soggette</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8" office:value-type="string" calcext:value-type="string" table:number-columns-spanned="2" table:number-rows-spanned="1">
            <text:p>N3</text:p>
          </table:table-cell>
          <table:covered-table-cell table:style-name="ce18"/>
          <table:table-cell table:style-name="ce37" office:value-type="string" calcext:value-type="string" table:number-columns-spanned="12" table:number-rows-spanned="1">
            <text:p>non imponibili</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8" office:value-type="string" calcext:value-type="string" table:number-columns-spanned="2" table:number-rows-spanned="1">
            <text:p>N4</text:p>
          </table:table-cell>
          <table:covered-table-cell table:style-name="ce18"/>
          <table:table-cell table:style-name="ce37" office:value-type="string" calcext:value-type="string" table:number-columns-spanned="12" table:number-rows-spanned="1">
            <text:p>esenti</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8" office:value-type="string" calcext:value-type="string" table:number-columns-spanned="2" table:number-rows-spanned="1">
            <text:p>N5</text:p>
          </table:table-cell>
          <table:covered-table-cell table:style-name="ce18"/>
          <table:table-cell table:style-name="ce37" office:value-type="string" calcext:value-type="string" table:number-columns-spanned="12" table:number-rows-spanned="1">
            <text:p>regime del margine / IVA non esposta in fattura</text:p>
          </table:table-cell>
          <table:covered-table-cell table:number-columns-repeated="11" table:style-name="ce37"/>
          <table:table-cell table:style-name="ce117"/>
          <table:table-cell table:style-name="ce129"/>
          <table:table-cell table:style-name="ce131" table:number-columns-repeated="1008"/>
        </table:table-row>
        <table:table-row table:style-name="ro57">
          <table:table-cell table:style-name="ce17" office:value-type="string" calcext:value-type="string" table:number-columns-spanned="2" table:number-rows-spanned="1">
            <text:p>N6</text:p>
          </table:table-cell>
          <table:covered-table-cell table:style-name="ce17"/>
          <table:table-cell table:style-name="ce37" office:value-type="string" calcext:value-type="string" table:number-columns-spanned="12" table:number-rows-spanned="1">
            <text:p>inversione contabile (per le operazioni in reverse charge ovvero nei casi di autofatturazione per acquisti extra UE di servizi ovvero per importazioni di beni nei soli casi previsti)</text:p>
          </table:table-cell>
          <table:covered-table-cell table:number-columns-repeated="11" table:style-name="ce37"/>
          <table:table-cell table:number-columns-repeated="1010"/>
        </table:table-row>
        <table:table-row table:style-name="ro57">
          <table:table-cell table:style-name="ce17" office:value-type="string" calcext:value-type="string" table:number-columns-spanned="2" table:number-rows-spanned="1">
            <text:p>N7</text:p>
          </table:table-cell>
          <table:covered-table-cell table:style-name="ce17"/>
          <table:table-cell table:style-name="ce37" office:value-type="string" calcext:value-type="string" table:number-columns-spanned="12" table:number-rows-spanned="1">
            <text:p>IVA assolta in altro stato UE (vendite a distanza ex art. 40 c. 3 e 4 e art. 41 c. 1 lett. b, <text:s/>DL 331/93; prestazione di servizi di telecomunicazioni, tele-radiodiffusione ed elettronici ex art. 7-sexies lett. f, g, art. 74-sexies DPR 633/72)</text:p>
          </table:table-cell>
          <table:covered-table-cell table:number-columns-repeated="11" table:style-name="ce37"/>
          <table:table-cell table:number-columns-repeated="1010"/>
        </table:table-row>
        <table:table-row table:style-name="ro55" table:number-rows-repeated="4">
          <table:table-cell table:style-name="ce19" table:number-columns-repeated="2"/>
          <table:table-cell table:style-name="ce38" table:number-columns-repeated="8"/>
          <table:table-cell table:style-name="ce73"/>
          <table:table-cell table:style-name="ce85"/>
          <table:table-cell table:number-columns-repeated="1012"/>
        </table:table-row>
        <table:table-row table:style-name="ro55" table:number-rows-repeated="1048376">
          <table:table-cell table:number-columns-repeated="1024"/>
        </table:table-row>
        <table:table-row table:style-name="ro55">
          <table:table-cell table:number-columns-repeated="1024"/>
        </table:table-row>
        <table:named-expressions>
          <table:named-range table:name="Excel_BuiltIn__FilterDatabase" table:base-cell-address="$XMLdati.$A$1" table:cell-range-address="$XMLdati.$K$4:.$O$74"/>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2P0" style:volatile="true">
      <number:text>€ </number:text>
      <number:number number:decimal-places="2" number:min-integer-digits="1" number:grouping="true"/>
    </number:number-style>
    <number:number-style style:name="N122">
      <number:text>-€ </number:text>
      <number:number number:decimal-places="2" number:min-integer-digits="1" number:grouping="true"/>
      <style:map style:condition="value()&gt;=0" style:apply-style-name="N122P0"/>
    </number:number-style>
    <number:number-style style:name="N123P0" style:volatile="true">
      <number:text>€ </number:text>
      <number:number number:decimal-places="2" number:min-integer-digits="1" number:grouping="true"/>
    </number:number-style>
    <number:number-style style:name="N123">
      <style:text-properties fo:color="#ff0000"/>
      <number:text>-€ </number:text>
      <number:number number:decimal-places="2" number:min-integer-digits="1" number:grouping="true"/>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number number:decimal-places="0" number:min-integer-digits="1" number:grouping="true"/>
      <number:text> </number:text>
    </number:number-style>
    <number:number-style style:name="N125P2" style:volatile="true">
      <number:text> €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number:text>
      <loext:fill-character> </loext:fill-character>
      <number:number number:decimal-places="2" number:min-integer-digits="1" number:grouping="true"/>
      <number:text> </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 </number:text>
      <loext:fill-character> </loext:fill-character>
      <number:number number:decimal-places="2" number:min-integer-digits="1" number:grouping="true"/>
      <number:text> </number:text>
    </number:number-style>
    <number:number-style style:name="N127P1" style:volatile="true">
      <number:text>-€ </number:text>
      <loext:fill-character> </loext:fill-character>
      <number:number number:decimal-places="2" number:min-integer-digits="1" number:grouping="true"/>
      <number:text> </number:text>
    </number:number-style>
    <number:number-style style:name="N127P2" style:volatile="true">
      <number:text> €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number number:decimal-places="0" number:min-integer-digits="1" number:grouping="true"/>
      <number:text> €</number:text>
    </number:number-style>
    <number:number-style style:name="N132">
      <number:text>-</number:text>
      <number:number number:decimal-places="0" number:min-integer-digits="1" number:grouping="true"/>
      <number:text> €</number:text>
      <style:map style:condition="value()&gt;=0" style:apply-style-name="N132P0"/>
    </number:number-style>
    <number:number-style style:name="N133P0" style:volatile="true">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 €</number:text>
      <style:map style:condition="value()&gt;=0" style:apply-style-name="N133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6P0" style:volatile="true">
      <number:text> </number:text>
      <loext:fill-character> </loext:fill-character>
      <number:number number:decimal-places="0" number:min-integer-digits="1" number:grouping="true"/>
      <number:text> € </number:text>
    </number:number-style>
    <number:number-style style:name="N136P1" style:volatile="true">
      <number:text>-</number:text>
      <loext:fill-character> </loext:fill-character>
      <number:number number:decimal-places="0" number:min-integer-digits="1" number:grouping="true"/>
      <number:text> € </number:text>
    </number:number-style>
    <number:number-style style:name="N136P2" style:volatile="true">
      <number:text> </number:text>
      <loext:fill-character> </loext:fill-character>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loext:fill-character> </loext:fill-character>
      <number:number number:decimal-places="0" number:min-integer-digits="1" number:grouping="true"/>
      <number:text>    </number:text>
    </number:number-style>
    <number:number-style style:name="N137P1" style:volatile="true">
      <number:text>-</number:text>
      <loext:fill-character> </loext:fill-character>
      <number:number number:decimal-places="0" number:min-integer-digits="1" number:grouping="true"/>
      <number:text>    </number:text>
    </number:number-style>
    <number:number-style style:name="N137P2" style:volatile="true">
      <number:text> </number: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loext:fill-character> </loext:fill-character>
      <number:number number:decimal-places="2" number:min-integer-digits="1" number:grouping="true"/>
      <number:text> € </number:text>
    </number:number-style>
    <number:number-style style:name="N138P1" style:volatile="true">
      <number:text>-</number:text>
      <loext:fill-character> </loext:fill-character>
      <number:number number:decimal-places="2" number:min-integer-digits="1" number:grouping="true"/>
      <number:text> € </number:text>
    </number:number-style>
    <number:number-style style:name="N138P2" style:volatile="true">
      <number:text> </number:text>
      <loext:fill-character> </loext:fill-character>
      <number:text>-</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loext:fill-character> </loext:fill-character>
      <number:number number:decimal-places="2" number:min-integer-digits="1" number:grouping="true"/>
      <number:text>    </number:text>
    </number:number-style>
    <number:number-style style:name="N139P1" style:volatile="true">
      <number:text>-</number:text>
      <loext:fill-character> </loext:fill-character>
      <number:number number:decimal-places="2" number:min-integer-digits="1" number:grouping="true"/>
      <number:text>    </number:text>
    </number:number-style>
    <number:number-style style:name="N139P2" style:volatile="true">
      <number:text>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Sì</number:text>
    </number:number-style>
    <number:number-style style:name="N140P1" style:volatile="true">
      <number:text>Sì</number:text>
    </number:number-style>
    <number:number-style style:name="N140">
      <number:text>No</number:text>
      <style:map style:condition="value()&gt;0" style:apply-style-name="N140P0"/>
      <style:map style:condition="value()&lt;0" style:apply-style-name="N140P1"/>
    </number:number-style>
    <number:number-style style:name="N141P0" style:volatile="true">
      <number:text>Vero</number:text>
    </number:number-style>
    <number:number-style style:name="N141P1" style:volatile="true">
      <number:text>Vero</number:text>
    </number:number-style>
    <number:number-style style:name="N141">
      <number:text>Falso</number:text>
      <style:map style:condition="value()&gt;0" style:apply-style-name="N141P0"/>
      <style:map style:condition="value()&lt;0" style:apply-style-name="N141P1"/>
    </number:number-style>
    <number:number-style style:name="N142P0" style:volatile="true">
      <number:text>Attivo</number:text>
    </number:number-style>
    <number:number-style style:name="N142P1" style:volatile="true">
      <number:text>Attivo</number:text>
    </number:number-style>
    <number:number-style style:name="N142">
      <number:text>Disattivo</number:text>
      <style:map style:condition="value()&gt;0" style:apply-style-name="N142P0"/>
      <style:map style:condition="value()&lt;0" style:apply-style-name="N142P1"/>
    </number:number-style>
    <number:currency-style style:name="N143P0" style:volatile="true">
      <number:currency-symbol number:language="en" number:country="US">€</number:currency-symbol>
      <number:text> </number:text>
      <number:number number:decimal-places="5" number:min-integer-digits="0" number:decimal-replacement=""/>
      <number:text> </number:text>
    </number:currency-style>
    <number:currency-style style:name="N143">
      <style:text-properties fo:color="#ff0000"/>
      <number:text>(</number:text>
      <number:currency-symbol number:language="en" number:country="US">€</number:currency-symbol>
      <number:text> </number:text>
      <number:number number:decimal-places="5" number:min-integer-digits="0" number:decimal-replacement=""/>
      <number:text>)</number:text>
      <style:map style:condition="value()&gt;=0" style:apply-style-name="N143P0"/>
    </number:currency-style>
    <number:date-style style:name="N144">
      <number:month number:textual="true"/>
      <number:text>-</number:text>
      <number:year number:style="long"/>
    </number:date-style>
    <number:number-style style:name="N145P0" style:volatile="true">
      <number:text>Attivo</number:text>
    </number:number-style>
    <number:number-style style:name="N145P1" style:volatile="true">
      <number:text>Attivo</number:text>
    </number:number-style>
    <number:number-style style:name="N145">
      <number:text>Inattivo</number:text>
      <style:map style:condition="value()&gt;0" style:apply-style-name="N145P0"/>
      <style:map style:condition="value()&lt;0" style:apply-style-name="N145P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1" fo:font-family="Arial" style:font-name-asian="Droid Sans Fallback" style:font-family-asian="'Droid Sans Fallback'"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e_20_2" style:display-name="Normale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itolo5" style:family="table-cell" style:parent-style-name="Default">
      <style:table-cell-properties fo:padding="0.028in"/>
      <style:text-properties style:use-window-font-color="true" style:text-outline="false" style:text-line-through-style="none" style:text-line-through-type="none" style:font-name="Calibri" fo:font-family="Calibri" style:font-family-generic="swiss" style:font-pitch="variable" fo:font-size="10pt" fo:font-style="normal" fo:text-shadow="none" style:text-underline-style="none" fo:font-weight="bold" style:font-size-asian="10pt" style:font-style-asian="normal" style:font-weight-asian="bold" style:font-name-complex="Calibri" style:font-family-complex="Calibri" style:font-family-generic-complex="swiss" style:font-pitch-complex="variable" style:font-size-complex="10pt" style:font-style-complex="normal" style:font-weight-complex="bold"/>
    </style:style>
    <style:style style:name="Excel_5f_BuiltIn_5f_Titolo" style:display-name="Excel_BuiltIn_Titolo" style:family="table-cell" style:parent-style-name="Default">
      <style:table-cell-properties fo:padding="0.028in"/>
      <style:text-properties fo:color="#003366" style:text-outline="false" style:text-line-through-style="none" style:text-line-through-type="none" style:font-name="Calibri" fo:font-family="Calibri" style:font-family-generic="swiss" style:font-pitch="variable" fo:font-size="16pt" fo:font-style="normal" fo:text-shadow="none" style:text-underline-style="none" fo:font-weight="bold" style:font-size-asian="16pt" style:font-style-asian="normal" style:font-weight-asian="bold" style:font-name-complex="Calibri" style:font-family-complex="Calibri" style:font-family-generic-complex="swiss" style:font-pitch-complex="variable" style:font-size-complex="16pt" style:font-style-complex="normal" style:font-weight-complex="bold"/>
    </style:style>
    <style:style style:name="Excel_5f_BuiltIn_5f_Titolo_20_1" style:display-name="Excel_BuiltIn_Titolo 1" style:family="table-cell" style:parent-style-name="Default">
      <style:table-cell-properties fo:border-bottom="2.49pt solid #333399" style:diagonal-bl-tr="none" style:diagonal-tl-br="none" fo:border-left="none" fo:padding="0.028in" fo:border-right="none" style:rotation-align="none" fo:border-top="none"/>
      <style:text-properties fo:color="#ffffff" style:text-outline="false" style:text-line-through-style="none" style:text-line-through-type="none" style:font-name="Calibri" fo:font-family="Calibri" style:font-family-generic="swiss" style:font-pitch="variable" fo:font-size="14pt" fo:font-style="normal" fo:text-shadow="none" style:text-underline-style="none" fo:font-weight="bold" style:font-size-asian="14pt" style:font-style-asian="normal" style:font-weight-asian="bold" style:font-name-complex="Calibri" style:font-family-complex="Calibri" style:font-family-generic-complex="swiss" style:font-pitch-complex="variable" style:font-size-complex="14pt" style:font-style-complex="normal" style:font-weight-complex="bold"/>
    </style:style>
    <style:style style:name="Excel_5f_BuiltIn_5f_Titolo_20_2" style:display-name="Excel_BuiltIn_Titolo 2" style:family="table-cell" style:parent-style-name="Default">
      <style:table-cell-properties fo:border-bottom="2.49pt solid #c0c0c0" style:diagonal-bl-tr="none" style:diagonal-tl-br="none" fo:border-left="none" fo:padding="0.028in" fo:border-right="none" style:rotation-align="none" fo:border-top="none"/>
      <style:text-properties style:use-window-font-color="true"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5f_BuiltIn_5f_Titolo_20_3" style:display-name="Excel_BuiltIn_Titolo 3" style:family="table-cell" style:parent-style-name="Default">
      <style:table-cell-properties fo:border-bottom="1.76pt solid #0066cc" style:diagonal-bl-tr="none" style:diagonal-tl-br="none" fo:border-left="none" fo:padding="0.028in" fo:border-right="none" style:rotation-align="none" fo:border-top="none"/>
      <style:text-properties style:use-window-font-color="true"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Excel_5f_BuiltIn_5f_Titolo_20_4" style:display-name="Excel_BuiltIn_Titolo 4" style:family="table-cell" style:parent-style-name="Default">
      <style:table-cell-properties fo:padding="0.028in"/>
      <style:text-properties style:use-window-font-color="true"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5902in" fo:margin-bottom="0.1965in" fo:margin-left="0.3937in" fo:margin-right="0in" style:first-page-number="continue" style:scale-to="80%" style:writing-mode="lr-tb"/>
      <style:header-style>
        <style:header-footer-properties fo:min-height="0.2953in" fo:margin-left="0.3543in" fo:margin-right="0.748in" fo:margin-bottom="0in"/>
      </style:header-style>
      <style:footer-style>
        <style:header-footer-properties fo:min-height="0.2953in" fo:margin-left="0.3543in" fo:margin-right="0.7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XMLdati" style:display-name="PageStyle_XMLd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ato dati delle fatture versione 1.0</dc:title>
    <meta:initial-creator>Sogei</meta:initial-creator>
    <meta:creation-date>2008-09-17T11:05:46</meta:creation-date>
    <dc:date>2017-10-09T17:01:51.099651694</dc:date>
    <meta:print-date>2017-02-17T10:37:43</meta:print-date>
    <meta:editing-duration>PT5H54M57S</meta:editing-duration>
    <meta:editing-cycles>1</meta:editing-cycles>
    <meta:document-statistic meta:table-count="1" meta:cell-count="1132" meta:object-count="0"/>
    <meta:generator>LibreOffice/4.3.3.2$Linux_X86_64 LibreOffice_project/430m0$Build-2</meta:generator>
    <meta:user-defined meta:name="Approval Level"/>
    <meta:user-defined meta:name="Assigned To"/>
    <meta:user-defined meta:name="Categories"/>
    <meta:user-defined meta:name="Classificazione">Uso Interno</meta:user-defined>
    <meta:user-defined meta:name="Codice" meta:value-type="string"/>
    <meta:user-defined meta:name="ContentType" meta:value-type="string">Documento Tecnico</meta:user-defined>
    <meta:user-defined meta:name="ContentTypeId" meta:value-type="string">0x010100C4BB48A5C3844945B201A9D0C2EAAFA700BC9CB2FEA19EE145AAB5CED8CEF576BC</meta:user-defined>
    <meta:user-defined meta:name="DLC_Description" meta:value-type="string"/>
    <meta:user-defined meta:name="DataDecorrenza" meta:value-type="string">2011-09-22T16:55:33Z</meta:user-defined>
    <meta:user-defined meta:name="DataEmissione" meta:value-type="string">2016-04-29T00:00:00Z</meta:user-defined>
    <meta:user-defined meta:name="DataFine" meta:value-type="string"/>
    <meta:user-defined meta:name="Keywords" meta:value-type="string"/>
    <meta:user-defined meta:name="Mercato" meta:value-type="string"/>
    <meta:user-defined meta:name="Order" meta:value-type="string">210800.000000000</meta:user-defined>
    <meta:user-defined meta:name="StrutturaOrganizzativa" meta:value-type="string"/>
    <meta:user-defined meta:name="Subject" meta:value-type="string"/>
    <meta:user-defined meta:name="TemplateUrl" meta:value-type="string"/>
    <meta:user-defined meta:name="TipoDocumento" meta:value-type="string">Documento di integrazione</meta:user-defined>
    <meta:user-defined meta:name="_Author" meta:value-type="string">Sogei</meta:user-defined>
    <meta:user-defined meta:name="_Category" meta:value-type="string"/>
    <meta:user-defined meta:name="_Comments" meta:value-type="string"/>
    <meta:user-defined meta:name="xd_ProgID" meta:value-type="string"/>
    <meta:user-defined meta:name="xd_Signature" meta:value-type="string"/>
  </office:meta>
</office:document-meta>
</file>